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Consolas2" svg:font-family="Consolas" style:font-family-generic="modern" style:font-pitch="fixed"/>
    <style:font-face style:name="Consolas1" svg:font-family="Consolas" style:font-adornments="太字" style:font-family-generic="modern" style:font-pitch="fixed"/>
    <style:font-face style:name="Noto Mono1" svg:font-family="'Noto Mono'" style:font-family-generic="modern" style:font-pitch="fixed"/>
    <style:font-face style:name="Consolas" svg:font-family="Consolas" style:font-family-generic="modern" style:font-pitch="variable"/>
    <style:font-face style:name="HG PゴシックB Sun1" svg:font-family="'HG PゴシックB Sun'" style:font-family-generic="modern" style:font-pitch="variable"/>
    <style:font-face style:name="Liberation Sans1" svg:font-family="'Liberation Sans'" style:font-family-generic="modern" style:font-pitch="variable"/>
    <style:font-face style:name="Noto Mono" svg:font-family="'Noto Mono'" style:font-family-generic="modern" style:font-pitch="variable"/>
    <style:font-face style:name="HG PゴシックB Sun" svg:font-family="'HG PゴシックB Sun'"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3" svg:font-family="'Noto Sans'" style:font-adornments="太字" style:font-family-generic="roman" style:font-pitch="variable"/>
    <style:font-face style:name="Noto Sans2" svg:font-family="'Noto Sans'" style:font-adornments="標準" style:font-family-generic="roman" style:font-pitch="variable"/>
    <style:font-face style:name="Noto Serif" svg:font-family="'Noto Serif'" style:font-family-generic="roman" style:font-pitch="variable"/>
    <style:font-face style:name="Noto Serif CJK JP1" svg:font-family="'Noto Serif CJK JP'" style:font-family-generic="roman" style:font-pitch="variable"/>
    <style:font-face style:name="Noto Serif CJK JP" svg:font-family="'Noto Serif CJK JP'" style:font-adornments="太字" style:font-family-generic="roman" style:font-pitch="variable"/>
    <style:font-face style:name="HG PゴシックB Sun3" svg:font-family="'HG PゴシックB Sun'" style:font-family-generic="swiss" style:font-pitch="variable"/>
    <style:font-face style:name="HG 明朝L Sun" svg:font-family="'HG 明朝L Sun'" style:font-family-generic="swiss"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Noto Sans1" svg:font-family="'Noto Sans'" style:font-family-generic="swiss" style:font-pitch="variable"/>
    <style:font-face style:name="Noto Sans4" svg:font-family="'Noto Sans'" style:font-adornments="太字" style:font-family-generic="swiss" style:font-pitch="variable"/>
    <style:font-face style:name="Noto Sans5" svg:font-family="'Noto Sans'" style:font-adornments="標準" style:font-family-generic="swiss" style:font-pitch="variable"/>
    <style:font-face style:name="Noto Sans CJK JP Bold4" svg:font-family="'Noto Sans CJK JP Bold'" style:font-family-generic="swiss" style:font-pitch="variable"/>
    <style:font-face style:name="Noto Sans CJK JP Bold2" svg:font-family="'Noto Sans CJK JP Bold'" style:font-adornments="太字" style:font-family-generic="swiss" style:font-pitch="variable"/>
    <style:font-face style:name="Noto Sans CJK JP Bold3" svg:font-family="'Noto Sans CJK JP Bold'" style:font-adornments="標準" style:font-family-generic="swiss" style:font-pitch="variable"/>
    <style:font-face style:name="Noto Sans CJK JP Regular3" svg:font-family="'Noto Sans CJK JP Regular'" style:font-family-generic="swiss" style:font-pitch="variable"/>
    <style:font-face style:name="Noto Sans CJK JP Regular" svg:font-family="'Noto Sans CJK JP Regular'" style:font-adornments="標準" style:font-family-generic="swiss" style:font-pitch="variable"/>
    <style:font-face style:name="游ゴシック1" svg:font-family="游ゴシック" style:font-family-generic="swiss" style:font-pitch="variable"/>
    <style:font-face style:name="HG PゴシックB Sun2" svg:font-family="'HG PゴシックB Sun'" style:font-family-generic="system" style:font-pitch="variable"/>
    <style:font-face style:name="HG 明朝L Sun1" svg:font-family="'HG 明朝L Sun'"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oto Sans CJK JP Bold" svg:font-family="'Noto Sans CJK JP Bold'" style:font-family-generic="system" style:font-pitch="variable"/>
    <style:font-face style:name="Noto Sans CJK JP Bold1" svg:font-family="'Noto Sans CJK JP Bold'" style:font-adornments="太字" style:font-family-generic="system" style:font-pitch="variable"/>
    <style:font-face style:name="Noto Sans CJK JP Regular2" svg:font-family="'Noto Sans CJK JP Regular'" style:font-family-generic="system" style:font-pitch="variable"/>
    <style:font-face style:name="Noto Sans CJK JP Regular1" svg:font-family="'Noto Sans CJK JP Regular'" style:font-adornments="標準"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6.262cm" fo:min-width="27.031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0.865cm" fo:min-width="5.285cm"/>
      <style:paragraph-properties style:writing-mode="lr-tb"/>
    </style:style>
    <style:style style:name="gr3" style:family="graphic" style:parent-style-name="standard">
      <style:graphic-properties draw:stroke="none" svg:stroke-color="#000000" draw:fill="none" draw:fill-color="#ffffff" draw:textarea-horizontal-align="right" draw:textarea-vertical-align="top" draw:auto-grow-height="true" draw:auto-grow-width="true" fo:min-height="2.542cm" fo:min-width="0.941cm"/>
      <style:paragraph-properties style:writing-mode="tb-rl"/>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1.729cm" fo:min-width="4.019cm"/>
      <style:paragraph-properties style:writing-mode="lr-tb"/>
    </style:style>
    <style:style style:name="gr6" style:family="graphic" style:parent-style-name="standard">
      <style:graphic-properties svg:stroke-color="#000000" draw:fill="solid" draw:fill-color="#000000" draw:textarea-horizontal-align="justify" draw:textarea-vertical-align="middle" draw:auto-grow-height="false" fo:min-height="0.5cm" fo:min-width="1.313cm"/>
    </style:style>
    <style:style style:name="gr7" style:family="graphic" style:parent-style-name="standard">
      <style:graphic-properties draw:stroke="none" svg:stroke-color="#000000" draw:fill="none" draw:fill-color="#ffffff" draw:textarea-horizontal-align="left" draw:auto-grow-height="true" draw:auto-grow-width="true" fo:min-height="1.729cm" fo:min-width="3.147cm"/>
      <style:paragraph-properties style:writing-mode="lr-tb"/>
    </style:style>
    <style:style style:name="gr8" style:family="graphic" style:parent-style-name="standard">
      <style:graphic-properties svg:stroke-width="0.018cm" svg:stroke-color="#000000" draw:marker-start-width="0.327cm" draw:marker-end-width="0.327cm" draw:fill="solid" draw:fill-color="#000000" draw:textarea-horizontal-align="justify" draw:textarea-vertical-align="middle" draw:auto-grow-height="false" fo:min-height="0.038cm" fo:min-width="0.601cm" fo:padding-top="0.134cm" fo:padding-bottom="0.134cm" fo:padding-left="0.259cm" fo:padding-right="0.259cm"/>
    </style:style>
    <style:style style:name="gr9" style:family="graphic" style:parent-style-name="standard">
      <style:graphic-properties draw:stroke="none" svg:stroke-color="#000000" draw:fill="none" draw:fill-color="#ffffff" draw:textarea-horizontal-align="left" draw:auto-grow-height="true" draw:auto-grow-width="true" fo:min-height="0.865cm" fo:min-width="5.306cm"/>
      <style:paragraph-properties style:writing-mode="lr-tb"/>
    </style:style>
    <style:style style:name="gr10" style:family="graphic" style:parent-style-name="standard">
      <style:graphic-properties svg:stroke-width="0.018cm" svg:stroke-color="#000000" draw:marker-start-width="0.327cm" draw:marker-end-width="0.327cm" draw:fill="solid" draw:fill-color="#000000" draw:textarea-horizontal-align="justify" draw:textarea-vertical-align="middle" draw:auto-grow-height="false" fo:min-height="0.232cm" fo:min-width="0.795cm" fo:padding-top="0.134cm" fo:padding-bottom="0.134cm" fo:padding-left="0.259cm" fo:padding-right="0.259cm"/>
    </style:style>
    <style:style style:name="gr11" style:family="graphic" style:parent-style-name="standard">
      <style:graphic-properties draw:stroke="none" svg:stroke-color="#000000" draw:fill="none" draw:fill-color="#ffffff" draw:textarea-horizontal-align="left" draw:auto-grow-height="true" draw:auto-grow-width="true" fo:min-height="5.529cm" fo:min-width="3.473cm"/>
      <style:paragraph-properties style:writing-mode="lr-tb"/>
    </style:style>
    <style:style style:name="gr12" style:family="graphic" style:parent-style-name="standard">
      <style:graphic-properties svg:stroke-color="#000000" draw:fill="solid" draw:fill-color="#000000" draw:textarea-horizontal-align="justify" draw:textarea-vertical-align="middle" draw:auto-grow-height="false" fo:min-height="0.25cm" fo:min-width="0.813cm"/>
    </style:style>
    <style:style style:name="gr13" style:family="graphic" style:parent-style-name="standard">
      <style:graphic-properties svg:stroke-width="0.212cm" svg:stroke-color="#000000" draw:marker-start-width="0.618cm" draw:marker-end-width="0.618cm" draw:fill="solid" draw:fill-color="#000000" draw:textarea-horizontal-align="justify" draw:textarea-vertical-align="middle" draw:auto-grow-height="false" fo:min-height="0.038cm" fo:min-width="0.601cm" fo:padding-top="0.231cm" fo:padding-bottom="0.231cm" fo:padding-left="0.356cm" fo:padding-right="0.356cm"/>
    </style:style>
    <style:style style:name="gr14" style:family="graphic" style:parent-style-name="standard">
      <style:graphic-properties draw:fill="solid" draw:fill-color="#000000" draw:textarea-horizontal-align="justify" draw:textarea-vertical-align="middle" draw:auto-grow-height="false" fo:min-height="0.751cm" fo:min-width="1.885cm"/>
    </style:style>
    <style:style style:name="gr15" style:family="graphic" style:parent-style-name="standard">
      <style:graphic-properties draw:stroke="none" svg:stroke-color="#000000" draw:fill="none" draw:fill-color="#ffffff" draw:textarea-horizontal-align="left" draw:auto-grow-height="true" draw:auto-grow-width="true" fo:min-height="3.457cm" fo:min-width="10.323cm"/>
      <style:paragraph-properties style:writing-mode="lr-tb"/>
    </style:style>
    <style:style style:name="gr16" style:family="graphic" style:parent-style-name="standard">
      <style:graphic-properties draw:stroke="solid" svg:stroke-width="0.018cm" svg:stroke-color="#000000" draw:marker-start-width="0.327cm" draw:marker-end-width="0.327cm" draw:fill="solid" draw:fill-color="#000000" draw:textarea-horizontal-align="justify" draw:textarea-vertical-align="middle" draw:auto-grow-height="false" fo:min-height="0.232cm" fo:min-width="0.795cm" fo:padding-top="0.134cm" fo:padding-bottom="0.134cm" fo:padding-left="0.259cm" fo:padding-right="0.259cm"/>
    </style:style>
    <style:style style:name="gr17" style:family="graphic" style:parent-style-name="standard">
      <style:graphic-properties draw:stroke="none" svg:stroke-color="#000000" draw:fill="none" draw:fill-color="#ffffff" draw:textarea-horizontal-align="center" draw:auto-grow-height="true" draw:auto-grow-width="true" fo:min-height="6.913cm" fo:min-width="6.86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3.46cm" fo:min-width="10.827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1.157cm" fo:min-width="10.217cm"/>
      <style:paragraph-properties style:writing-mode="lr-tb"/>
    </style:style>
    <style:style style:name="gr20" style:family="graphic" style:parent-style-name="objectwithoutfill">
      <style:graphic-properties svg:stroke-width="0.212cm" svg:stroke-color="#000000" draw:marker-start-width="0.618cm" draw:marker-end-width="0.618cm" draw:fill="none" draw:textarea-horizontal-align="center" draw:textarea-vertical-align="middle" fo:padding-top="0.231cm" fo:padding-bottom="0.231cm" fo:padding-left="0.356cm" fo:padding-right="0.356cm"/>
    </style:style>
    <style:style style:name="gr21" style:family="graphic" style:parent-style-name="objectwithoutfill">
      <style:graphic-properties svg:stroke-width="0.212cm" svg:stroke-color="#ff420e" draw:marker-start-width="0.618cm" draw:marker-end-width="0.618cm" draw:fill="none" draw:textarea-horizontal-align="center" draw:textarea-vertical-align="middle" fo:padding-top="0.231cm" fo:padding-bottom="0.231cm" fo:padding-left="0.356cm" fo:padding-right="0.356cm"/>
    </style:style>
    <style:style style:name="gr22" style:family="graphic" style:parent-style-name="objectwithoutfill">
      <style:graphic-properties svg:stroke-width="0.212cm" svg:stroke-color="#83caff" draw:marker-start-width="0.618cm" draw:marker-end-width="0.618cm" draw:fill="none" draw:textarea-horizontal-align="center" draw:textarea-vertical-align="middle" fo:padding-top="0.231cm" fo:padding-bottom="0.231cm" fo:padding-left="0.356cm" fo:padding-right="0.356cm"/>
    </style:style>
    <style:style style:name="gr23" style:family="graphic" style:parent-style-name="objectwithoutfill">
      <style:graphic-properties svg:stroke-width="0.212cm" svg:stroke-color="#579d1c" draw:marker-start-width="0.618cm" draw:marker-end-width="0.618cm" draw:fill="none" draw:textarea-horizontal-align="center" draw:textarea-vertical-align="middle" fo:padding-top="0.231cm" fo:padding-bottom="0.231cm" fo:padding-left="0.356cm" fo:padding-right="0.356cm"/>
    </style:style>
    <style:style style:name="gr24" style:family="graphic" style:parent-style-name="objectwithoutfill">
      <style:graphic-properties svg:stroke-width="0.212cm" svg:stroke-color="#ffd320" draw:marker-start-width="0.618cm" draw:marker-end-width="0.618cm" draw:fill="none" draw:textarea-horizontal-align="center" draw:textarea-vertical-align="middle" fo:padding-top="0.231cm" fo:padding-bottom="0.231cm" fo:padding-left="0.356cm" fo:padding-right="0.356cm"/>
    </style:style>
    <style:style style:name="gr25" style:family="graphic" style:parent-style-name="objectwithoutfill">
      <style:graphic-properties svg:stroke-width="0.212cm" svg:stroke-color="#c5000b" draw:marker-start-width="0.618cm" draw:marker-end-width="0.618cm" draw:fill="none" draw:textarea-horizontal-align="center" draw:textarea-vertical-align="middle" fo:padding-top="0.231cm" fo:padding-bottom="0.231cm" fo:padding-left="0.356cm" fo:padding-right="0.356cm"/>
    </style:style>
    <style:style style:name="gr26" style:family="graphic" style:parent-style-name="objectwithoutfill">
      <style:graphic-properties svg:stroke-width="0.212cm" svg:stroke-color="#7e0021" draw:marker-start-width="0.618cm" draw:marker-end-width="0.618cm" draw:fill="none" draw:textarea-horizontal-align="center" draw:textarea-vertical-align="middle" fo:padding-top="0.231cm" fo:padding-bottom="0.231cm" fo:padding-left="0.356cm" fo:padding-right="0.356cm"/>
    </style:style>
    <style:style style:name="gr27" style:family="graphic" style:parent-style-name="standard">
      <style:graphic-properties draw:stroke="none" svg:stroke-color="#000000" draw:fill="none" draw:fill-color="#ffffff" draw:textarea-horizontal-align="left" draw:auto-grow-height="true" draw:auto-grow-width="true" fo:min-height="0.865cm" fo:min-width="2.936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865cm" fo:min-width="6.183cm"/>
      <style:paragraph-properties style:writing-mode="lr-tb"/>
    </style:style>
    <style:style style:name="gr29" style:family="graphic" style:parent-style-name="objectwithoutfill">
      <style:graphic-properties draw:stroke="solid" svg:stroke-width="0.053cm" svg:stroke-color="#000000" draw:marker-start-width="0.279cm" draw:marker-end="Arrow" draw:marker-end-width="0.379cm" draw:fill="none" draw:textarea-horizontal-align="center" draw:textarea-vertical-align="middle" fo:padding-top="0.151cm" fo:padding-bottom="0.151cm" fo:padding-left="0.276cm" fo:padding-right="0.276cm"/>
    </style:style>
    <style:style style:name="gr30" style:family="graphic" style:parent-style-name="standard">
      <style:graphic-properties draw:stroke="none" svg:stroke-color="#000000" draw:fill="none" draw:fill-color="#ffffff" draw:textarea-horizontal-align="left" draw:auto-grow-height="true" draw:auto-grow-width="true" fo:min-height="0.865cm" fo:min-width="1.996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865cm" fo:min-width="2.009cm"/>
      <style:paragraph-properties style:writing-mode="lr-tb"/>
    </style:style>
    <style:style style:name="gr32" style:family="graphic" style:parent-style-name="objectwithoutfill">
      <style:graphic-properties draw:stroke="solid" svg:stroke-width="0.106cm" svg:stroke-color="#ff0000" draw:marker-start-width="0.359cm" draw:marker-end="Arrow_20_concave" draw:marker-end-width="0.459cm" draw:fill="solid" draw:textarea-vertical-align="middle" fo:padding-top="0.178cm" fo:padding-bottom="0.178cm" fo:padding-left="0.303cm" fo:padding-right="0.303cm"/>
    </style:style>
    <style:style style:name="gr33" style:family="graphic" style:parent-style-name="standard">
      <style:graphic-properties draw:stroke="none" svg:stroke-color="#000000" draw:fill="none" draw:fill-color="#ffffff" draw:textarea-horizontal-align="left" draw:auto-grow-height="true" draw:auto-grow-width="false" fo:min-height="0.865cm" fo:min-width="0cm"/>
      <style:paragraph-properties style:writing-mode="lr-tb"/>
    </style:style>
    <style:style style:name="gr34" style:family="graphic" style:parent-style-name="objectwithoutfill">
      <style:graphic-properties draw:stroke="solid" svg:stroke-width="0.106cm" svg:stroke-color="#000000" draw:marker-start-width="0.359cm" draw:marker-end="Arrow_20_concave" draw:marker-end-width="0.459cm" draw:fill="solid" draw:textarea-vertical-align="middle" fo:padding-top="0.178cm" fo:padding-bottom="0.178cm" fo:padding-left="0.303cm" fo:padding-right="0.303cm"/>
    </style:style>
    <style:style style:name="gr35" style:family="graphic" style:parent-style-name="standard">
      <style:graphic-properties draw:stroke="none" svg:stroke-color="#000000" draw:fill="none" draw:fill-color="#ffffff" draw:textarea-horizontal-align="left" draw:auto-grow-height="true" draw:auto-grow-width="true" fo:min-height="1.729cm" fo:min-width="2.682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941cm" fo:min-width="4.629cm"/>
      <style:paragraph-properties style:writing-mode="lr-tb"/>
    </style:style>
    <style:style style:name="gr37" style:family="graphic" style:parent-style-name="standard">
      <style:graphic-properties draw:stroke="none" draw:fill-color="#000000" draw:textarea-horizontal-align="justify" draw:textarea-vertical-align="middle" draw:auto-grow-height="false" fo:min-height="0.625cm" fo:min-width="0.25cm"/>
    </style:style>
    <style:style style:name="gr38" style:family="graphic" style:parent-style-name="standard">
      <style:graphic-properties draw:stroke="none" svg:stroke-color="#000000" draw:fill="none" draw:fill-color="#ffffff" draw:textarea-horizontal-align="left" draw:auto-grow-height="true" draw:auto-grow-width="true" fo:min-height="0.865cm" fo:min-width="4.561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865cm" fo:min-width="4.405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1.729cm" fo:min-width="18.823cm"/>
      <style:paragraph-properties style:writing-mode="lr-tb"/>
    </style:style>
    <style:style style:name="gr41" style:family="graphic" style:parent-style-name="standard">
      <style:graphic-properties svg:stroke-width="0.035cm" svg:stroke-color="#ff0000" draw:marker-start-width="0.252cm" draw:marker-end-width="0.252cm" draw:fill="none" draw:textarea-horizontal-align="justify" draw:textarea-vertical-align="middle" draw:auto-grow-height="false" fo:min-height="5.558cm" fo:min-width="5.115cm" fo:padding-top="0.142cm" fo:padding-bottom="0.142cm" fo:padding-left="0.267cm" fo:padding-right="0.267cm"/>
    </style:style>
    <style:style style:name="gr42" style:family="graphic" style:parent-style-name="standard">
      <style:graphic-properties draw:stroke="none" svg:stroke-color="#000000" draw:fill="none" draw:fill-color="#ffffff" draw:textarea-horizontal-align="left" draw:auto-grow-height="true" draw:auto-grow-width="true" fo:min-height="0.865cm" fo:min-width="6.543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865cm" fo:min-width="6.699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996cm" fo:min-width="12.194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865cm" fo:min-width="0.73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865cm" fo:min-width="0.366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865cm" fo:min-width="1.094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865cm" fo:min-width="1.822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1.729cm" fo:min-width="2.775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674cm" fo:min-width="15.352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1.729cm" fo:min-width="1.247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1.729cm" fo:min-width="1.522cm"/>
      <style:paragraph-properties style:writing-mode="lr-tb"/>
    </style:style>
    <style:style style:name="gr53" style:family="graphic" style:parent-style-name="standard">
      <style:graphic-properties draw:stroke="solid" svg:stroke-width="0.053cm" svg:stroke-color="#ffffff" draw:marker-start-width="0.379cm" draw:marker-end-width="0.379cm" draw:fill-color="#000000" draw:textarea-vertical-align="middle" draw:auto-grow-height="false" fo:min-height="2.499cm" fo:min-width="2.449cm" fo:padding-top="0.151cm" fo:padding-bottom="0.151cm" fo:padding-left="0.276cm" fo:padding-right="0.276cm"/>
    </style:style>
    <style:style style:name="gr54" style:family="graphic" style:parent-style-name="standard">
      <style:graphic-properties draw:stroke="solid" svg:stroke-width="0.053cm" svg:stroke-color="#ffffff" draw:marker-start-width="0.379cm" draw:marker-end-width="0.379cm" draw:fill-color="#000000" draw:textarea-vertical-align="middle" draw:auto-grow-height="false" fo:min-height="5.279cm" fo:min-width="6.029cm" fo:padding-top="0.151cm" fo:padding-bottom="0.151cm" fo:padding-left="0.276cm" fo:padding-right="0.276cm"/>
    </style:style>
    <style:style style:name="gr55" style:family="graphic" style:parent-style-name="standard">
      <style:graphic-properties draw:stroke="solid" svg:stroke-width="0.053cm" svg:stroke-color="#ffffff" draw:marker-start-width="0.379cm" draw:marker-end-width="0.379cm" draw:fill-color="#000000" draw:textarea-vertical-align="middle" draw:auto-grow-height="false" fo:min-height="8cm" fo:min-width="8.82cm" fo:padding-top="0.151cm" fo:padding-bottom="0.151cm" fo:padding-left="0.276cm" fo:padding-right="0.276cm"/>
    </style:style>
    <style:style style:name="gr56" style:family="graphic" style:parent-style-name="standard">
      <style:graphic-properties draw:stroke="none" svg:stroke-color="#000000" draw:fill="none" draw:fill-color="#ffffff" draw:textarea-horizontal-align="left" draw:auto-grow-height="true" draw:auto-grow-width="true" fo:min-height="0.865cm" fo:min-width="0.616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865cm" fo:min-width="1.45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865cm" fo:min-width="4.976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865cm" fo:min-width="0.899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865cm" fo:min-width="1.628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0.865cm" fo:min-width="0.891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1.729cm" fo:min-width="3.338cm"/>
      <style:paragraph-properties style:writing-mode="lr-tb"/>
    </style:style>
    <style:style style:name="gr63" style:family="graphic" style:parent-style-name="standard">
      <style:graphic-properties svg:stroke-color="#000000" draw:fill-color="#000000" draw:textarea-horizontal-align="justify" draw:textarea-vertical-align="middle" draw:auto-grow-height="false" fo:min-height="2.15cm" fo:min-width="6.15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1.729cm" fo:min-width="1.361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1.729cm" fo:min-width="21.198cm"/>
      <style:paragraph-properties style:writing-mode="lr-tb"/>
    </style:style>
    <style:style style:name="gr66" style:family="graphic" style:parent-style-name="standard">
      <style:graphic-properties svg:stroke-width="0.035cm" svg:stroke-color="#ffffff" draw:marker-start-width="0.252cm" draw:marker-end-width="0.252cm" draw:fill-color="#000000" draw:textarea-vertical-align="middle" draw:auto-grow-height="false" fo:min-height="3.716cm" fo:min-width="3.267cm" fo:padding-top="0.142cm" fo:padding-bottom="0.142cm" fo:padding-left="0.267cm" fo:padding-right="0.267cm"/>
    </style:style>
    <style:style style:name="gr67" style:family="graphic" style:parent-style-name="standard">
      <style:graphic-properties svg:stroke-width="0.035cm" svg:stroke-color="#ffffff" draw:marker-start-width="0.252cm" draw:marker-end-width="0.252cm" draw:fill-color="#000000" draw:textarea-vertical-align="middle" draw:auto-grow-height="false" fo:min-height="6.317cm" fo:min-width="6.667cm" fo:padding-top="0.142cm" fo:padding-bottom="0.142cm" fo:padding-left="0.267cm" fo:padding-right="0.267cm"/>
    </style:style>
    <style:style style:name="gr68" style:family="graphic" style:parent-style-name="standard">
      <style:graphic-properties draw:stroke="none" svg:stroke-color="#000000" draw:fill="none" draw:fill-color="#ffffff" draw:textarea-horizontal-align="left" draw:auto-grow-height="true" draw:auto-grow-width="true" fo:min-height="0.674cm" fo:min-width="14.56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1.729cm" fo:min-width="2.169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1.729cm" fo:min-width="2.995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1.729cm" fo:min-width="2.876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1.729cm" fo:min-width="3.126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865cm" fo:min-width="3.499cm"/>
      <style:paragraph-properties style:writing-mode="lr-tb"/>
    </style:style>
    <style:style style:name="gr74" style:family="graphic" style:parent-style-name="standard">
      <style:graphic-properties svg:stroke-color="#000000" draw:fill-color="#000000" draw:textarea-horizontal-align="justify" draw:textarea-vertical-align="middle" draw:auto-grow-height="false" fo:min-height="0.35cm" fo:min-width="0.9cm"/>
    </style:style>
    <style:style style:name="gr75" style:family="graphic" style:parent-style-name="objectwithoutfill">
      <style:graphic-properties svg:stroke-width="0.053cm" svg:stroke-color="#000000" draw:marker-start-width="0.279cm" draw:marker-end="Symmetric_20_Arrow" draw:marker-end-width="0.379cm" draw:fill="solid" draw:textarea-vertical-align="middle" fo:padding-top="0.151cm" fo:padding-bottom="0.151cm" fo:padding-left="0.276cm" fo:padding-right="0.276cm"/>
    </style:style>
    <style:style style:name="gr76" style:family="graphic" style:parent-style-name="standard">
      <style:graphic-properties draw:stroke="none" svg:stroke-color="#000000" draw:fill="none" draw:fill-color="#ffffff" draw:textarea-horizontal-align="left" draw:auto-grow-height="true" draw:auto-grow-width="true" fo:min-height="1.729cm" fo:min-width="1.645cm"/>
      <style:paragraph-properties style:writing-mode="lr-tb"/>
    </style:style>
    <style:style style:name="gr77" style:family="graphic" style:parent-style-name="standard">
      <style:graphic-properties draw:stroke="none" svg:stroke-color="#000000" draw:fill="none" draw:fill-color="#ffffff" draw:textarea-horizontal-align="left" draw:auto-grow-height="true" draw:auto-grow-width="true" fo:min-height="1.729cm" fo:min-width="2.999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1.729cm" fo:min-width="2.009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1.729cm" fo:min-width="2.508cm"/>
      <style:paragraph-properties style:writing-mode="lr-tb"/>
    </style:style>
    <style:style style:name="gr80" style:family="graphic" style:parent-style-name="standard">
      <style:graphic-properties svg:stroke-color="#000000" draw:fill-color="#000000" draw:textarea-vertical-align="middle" draw:auto-grow-height="false" fo:min-height="4.351cm" fo:min-width="4.101cm"/>
    </style:style>
    <style:style style:name="gr81" style:family="graphic" style:parent-style-name="standard">
      <style:graphic-properties draw:stroke="none" svg:stroke-color="#000000" draw:fill="none" draw:fill-color="#ffffff" draw:textarea-horizontal-align="left" draw:auto-grow-height="true" draw:auto-grow-width="true" fo:min-height="3.457cm" fo:min-width="5.243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2.593cm" fo:min-width="4.142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3.457cm" fo:min-width="4.993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3.457cm" fo:min-width="3.799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1.729cm" fo:min-width="25.698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865cm" fo:min-width="1.412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687cm" fo:min-width="3.727cm"/>
      <style:paragraph-properties style:writing-mode="lr-tb"/>
    </style:style>
    <style:style style:name="gr88" style:family="graphic" style:parent-style-name="standard">
      <style:graphic-properties draw:stroke="solid" svg:stroke-width="0.1cm" svg:stroke-color="#000000" draw:marker-start-width="0.35cm" draw:marker-end-width="0.35cm" draw:fill="none" draw:textarea-horizontal-align="justify" draw:textarea-vertical-align="middle" draw:auto-grow-height="false" fo:min-height="10.298cm" fo:min-width="19.148cm" fo:padding-top="0.175cm" fo:padding-bottom="0.175cm" fo:padding-left="0.3cm" fo:padding-right="0.3cm"/>
    </style:style>
    <style:style style:name="gr89" style:family="graphic" style:parent-style-name="standard">
      <style:graphic-properties draw:stroke="none" svg:stroke-width="0cm" svg:stroke-color="#000000" draw:marker-start-width="0.2cm" draw:marker-end-width="0.2cm" draw:fill="solid" draw:fill-color="#83caff" draw:textarea-horizontal-align="justify" draw:textarea-vertical-align="middle" draw:auto-grow-height="false" fo:min-height="0cm" fo:min-width="0cm" fo:padding-top="0.175cm" fo:padding-bottom="0.175cm" fo:padding-left="0.3cm" fo:padding-right="0.3cm"/>
    </style:style>
    <style:style style:name="gr90" style:family="graphic" style:parent-style-name="standard">
      <style:graphic-properties draw:stroke="none" svg:stroke-width="0.1cm" svg:stroke-color="#000000" draw:marker-start-width="0.35cm" draw:marker-end-width="0.35cm" draw:fill="solid" draw:fill-color="#83caff" draw:textarea-horizontal-align="justify" draw:textarea-vertical-align="middle" draw:auto-grow-height="false" fo:min-height="0cm" fo:min-width="0cm" fo:padding-top="0.175cm" fo:padding-bottom="0.175cm" fo:padding-left="0.3cm" fo:padding-right="0.3cm"/>
    </style:style>
    <style:style style:name="gr91" style:family="graphic" style:parent-style-name="standard">
      <style:graphic-properties draw:stroke="none" svg:stroke-width="0cm" svg:stroke-color="#000000" draw:marker-start-width="0.2cm" draw:marker-end-width="0.2cm" draw:fill="solid" draw:fill-color="#ff420e" draw:textarea-horizontal-align="justify" draw:textarea-vertical-align="middle" draw:auto-grow-height="false" fo:min-height="0cm" fo:min-width="0cm" fo:padding-top="0.175cm" fo:padding-bottom="0.175cm" fo:padding-left="0.3cm" fo:padding-right="0.3cm"/>
    </style:style>
    <style:style style:name="gr92" style:family="graphic" style:parent-style-name="standard">
      <style:graphic-properties draw:stroke="none" svg:stroke-width="0cm" svg:stroke-color="#000000" draw:marker-start-width="0.2cm" draw:marker-end-width="0.2cm" draw:fill="solid" draw:fill-color="#83caff" draw:textarea-horizontal-align="justify" draw:textarea-vertical-align="middle" draw:auto-grow-height="false" fo:min-height="0.034cm" fo:min-width="0cm" fo:padding-top="0.125cm" fo:padding-bottom="0.125cm" fo:padding-left="0.25cm" fo:padding-right="0.25cm"/>
    </style:style>
    <style:style style:name="gr93" style:family="graphic" style:parent-style-name="objectwithoutfill">
      <style:graphic-properties svg:stroke-width="0.1cm" svg:stroke-color="#000000" draw:marker-start-width="0.35cm" draw:marker-end="Arrow" draw:marker-end-width="0.45cm" draw:fill="none" draw:textarea-horizontal-align="center" draw:textarea-vertical-align="middle" fo:padding-top="0.175cm" fo:padding-bottom="0.175cm" fo:padding-left="0.3cm" fo:padding-right="0.3cm"/>
    </style:style>
    <style:style style:name="gr94" style:family="graphic" style:parent-style-name="standard">
      <style:graphic-properties draw:stroke="none" svg:stroke-color="#000000" draw:fill="none" draw:fill-color="#ffffff" draw:textarea-horizontal-align="left" draw:auto-grow-height="true" draw:auto-grow-width="true" fo:min-height="2.112cm" fo:min-width="3.05cm"/>
      <style:paragraph-properties style:writing-mode="lr-tb"/>
    </style:style>
    <style:style style:name="gr95" style:family="graphic" style:parent-style-name="standard">
      <style:graphic-properties draw:stroke="none" svg:stroke-color="#000000" draw:fill="none" draw:fill-color="#ffffff" draw:textarea-horizontal-align="left" draw:auto-grow-height="true" draw:auto-grow-width="true" fo:min-height="2.112cm" fo:min-width="3.058cm"/>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true" fo:min-height="0.687cm" fo:min-width="1.179cm"/>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0.687cm" fo:min-width="1.175cm"/>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true" fo:min-height="0.687cm" fo:min-width="1.429cm"/>
      <style:paragraph-properties style:writing-mode="lr-tb"/>
    </style:style>
    <style:style style:name="gr99" style:family="graphic" style:parent-style-name="standard">
      <style:graphic-properties draw:stroke="solid" svg:stroke-color="#ffffff" draw:fill="solid" draw:fill-color="#cccccc" draw:textarea-horizontal-align="justify" draw:textarea-vertical-align="middle" draw:auto-grow-height="false" fo:min-height="2.226cm" fo:min-width="6.572cm"/>
    </style:style>
    <style:style style:name="gr100" style:family="graphic" style:parent-style-name="standard">
      <style:graphic-properties draw:stroke="none" svg:stroke-color="#000000" draw:fill="none" draw:fill-color="#ffffff" draw:textarea-horizontal-align="left" draw:auto-grow-height="true" draw:auto-grow-width="true" fo:min-height="0.882cm" fo:min-width="8.058cm"/>
      <style:paragraph-properties style:writing-mode="lr-tb"/>
    </style:style>
    <style:style style:name="gr101" style:family="graphic" style:parent-style-name="standard">
      <style:graphic-properties draw:stroke="none" draw:fill="solid" draw:fill-color="#000000" draw:textarea-horizontal-align="justify" draw:textarea-vertical-align="middle" draw:auto-grow-height="false" fo:min-height="0.5cm" fo:min-width="0.813cm"/>
    </style:style>
    <style:style style:name="gr102" style:family="graphic" style:parent-style-name="standard">
      <style:graphic-properties draw:stroke="none" svg:stroke-color="#000000" draw:fill="solid" draw:fill-color="#ffffff" draw:textarea-horizontal-align="left" draw:auto-grow-height="true" draw:auto-grow-width="true" fo:min-height="1.931cm" fo:min-width="7.376cm"/>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true" fo:min-height="1.047cm" fo:min-width="27.663cm"/>
      <style:paragraph-properties style:writing-mode="lr-tb"/>
    </style:style>
    <style:style style:name="gr104" style:family="graphic" style:parent-style-name="objectwithoutfill">
      <style:graphic-properties svg:stroke-width="0.035cm" svg:stroke-color="#000000" draw:marker-start-width="0.352cm" draw:marker-end-width="0.352cm" draw:fill="none" draw:textarea-horizontal-align="center" draw:textarea-vertical-align="middle" fo:padding-top="0.142cm" fo:padding-bottom="0.142cm" fo:padding-left="0.267cm" fo:padding-right="0.267cm"/>
    </style:style>
    <style:style style:name="gr105" style:family="graphic" style:parent-style-name="standard">
      <style:graphic-properties draw:stroke="none" svg:stroke-color="#000000" draw:fill="none" draw:fill-color="#ffffff" draw:textarea-horizontal-align="left" draw:auto-grow-height="true" draw:auto-grow-width="true" fo:min-height="0.865cm" fo:min-width="10.598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0.865cm" fo:min-width="10.996cm"/>
      <style:paragraph-properties style:writing-mode="lr-tb"/>
    </style:style>
    <style:style style:name="gr107" style:family="graphic" style:parent-style-name="objectwithoutfill">
      <style:graphic-properties svg:stroke-width="0.028cm" svg:stroke-color="#3333ff" draw:marker-start-width="0.342cm" draw:marker-end-width="0.342cm" draw:fill="none" draw:textarea-horizontal-align="center" draw:textarea-vertical-align="middle" fo:padding-top="0.139cm" fo:padding-bottom="0.139cm" fo:padding-left="0.264cm" fo:padding-right="0.264cm"/>
    </style:style>
    <style:style style:name="gr108" style:family="graphic" style:parent-style-name="objectwithoutfill">
      <style:graphic-properties svg:stroke-width="0.028cm" svg:stroke-color="#ff33ff" draw:marker-start-width="0.342cm" draw:marker-end-width="0.342cm" draw:fill="none" draw:textarea-horizontal-align="center" draw:textarea-vertical-align="middle" fo:padding-top="0.139cm" fo:padding-bottom="0.139cm" fo:padding-left="0.264cm" fo:padding-right="0.264cm"/>
    </style:style>
    <style:style style:name="gr109" style:family="graphic" style:parent-style-name="standard">
      <style:graphic-properties draw:stroke="none" svg:stroke-color="#000000" draw:fill="none" draw:fill-color="#ffffff" draw:textarea-horizontal-align="left" draw:auto-grow-height="true" draw:auto-grow-width="true" fo:min-height="0.865cm" fo:min-width="2.741cm"/>
      <style:paragraph-properties style:writing-mode="lr-tb"/>
    </style:style>
    <style:style style:name="gr110" style:family="graphic" style:parent-style-name="standard">
      <style:graphic-properties svg:stroke-width="0.053cm" svg:stroke-color="#000000" draw:marker-start-width="0.379cm" draw:marker-end-width="0.379cm" draw:fill-color="#ff33ff" draw:textarea-horizontal-align="justify" draw:textarea-vertical-align="middle" draw:auto-grow-height="false" fo:min-height="0cm" fo:min-width="0cm" fo:padding-top="0.151cm" fo:padding-bottom="0.151cm" fo:padding-left="0.276cm" fo:padding-right="0.276cm"/>
    </style:style>
    <style:style style:name="gr111" style:family="graphic" style:parent-style-name="standard">
      <style:graphic-properties svg:stroke-width="0.053cm" svg:stroke-color="#000000" draw:marker-start-width="0.379cm" draw:marker-end-width="0.379cm" draw:fill-color="#3333ff" draw:textarea-horizontal-align="justify" draw:textarea-vertical-align="middle" draw:auto-grow-height="false" fo:min-height="0cm" fo:min-width="0cm" fo:padding-top="0.151cm" fo:padding-bottom="0.151cm" fo:padding-left="0.276cm" fo:padding-right="0.276cm"/>
    </style:style>
    <style:style style:name="gr112" style:family="graphic" style:parent-style-name="standard">
      <style:graphic-properties draw:stroke="none" svg:stroke-color="#000000" draw:fill="none" draw:fill-color="#ffffff" draw:textarea-horizontal-align="left" draw:auto-grow-height="true" draw:auto-grow-width="true" fo:min-height="1.729cm" fo:min-width="10.594cm"/>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2.593cm" fo:min-width="9.248cm"/>
      <style:paragraph-properties style:writing-mode="lr-tb"/>
    </style:style>
    <style:style style:name="gr114" style:family="graphic" style:parent-style-name="objectwithoutfill">
      <style:graphic-properties svg:stroke-width="0.028cm" svg:stroke-color="#ff3333" draw:marker-start-width="0.342cm" draw:marker-end-width="0.342cm" draw:fill="none" draw:textarea-horizontal-align="center" draw:textarea-vertical-align="middle" fo:padding-top="0.139cm" fo:padding-bottom="0.139cm" fo:padding-left="0.264cm" fo:padding-right="0.264cm"/>
    </style:style>
    <style:style style:name="gr115" style:family="graphic" style:parent-style-name="standard">
      <style:graphic-properties draw:stroke="none" svg:stroke-color="#000000" draw:fill="none" draw:fill-color="#ffffff" draw:textarea-horizontal-align="left" draw:auto-grow-height="true" draw:auto-grow-width="true" fo:min-height="0.865cm" fo:min-width="10.568cm"/>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true" fo:min-height="2.593cm" fo:min-width="8.384cm"/>
      <style:paragraph-properties style:writing-mode="lr-tb"/>
    </style:style>
    <style:style style:name="gr117" style:family="graphic" style:parent-style-name="standard">
      <style:graphic-properties draw:stroke="none" svg:stroke-color="#000000" draw:fill="none" draw:fill-color="#ffffff" draw:textarea-horizontal-align="left" draw:auto-grow-height="true" draw:auto-grow-width="true" fo:min-height="1.729cm" fo:min-width="6.149cm"/>
      <style:paragraph-properties style:writing-mode="lr-tb"/>
    </style:style>
    <style:style style:name="gr118" style:family="graphic" style:parent-style-name="standard">
      <style:graphic-properties draw:stroke="none" svg:stroke-color="#000000" draw:fill="none" draw:fill-color="#ffffff" draw:textarea-horizontal-align="left" draw:auto-grow-height="true" draw:auto-grow-width="true" fo:min-height="2.593cm" fo:min-width="10.077cm"/>
      <style:paragraph-properties style:writing-mode="lr-tb"/>
    </style:style>
    <style:style style:name="pr1" style:family="presentation" style:parent-style-name="標準-title">
      <style:graphic-properties fo:min-height="5.369cm"/>
      <style:paragraph-properties style:writing-mode="lr-tb"/>
    </style:style>
    <style:style style:name="pr2" style:family="presentation" style:parent-style-name="標準-notes">
      <style:graphic-properties draw:fill-color="#ffffff" draw:auto-grow-height="true" fo:min-height="13.364cm"/>
      <style:paragraph-properties style:writing-mode="lr-tb"/>
    </style:style>
    <style:style style:name="pr3" style:family="presentation" style:parent-style-name="標準1-title">
      <style:graphic-properties fo:min-height="2.2cm"/>
      <style:paragraph-properties style:writing-mode="lr-tb"/>
    </style:style>
    <style:style style:name="pr4" style:family="presentation" style:parent-style-name="標準1-notes">
      <style:graphic-properties draw:fill-color="#ffffff" fo:min-height="13.364cm"/>
      <style:paragraph-properties style:writing-mode="lr-tb"/>
    </style:style>
    <style:style style:name="pr5" style:family="presentation" style:parent-style-name="標準1-title">
      <style:graphic-properties draw:auto-grow-height="true" fo:min-height="2.2cm"/>
      <style:paragraph-properties style:writing-mode="lr-tb"/>
    </style:style>
    <style:style style:name="pr6" style:family="presentation" style:parent-style-name="標準1-outline1">
      <style:graphic-properties fo:min-height="10.55cm"/>
      <style:paragraph-properties style:writing-mode="lr-tb"/>
    </style:style>
    <style:style style:name="pr7" style:family="presentation" style:parent-style-name="標準1-notes">
      <style:graphic-properties draw:fill-color="#ffffff" draw:auto-grow-height="true" fo:min-height="13.364cm"/>
      <style:paragraph-properties style:writing-mode="lr-tb"/>
    </style:style>
    <style:style style:name="pr8" style:family="presentation" style:parent-style-name="標準1-title" style:list-style-name="L1">
      <style:graphic-properties draw:auto-grow-height="true" fo:min-height="2.2cm"/>
      <style:paragraph-properties style:writing-mode="lr-tb"/>
    </style:style>
    <style:style style:name="pr9" style:family="presentation" style:parent-style-name="標準1-title" style:list-style-name="L1">
      <style:graphic-properties draw:auto-grow-height="true" fo:min-height="2.2cm"/>
      <style:paragraph-properties style:writing-mode="lr-tb"/>
    </style:style>
    <style:style style:name="pr10" style:family="presentation" style:parent-style-name="標準1-title" style:list-style-name="L1">
      <style:graphic-properties draw:auto-grow-height="true" fo:min-height="2.2cm"/>
      <style:paragraph-properties style:writing-mode="lr-tb"/>
    </style:style>
    <style:style style:name="pr11" style:family="presentation" style:parent-style-name="標準1-title" style:list-style-name="L1">
      <style:graphic-properties draw:auto-grow-height="true" fo:min-height="2.2cm"/>
      <style:paragraph-properties style:writing-mode="lr-tb"/>
    </style:style>
    <style:style style:name="pr12" style:family="presentation" style:parent-style-name="標準1-title" style:list-style-name="L1">
      <style:graphic-properties draw:auto-grow-height="true" fo:min-height="2.2cm"/>
      <style:paragraph-properties style:writing-mode="lr-tb"/>
    </style:style>
    <style:style style:name="pr13" style:family="presentation" style:parent-style-name="標準1-title" style:list-style-name="L1">
      <style:graphic-properties draw:auto-grow-height="true" fo:min-height="2.2cm"/>
      <style:paragraph-properties style:writing-mode="lr-tb"/>
    </style:style>
    <style:style style:name="pr14" style:family="presentation" style:parent-style-name="標準1-title" style:list-style-name="L1">
      <style:graphic-properties draw:auto-grow-height="true" fo:min-height="2.2cm"/>
      <style:paragraph-properties style:writing-mode="lr-tb"/>
    </style:style>
    <style:style style:name="pr15" style:family="presentation" style:parent-style-name="標準1-title" style:list-style-name="L1">
      <style:graphic-properties draw:auto-grow-height="true" fo:min-height="2.2cm"/>
      <style:paragraph-properties style:writing-mode="lr-tb"/>
    </style:style>
    <style:style style:name="pr16" style:family="presentation" style:parent-style-name="標準1-title" style:list-style-name="L1">
      <style:graphic-properties draw:auto-grow-height="true" fo:min-height="2.2cm"/>
      <style:paragraph-properties style:writing-mode="lr-tb"/>
    </style:style>
    <style:style style:name="pr17" style:family="presentation" style:parent-style-name="標準1-title" style:list-style-name="L1">
      <style:graphic-properties draw:auto-grow-height="true" fo:min-height="2.2cm"/>
      <style:paragraph-properties style:writing-mode="lr-tb"/>
    </style:style>
    <style:style style:name="pr18" style:family="presentation" style:parent-style-name="標準1-title" style:list-style-name="L1">
      <style:graphic-properties draw:auto-grow-height="true" fo:min-height="2.2cm"/>
      <style:paragraph-properties style:writing-mode="lr-tb"/>
    </style:style>
    <style:style style:name="pr19" style:family="presentation" style:parent-style-name="標準-title">
      <style:graphic-properties draw:auto-grow-height="true" fo:min-height="2.2cm"/>
      <style:paragraph-properties style:writing-mode="lr-tb"/>
    </style:style>
    <style:style style:name="pr20" style:family="presentation" style:parent-style-name="標準-outline1">
      <style:graphic-properties fo:min-height="8.884cm"/>
      <style:paragraph-properties style:writing-mode="lr-tb"/>
    </style:style>
    <style:style style:name="pr21" style:family="presentation" style:parent-style-name="標準-notes">
      <style:graphic-properties draw:fill-color="#ffffff" fo:min-height="13.364cm"/>
      <style:paragraph-properties style:writing-mode="lr-tb"/>
    </style:style>
    <style:style style:name="co1" style:family="table-column">
      <style:table-column-properties style:column-width="2.819cm" style:use-optimal-column-width="false"/>
    </style:style>
    <style:style style:name="co2" style:family="table-column">
      <style:table-column-properties style:column-width="2.822cm" style:use-optimal-column-width="false"/>
    </style:style>
    <style:style style:name="co3" style:family="table-column">
      <style:table-column-properties style:column-width="1.295cm" style:use-optimal-column-width="false"/>
    </style:style>
    <style:style style:name="co4" style:family="table-column">
      <style:table-column-properties style:column-width="1.297cm" style:use-optimal-column-width="false"/>
    </style:style>
    <style:style style:name="ro1" style:family="table-row">
      <style:table-row-properties style:row-height="0.972cm" style:use-optimal-row-height="false"/>
    </style:style>
    <style:style style:name="ro2" style:family="table-row">
      <style:table-row-properties style:row-height="0.971cm" style:use-optimal-row-height="false"/>
    </style:style>
    <style:style style:name="ro3" style:family="table-row">
      <style:table-row-properties style:row-height="0.934cm" style:use-optimal-row-height="false"/>
    </style:style>
    <style:style style:name="ce1" style:family="table-cell">
      <style:paragraph-properties fo:text-align="center"/>
      <style:text-properties style:font-name="Noto Sans1" fo:font-size="12pt" fo:font-weight="bold" style:font-name-asian="Noto Sans1" style:font-size-asian="12pt" style:font-weight-asian="bold" style:font-size-complex="12pt" style:font-weight-complex="bold"/>
    </style:style>
    <style:style style:name="ce2" style:family="table-cell">
      <style:paragraph-properties fo:text-align="center"/>
      <style:text-properties style:font-name="Noto Sans1" fo:font-size="12pt" style:font-name-asian="Noto Sans1" style:font-size-asian="12pt" style:font-size-complex="12pt"/>
    </style:style>
    <style:style style:name="ce3" style:family="table-cell">
      <style:paragraph-properties fo:text-align="center"/>
      <style:text-properties style:font-name="Noto Sans1" fo:font-size="14pt" style:font-size-asian="14pt" style:font-size-complex="14pt"/>
    </style:style>
    <style:style style:name="P1" style:family="paragraph">
      <style:paragraph-properties fo:text-align="end"/>
    </style:style>
    <style:style style:name="P2" style:family="paragraph">
      <style:paragraph-properties fo:text-align="end" style:writing-mode="lr-tb"/>
      <style:text-properties fo:font-size="28pt" style:font-size-asian="28pt"/>
    </style:style>
    <style:style style:name="P3" style:family="paragraph">
      <loext:graphic-properties draw:fill="none" draw:fill-color="#ffffff"/>
      <style:paragraph-properties style:writing-mode="lr-tb"/>
      <style:text-properties style:font-name="Noto Sans4" fo:font-size="40pt" fo:font-weight="bold" style:font-name-asian="Noto Sans CJK JP Bold3" style:font-size-asian="40pt" style:font-size-complex="18pt"/>
    </style:style>
    <style:style style:name="P4" style:family="paragraph">
      <loext:graphic-properties draw:fill="none" draw:fill-color="#ffffff"/>
      <style:paragraph-properties style:writing-mode="lr-tb"/>
      <style:text-properties style:font-name="Noto Sans5" fo:font-size="18pt" style:font-name-asian="Noto Sans CJK JP Regular" style:font-size-asian="18pt" style:font-size-complex="18pt"/>
    </style:style>
    <style:style style:name="P5" style:family="paragraph">
      <style:paragraph-properties style:writing-mode="tb-rl"/>
      <style:text-properties style:font-name="Noto Sans5" fo:font-size="18pt" style:font-name-asian="Noto Sans CJK JP Regular" style:font-size-asian="18pt" style:font-size-complex="18pt"/>
    </style:style>
    <style:style style:name="P6" style:family="paragraph">
      <loext:graphic-properties draw:fill="none" draw:fill-color="#ffffff"/>
      <style:paragraph-properties style:writing-mode="tb-rl"/>
      <style:text-properties style:font-name="Noto Sans5" fo:font-size="18pt" style:font-name-asian="Noto Sans CJK JP Regular" style:font-size-asian="18pt" style:font-size-complex="18pt"/>
    </style:style>
    <style:style style:name="P7" style:family="paragraph">
      <loext:graphic-properties draw:fill-color="#ffffff"/>
      <style:paragraph-properties style:writing-mode="lr-tb"/>
      <style:text-properties style:font-size-asian="28.1000003814697pt"/>
    </style:style>
    <style:style style:name="P8" style:family="paragraph">
      <style:paragraph-properties style:writing-mode="lr-tb"/>
    </style:style>
    <style:style style:name="P9" style:family="paragraph">
      <style:paragraph-properties fo:line-height="100%" fo:text-align="center"/>
    </style:style>
    <style:style style:name="P10" style:family="paragraph">
      <loext:graphic-properties draw:fill="none" draw:fill-color="#ffffff"/>
      <style:paragraph-properties fo:text-align="center" style:writing-mode="lr-tb"/>
      <style:text-properties style:font-name="Noto Sans1" fo:font-size="18pt" style:font-name-asian="Noto Sans CJK JP Regular3" style:font-size-asian="18pt" style:font-size-complex="18pt"/>
    </style:style>
    <style:style style:name="P11" style:family="paragraph">
      <loext:graphic-properties draw:fill="solid" draw:fill-color="#000000"/>
      <style:paragraph-properties fo:text-align="center"/>
    </style:style>
    <style:style style:name="P12" style:family="paragraph">
      <style:paragraph-properties fo:text-align="center"/>
    </style:style>
    <style:style style:name="P13" style:family="paragraph">
      <loext:graphic-properties draw:fill="none" draw:fill-color="#ffffff"/>
      <style:paragraph-properties style:writing-mode="lr-tb"/>
      <style:text-properties style:font-name="Noto Sans1" fo:font-size="18pt" style:font-name-asian="Noto Sans CJK JP Regular3" style:font-size-asian="18pt" style:font-size-complex="18pt"/>
    </style:style>
    <style:style style:name="P14" style:family="paragraph">
      <style:paragraph-properties fo:line-height="80%" fo:text-align="center"/>
    </style:style>
    <style:style style:name="P15" style:family="paragraph">
      <loext:graphic-properties draw:fill="none" draw:fill-color="#ffffff"/>
      <style:paragraph-properties fo:line-height="80%" fo:text-align="center" style:writing-mode="lr-tb"/>
      <style:text-properties style:font-name="Noto Sans5" fo:font-size="18pt" fo:font-weight="normal" style:font-name-asian="Noto Sans CJK JP Regular" style:font-size-asian="18pt" style:font-weight-asian="normal" style:font-size-complex="18pt" style:font-weight-complex="normal"/>
    </style:style>
    <style:style style:name="P16" style:family="paragraph">
      <loext:graphic-properties draw:fill="none" draw:fill-color="#ffffff"/>
      <style:paragraph-properties fo:text-align="center" style:writing-mode="lr-tb"/>
      <style:text-properties style:font-name="Noto Sans5" fo:font-size="18pt" style:font-name-asian="Noto Sans CJK JP Regular" style:font-size-asian="18pt" style:font-size-complex="18pt"/>
    </style:style>
    <style:style style:name="P17" style:family="paragraph">
      <loext:graphic-properties draw:fill="none" draw:fill-color="#ffffff"/>
      <style:paragraph-properties style:writing-mode="lr-tb"/>
      <style:text-properties style:font-name="Noto Serif" fo:font-size="72pt" fo:font-weight="bold" style:font-name-asian="Noto Serif CJK JP" style:font-size-asian="72pt" style:font-weight-asian="bold" style:font-size-complex="72pt" style:font-weight-complex="bold"/>
    </style:style>
    <style:style style:name="P18" style:family="paragraph">
      <loext:graphic-properties draw:fill="none" draw:fill-color="#ffffff"/>
      <style:paragraph-properties style:writing-mode="lr-tb"/>
      <style:text-properties style:font-name="Noto Sans5" fo:font-size="24pt" style:font-name-asian="Noto Sans5" style:font-size-asian="24pt" style:font-size-complex="18pt"/>
    </style:style>
    <style:style style:name="P19" style:family="paragraph">
      <loext:graphic-properties draw:fill-color="#ffffff"/>
      <style:paragraph-properties style:writing-mode="lr-tb"/>
    </style:style>
    <style:style style:name="P20" style:family="paragraph">
      <style:paragraph-properties fo:margin-top="0.1cm" fo:margin-bottom="0cm"/>
    </style:style>
    <style:style style:name="P21" style:family="paragraph">
      <style:paragraph-properties fo:margin-top="0.1cm" fo:margin-bottom="0cm" style:writing-mode="lr-tb"/>
    </style:style>
    <style:style style:name="P22" style:family="paragraph">
      <style:paragraph-properties fo:margin-left="0cm" fo:margin-right="0cm" fo:margin-top="0.1cm" fo:margin-bottom="0cm" fo:text-indent="0cm"/>
    </style:style>
    <style:style style:name="P23" style:family="paragraph">
      <style:paragraph-properties fo:margin-left="1cm" fo:margin-right="0cm" fo:margin-top="0.1cm" fo:margin-bottom="0cm" fo:text-indent="0cm"/>
    </style:style>
    <style:style style:name="P24" style:family="paragraph">
      <style:paragraph-properties fo:margin-left="2cm" fo:margin-right="0cm" fo:margin-top="0.1cm" fo:margin-bottom="0cm" fo:text-indent="0cm"/>
    </style:style>
    <style:style style:name="P25" style:family="paragraph">
      <loext:graphic-properties draw:fill="none"/>
      <style:paragraph-properties fo:text-align="center"/>
    </style:style>
    <style:style style:name="P26" style:family="paragraph">
      <loext:graphic-properties draw:fill="solid"/>
      <style:paragraph-properties fo:text-align="center"/>
    </style:style>
    <style:style style:name="P27" style:family="paragraph">
      <loext:graphic-properties draw:fill="none" draw:fill-color="#ffffff"/>
      <style:paragraph-properties style:writing-mode="lr-tb"/>
      <style:text-properties fo:color="#ff0000" style:font-name="Noto Sans1"/>
    </style:style>
    <style:style style:name="P28" style:family="paragraph">
      <loext:graphic-properties draw:fill="solid"/>
      <style:paragraph-properties fo:text-align="center"/>
      <style:text-properties fo:color="#000000"/>
    </style:style>
    <style:style style:name="P29" style:family="paragraph">
      <loext:graphic-properties draw:fill="none" draw:fill-color="#ffffff"/>
      <style:paragraph-properties style:writing-mode="lr-tb"/>
      <style:text-properties fo:color="#000000" style:font-name="Noto Sans1"/>
    </style:style>
    <style:style style:name="P30" style:family="paragraph">
      <loext:graphic-properties draw:fill-color="#000000"/>
      <style:paragraph-properties fo:text-align="center"/>
    </style:style>
    <style:style style:name="P31" style:family="paragraph">
      <loext:graphic-properties draw:fill="none" draw:fill-color="#ffffff"/>
      <style:paragraph-properties fo:text-align="center" style:writing-mode="lr-tb"/>
      <style:text-properties style:font-name="Noto Sans1"/>
    </style:style>
    <style:style style:name="P32" style:family="paragraph">
      <style:paragraph-properties fo:text-align="center"/>
      <style:text-properties style:font-name="Noto Sans1" fo:font-size="12pt" style:font-name-asian="Noto Sans1" style:font-size-asian="12pt" style:font-size-complex="12pt"/>
    </style:style>
    <style:style style:name="P33" style:family="paragraph">
      <style:paragraph-properties fo:text-align="center"/>
      <style:text-properties style:font-name="Noto Sans1" fo:font-size="12pt" fo:font-weight="bold" style:font-name-asian="Noto Sans1" style:font-size-asian="12pt" style:font-weight-asian="bold" style:font-size-complex="12pt" style:font-weight-complex="bold"/>
    </style:style>
    <style:style style:name="P34" style:family="paragraph">
      <loext:graphic-properties draw:fill="none" draw:fill-color="#ffffff"/>
      <style:paragraph-properties style:writing-mode="lr-tb"/>
      <style:text-properties style:font-name="Noto Sans1"/>
    </style:style>
    <style:style style:name="P35" style:family="paragraph">
      <style:paragraph-properties fo:margin-left="1cm" fo:margin-right="0cm" fo:margin-top="0.1cm" fo:margin-bottom="0cm" fo:text-align="end" fo:text-indent="0cm"/>
    </style:style>
    <style:style style:name="P36" style:family="paragraph">
      <style:paragraph-properties fo:text-align="start"/>
    </style:style>
    <style:style style:name="P37" style:family="paragraph">
      <style:paragraph-properties fo:text-align="center" style:writing-mode="lr-tb"/>
      <style:text-properties fo:font-size="36pt" style:font-size-asian="36pt" style:font-size-complex="36pt"/>
    </style:style>
    <style:style style:name="P38" style:family="paragraph">
      <loext:graphic-properties draw:fill="none" draw:fill-color="#ffffff"/>
      <style:paragraph-properties style:writing-mode="lr-tb"/>
      <style:text-properties style:font-name="Noto Mono1" fo:font-size="24pt" fo:font-weight="bold" style:font-name-asian="Consolas1" style:font-size-asian="44pt" style:font-weight-asian="bold" style:font-size-complex="44pt"/>
    </style:style>
    <style:style style:name="P39" style:family="paragraph">
      <loext:graphic-properties draw:fill="none" draw:fill-color="#ffffff"/>
      <style:paragraph-properties style:writing-mode="lr-tb"/>
      <style:text-properties style:font-name="Consolas1" fo:font-size="24pt" fo:font-weight="bold" style:font-name-asian="Consolas1" style:font-size-asian="44pt" style:font-weight-asian="bold" style:font-size-complex="44pt"/>
    </style:style>
    <style:style style:name="P40" style:family="paragraph">
      <loext:graphic-properties draw:fill="none" draw:fill-color="#ffffff"/>
      <style:paragraph-properties style:writing-mode="lr-tb"/>
      <style:text-properties style:font-name="Noto Sans1" fo:font-size="14pt"/>
    </style:style>
    <style:style style:name="P41" style:family="paragraph">
      <style:paragraph-properties fo:text-align="center"/>
      <style:text-properties style:font-name="Noto Sans1" fo:font-size="14pt" style:font-size-asian="14pt" style:font-size-complex="14pt"/>
    </style:style>
    <style:style style:name="P42" style:family="paragraph">
      <style:paragraph-properties fo:text-align="center" style:writing-mode="lr-tb"/>
      <style:text-properties style:font-name="Noto Sans1"/>
    </style:style>
    <style:style style:name="P43" style:family="paragraph">
      <loext:graphic-properties draw:fill-color="#000000"/>
      <style:paragraph-properties fo:text-align="center" style:writing-mode="lr-tb"/>
      <style:text-properties style:font-name="Noto Sans1"/>
    </style:style>
    <style:style style:name="P44" style:family="paragraph">
      <loext:graphic-properties draw:fill="none" draw:fill-color="#ffffff"/>
      <style:paragraph-properties fo:text-align="center" style:writing-mode="lr-tb"/>
      <style:text-properties style:font-name="Noto Sans1" fo:font-weight="bold" style:font-weight-asian="bold" style:font-weight-complex="bold"/>
    </style:style>
    <style:style style:name="P45" style:family="paragraph">
      <style:paragraph-properties fo:margin-left="0cm" fo:margin-right="0cm" fo:margin-top="0.1cm" fo:margin-bottom="0cm" fo:text-align="start" fo:text-indent="0cm"/>
    </style:style>
    <style:style style:name="P46" style:family="paragraph">
      <loext:graphic-properties draw:fill="none" draw:fill-color="#ffffff"/>
      <style:paragraph-properties style:writing-mode="lr-tb"/>
      <style:text-properties style:font-name="Noto Sans1" fo:font-size="14pt" style:font-size-asian="14pt" style:font-size-complex="14pt"/>
    </style:style>
    <style:style style:name="P47" style:family="paragraph">
      <style:paragraph-properties fo:margin-left="0cm" fo:margin-right="0cm" fo:margin-top="0.1cm" fo:margin-bottom="0cm" fo:text-align="end" fo:text-indent="0cm"/>
    </style:style>
    <style:style style:name="P48" style:family="paragraph">
      <style:paragraph-properties fo:text-align="start" style:writing-mode="lr-tb"/>
    </style:style>
    <style:style style:name="P49" style:family="paragraph">
      <loext:graphic-properties draw:fill="none" draw:fill-color="#ffffff"/>
      <style:paragraph-properties style:writing-mode="lr-tb"/>
      <style:text-properties style:font-name="Noto Sans5" fo:font-size="14pt" fo:font-style="normal" fo:font-weight="normal" style:font-name-asian="Noto Sans CJK JP Regular" style:font-size-asian="14pt" style:font-style-asian="normal" style:font-weight-asian="normal"/>
    </style:style>
    <style:style style:name="P50" style:family="paragraph">
      <loext:graphic-properties draw:fill="solid" draw:fill-color="#83caff"/>
      <style:paragraph-properties fo:text-align="center"/>
    </style:style>
    <style:style style:name="P51" style:family="paragraph">
      <loext:graphic-properties draw:fill="solid" draw:fill-color="#ff420e"/>
      <style:paragraph-properties fo:text-align="center"/>
    </style:style>
    <style:style style:name="P52" style:family="paragraph">
      <style:paragraph-properties fo:line-height="80%"/>
    </style:style>
    <style:style style:name="P53" style:family="paragraph">
      <loext:graphic-properties draw:fill="none" draw:fill-color="#ffffff"/>
      <style:paragraph-properties fo:line-height="80%" style:writing-mode="lr-tb"/>
      <style:text-properties style:font-name="Noto Sans5" fo:font-size="20pt" style:font-name-asian="Noto Sans CJK JP Regular" style:font-size-asian="24pt" style:font-size-complex="18pt"/>
    </style:style>
    <style:style style:name="P54" style:family="paragraph">
      <loext:graphic-properties draw:fill="none" draw:fill-color="#ffffff"/>
      <style:paragraph-properties style:writing-mode="lr-tb"/>
      <style:text-properties style:font-name="Noto Sans5" fo:font-size="14pt" fo:font-style="normal" fo:font-weight="normal" style:font-name-asian="Noto Sans CJK JP Regular" style:font-size-asian="14pt" style:font-style-asian="normal" style:font-weight-asian="normal" style:font-size-complex="14pt"/>
    </style:style>
    <style:style style:name="P55" style:family="paragraph">
      <loext:graphic-properties draw:fill="solid" draw:fill-color="#cccccc"/>
      <style:paragraph-properties fo:text-align="center"/>
    </style:style>
    <style:style style:name="P56" style:family="paragraph">
      <loext:graphic-properties draw:fill="solid" draw:fill-color="#ffffff"/>
      <style:paragraph-properties style:writing-mode="lr-tb"/>
      <style:text-properties style:font-name="Noto Sans5" fo:font-size="20pt" style:font-name-asian="Noto Sans CJK JP Regular" style:font-size-asian="20pt" style:font-size-complex="20pt"/>
    </style:style>
    <style:style style:name="P57" style:family="paragraph">
      <style:paragraph-properties fo:margin-left="0cm" fo:margin-right="0cm" fo:margin-top="0cm" fo:margin-bottom="0cm" fo:text-indent="0cm"/>
    </style:style>
    <style:style style:name="P58" style:family="paragraph">
      <loext:graphic-properties draw:fill="none" draw:fill-color="#ffffff"/>
      <style:paragraph-properties style:writing-mode="lr-tb"/>
      <style:text-properties style:font-name="Noto Sans5" fo:font-size="20pt" style:font-name-asian="Noto Sans CJK JP Regular" style:font-size-asian="20pt" style:font-size-complex="20pt"/>
    </style:style>
    <style:style style:name="P59" style:family="paragraph">
      <loext:graphic-properties draw:fill="none" draw:fill-color="#ffffff"/>
      <style:paragraph-properties style:writing-mode="lr-tb"/>
      <style:text-properties fo:color="#3333ff" style:font-name="Noto Sans5" fo:font-size="18pt" style:font-name-asian="Noto Sans CJK JP Regular" style:font-size-asian="18pt" style:font-size-complex="18pt"/>
    </style:style>
    <style:style style:name="P60" style:family="paragraph">
      <loext:graphic-properties draw:fill="none" draw:fill-color="#ffffff"/>
      <style:paragraph-properties style:writing-mode="lr-tb"/>
      <style:text-properties fo:color="#ff33ff" style:font-name="Noto Sans5" fo:font-size="18pt" style:font-name-asian="Noto Sans CJK JP Regular" style:font-size-asian="18pt" style:font-size-complex="18pt"/>
    </style:style>
    <style:style style:name="P61" style:family="paragraph">
      <loext:graphic-properties draw:fill-color="#ff33ff"/>
      <style:paragraph-properties fo:text-align="center"/>
    </style:style>
    <style:style style:name="P62" style:family="paragraph">
      <loext:graphic-properties draw:fill-color="#3333ff"/>
      <style:paragraph-properties fo:text-align="center"/>
    </style:style>
    <style:style style:name="P63" style:family="paragraph">
      <loext:graphic-properties draw:fill="none" draw:fill-color="#ffffff"/>
      <style:paragraph-properties fo:text-align="center" style:writing-mode="lr-tb"/>
      <style:text-properties style:font-name="Noto Sans1" fo:font-size="18pt" fo:font-weight="normal" style:font-size-asian="18pt" style:font-weight-asian="normal" style:font-size-complex="18pt" style:font-weight-complex="normal"/>
    </style:style>
    <style:style style:name="P64" style:family="paragraph">
      <style:paragraph-properties fo:margin-left="0cm" fo:margin-right="0cm" fo:margin-top="0.224cm" fo:margin-bottom="0cm" fo:text-indent="0cm"/>
    </style:style>
    <style:style style:name="T1" style:family="text">
      <style:text-properties fo:font-size="28pt" style:font-size-asian="28pt"/>
    </style:style>
    <style:style style:name="T2" style:family="text">
      <style:text-properties style:font-name="Noto Sans4" fo:font-size="40pt" fo:font-weight="bold" style:font-name-asian="Noto Sans CJK JP Bold3" style:font-size-asian="40pt" style:font-size-complex="18pt"/>
    </style:style>
    <style:style style:name="T3" style:family="text">
      <style:text-properties style:font-name="Noto Sans5" fo:font-size="18pt" style:font-name-asian="Noto Sans CJK JP Regular" style:font-size-asian="18pt" style:font-size-complex="18pt"/>
    </style:style>
    <style:style style:name="T4" style:family="text">
      <style:text-properties style:font-name="Noto Sans1" fo:font-size="18pt" style:font-name-asian="Noto Sans CJK JP Regular3" style:font-size-asian="18pt" style:font-size-complex="18pt"/>
    </style:style>
    <style:style style:name="T5" style:family="text">
      <style:text-properties style:font-name="Noto Sans5" fo:font-size="18pt" fo:font-weight="normal" style:font-name-asian="Noto Sans CJK JP Regular" style:font-size-asian="18pt" style:font-weight-asian="normal" style:font-size-complex="18pt" style:font-weight-complex="normal"/>
    </style:style>
    <style:style style:name="T6" style:family="text">
      <style:text-properties style:use-window-font-color="true" style:font-name="Noto Sans5" fo:font-size="18pt" fo:font-weight="normal" style:font-name-asian="Noto Sans CJK JP Bold2" style:font-size-asian="18pt" style:font-weight-asian="normal" style:font-size-complex="18pt" style:font-weight-complex="normal"/>
    </style:style>
    <style:style style:name="T7" style:family="text">
      <style:text-properties style:font-name="Noto Serif" fo:font-size="72pt" fo:font-weight="bold" style:font-name-asian="Noto Serif CJK JP" style:font-size-asian="72pt" style:font-weight-asian="bold" style:font-size-complex="72pt" style:font-weight-complex="bold"/>
    </style:style>
    <style:style style:name="T8" style:family="text">
      <style:text-properties style:font-name="Noto Sans5" fo:font-size="24pt" style:font-name-asian="Noto Sans5" style:font-size-asian="24pt" style:font-size-complex="18pt"/>
    </style:style>
    <style:style style:name="T9" style:family="text">
      <style:text-properties fo:font-variant="normal" fo:text-transform="none" style:use-window-font-color="true" style:text-outline="false" style:text-line-through-style="none" style:text-line-through-type="none" style:font-name="Noto Sans5" fo:font-size="20pt" fo:font-style="normal" fo:text-shadow="none" style:text-underline-style="none" fo:font-weight="normal" style:letter-kerning="true" fo:background-color="transparent" style:font-name-asian="Noto Sans CJK JP Regular" style:font-size-asian="20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0" style:family="text">
      <style:text-properties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fo:color="#ff0000" style:font-name="Noto Sans1"/>
    </style:style>
    <style:style style:name="T13" style:family="text">
      <style:text-properties fo:color="#000000" style:font-name="Noto Sans1"/>
    </style:style>
    <style:style style:name="T14" style:family="text">
      <style:text-properties style:font-name="Noto Sans1"/>
    </style:style>
    <style:style style:name="T15" style:family="text">
      <style:text-properties style:font-name="Noto Sans1" fo:font-size="12pt" fo:font-weight="bold" style:font-name-asian="Noto Sans1" style:font-size-asian="12pt" style:font-weight-asian="bold" style:font-size-complex="12pt" style:font-weight-complex="bold"/>
    </style:style>
    <style:style style:name="T16" style:family="text">
      <style:text-properties style:font-name="Noto Sans1" fo:font-size="12pt" style:font-name-asian="Noto Sans1" style:font-size-asian="12pt" style:font-size-complex="12pt"/>
    </style:style>
    <style:style style:name="T17" style:family="text">
      <style:text-properties fo:font-variant="normal" fo:text-transform="none" style:use-window-font-color="true" style:text-outline="false" style:text-line-through-style="none" style:text-line-through-type="none" style:font-name="Noto Sans5" fo:font-size="12pt" fo:font-style="normal" fo:text-shadow="none" style:text-underline-style="none" fo:font-weight="normal" style:letter-kerning="true" fo:background-color="transparent" style:font-name-asian="Noto Sans CJK JP Regular"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8" style:family="text">
      <style:text-properties fo:font-size="36pt" style:font-size-asian="36pt" style:font-size-complex="36pt"/>
    </style:style>
    <style:style style:name="T19" style:family="text">
      <style:text-properties style:font-name="Noto Mono1" fo:font-size="24pt" fo:font-weight="bold" style:font-name-asian="Consolas1" style:font-size-asian="44pt" style:font-weight-asian="bold" style:font-size-complex="44pt"/>
    </style:style>
    <style:style style:name="T20" style:family="text">
      <style:text-properties fo:color="#00cc00" style:font-name="Noto Mono1" fo:font-size="24pt" fo:font-weight="bold" style:font-name-asian="Consolas1" style:font-size-asian="44pt" style:font-weight-asian="bold" style:font-size-complex="44pt"/>
    </style:style>
    <style:style style:name="T21" style:family="text">
      <style:text-properties fo:color="#3333ff" style:font-name="Noto Mono1" fo:font-size="24pt" fo:font-weight="bold" style:font-name-asian="Consolas1" style:font-size-asian="44pt" style:font-weight-asian="bold" style:font-size-complex="44pt"/>
    </style:style>
    <style:style style:name="T22" style:family="text">
      <style:text-properties fo:color="#ff0000" style:font-name="Noto Mono1" fo:font-size="24pt" fo:font-weight="bold" style:font-name-asian="Consolas1" style:font-size-asian="44pt" style:font-weight-asian="bold" style:font-size-complex="44pt"/>
    </style:style>
    <style:style style:name="T23" style:family="text">
      <style:text-properties style:font-name="Noto Sans1" fo:font-size="14pt"/>
    </style:style>
    <style:style style:name="T24" style:family="text">
      <style:text-properties style:font-name="Noto Sans1" fo:font-size="14pt" style:font-size-asian="14pt" style:font-size-complex="14pt"/>
    </style:style>
    <style:style style:name="T25" style:family="text">
      <style:text-properties style:font-name="Noto Sans1" fo:font-size="14pt" fo:font-style="italic" style:font-size-asian="14pt" style:font-style-asian="italic" style:font-size-complex="14pt" style:font-style-complex="italic"/>
    </style:style>
    <style:style style:name="T26" style:family="text">
      <style:text-properties style:font-name="Noto Sans1" fo:font-size="10pt" style:font-size-asian="10pt" style:font-size-complex="10pt"/>
    </style:style>
    <style:style style:name="T27" style:family="text">
      <style:text-properties style:font-name="Noto Sans1" fo:font-weight="bold" style:font-weight-asian="bold" style:font-weight-complex="bold"/>
    </style:style>
    <style:style style:name="T28" style:family="text">
      <style:text-properties style:font-name="Noto Sans5" fo:font-size="14pt" fo:font-style="normal" fo:font-weight="normal" style:font-name-asian="Noto Sans CJK JP Regular" style:font-size-asian="14pt" style:font-style-asian="normal" style:font-weight-asian="normal"/>
    </style:style>
    <style:style style:name="T29" style:family="text">
      <style:text-properties style:font-name="Noto Sans5" fo:font-size="20pt" style:font-name-asian="Noto Sans CJK JP Regular" style:font-size-asian="24pt" style:font-size-complex="18pt"/>
    </style:style>
    <style:style style:name="T30" style:family="text">
      <style:text-properties style:font-name="Noto Sans5" fo:font-size="14pt" fo:font-style="normal" fo:font-weight="normal" style:font-name-asian="Noto Sans CJK JP Regular" style:font-size-asian="14pt" style:font-style-asian="normal" style:font-weight-asian="normal" style:font-size-complex="14pt"/>
    </style:style>
    <style:style style:name="T31" style:family="text">
      <style:text-properties style:font-name="Noto Sans5" fo:font-size="20pt" style:font-name-asian="Noto Sans CJK JP Regular" style:font-size-asian="20pt" style:font-size-complex="20pt"/>
    </style:style>
    <style:style style:name="T32" style:family="text">
      <style:text-properties fo:font-variant="normal" fo:text-transform="none" style:use-window-font-color="true" style:text-outline="false" style:text-line-through-style="none" style:text-line-through-type="none" style:font-name="Noto Sans5" fo:font-size="18pt" fo:font-style="normal" fo:text-shadow="none" style:text-underline-style="none" fo:font-weight="normal" style:letter-kerning="true" fo:background-color="transparent" style:font-name-asian="Noto Sans CJK JP Regular"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3" style:family="text">
      <style:text-properties fo:font-size="18pt" style:font-size-asian="18pt" style:font-size-complex="18pt"/>
    </style:style>
    <style:style style:name="T34" style:family="text">
      <style:text-properties fo:font-variant="normal" fo:text-transform="none" style:use-window-font-color="true" style:text-outline="false" style:text-line-through-style="none" style:text-line-through-type="none" style:font-name="Noto Sans5" fo:font-size="18pt" fo:font-style="normal" fo:text-shadow="none" style:text-underline-style="none" fo:font-weight="normal" style:letter-kerning="true" fo:background-color="transparent" style:font-name-asian="Noto Sans CJK JP Regular" style:font-size-asian="18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font-name="Noto Sans4" fo:font-size="22pt" fo:font-style="normal" fo:text-shadow="none" style:text-underline-style="none" fo:font-weight="bold" style:letter-kerning="true" fo:background-color="transparent" style:font-name-asian="Noto Sans CJK JP Bold2" style:font-size-asian="22pt" style:font-style-asian="normal" style:font-weight-asian="bold" style:font-name-complex="Lucida Sans" style:font-size-complex="44pt" style:font-style-complex="normal" style:font-weight-complex="normal" style:text-emphasize="none" style:font-relief="none" style:text-overline-style="none" style:text-overline-color="font-color"/>
    </style:style>
    <style:style style:name="T36" style:family="text">
      <style:text-properties fo:color="#3333ff" style:font-name="Noto Sans5" fo:font-size="18pt" style:font-name-asian="Noto Sans CJK JP Regular" style:font-size-asian="18pt" style:font-size-complex="18pt"/>
    </style:style>
    <style:style style:name="T37" style:family="text">
      <style:text-properties fo:color="#ff33ff" style:font-name="Noto Sans5" fo:font-size="18pt" style:font-name-asian="Noto Sans CJK JP Regular" style:font-size-asian="18pt" style:font-size-complex="18pt"/>
    </style:style>
    <style:style style:name="T38" style:family="text">
      <style:text-properties style:font-name="Noto Sans1" fo:font-size="18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19">
        <office:forms form:automatic-focus="false" form:apply-design-mode="false"/>
        <draw:frame presentation:style-name="pr1" draw:text-style-name="P2" draw:layer="layout" svg:width="27.6cm" svg:height="5.369cm" svg:x="0.2cm" svg:y="1.431cm" presentation:class="title" presentation:user-transformed="true">
          <draw:text-box>
            <text:p text:style-name="P1"><text:span text:style-name="T1">Lecture course on environmental DNA metabarcoding</text:span><text:span text:style-name="T1"><text:line-break/></text:span><text:span text:style-name="T1">using Claident and R:</text:span><text:span text:style-name="T1"><text:line-break/></text:span><text:span text:style-name="T1">From nucleotide sequence data processing</text:span><text:span text:style-name="T1"><text:line-break/></text:span><text:span text:style-name="T1">to ecological analyses</text:span></text:p>
          </draw:text-box>
        </draw:frame>
        <draw:frame draw:style-name="gr1" draw:text-style-name="P3" draw:layer="layout" svg:width="27.531cm" svg:height="6.512cm" svg:x="0.235cm" svg:y="7.888cm">
          <draw:text-box>
            <text:p><text:span text:style-name="T2">Claident</text:span><text:span text:style-name="T2">と</text:span><text:span text:style-name="T2">R</text:span><text:span text:style-name="T2">による</text:span></text:p>
            <text:p><text:span text:style-name="T2">環境</text:span><text:span text:style-name="T2">DNA</text:span><text:span text:style-name="T2">メタバーコーディング分析講座：</text:span></text:p>
            <text:p><text:span text:style-name="T2">塩基配列データ処理から生態学的分析まで</text:span></text:p>
          </draw:text-box>
        </draw:frame>
        <draw:frame draw:style-name="gr2" draw:text-style-name="P4" draw:layer="layout" svg:width="5.785cm" svg:height="1.115cm" svg:x="22.015cm" svg:y="6.885cm">
          <draw:text-box>
            <text:p><text:span text:style-name="T3">Akifumi S. Tanabe</text:span></text:p>
          </draw:text-box>
        </draw:frame>
        <draw:frame draw:style-name="gr3" draw:text-style-name="P6" draw:layer="layout" svg:width="1.441cm" svg:height="2.792cm" svg:x="0.359cm" svg:y="5.208cm">
          <draw:text-box>
            <text:p text:style-name="P5"><text:span text:style-name="T3">田辺晶史</text:span></text:p>
          </draw:text-box>
        </draw:frame>
        <presentation:notes draw:style-name="dp2">
          <draw:page-thumbnail draw:style-name="gr4" draw:layer="layout" svg:width="14.848cm" svg:height="11.136cm" svg:x="3.075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page2"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Workflow of metabarcoding</text:p>
          </draw:text-box>
        </draw:frame>
        <draw:frame draw:style-name="gr5" draw:text-style-name="P10" draw:layer="layout" svg:width="4.519cm" svg:height="1.979cm" svg:x="8.531cm" svg:y="4.233cm">
          <draw:text-box>
            <text:p text:style-name="P9"><text:span text:style-name="T4">metagenome</text:span></text:p>
            <text:p text:style-name="P9"><text:span text:style-name="T4">or eDNA</text:span></text:p>
          </draw:text-box>
        </draw:frame>
        <draw:custom-shape draw:style-name="gr6" draw:text-style-name="P11" draw:layer="layout" svg:width="1.5cm" svg:height="1cm" svg:x="7.118cm" svg:y="4.5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10" draw:layer="layout" svg:width="3.647cm" svg:height="1.979cm" svg:x="14.476cm" svg:y="4.233cm">
          <draw:text-box>
            <text:p text:style-name="P12"><text:span text:style-name="T4">nucleotide</text:span></text:p>
            <text:p text:style-name="P12"><text:span text:style-name="T4">seqs</text:span></text:p>
          </draw:text-box>
        </draw:frame>
        <draw:custom-shape draw:style-name="gr8" draw:text-style-name="P11" draw:layer="layout" svg:width="1.5cm" svg:height="1cm" svg:x="13.063cm" svg:y="4.5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3" draw:layer="layout" svg:width="5.806cm" svg:height="1.115cm" svg:x="19.552cm" svg:y="4.465cm">
          <draw:text-box>
            <text:p><text:span text:style-name="T4">taxonomic names</text:span></text:p>
          </draw:text-box>
        </draw:frame>
        <draw:custom-shape draw:style-name="gr10" draw:text-style-name="P11" draw:layer="layout" svg:width="1.5cm" svg:height="1cm" svg:x="18.136cm" svg:y="4.5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5" draw:layer="layout" svg:width="3.973cm" svg:height="5.779cm" svg:x="3.132cm" svg:y="2.333cm">
          <draw:text-box>
            <text:p text:style-name="P14"><text:span text:style-name="T5">soil</text:span></text:p>
            <text:p text:style-name="P14"><text:span text:style-name="T6">saltwater</text:span></text:p>
            <text:p text:style-name="P14"><text:span text:style-name="T5">freshwater</text:span></text:p>
            <text:p text:style-name="P14"><text:span text:style-name="T5">gut content</text:span></text:p>
            <text:p text:style-name="P14"><text:span text:style-name="T5">fecal pellet</text:span></text:p>
            <text:p text:style-name="P14"><text:span text:style-name="T5">dead body</text:span></text:p>
            <text:p text:style-name="P14"><text:span text:style-name="T5">living body</text:span></text:p>
            <text:p text:style-name="P14"><text:span text:style-name="T5">etc.</text:span></text:p>
          </draw:text-box>
        </draw:frame>
        <presentation:notes draw:style-name="dp2">
          <draw:page-thumbnail draw:style-name="gr4" draw:layer="layout" svg:width="14.848cm" svg:height="11.136cm" svg:x="3.075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Molecular laboratory processes of metabarcoding</text:p>
          </draw:text-box>
        </draw:frame>
        <draw:frame draw:style-name="gr5" draw:text-style-name="P10" draw:layer="layout" svg:width="4.519cm" svg:height="1.979cm" svg:x="8.53cm" svg:y="4.232cm">
          <draw:text-box>
            <text:p text:style-name="P9"><text:span text:style-name="T4">metagenome</text:span></text:p>
            <text:p text:style-name="P9"><text:span text:style-name="T4">or eDNA</text:span></text:p>
          </draw:text-box>
        </draw:frame>
        <draw:custom-shape draw:style-name="gr12" draw:text-style-name="P11" draw:layer="layout" svg:width="1.5cm" svg:height="1cm" svg:x="7.117cm" svg:y="4.5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10" draw:layer="layout" svg:width="3.647cm" svg:height="1.979cm" svg:x="14.475cm" svg:y="4.232cm">
          <draw:text-box>
            <text:p text:style-name="P12"><text:span text:style-name="T4">nucleotide</text:span></text:p>
            <text:p text:style-name="P12"><text:span text:style-name="T4">seqs</text:span></text:p>
          </draw:text-box>
        </draw:frame>
        <draw:custom-shape draw:style-name="gr13" draw:text-style-name="P11" draw:layer="layout" svg:width="1.5cm" svg:height="1cm" svg:x="13.062cm" svg:y="4.5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3" draw:layer="layout" svg:width="5.806cm" svg:height="1.115cm" svg:x="19.551cm" svg:y="4.464cm">
          <draw:text-box>
            <text:p><text:span text:style-name="T4">taxonomic names</text:span></text:p>
          </draw:text-box>
        </draw:frame>
        <draw:custom-shape draw:style-name="gr10" draw:text-style-name="P11" draw:layer="layout" svg:width="1.5cm" svg:height="1cm" svg:x="18.135cm" svg:y="4.5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5" draw:layer="layout" svg:width="3.973cm" svg:height="5.779cm" svg:x="3.131cm" svg:y="2.332cm">
          <draw:text-box>
            <text:p text:style-name="P14"><text:span text:style-name="T5">soil</text:span></text:p>
            <text:p text:style-name="P14"><text:span text:style-name="T6">saltwater</text:span></text:p>
            <text:p text:style-name="P14"><text:span text:style-name="T5">freshwater</text:span></text:p>
            <text:p text:style-name="P14"><text:span text:style-name="T5">gut content</text:span></text:p>
            <text:p text:style-name="P14"><text:span text:style-name="T5">fecal pellet</text:span></text:p>
            <text:p text:style-name="P14"><text:span text:style-name="T5">dead body</text:span></text:p>
            <text:p text:style-name="P14"><text:span text:style-name="T5">living body</text:span></text:p>
            <text:p text:style-name="P14"><text:span text:style-name="T5">etc.</text:span></text:p>
          </draw:text-box>
        </draw:frame>
        <draw:custom-shape draw:style-name="gr14" draw:text-style-name="P11" draw:layer="layout" svg:width="4.769cm" svg:height="2.001cm" svg:x="11.027cm" svg:y="5.6cm">
          <text:p/>
          <draw:enhanced-geometry svg:viewBox="0 0 21600 21600" draw:glue-points="10800 0 5400 10800 10800 21600 16200 10800" draw:text-areas="5400 10800 16200 21600" draw:type="flowchart-extract" draw:enhanced-path="M 10800 0 L 21600 21600 0 21600 10800 0 Z N"/>
        </draw:custom-shape>
        <draw:frame draw:style-name="gr15" draw:text-style-name="P16" draw:layer="layout" svg:width="10.823cm" svg:height="3.707cm" svg:x="8cm" svg:y="7.493cm">
          <draw:text-box>
            <text:p text:style-name="P12"><text:span text:style-name="T3">PCR amplification of barcode locus</text:span></text:p>
            <text:p text:style-name="P12"><text:span text:style-name="T3">Adding index seqs</text:span></text:p>
            <text:p text:style-name="P12"><text:span text:style-name="T3">Mixing multiple samples</text:span></text:p>
            <text:p text:style-name="P12"><text:span text:style-name="T3">Sequencing by HTS</text:span></text:p>
          </draw:text-box>
        </draw:frame>
        <presentation:notes draw:style-name="dp2">
          <draw:page-thumbnail draw:style-name="gr4" draw:layer="layout" svg:width="14.848cm" svg:height="11.136cm" svg:x="3.075cm" svg:y="2.257cm" draw:page-number="3" presentation:class="page"/>
          <draw:frame presentation:style-name="pr4" draw:text-style-name="P7" draw:layer="layout" svg:width="16.799cm" svg:height="13.364cm" svg:x="2.1cm" svg:y="14.107cm" presentation:class="notes" presentation:placeholder="true">
            <draw:text-box/>
          </draw:frame>
        </presentation:notes>
      </draw:page>
      <draw:page draw:name="page4"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Computational processes of metabarcoding</text:p>
          </draw:text-box>
        </draw:frame>
        <draw:frame draw:style-name="gr5" draw:text-style-name="P10" draw:layer="layout" svg:width="4.519cm" svg:height="1.979cm" svg:x="8.53cm" svg:y="4.233cm">
          <draw:text-box>
            <text:p text:style-name="P9"><text:span text:style-name="T4">metagenome</text:span></text:p>
            <text:p text:style-name="P9"><text:span text:style-name="T4">or eDNA</text:span></text:p>
          </draw:text-box>
        </draw:frame>
        <draw:custom-shape draw:style-name="gr12" draw:text-style-name="P11" draw:layer="layout" svg:width="1.5cm" svg:height="1cm" svg:x="7.117cm" svg:y="4.5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10" draw:layer="layout" svg:width="3.647cm" svg:height="1.979cm" svg:x="14.475cm" svg:y="4.233cm">
          <draw:text-box>
            <text:p text:style-name="P12"><text:span text:style-name="T4">nucleotide</text:span></text:p>
            <text:p text:style-name="P12"><text:span text:style-name="T4">seqs</text:span></text:p>
          </draw:text-box>
        </draw:frame>
        <draw:custom-shape draw:style-name="gr16" draw:text-style-name="P11" draw:layer="layout" svg:width="1.5cm" svg:height="1cm" svg:x="13.062cm" svg:y="4.5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3" draw:layer="layout" svg:width="5.806cm" svg:height="1.115cm" svg:x="19.551cm" svg:y="4.465cm">
          <draw:text-box>
            <text:p><text:span text:style-name="T4">taxonomic names</text:span></text:p>
          </draw:text-box>
        </draw:frame>
        <draw:custom-shape draw:style-name="gr13" draw:text-style-name="P11" draw:layer="layout" svg:width="1.5cm" svg:height="1cm" svg:x="18.135cm" svg:y="4.5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5" draw:layer="layout" svg:width="3.973cm" svg:height="5.779cm" svg:x="3.131cm" svg:y="2.333cm">
          <draw:text-box>
            <text:p text:style-name="P14"><text:span text:style-name="T5">soil</text:span></text:p>
            <text:p text:style-name="P14"><text:span text:style-name="T6">saltwater</text:span></text:p>
            <text:p text:style-name="P14"><text:span text:style-name="T5">freshwater</text:span></text:p>
            <text:p text:style-name="P14"><text:span text:style-name="T5">gut content</text:span></text:p>
            <text:p text:style-name="P14"><text:span text:style-name="T5">fecal pellet</text:span></text:p>
            <text:p text:style-name="P14"><text:span text:style-name="T5">dead body</text:span></text:p>
            <text:p text:style-name="P14"><text:span text:style-name="T5">living body</text:span></text:p>
            <text:p text:style-name="P14"><text:span text:style-name="T5">etc.</text:span></text:p>
          </draw:text-box>
        </draw:frame>
        <draw:g>
          <draw:frame draw:style-name="gr17" draw:text-style-name="P16" draw:layer="layout" svg:width="7.36cm" svg:height="7.163cm" svg:x="14.9cm" svg:y="7.5cm">
            <draw:text-box>
              <text:p text:style-name="P12"><text:span text:style-name="T3">Demultiplexing</text:span></text:p>
              <text:p text:style-name="P12"><text:span text:style-name="T3">Quality-trimming</text:span></text:p>
              <text:p text:style-name="P12"><text:span text:style-name="T3">Quality-filtering</text:span></text:p>
              <text:p text:style-name="P12"><text:span text:style-name="T3">Denoising</text:span></text:p>
              <text:p text:style-name="P12"><text:span text:style-name="T3">Chimera removal</text:span></text:p>
              <text:p text:style-name="P12"><text:span text:style-name="T3">Decontamination</text:span></text:p>
              <text:p text:style-name="P12"><text:span text:style-name="T3">Clustering</text:span></text:p>
              <text:p text:style-name="P12"><text:span text:style-name="T3">Taxonomic assignment</text:span></text:p>
            </draw:text-box>
          </draw:frame>
          <draw:custom-shape draw:style-name="gr14" draw:text-style-name="P11" draw:layer="layout" svg:width="4.769cm" svg:height="2.001cm" svg:x="16.196cm" svg:y="5.6cm">
            <text:p/>
            <draw:enhanced-geometry svg:viewBox="0 0 21600 21600" draw:glue-points="10800 0 5400 10800 10800 21600 16200 10800" draw:text-areas="5400 10800 16200 21600" draw:type="flowchart-extract" draw:enhanced-path="M 10800 0 L 21600 21600 0 21600 10800 0 Z N"/>
          </draw:custom-shape>
        </draw:g>
        <draw:frame draw:style-name="gr18" draw:text-style-name="P17" draw:layer="layout" svg:width="11.327cm" svg:height="3.71cm" svg:x="2.473cm" svg:y="8.3cm">
          <draw:text-box>
            <text:p><text:span text:style-name="T7">Claident</text:span></text:p>
          </draw:text-box>
        </draw:frame>
        <draw:frame draw:style-name="gr19" draw:text-style-name="P18" draw:layer="layout" svg:width="10.717cm" svg:height="1.407cm" svg:x="2.878cm" svg:y="11.593cm">
          <draw:text-box>
            <text:p><text:span text:style-name="T8">https://www.claident.org/</text:span></text:p>
          </draw:text-box>
        </draw:frame>
        <presentation:notes draw:style-name="dp2">
          <draw:page-thumbnail draw:style-name="gr4" draw:layer="layout" svg:width="14.848cm" svg:height="11.136cm" svg:x="3.075cm" svg:y="2.257cm" draw:page-number="4" presentation:class="page"/>
          <draw:frame presentation:style-name="pr4" draw:text-style-name="P19" draw:layer="layout" svg:width="16.799cm" svg:height="13.364cm" svg:x="2.1cm" svg:y="14.107cm" presentation:class="notes" presentation:placeholder="true">
            <draw:text-box/>
          </draw:frame>
        </presentation:notes>
      </draw:page>
      <draw:page draw:name="page5"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 text:style-name="P8">Single-end sequence data analysis in Claident</text:p>
          </draw:text-box>
        </draw:frame>
        <draw:frame presentation:style-name="pr6" draw:text-style-name="P21" draw:layer="layout" svg:width="25.199cm" svg:height="10.659cm" svg:x="1.391cm" svg:y="2.546cm" presentation:class="outline" presentation:user-transformed="true">
          <draw:text-box>
            <text:list text:style-name="L2">
              <text:list-item>
                <text:p text:style-name="P20">Demultiplexing by clsplitseq</text:p>
              </text:list-item>
              <text:list-item>
                <text:p text:style-name="P20">Evaluate sequence quality by VSEARCH via clcalcfastqstatv</text:p>
              </text:list-item>
              <text:list-item>
                <text:p text:style-name="P20"><text:span text:style-name="T9">Quality-trimming&amp;</text:span>filtering by VSEARCH via clfilterseqv</text:p>
              </text:list-item>
              <text:list-item>
                <text:p text:style-name="P20">Denoising by DADA2 via cldenoiseseqd</text:p>
              </text:list-item>
              <text:list-item>
                <text:p text:style-name="P20">Removing chimeras by UCHIME3 via clremovechimev</text:p>
              </text:list-item>
              <text:list-item>
                <text:p text:style-name="P20">Removing contaminants by clremovecontam</text:p>
              </text:list-item>
              <text:list-item>
                <text:p text:style-name="P20">Additional clustering by VSEARCH via clclassseqv (Optional)</text:p>
              </text:list-item>
              <text:list-item>
                <text:p text:style-name="P20">Assigning taxonomy by clmakecachedb,clidentseq,classigntax</text:p>
              </text:list-item>
              <text:list-item>
                <text:p text:style-name="P20">Additional taxonomy processing by clmergeassign,clfillassign</text:p>
              </text:list-item>
              <text:list-item>
                <text:p text:style-name="P20">Summarizing results by clsumclass,clsumtaxa</text:p>
              </text:list-item>
            </text:list>
          </draw:text-box>
        </draw:frame>
        <presentation:notes draw:style-name="dp2">
          <draw:page-thumbnail draw:style-name="gr4" draw:layer="layout" svg:width="14.848cm" svg:height="11.136cm" svg:x="3.075cm" svg:y="2.257cm" draw:page-number="5" presentation:class="page"/>
          <draw:frame presentation:style-name="pr7" draw:text-style-name="P19" draw:layer="layout" svg:width="16.799cm" svg:height="13.364cm" svg:x="2.1cm" svg:y="14.107cm" presentation:class="notes" presentation:placeholder="true">
            <draw:text-box/>
          </draw:frame>
        </presentation:notes>
      </draw:page>
      <draw:page draw:name="page6"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Overlapped paired-end sequence data analysis in Claident</text:p>
          </draw:text-box>
        </draw:frame>
        <draw:frame presentation:style-name="pr6" draw:text-style-name="P21" draw:layer="layout" svg:width="25.199cm" svg:height="10.668cm" svg:x="1.382cm" svg:y="2.541cm" presentation:class="outline" presentation:user-transformed="true">
          <draw:text-box>
            <text:list text:style-name="L2">
              <text:list-item>
                <text:p text:style-name="P20">Demultiplexing by clsplitseq</text:p>
              </text:list-item>
              <text:list-item>
                <text:p text:style-name="P20">Concatenating pairs by VSEARCH via clconcatpairv</text:p>
              </text:list-item>
              <text:list-item>
                <text:p text:style-name="P20">Quality-filtering by VSEARCH via clfilterseqv</text:p>
              </text:list-item>
              <text:list-item>
                <text:p text:style-name="P20">Denoising by DADA2 via cldenoiseseqd</text:p>
              </text:list-item>
              <text:list-item>
                <text:p text:style-name="P22">Removing chimeras by UCHIME3 via clremovechimev</text:p>
              </text:list-item>
              <text:list-item>
                <text:p text:style-name="P22">Removing contaminants by clremovecontam</text:p>
              </text:list-item>
              <text:list-item>
                <text:p text:style-name="P22">Additional clustering by VSEARCH via clclassseqv (Optional)</text:p>
              </text:list-item>
              <text:list-item>
                <text:p text:style-name="P22">Assigning taxonomy by clmakecachedb,clidentseq,classigntax</text:p>
              </text:list-item>
              <text:list-item>
                <text:p text:style-name="P22">Additional taxonomy processing by clmergeassign,clfillassign</text:p>
              </text:list-item>
              <text:list-item>
                <text:p text:style-name="P22">Summarizing results by clsumclass,clsumtaxa</text:p>
              </text:list-item>
            </text:list>
          </draw:text-box>
        </draw:frame>
        <presentation:notes draw:style-name="dp2">
          <draw:page-thumbnail draw:style-name="gr4" draw:layer="layout" svg:width="14.848cm" svg:height="11.136cm" svg:x="3.075cm" svg:y="2.257cm" draw:page-number="6" presentation:class="page"/>
          <draw:frame presentation:style-name="pr7" draw:text-style-name="P19" draw:layer="layout" svg:width="16.799cm" svg:height="13.364cm" svg:x="2.1cm" svg:y="14.107cm" presentation:class="notes" presentation:placeholder="true">
            <draw:text-box/>
          </draw:frame>
        </presentation:notes>
      </draw:page>
      <draw:page draw:name="page7"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Non-overlapped paired-end sequence data analysis in Claident</text:p>
          </draw:text-box>
        </draw:frame>
        <draw:frame presentation:style-name="pr6" draw:text-style-name="P21" draw:layer="layout" svg:width="25.199cm" svg:height="13.904cm" svg:x="1.382cm" svg:y="1.187cm" presentation:class="outline" presentation:user-transformed="true">
          <draw:text-box>
            <text:list text:style-name="L2">
              <text:list-item>
                <text:p text:style-name="P22">Demultiplexing by clsplitseq</text:p>
              </text:list-item>
              <text:list-item>
                <text:p text:style-name="P22">Evaluate sequence quality by VSEARCH via clcalcfastqstatv x2</text:p>
              </text:list-item>
              <text:list-item>
                <text:p text:style-name="P22">Quality-trimming by VSEARCH via clfilterseqv x2</text:p>
              </text:list-item>
              <text:list-item>
                <text:p text:style-name="P22"><text:span text:style-name="T9">Joining pairs</text:span> by VSEARCH via clconcatpairv</text:p>
              </text:list-item>
              <text:list-item>
                <text:p text:style-name="P22"><text:span text:style-name="T9">Quality-filtering by VSEARCH via </text:span>clfilterseqv</text:p>
              </text:list-item>
              <text:list-item>
                <text:p text:style-name="P22">Denoising by DADA2 via cldenoiseseqd</text:p>
              </text:list-item>
              <text:list-item>
                <text:p text:style-name="P22">Removing chimeras by UCHIME3 via clremovechimev</text:p>
              </text:list-item>
              <text:list-item>
                <text:p text:style-name="P22">Removing contaminants by clremovecontam</text:p>
              </text:list-item>
              <text:list-item>
                <text:p text:style-name="P22">Additional clustering by VSEARCH via clclassseqv (Optional)</text:p>
              </text:list-item>
              <text:list-item>
                <text:p text:style-name="P22">Dividing pairs by cldivseq</text:p>
              </text:list-item>
              <text:list-item>
                <text:p text:style-name="P22">Assigning taxonomy by clmakecachedb,clidentseq,classigntax x2</text:p>
              </text:list-item>
              <text:list-item>
                <text:p text:style-name="P22">Additional taxonomy processing by clmergeassign,clfillassign</text:p>
              </text:list-item>
              <text:list-item>
                <text:p text:style-name="P22">Summarizing results by clsumclass,clsumtaxa</text:p>
              </text:list-item>
            </text:list>
          </draw:text-box>
        </draw:frame>
        <presentation:notes draw:style-name="dp2">
          <draw:page-thumbnail draw:style-name="gr4" draw:layer="layout" svg:width="14.848cm" svg:height="11.136cm" svg:x="3.075cm" svg:y="2.257cm" draw:page-number="7" presentation:class="page"/>
          <draw:frame presentation:style-name="pr7" draw:text-style-name="P19" draw:layer="layout" svg:width="16.799cm" svg:height="13.364cm" svg:x="2.1cm" svg:y="14.107cm" presentation:class="notes" presentation:placeholder="true">
            <draw:text-box/>
          </draw:frame>
        </presentation:notes>
      </draw:page>
      <draw:page draw:name="page8" draw:style-name="dp1" draw:master-page-name="標準1" presentation:presentation-page-layout-name="AL2T1">
        <office:forms form:automatic-focus="false" form:apply-design-mode="false"/>
        <draw:frame presentation:style-name="pr3" draw:text-style-name="P8" draw:layer="layout" svg:width="27.6cm" svg:height="2.2cm" svg:x="0.2cm" svg:y="0cm" presentation:class="title">
          <draw:text-box>
            <text:p>Analysis demonstration of overlapped paired-end data using Claident</text:p>
          </draw:text-box>
        </draw:frame>
        <draw:frame presentation:style-name="pr6" draw:text-style-name="P8" draw:layer="layout" svg:width="25.199cm" svg:height="7.36cm" svg:x="1.362cm" svg:y="4.195cm" presentation:class="outline" presentation:user-transformed="true">
          <draw:text-box>
            <text:list text:style-name="L3">
              <text:list-item>
                <text:p text:style-name="P22"><text:span text:style-name="T9">Prerequisites to run Claident</text:span></text:p>
              </text:list-item>
              <text:list-item>
                <text:p text:style-name="P23"><text:span text:style-name="T9">Debian/Ubuntu/Linux Mint, RedHat/CentOS</text:span></text:p>
              </text:list-item>
              <text:list-item>
                <text:p text:style-name="P23"><text:span text:style-name="T9">Claident+BLASTDB+TaxonomyDB+UCHIMEDB</text:span></text:p>
              </text:list-item>
              <text:list-item>
                <text:p text:style-name="P23"><text:span text:style-name="T9">Code from https://github.com/astanabe/ClaidentTutorial</text:span></text:p>
              </text:list-item>
              <text:list-item>
                <text:p text:style-name="P22"><text:span text:style-name="T9">Prerequisites to learn about analyses using Claident and R</text:span></text:p>
              </text:list-item>
              <text:list-item>
                <text:p text:style-name="P23"><text:span text:style-name="T9">Code from https://github.com/astanabe/ClaidentTutorial</text:span></text:p>
              </text:list-item>
              <text:list-item>
                <text:p text:style-name="P24"><text:span text:style-name="T9">This includes simulated data and all results</text:span></text:p>
              </text:list-item>
            </text:list>
          </draw:text-box>
        </draw:frame>
        <presentation:notes draw:style-name="dp2">
          <draw:page-thumbnail draw:style-name="gr4" draw:layer="layout" svg:width="14.848cm" svg:height="11.136cm" svg:x="3.075cm" svg:y="2.257cm" draw:page-number="8" presentation:class="page"/>
          <draw:frame presentation:style-name="pr4" draw:text-style-name="P19" draw:layer="layout" svg:width="16.799cm" svg:height="13.364cm" svg:x="2.1cm" svg:y="14.107cm" presentation:class="notes" presentation:placeholder="true">
            <draw:text-box/>
          </draw:frame>
        </presentation:notes>
      </draw:page>
      <draw:page draw:name="page9" draw:style-name="dp1" draw:master-page-name="標準1" presentation:presentation-page-layout-name="AL2T1">
        <office:forms form:automatic-focus="false" form:apply-design-mode="false"/>
        <draw:frame presentation:style-name="pr3" draw:text-style-name="P8" draw:layer="layout" svg:width="27.6cm" svg:height="2.2cm" svg:x="0.2cm" svg:y="0cm" presentation:class="title">
          <draw:text-box>
            <text:p>Chapter 0: Simulated data creation</text:p>
          </draw:text-box>
        </draw:frame>
        <draw:frame presentation:style-name="pr6" draw:text-style-name="P8" draw:layer="layout" svg:width="25.199cm" svg:height="11.57cm" svg:x="1.37cm" svg:y="2.09cm" presentation:class="outline" presentation:user-transformed="true">
          <draw:text-box>
            <text:list text:style-name="L2">
              <text:list-item>
                <text:p>Download complete mitogenome seq data of fishes</text:p>
              </text:list-item>
              <text:list-item>
                <text:p>Extract 12S rRNA region</text:p>
              </text:list-item>
              <text:list-item>
                <text:p><text:span text:style-name="T10">Run </text:span><text:span text:style-name="T11">in silico</text:span><text:span text:style-name="T10"> </text:span>PCR using MiFish-U primer by ecoPCR and obtain amplicons</text:p>
              </text:list-item>
              <text:list-item>
                <text:p>Cluster amplicon seqs and pick representative seqs</text:p>
              </text:list-item>
              <text:list-item>
                <text:p>Randomly pick 50 seqs from all repseqs (1st sample)</text:p>
              </text:list-item>
              <text:list-item>
                <text:p>Randomly pick 40 seqs from previous sample and randomly pick 10 seqs from all repseqs except for previous sample seqs (2nd-20th sample)</text:p>
              </text:list-item>
              <text:list-item>
                <text:p>Pick all sequences from all 1st-20th samples for blank (1st-4th blank)</text:p>
              </text:list-item>
              <text:list-item>
                <text:p>Generate 250 paired-end seqs for each picked seqs by ART for samples</text:p>
              </text:list-item>
              <text:list-item>
                <text:p>Generate 25 paired-end seqs for each picked seqs by ART for blanks</text:p>
              </text:list-item>
              <text:list-item>
                <text:p>Generate dual index seqs based on given fasta files</text:p>
              </text:list-item>
            </text:list>
          </draw:text-box>
        </draw:frame>
        <presentation:notes draw:style-name="dp2">
          <draw:page-thumbnail draw:style-name="gr4" draw:layer="layout" svg:width="14.848cm" svg:height="11.136cm" svg:x="3.075cm" svg:y="2.257cm" draw:page-number="9" presentation:class="page"/>
          <draw:frame presentation:style-name="pr4" draw:text-style-name="P19" draw:layer="layout" svg:width="16.799cm" svg:height="13.364cm" svg:x="2.1cm" svg:y="14.107cm" presentation:class="notes" presentation:placeholder="true">
            <draw:text-box/>
          </draw:frame>
        </presentation:notes>
      </draw:page>
      <draw:page draw:name="page10"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Interlude: The structure of Illumina dual-index library</text:p>
          </draw:text-box>
        </draw:frame>
        <draw:line draw:style-name="gr20" draw:text-style-name="P25" draw:layer="layout" svg:x1="10.492cm" svg:y1="8.042cm" svg:x2="17.492cm" svg:y2="8.042cm">
          <text:p/>
        </draw:line>
        <draw:line draw:style-name="gr21" draw:text-style-name="P25" draw:layer="layout" svg:x1="17.492cm" svg:y1="8.042cm" svg:x2="18.992cm" svg:y2="8.042cm">
          <text:p/>
        </draw:line>
        <draw:line draw:style-name="gr22" draw:text-style-name="P25" draw:layer="layout" svg:x1="8.992cm" svg:y1="8.042cm" svg:x2="10.492cm" svg:y2="8.042cm">
          <text:p/>
        </draw:line>
        <draw:line draw:style-name="gr23" draw:text-style-name="P25" draw:layer="layout" svg:x1="18.992cm" svg:y1="8.042cm" svg:x2="20.492cm" svg:y2="8.042cm">
          <text:p/>
        </draw:line>
        <draw:line draw:style-name="gr24" draw:text-style-name="P25" draw:layer="layout" svg:x1="7.492cm" svg:y1="8.042cm" svg:x2="8.992cm" svg:y2="8.042cm">
          <text:p/>
        </draw:line>
        <draw:line draw:style-name="gr25" draw:text-style-name="P25" draw:layer="layout" svg:x1="20.492cm" svg:y1="8.042cm" svg:x2="21.992cm" svg:y2="8.042cm">
          <text:p/>
        </draw:line>
        <draw:line draw:style-name="gr26" draw:text-style-name="P25" draw:layer="layout" svg:x1="5.992cm" svg:y1="8.042cm" svg:x2="7.492cm" svg:y2="8.042cm">
          <text:p/>
        </draw:line>
        <draw:frame draw:style-name="gr27" draw:text-style-name="P4" draw:layer="layout" svg:width="3.436cm" svg:height="1.115cm" svg:x="12.524cm" svg:y="8.242cm">
          <draw:text-box>
            <text:p><text:span text:style-name="T3">insert seq</text:span></text:p>
          </draw:text-box>
        </draw:frame>
        <draw:frame draw:style-name="gr28" draw:text-style-name="P4" draw:layer="layout" svg:width="6.683cm" svg:height="1.115cm" svg:x="6.718cm" svg:y="5.542cm">
          <draw:text-box>
            <text:p><text:span text:style-name="T3">sequencing primer 1</text:span></text:p>
          </draw:text-box>
        </draw:frame>
        <draw:frame draw:style-name="gr28" draw:text-style-name="P4" draw:layer="layout" svg:width="6.683cm" svg:height="1.115cm" svg:x="15.192cm" svg:y="5.543cm">
          <draw:text-box>
            <text:p><text:span text:style-name="T3">sequencing primer 2</text:span></text:p>
          </draw:text-box>
        </draw:frame>
        <draw:line draw:style-name="gr29" draw:text-style-name="P25" draw:layer="layout" svg:x1="9.792cm" svg:y1="6.742cm" svg:x2="9.792cm" svg:y2="7.742cm">
          <text:p/>
        </draw:line>
        <draw:line draw:style-name="gr29" draw:text-style-name="P25" draw:layer="layout" svg:x1="18.238cm" svg:y1="6.742cm" svg:x2="18.238cm" svg:y2="7.742cm">
          <text:p/>
        </draw:line>
        <draw:frame draw:style-name="gr30" draw:text-style-name="P4" draw:layer="layout" svg:width="2.496cm" svg:height="1.115cm" svg:x="18.745cm" svg:y="9.342cm">
          <draw:text-box>
            <text:p><text:span text:style-name="T3">index1</text:span></text:p>
          </draw:text-box>
        </draw:frame>
        <draw:frame draw:style-name="gr30" draw:text-style-name="P4" draw:layer="layout" svg:width="2.496cm" svg:height="1.115cm" svg:x="7.292cm" svg:y="9.343cm">
          <draw:text-box>
            <text:p><text:span text:style-name="T3">index2</text:span></text:p>
          </draw:text-box>
        </draw:frame>
        <draw:line draw:style-name="gr29" draw:text-style-name="P25" draw:layer="layout" svg:x1="8.292cm" svg:y1="9.342cm" svg:x2="8.292cm" svg:y2="8.342cm">
          <text:p/>
        </draw:line>
        <draw:line draw:style-name="gr29" draw:text-style-name="P25" draw:layer="layout" svg:x1="19.792cm" svg:y1="9.343cm" svg:x2="19.792cm" svg:y2="8.343cm">
          <text:p/>
        </draw:line>
        <draw:frame draw:style-name="gr31" draw:text-style-name="P4" draw:layer="layout" svg:width="2.509cm" svg:height="1.115cm" svg:x="3.5cm" svg:y="7.551cm">
          <draw:text-box>
            <text:p><text:span text:style-name="T3">P5-seq</text:span></text:p>
          </draw:text-box>
        </draw:frame>
        <draw:frame draw:style-name="gr31" draw:text-style-name="P4" draw:layer="layout" svg:width="2.509cm" svg:height="1.115cm" svg:x="22.092cm" svg:y="7.542cm">
          <draw:text-box>
            <text:p><text:span text:style-name="T3">P7-seq</text:span></text:p>
          </draw:text-box>
        </draw:frame>
        <presentation:notes draw:style-name="dp2">
          <draw:page-thumbnail draw:style-name="gr4" draw:layer="layout" svg:width="14.848cm" svg:height="11.136cm" svg:x="3.075cm" svg:y="2.257cm" draw:page-number="10" presentation:class="page"/>
          <draw:frame presentation:style-name="pr4" draw:text-style-name="P19" draw:layer="layout" svg:width="16.799cm" svg:height="13.364cm" svg:x="2.1cm" svg:y="14.107cm" presentation:class="notes" presentation:placeholder="true">
            <draw:text-box/>
          </draw:frame>
        </presentation:notes>
      </draw:page>
      <draw:page draw:name="page11"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Interlude: The read order and strand of Illumina dual-index library</text:p>
          </draw:text-box>
        </draw:frame>
        <draw:line draw:style-name="gr20" draw:text-style-name="P25" draw:layer="layout" svg:x1="10.492cm" svg:y1="8.042cm" svg:x2="17.492cm" svg:y2="8.042cm">
          <text:p/>
        </draw:line>
        <draw:line draw:style-name="gr21" draw:text-style-name="P25" draw:layer="layout" svg:x1="17.492cm" svg:y1="8.042cm" svg:x2="18.992cm" svg:y2="8.042cm">
          <text:p/>
        </draw:line>
        <draw:line draw:style-name="gr22" draw:text-style-name="P25" draw:layer="layout" svg:x1="8.992cm" svg:y1="8.042cm" svg:x2="10.492cm" svg:y2="8.042cm">
          <text:p/>
        </draw:line>
        <draw:line draw:style-name="gr23" draw:text-style-name="P25" draw:layer="layout" svg:x1="18.992cm" svg:y1="8.042cm" svg:x2="20.492cm" svg:y2="8.042cm">
          <text:p/>
        </draw:line>
        <draw:line draw:style-name="gr24" draw:text-style-name="P25" draw:layer="layout" svg:x1="7.492cm" svg:y1="8.042cm" svg:x2="8.992cm" svg:y2="8.042cm">
          <text:p/>
        </draw:line>
        <draw:line draw:style-name="gr25" draw:text-style-name="P25" draw:layer="layout" svg:x1="20.492cm" svg:y1="8.042cm" svg:x2="21.992cm" svg:y2="8.042cm">
          <text:p/>
        </draw:line>
        <draw:line draw:style-name="gr26" draw:text-style-name="P25" draw:layer="layout" svg:x1="5.992cm" svg:y1="8.042cm" svg:x2="7.492cm" svg:y2="8.042cm">
          <text:p/>
        </draw:line>
        <draw:frame draw:style-name="gr27" draw:text-style-name="P4" draw:layer="layout" svg:width="3.436cm" svg:height="1.115cm" svg:x="12.524cm" svg:y="8.242cm">
          <draw:text-box>
            <text:p><text:span text:style-name="T3">insert seq</text:span></text:p>
          </draw:text-box>
        </draw:frame>
        <draw:frame draw:style-name="gr28" draw:text-style-name="P4" draw:layer="layout" svg:width="6.683cm" svg:height="1.115cm" svg:x="6.718cm" svg:y="5.542cm">
          <draw:text-box>
            <text:p><text:span text:style-name="T3">sequencing primer 1</text:span></text:p>
          </draw:text-box>
        </draw:frame>
        <draw:frame draw:style-name="gr28" draw:text-style-name="P4" draw:layer="layout" svg:width="6.683cm" svg:height="1.115cm" svg:x="15.192cm" svg:y="5.543cm">
          <draw:text-box>
            <text:p><text:span text:style-name="T3">sequencing primer 2</text:span></text:p>
          </draw:text-box>
        </draw:frame>
        <draw:line draw:style-name="gr29" draw:text-style-name="P25" draw:layer="layout" svg:x1="9.792cm" svg:y1="6.742cm" svg:x2="9.792cm" svg:y2="7.742cm">
          <text:p/>
        </draw:line>
        <draw:line draw:style-name="gr29" draw:text-style-name="P25" draw:layer="layout" svg:x1="18.238cm" svg:y1="6.742cm" svg:x2="18.238cm" svg:y2="7.742cm">
          <text:p/>
        </draw:line>
        <draw:frame draw:style-name="gr30" draw:text-style-name="P4" draw:layer="layout" svg:width="2.496cm" svg:height="1.115cm" svg:x="18.745cm" svg:y="9.342cm">
          <draw:text-box>
            <text:p><text:span text:style-name="T3">index1</text:span></text:p>
          </draw:text-box>
        </draw:frame>
        <draw:frame draw:style-name="gr30" draw:text-style-name="P4" draw:layer="layout" svg:width="2.496cm" svg:height="1.115cm" svg:x="7.292cm" svg:y="9.343cm">
          <draw:text-box>
            <text:p><text:span text:style-name="T3">index2</text:span></text:p>
          </draw:text-box>
        </draw:frame>
        <draw:line draw:style-name="gr29" draw:text-style-name="P25" draw:layer="layout" svg:x1="8.292cm" svg:y1="9.342cm" svg:x2="8.292cm" svg:y2="8.342cm">
          <text:p/>
        </draw:line>
        <draw:line draw:style-name="gr29" draw:text-style-name="P25" draw:layer="layout" svg:x1="19.792cm" svg:y1="9.343cm" svg:x2="19.792cm" svg:y2="8.343cm">
          <text:p/>
        </draw:line>
        <draw:frame draw:style-name="gr31" draw:text-style-name="P4" draw:layer="layout" svg:width="2.509cm" svg:height="1.115cm" svg:x="3.5cm" svg:y="7.551cm">
          <draw:text-box>
            <text:p><text:span text:style-name="T3">P5-seq</text:span></text:p>
          </draw:text-box>
        </draw:frame>
        <draw:frame draw:style-name="gr31" draw:text-style-name="P4" draw:layer="layout" svg:width="2.509cm" svg:height="1.115cm" svg:x="22.092cm" svg:y="7.542cm">
          <draw:text-box>
            <text:p><text:span text:style-name="T3">P7-seq</text:span></text:p>
          </draw:text-box>
        </draw:frame>
        <draw:line draw:style-name="gr32" draw:text-style-name="P26" draw:layer="layout" svg:x1="10.492cm" svg:y1="7.5cm" svg:x2="14.892cm" svg:y2="7.5cm">
          <text:p/>
        </draw:line>
        <draw:frame draw:style-name="gr33" draw:text-style-name="P27" draw:layer="layout" svg:width="1.26cm" svg:height="1.115cm" svg:x="12.036cm" svg:y="6.286cm">
          <draw:text-box>
            <text:p><text:span text:style-name="T12">R1</text:span></text:p>
          </draw:text-box>
        </draw:frame>
        <presentation:notes draw:style-name="dp2">
          <draw:page-thumbnail draw:style-name="gr4" draw:layer="layout" svg:width="14.848cm" svg:height="11.136cm" svg:x="3.075cm" svg:y="2.257cm" draw:page-number="11" presentation:class="page"/>
          <draw:frame presentation:style-name="pr4" draw:text-style-name="P19" draw:layer="layout" svg:width="16.799cm" svg:height="13.364cm" svg:x="2.1cm" svg:y="14.107cm" presentation:class="notes" presentation:placeholder="true">
            <draw:text-box/>
          </draw:frame>
        </presentation:notes>
      </draw:page>
      <draw:page draw:name="page12"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Interlude: The read order and strand of Illumina dual-index library</text:p>
          </draw:text-box>
        </draw:frame>
        <draw:line draw:style-name="gr20" draw:text-style-name="P25" draw:layer="layout" svg:x1="10.492cm" svg:y1="8.042cm" svg:x2="17.492cm" svg:y2="8.042cm">
          <text:p/>
        </draw:line>
        <draw:line draw:style-name="gr21" draw:text-style-name="P25" draw:layer="layout" svg:x1="17.492cm" svg:y1="8.042cm" svg:x2="18.992cm" svg:y2="8.042cm">
          <text:p/>
        </draw:line>
        <draw:line draw:style-name="gr22" draw:text-style-name="P25" draw:layer="layout" svg:x1="8.992cm" svg:y1="8.042cm" svg:x2="10.492cm" svg:y2="8.042cm">
          <text:p/>
        </draw:line>
        <draw:line draw:style-name="gr23" draw:text-style-name="P25" draw:layer="layout" svg:x1="18.992cm" svg:y1="8.042cm" svg:x2="20.492cm" svg:y2="8.042cm">
          <text:p/>
        </draw:line>
        <draw:line draw:style-name="gr24" draw:text-style-name="P25" draw:layer="layout" svg:x1="7.492cm" svg:y1="8.042cm" svg:x2="8.992cm" svg:y2="8.042cm">
          <text:p/>
        </draw:line>
        <draw:line draw:style-name="gr25" draw:text-style-name="P25" draw:layer="layout" svg:x1="20.492cm" svg:y1="8.042cm" svg:x2="21.992cm" svg:y2="8.042cm">
          <text:p/>
        </draw:line>
        <draw:line draw:style-name="gr26" draw:text-style-name="P25" draw:layer="layout" svg:x1="5.992cm" svg:y1="8.042cm" svg:x2="7.492cm" svg:y2="8.042cm">
          <text:p/>
        </draw:line>
        <draw:frame draw:style-name="gr27" draw:text-style-name="P4" draw:layer="layout" svg:width="3.436cm" svg:height="1.115cm" svg:x="12.524cm" svg:y="8.242cm">
          <draw:text-box>
            <text:p><text:span text:style-name="T3">insert seq</text:span></text:p>
          </draw:text-box>
        </draw:frame>
        <draw:frame draw:style-name="gr28" draw:text-style-name="P4" draw:layer="layout" svg:width="6.683cm" svg:height="1.115cm" svg:x="6.718cm" svg:y="5.542cm">
          <draw:text-box>
            <text:p><text:span text:style-name="T3">sequencing primer 1</text:span></text:p>
          </draw:text-box>
        </draw:frame>
        <draw:frame draw:style-name="gr28" draw:text-style-name="P4" draw:layer="layout" svg:width="6.683cm" svg:height="1.115cm" svg:x="15.192cm" svg:y="5.543cm">
          <draw:text-box>
            <text:p><text:span text:style-name="T3">sequencing primer 2</text:span></text:p>
          </draw:text-box>
        </draw:frame>
        <draw:line draw:style-name="gr29" draw:text-style-name="P25" draw:layer="layout" svg:x1="9.792cm" svg:y1="6.742cm" svg:x2="9.792cm" svg:y2="7.742cm">
          <text:p/>
        </draw:line>
        <draw:line draw:style-name="gr29" draw:text-style-name="P25" draw:layer="layout" svg:x1="18.238cm" svg:y1="6.742cm" svg:x2="18.238cm" svg:y2="7.742cm">
          <text:p/>
        </draw:line>
        <draw:frame draw:style-name="gr30" draw:text-style-name="P4" draw:layer="layout" svg:width="2.496cm" svg:height="1.115cm" svg:x="18.745cm" svg:y="9.342cm">
          <draw:text-box>
            <text:p><text:span text:style-name="T3">index1</text:span></text:p>
          </draw:text-box>
        </draw:frame>
        <draw:frame draw:style-name="gr30" draw:text-style-name="P4" draw:layer="layout" svg:width="2.496cm" svg:height="1.115cm" svg:x="7.292cm" svg:y="9.343cm">
          <draw:text-box>
            <text:p><text:span text:style-name="T3">index2</text:span></text:p>
          </draw:text-box>
        </draw:frame>
        <draw:line draw:style-name="gr29" draw:text-style-name="P25" draw:layer="layout" svg:x1="8.292cm" svg:y1="9.342cm" svg:x2="8.292cm" svg:y2="8.342cm">
          <text:p/>
        </draw:line>
        <draw:line draw:style-name="gr29" draw:text-style-name="P25" draw:layer="layout" svg:x1="19.792cm" svg:y1="9.343cm" svg:x2="19.792cm" svg:y2="8.343cm">
          <text:p/>
        </draw:line>
        <draw:frame draw:style-name="gr31" draw:text-style-name="P4" draw:layer="layout" svg:width="2.509cm" svg:height="1.115cm" svg:x="3.5cm" svg:y="7.551cm">
          <draw:text-box>
            <text:p><text:span text:style-name="T3">P5-seq</text:span></text:p>
          </draw:text-box>
        </draw:frame>
        <draw:frame draw:style-name="gr31" draw:text-style-name="P4" draw:layer="layout" svg:width="2.509cm" svg:height="1.115cm" svg:x="22.092cm" svg:y="7.542cm">
          <draw:text-box>
            <text:p><text:span text:style-name="T3">P7-seq</text:span></text:p>
          </draw:text-box>
        </draw:frame>
        <draw:line draw:style-name="gr32" draw:text-style-name="P28" draw:layer="layout" svg:x1="19cm" svg:y1="7.5cm" svg:x2="20.6cm" svg:y2="7.5cm">
          <text:p/>
        </draw:line>
        <draw:frame draw:style-name="gr33" draw:text-style-name="P27" draw:layer="layout" svg:width="1.082cm" svg:height="1.115cm" svg:x="19.259cm" svg:y="6.285cm">
          <draw:text-box>
            <text:p><text:span text:style-name="T12">I1</text:span></text:p>
          </draw:text-box>
        </draw:frame>
        <draw:line draw:style-name="gr34" draw:text-style-name="P26" draw:layer="layout" svg:x1="10.492cm" svg:y1="7.5cm" svg:x2="14.892cm" svg:y2="7.5cm">
          <text:p/>
        </draw:line>
        <draw:frame draw:style-name="gr33" draw:text-style-name="P29" draw:layer="layout" svg:width="1.26cm" svg:height="1.115cm" svg:x="12.036cm" svg:y="6.285cm">
          <draw:text-box>
            <text:p><text:span text:style-name="T13">R1</text:span></text:p>
          </draw:text-box>
        </draw:frame>
        <presentation:notes draw:style-name="dp2">
          <draw:page-thumbnail draw:style-name="gr4" draw:layer="layout" svg:width="14.848cm" svg:height="11.136cm" svg:x="3.075cm" svg:y="2.257cm" draw:page-number="12" presentation:class="page"/>
          <draw:frame presentation:style-name="pr4" draw:text-style-name="P19" draw:layer="layout" svg:width="16.799cm" svg:height="13.364cm" svg:x="2.1cm" svg:y="14.107cm" presentation:class="notes" presentation:placeholder="true">
            <draw:text-box/>
          </draw:frame>
        </presentation:notes>
      </draw:page>
      <draw:page draw:name="page13"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Interlude: The read order and strand of Illumina dual-index library</text:p>
          </draw:text-box>
        </draw:frame>
        <draw:line draw:style-name="gr20" draw:text-style-name="P25" draw:layer="layout" svg:x1="10.492cm" svg:y1="8.042cm" svg:x2="17.492cm" svg:y2="8.042cm">
          <text:p/>
        </draw:line>
        <draw:line draw:style-name="gr21" draw:text-style-name="P25" draw:layer="layout" svg:x1="17.492cm" svg:y1="8.042cm" svg:x2="18.992cm" svg:y2="8.042cm">
          <text:p/>
        </draw:line>
        <draw:line draw:style-name="gr22" draw:text-style-name="P25" draw:layer="layout" svg:x1="8.992cm" svg:y1="8.042cm" svg:x2="10.492cm" svg:y2="8.042cm">
          <text:p/>
        </draw:line>
        <draw:line draw:style-name="gr23" draw:text-style-name="P25" draw:layer="layout" svg:x1="18.992cm" svg:y1="8.042cm" svg:x2="20.492cm" svg:y2="8.042cm">
          <text:p/>
        </draw:line>
        <draw:line draw:style-name="gr24" draw:text-style-name="P25" draw:layer="layout" svg:x1="7.492cm" svg:y1="8.042cm" svg:x2="8.992cm" svg:y2="8.042cm">
          <text:p/>
        </draw:line>
        <draw:line draw:style-name="gr25" draw:text-style-name="P25" draw:layer="layout" svg:x1="20.492cm" svg:y1="8.042cm" svg:x2="21.992cm" svg:y2="8.042cm">
          <text:p/>
        </draw:line>
        <draw:line draw:style-name="gr26" draw:text-style-name="P25" draw:layer="layout" svg:x1="5.992cm" svg:y1="8.042cm" svg:x2="7.492cm" svg:y2="8.042cm">
          <text:p/>
        </draw:line>
        <draw:frame draw:style-name="gr27" draw:text-style-name="P4" draw:layer="layout" svg:width="3.436cm" svg:height="1.115cm" svg:x="12.524cm" svg:y="8.242cm">
          <draw:text-box>
            <text:p><text:span text:style-name="T3">insert seq</text:span></text:p>
          </draw:text-box>
        </draw:frame>
        <draw:frame draw:style-name="gr28" draw:text-style-name="P4" draw:layer="layout" svg:width="6.683cm" svg:height="1.115cm" svg:x="6.718cm" svg:y="5.542cm">
          <draw:text-box>
            <text:p><text:span text:style-name="T3">sequencing primer 1</text:span></text:p>
          </draw:text-box>
        </draw:frame>
        <draw:frame draw:style-name="gr28" draw:text-style-name="P4" draw:layer="layout" svg:width="6.683cm" svg:height="1.115cm" svg:x="15.192cm" svg:y="5.543cm">
          <draw:text-box>
            <text:p><text:span text:style-name="T3">sequencing primer 2</text:span></text:p>
          </draw:text-box>
        </draw:frame>
        <draw:line draw:style-name="gr29" draw:text-style-name="P25" draw:layer="layout" svg:x1="9.792cm" svg:y1="6.742cm" svg:x2="9.792cm" svg:y2="7.742cm">
          <text:p/>
        </draw:line>
        <draw:line draw:style-name="gr29" draw:text-style-name="P25" draw:layer="layout" svg:x1="18.238cm" svg:y1="6.742cm" svg:x2="18.238cm" svg:y2="7.742cm">
          <text:p/>
        </draw:line>
        <draw:frame draw:style-name="gr30" draw:text-style-name="P4" draw:layer="layout" svg:width="2.496cm" svg:height="1.115cm" svg:x="18.745cm" svg:y="9.342cm">
          <draw:text-box>
            <text:p><text:span text:style-name="T3">index1</text:span></text:p>
          </draw:text-box>
        </draw:frame>
        <draw:frame draw:style-name="gr30" draw:text-style-name="P4" draw:layer="layout" svg:width="2.496cm" svg:height="1.115cm" svg:x="7.292cm" svg:y="9.343cm">
          <draw:text-box>
            <text:p><text:span text:style-name="T3">index2</text:span></text:p>
          </draw:text-box>
        </draw:frame>
        <draw:line draw:style-name="gr29" draw:text-style-name="P25" draw:layer="layout" svg:x1="8.292cm" svg:y1="9.342cm" svg:x2="8.292cm" svg:y2="8.342cm">
          <text:p/>
        </draw:line>
        <draw:line draw:style-name="gr29" draw:text-style-name="P25" draw:layer="layout" svg:x1="19.792cm" svg:y1="9.343cm" svg:x2="19.792cm" svg:y2="8.343cm">
          <text:p/>
        </draw:line>
        <draw:frame draw:style-name="gr31" draw:text-style-name="P4" draw:layer="layout" svg:width="2.509cm" svg:height="1.115cm" svg:x="3.5cm" svg:y="7.551cm">
          <draw:text-box>
            <text:p><text:span text:style-name="T3">P5-seq</text:span></text:p>
          </draw:text-box>
        </draw:frame>
        <draw:frame draw:style-name="gr31" draw:text-style-name="P4" draw:layer="layout" svg:width="2.509cm" svg:height="1.115cm" svg:x="22.092cm" svg:y="7.542cm">
          <draw:text-box>
            <text:p><text:span text:style-name="T3">P7-seq</text:span></text:p>
          </draw:text-box>
        </draw:frame>
        <draw:line draw:style-name="gr34" draw:text-style-name="P28" draw:layer="layout" svg:x1="19cm" svg:y1="7.5cm" svg:x2="20.6cm" svg:y2="7.5cm">
          <text:p/>
        </draw:line>
        <draw:frame draw:style-name="gr33" draw:text-style-name="P29" draw:layer="layout" svg:width="1.082cm" svg:height="1.115cm" svg:x="19.259cm" svg:y="6.285cm">
          <draw:text-box>
            <text:p><text:span text:style-name="T13">I1</text:span></text:p>
          </draw:text-box>
        </draw:frame>
        <draw:line draw:style-name="gr32" draw:text-style-name="P28" draw:layer="layout" svg:x1="7.5cm" svg:y1="7.515cm" svg:x2="9.1cm" svg:y2="7.515cm">
          <text:p/>
        </draw:line>
        <draw:frame draw:style-name="gr33" draw:text-style-name="P27" draw:layer="layout" svg:width="1.082cm" svg:height="1.115cm" svg:x="7.759cm" svg:y="6.3cm">
          <draw:text-box>
            <text:p><text:span text:style-name="T12">I2</text:span></text:p>
          </draw:text-box>
        </draw:frame>
        <draw:line draw:style-name="gr34" draw:text-style-name="P26" draw:layer="layout" svg:x1="10.492cm" svg:y1="7.5cm" svg:x2="14.892cm" svg:y2="7.5cm">
          <text:p/>
        </draw:line>
        <draw:frame draw:style-name="gr33" draw:text-style-name="P29" draw:layer="layout" svg:width="1.26cm" svg:height="1.115cm" svg:x="12.01cm" svg:y="6.285cm">
          <draw:text-box>
            <text:p><text:span text:style-name="T13">R1</text:span></text:p>
          </draw:text-box>
        </draw:frame>
        <presentation:notes draw:style-name="dp2">
          <draw:page-thumbnail draw:style-name="gr4" draw:layer="layout" svg:width="14.848cm" svg:height="11.136cm" svg:x="3.075cm" svg:y="2.257cm" draw:page-number="13" presentation:class="page"/>
          <draw:frame presentation:style-name="pr4" draw:text-style-name="P19" draw:layer="layout" svg:width="16.799cm" svg:height="13.364cm" svg:x="2.1cm" svg:y="14.107cm" presentation:class="notes" presentation:placeholder="true">
            <draw:text-box/>
          </draw:frame>
        </presentation:notes>
      </draw:page>
      <draw:page draw:name="page14"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Interlude: The read order and strand of Illumina dual-index library</text:p>
          </draw:text-box>
        </draw:frame>
        <draw:line draw:style-name="gr20" draw:text-style-name="P25" draw:layer="layout" svg:x1="10.492cm" svg:y1="8.042cm" svg:x2="17.492cm" svg:y2="8.042cm">
          <text:p/>
        </draw:line>
        <draw:line draw:style-name="gr21" draw:text-style-name="P25" draw:layer="layout" svg:x1="17.492cm" svg:y1="8.042cm" svg:x2="18.992cm" svg:y2="8.042cm">
          <text:p/>
        </draw:line>
        <draw:line draw:style-name="gr22" draw:text-style-name="P25" draw:layer="layout" svg:x1="8.992cm" svg:y1="8.042cm" svg:x2="10.492cm" svg:y2="8.042cm">
          <text:p/>
        </draw:line>
        <draw:line draw:style-name="gr23" draw:text-style-name="P25" draw:layer="layout" svg:x1="18.992cm" svg:y1="8.042cm" svg:x2="20.492cm" svg:y2="8.042cm">
          <text:p/>
        </draw:line>
        <draw:line draw:style-name="gr24" draw:text-style-name="P25" draw:layer="layout" svg:x1="7.492cm" svg:y1="8.042cm" svg:x2="8.992cm" svg:y2="8.042cm">
          <text:p/>
        </draw:line>
        <draw:line draw:style-name="gr25" draw:text-style-name="P25" draw:layer="layout" svg:x1="20.492cm" svg:y1="8.042cm" svg:x2="21.992cm" svg:y2="8.042cm">
          <text:p/>
        </draw:line>
        <draw:line draw:style-name="gr26" draw:text-style-name="P25" draw:layer="layout" svg:x1="5.992cm" svg:y1="8.042cm" svg:x2="7.492cm" svg:y2="8.042cm">
          <text:p/>
        </draw:line>
        <draw:frame draw:style-name="gr28" draw:text-style-name="P4" draw:layer="layout" svg:width="6.683cm" svg:height="1.115cm" svg:x="6.718cm" svg:y="5.542cm">
          <draw:text-box>
            <text:p><text:span text:style-name="T3">sequencing primer 1</text:span></text:p>
          </draw:text-box>
        </draw:frame>
        <draw:frame draw:style-name="gr28" draw:text-style-name="P4" draw:layer="layout" svg:width="6.683cm" svg:height="1.115cm" svg:x="15.192cm" svg:y="5.543cm">
          <draw:text-box>
            <text:p><text:span text:style-name="T3">sequencing primer 2</text:span></text:p>
          </draw:text-box>
        </draw:frame>
        <draw:line draw:style-name="gr29" draw:text-style-name="P25" draw:layer="layout" svg:x1="9.792cm" svg:y1="6.742cm" svg:x2="9.792cm" svg:y2="7.742cm">
          <text:p/>
        </draw:line>
        <draw:line draw:style-name="gr29" draw:text-style-name="P25" draw:layer="layout" svg:x1="18.238cm" svg:y1="6.742cm" svg:x2="18.238cm" svg:y2="7.742cm">
          <text:p/>
        </draw:line>
        <draw:frame draw:style-name="gr30" draw:text-style-name="P4" draw:layer="layout" svg:width="2.496cm" svg:height="1.115cm" svg:x="18.745cm" svg:y="9.342cm">
          <draw:text-box>
            <text:p><text:span text:style-name="T3">index1</text:span></text:p>
          </draw:text-box>
        </draw:frame>
        <draw:frame draw:style-name="gr30" draw:text-style-name="P4" draw:layer="layout" svg:width="2.496cm" svg:height="1.115cm" svg:x="7.292cm" svg:y="9.343cm">
          <draw:text-box>
            <text:p><text:span text:style-name="T3">index2</text:span></text:p>
          </draw:text-box>
        </draw:frame>
        <draw:line draw:style-name="gr29" draw:text-style-name="P25" draw:layer="layout" svg:x1="8.292cm" svg:y1="9.342cm" svg:x2="8.292cm" svg:y2="8.342cm">
          <text:p/>
        </draw:line>
        <draw:line draw:style-name="gr29" draw:text-style-name="P25" draw:layer="layout" svg:x1="19.792cm" svg:y1="9.343cm" svg:x2="19.792cm" svg:y2="8.343cm">
          <text:p/>
        </draw:line>
        <draw:frame draw:style-name="gr31" draw:text-style-name="P4" draw:layer="layout" svg:width="2.509cm" svg:height="1.115cm" svg:x="3.5cm" svg:y="7.551cm">
          <draw:text-box>
            <text:p><text:span text:style-name="T3">P5-seq</text:span></text:p>
          </draw:text-box>
        </draw:frame>
        <draw:frame draw:style-name="gr31" draw:text-style-name="P4" draw:layer="layout" svg:width="2.509cm" svg:height="1.115cm" svg:x="22.092cm" svg:y="7.542cm">
          <draw:text-box>
            <text:p><text:span text:style-name="T3">P7-seq</text:span></text:p>
          </draw:text-box>
        </draw:frame>
        <draw:line draw:style-name="gr34" draw:text-style-name="P28" draw:layer="layout" svg:x1="19cm" svg:y1="7.5cm" svg:x2="20.6cm" svg:y2="7.5cm">
          <text:p/>
        </draw:line>
        <draw:frame draw:style-name="gr33" draw:text-style-name="P29" draw:layer="layout" svg:width="1.082cm" svg:height="1.115cm" svg:x="19.259cm" svg:y="6.285cm">
          <draw:text-box>
            <text:p><text:span text:style-name="T13">I1</text:span></text:p>
          </draw:text-box>
        </draw:frame>
        <draw:line draw:style-name="gr34" draw:text-style-name="P28" draw:layer="layout" svg:x1="7.5cm" svg:y1="7.515cm" svg:x2="9.1cm" svg:y2="7.515cm">
          <text:p/>
        </draw:line>
        <draw:frame draw:style-name="gr33" draw:text-style-name="P29" draw:layer="layout" svg:width="1.082cm" svg:height="1.115cm" svg:x="7.759cm" svg:y="6.3cm">
          <draw:text-box>
            <text:p><text:span text:style-name="T13">I2</text:span></text:p>
          </draw:text-box>
        </draw:frame>
        <draw:line draw:style-name="gr34" draw:text-style-name="P26" draw:layer="layout" svg:x1="10.492cm" svg:y1="7.5cm" svg:x2="14.892cm" svg:y2="7.5cm">
          <text:p/>
        </draw:line>
        <draw:frame draw:style-name="gr33" draw:text-style-name="P29" draw:layer="layout" svg:width="1.26cm" svg:height="1.115cm" svg:x="12.01cm" svg:y="6.285cm">
          <draw:text-box>
            <text:p><text:span text:style-name="T13">R1</text:span></text:p>
          </draw:text-box>
        </draw:frame>
        <draw:line draw:style-name="gr32" draw:text-style-name="P26" draw:layer="layout" svg:x1="17.492cm" svg:y1="8.6cm" svg:x2="13.092cm" svg:y2="8.6cm">
          <text:p/>
        </draw:line>
        <draw:frame draw:style-name="gr33" draw:text-style-name="P27" draw:layer="layout" svg:width="1.26cm" svg:height="1.115cm" svg:x="14.662cm" svg:y="8.685cm">
          <draw:text-box>
            <text:p><text:span text:style-name="T12">R2</text:span></text:p>
          </draw:text-box>
        </draw:frame>
        <presentation:notes draw:style-name="dp2">
          <draw:page-thumbnail draw:style-name="gr4" draw:layer="layout" svg:width="14.848cm" svg:height="11.136cm" svg:x="3.075cm" svg:y="2.257cm" draw:page-number="14" presentation:class="page"/>
          <draw:frame presentation:style-name="pr4" draw:text-style-name="P19" draw:layer="layout" svg:width="16.799cm" svg:height="13.364cm" svg:x="2.1cm" svg:y="14.107cm" presentation:class="notes" presentation:placeholder="true">
            <draw:text-box/>
          </draw:frame>
        </presentation:notes>
      </draw:page>
      <draw:page draw:name="page15"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eparation of Illumina dual-index library</text:p>
          </draw:text-box>
        </draw:frame>
        <draw:line draw:style-name="gr20" draw:text-style-name="P25" draw:layer="layout" svg:x1="4.4cm" svg:y1="3.791cm" svg:x2="26.4cm" svg:y2="3.791cm">
          <text:p/>
        </draw:line>
        <draw:line draw:style-name="gr20" draw:text-style-name="P25" draw:layer="layout" svg:x1="10.4cm" svg:y1="10cm" svg:x2="17.4cm" svg:y2="10cm">
          <text:p/>
        </draw:line>
        <draw:line draw:style-name="gr21" draw:text-style-name="P25" draw:layer="layout" svg:x1="17.4cm" svg:y1="10cm" svg:x2="18.9cm" svg:y2="10cm">
          <text:p/>
        </draw:line>
        <draw:line draw:style-name="gr22" draw:text-style-name="P25" draw:layer="layout" svg:x1="8.9cm" svg:y1="10cm" svg:x2="10.4cm" svg:y2="10cm">
          <text:p/>
        </draw:line>
        <draw:line draw:style-name="gr23" draw:text-style-name="P25" draw:layer="layout" svg:x1="18.9cm" svg:y1="10cm" svg:x2="20.4cm" svg:y2="10cm">
          <text:p/>
        </draw:line>
        <draw:line draw:style-name="gr24" draw:text-style-name="P25" draw:layer="layout" svg:x1="7.4cm" svg:y1="10cm" svg:x2="8.9cm" svg:y2="10cm">
          <text:p/>
        </draw:line>
        <draw:line draw:style-name="gr25" draw:text-style-name="P25" draw:layer="layout" svg:x1="20.4cm" svg:y1="10cm" svg:x2="21.9cm" svg:y2="10cm">
          <text:p/>
        </draw:line>
        <draw:line draw:style-name="gr26" draw:text-style-name="P25" draw:layer="layout" svg:x1="5.9cm" svg:y1="10cm" svg:x2="7.4cm" svg:y2="10cm">
          <text:p/>
        </draw:line>
        <draw:line draw:style-name="gr20" draw:text-style-name="P25" draw:layer="layout" svg:x1="10.4cm" svg:y1="6.975cm" svg:x2="17.4cm" svg:y2="6.975cm">
          <text:p/>
        </draw:line>
        <draw:line draw:style-name="gr21" draw:text-style-name="P25" draw:layer="layout" svg:x1="17.4cm" svg:y1="6.975cm" svg:x2="18.9cm" svg:y2="6.975cm">
          <text:p/>
        </draw:line>
        <draw:line draw:style-name="gr22" draw:text-style-name="P25" draw:layer="layout" svg:x1="8.9cm" svg:y1="6.975cm" svg:x2="10.4cm" svg:y2="6.975cm">
          <text:p/>
        </draw:line>
        <draw:g>
          <draw:line draw:style-name="gr20" draw:text-style-name="P25" draw:layer="layout" svg:x1="10.4cm" svg:y1="3.3cm" svg:x2="10.9cm" svg:y2="3.3cm">
            <text:p/>
          </draw:line>
          <draw:line draw:style-name="gr20" draw:text-style-name="P25" draw:layer="layout" svg:x1="16.9cm" svg:y1="4.3cm" svg:x2="17.4cm" svg:y2="4.3cm">
            <text:p/>
          </draw:line>
        </draw:g>
        <draw:line draw:style-name="gr21" draw:text-style-name="P25" draw:layer="layout" svg:x1="17.4cm" svg:y1="4.3cm" svg:x2="18.9cm" svg:y2="4.3cm">
          <text:p/>
        </draw:line>
        <draw:line draw:style-name="gr22" draw:text-style-name="P25" draw:layer="layout" svg:x1="8.9cm" svg:y1="3.3cm" svg:x2="10.4cm" svg:y2="3.3cm">
          <text:p/>
        </draw:line>
        <draw:line draw:style-name="gr21" draw:text-style-name="P25" draw:layer="layout" svg:x1="17.9cm" svg:y1="7.476cm" svg:x2="18.9cm" svg:y2="7.476cm">
          <text:p/>
        </draw:line>
        <draw:line draw:style-name="gr23" draw:text-style-name="P25" draw:layer="layout" svg:x1="18.9cm" svg:y1="7.476cm" svg:x2="20.4cm" svg:y2="7.476cm">
          <text:p/>
        </draw:line>
        <draw:line draw:style-name="gr25" draw:text-style-name="P25" draw:layer="layout" svg:x1="20.4cm" svg:y1="7.476cm" svg:x2="21.9cm" svg:y2="7.476cm">
          <text:p/>
        </draw:line>
        <draw:line draw:style-name="gr22" draw:text-style-name="P25" draw:layer="layout" svg:x1="8.9cm" svg:y1="6.476cm" svg:x2="9.9cm" svg:y2="6.476cm">
          <text:p/>
        </draw:line>
        <draw:line draw:style-name="gr24" draw:text-style-name="P25" draw:layer="layout" svg:x1="7.4cm" svg:y1="6.476cm" svg:x2="8.9cm" svg:y2="6.476cm">
          <text:p/>
        </draw:line>
        <draw:line draw:style-name="gr26" draw:text-style-name="P25" draw:layer="layout" svg:x1="5.9cm" svg:y1="6.476cm" svg:x2="7.4cm" svg:y2="6.476cm">
          <text:p/>
        </draw:line>
        <draw:frame draw:style-name="gr35" draw:text-style-name="P16" draw:layer="layout" svg:width="3.182cm" svg:height="1.979cm" svg:x="1.14cm" svg:y="2.791cm">
          <draw:text-box>
            <text:p text:style-name="P12"><text:span text:style-name="T3">template</text:span></text:p>
            <text:p text:style-name="P12"><text:span text:style-name="T3">genome</text:span></text:p>
          </draw:text-box>
        </draw:frame>
        <draw:frame draw:style-name="gr36" draw:text-style-name="P4" draw:layer="layout" svg:width="5.129cm" svg:height="1.191cm" svg:x="11.362cm" svg:y="5.709cm">
          <draw:text-box>
            <text:p><text:span text:style-name="T3">PCR amplicon 1</text:span></text:p>
          </draw:text-box>
        </draw:frame>
        <draw:custom-shape draw:style-name="gr37" draw:text-style-name="P30" draw:layer="layout" svg:width="1.5cm" svg:height="1cm" svg:x="13.151cm" svg:y="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30" draw:layer="layout" svg:width="1.5cm" svg:height="1cm" svg:x="13.151cm" svg:y="7.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6" draw:text-style-name="P4" draw:layer="layout" svg:width="5.129cm" svg:height="1.191cm" svg:x="11.362cm" svg:y="8.709cm">
          <draw:text-box>
            <text:p><text:span text:style-name="T3">PCR amplicon 2</text:span></text:p>
          </draw:text-box>
        </draw:frame>
        <draw:frame draw:style-name="gr38" draw:text-style-name="P4" draw:layer="layout" svg:width="5.061cm" svg:height="1.115cm" svg:x="7.448cm" svg:y="2.2cm">
          <draw:text-box>
            <text:p><text:span text:style-name="T3">forward primer</text:span></text:p>
          </draw:text-box>
        </draw:frame>
        <draw:frame draw:style-name="gr39" draw:text-style-name="P4" draw:layer="layout" svg:width="4.905cm" svg:height="1.115cm" svg:x="15.5cm" svg:y="4.291cm">
          <draw:text-box>
            <text:p><text:span text:style-name="T3">reverse primer</text:span></text:p>
          </draw:text-box>
        </draw:frame>
        <draw:frame draw:style-name="gr38" draw:text-style-name="P4" draw:layer="layout" svg:width="5.061cm" svg:height="1.115cm" svg:x="5.447cm" svg:y="5.347cm">
          <draw:text-box>
            <text:p><text:span text:style-name="T3">forward primer</text:span></text:p>
          </draw:text-box>
        </draw:frame>
        <draw:frame draw:style-name="gr39" draw:text-style-name="P4" draw:layer="layout" svg:width="4.905cm" svg:height="1.115cm" svg:x="17.342cm" svg:y="7.447cm">
          <draw:text-box>
            <text:p><text:span text:style-name="T3">reverse primer</text:span></text:p>
          </draw:text-box>
        </draw:frame>
        <draw:frame draw:style-name="gr40" draw:text-style-name="P31" draw:layer="layout" svg:width="19.323cm" svg:height="1.979cm" svg:x="4.294cm" svg:y="10.873cm">
          <draw:text-box>
            <text:p text:style-name="P12"><text:span text:style-name="T14">By 8 forward index primers and 12 reverse index primers,</text:span></text:p>
            <text:p text:style-name="P12"><text:span text:style-name="T14">96 samples can be distinguished (combinatorial dual-indexing).</text:span></text:p>
          </draw:text-box>
        </draw:frame>
        <presentation:notes draw:style-name="dp2">
          <draw:page-thumbnail draw:style-name="gr4" draw:layer="layout" svg:width="14.848cm" svg:height="11.136cm" svg:x="3.075cm" svg:y="2.257cm" draw:page-number="15" presentation:class="page"/>
          <draw:frame presentation:style-name="pr4" draw:text-style-name="P19" draw:layer="layout" svg:width="16.799cm" svg:height="13.364cm" svg:x="2.1cm" svg:y="14.107cm" presentation:class="notes" presentation:placeholder="true">
            <draw:text-box/>
          </draw:frame>
        </presentation:notes>
      </draw:page>
      <draw:page draw:name="page16" draw:style-name="dp1" draw:master-page-name="標準1" presentation:presentation-page-layout-name="AL1T19">
        <office:forms form:automatic-focus="false" form:apply-design-mode="false"/>
        <draw:frame presentation:style-name="pr3" draw:text-style-name="P8" draw:layer="layout" svg:width="27.6cm" svg:height="2.2cm" svg:x="0.2cm" svg:y="-0.009cm" presentation:class="title" presentation:user-transformed="true">
          <draw:text-box>
            <text:p>Interlude: Dual-index design of simulated data</text:p>
          </draw:text-box>
        </draw:frame>
        <draw:frame draw:style-name="standard" draw:layer="layout" svg:width="14.097cm" svg:height="12.634cm" svg:x="6.952cm" svg:y="1.558cm">
          <table:table table:template-name="default" table:use-banding-rows-styles="true">
            <table:table-column table:style-name="co1"/>
            <table:table-column table:style-name="co1"/>
            <table:table-column table:style-name="co1"/>
            <table:table-column table:style-name="co1"/>
            <table:table-column table:style-name="co2"/>
            <table:table-row table:style-name="ro1" table:default-cell-style-name="ce2">
              <table:table-cell table:style-name="ce1">
                <text:p text:style-name="P12"><text:span text:style-name="T15">TTGCAGGT</text:span></text:p>
              </table:table-cell>
              <table:table-cell>
                <text:p text:style-name="P32"><text:span text:style-name="T16">Sample01</text:span></text:p>
              </table:table-cell>
              <table:table-cell>
                <text:p text:style-name="P32"><text:span text:style-name="T16">Sample07</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CAAGGAAC</text:span></text:p>
              </table:table-cell>
              <table:table-cell>
                <text:p text:style-name="P32"><text:span text:style-name="T16">Sample02</text:span></text:p>
              </table:table-cell>
              <table:table-cell>
                <text:p text:style-name="P32"><text:span text:style-name="T16">Sample08</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AGATCTGG</text:span></text:p>
              </table:table-cell>
              <table:table-cell>
                <text:p text:style-name="P32"><text:span text:style-name="T16">Sample03</text:span></text:p>
              </table:table-cell>
              <table:table-cell>
                <text:p text:style-name="P32"><text:span text:style-name="T16">Sample09</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TCACACTT</text:span></text:p>
              </table:table-cell>
              <table:table-cell>
                <text:p text:style-name="P32"><text:span text:style-name="T16">Sample04</text:span></text:p>
              </table:table-cell>
              <table:table-cell>
                <text:p text:style-name="P32"><text:span text:style-name="T16">Sample10</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GATCATGG</text:span></text:p>
              </table:table-cell>
              <table:table-cell>
                <text:p text:style-name="P32"><text:span text:style-name="T16">Sample05</text:span></text:p>
              </table:table-cell>
              <table:table-cell>
                <text:p text:style-name="P32"><text:span text:style-name="T16">Sample11</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AGACATGA</text:span></text:p>
              </table:table-cell>
              <table:table-cell>
                <text:p text:style-name="P32"><text:span text:style-name="T16">Sample06</text:span></text:p>
              </table:table-cell>
              <table:table-cell>
                <text:p text:style-name="P32"><text:span text:style-name="T16">Sample12</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GTGAGTTG</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3</text:span></text:p>
              </table:table-cell>
              <table:table-cell>
                <text:p text:style-name="P32"><text:span text:style-name="T16">Sample19</text:span></text:p>
              </table:table-cell>
            </table:table-row>
            <table:table-row table:style-name="ro1" table:default-cell-style-name="ce2">
              <table:table-cell table:style-name="ce1">
                <text:p text:style-name="P33"><text:span text:style-name="T15">AGTCTGTT</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4</text:span></text:p>
              </table:table-cell>
              <table:table-cell>
                <text:p text:style-name="P32"><text:span text:style-name="T16">Sample20</text:span></text:p>
              </table:table-cell>
            </table:table-row>
            <table:table-row table:style-name="ro1" table:default-cell-style-name="ce2">
              <table:table-cell table:style-name="ce1">
                <text:p text:style-name="P33"><text:span text:style-name="T15">AACCAACC</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5</text:span></text:p>
              </table:table-cell>
              <table:table-cell>
                <text:p text:style-name="P32"><text:span text:style-name="T16">Blank01</text:span></text:p>
              </table:table-cell>
            </table:table-row>
            <table:table-row table:style-name="ro1" table:default-cell-style-name="ce2">
              <table:table-cell table:style-name="ce1">
                <text:p text:style-name="P33"><text:span text:style-name="T15">AGTGTGCA</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6</text:span></text:p>
              </table:table-cell>
              <table:table-cell>
                <text:p text:style-name="P32"><text:span text:style-name="T16">Blank02</text:span></text:p>
              </table:table-cell>
            </table:table-row>
            <table:table-row table:style-name="ro1" table:default-cell-style-name="ce2">
              <table:table-cell table:style-name="ce1">
                <text:p text:style-name="P33"><text:span text:style-name="T15">CATGTCGA</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7</text:span></text:p>
              </table:table-cell>
              <table:table-cell>
                <text:p text:style-name="P32"><text:span text:style-name="T16">Blank03</text:span></text:p>
              </table:table-cell>
            </table:table-row>
            <table:table-row table:style-name="ro1" table:default-cell-style-name="ce2">
              <table:table-cell table:style-name="ce1">
                <text:p text:style-name="P33"><text:span text:style-name="T15">CGAGACTT</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8</text:span></text:p>
              </table:table-cell>
              <table:table-cell>
                <text:p text:style-name="P32"><text:span text:style-name="T16">Blank04</text:span></text:p>
              </table:table-cell>
            </table:table-row>
            <table:table-row table:style-name="ro2" table:default-cell-style-name="ce1">
              <table:table-cell table:style-name="ce2"/>
              <table:table-cell>
                <text:p text:style-name="P33"><text:span text:style-name="T15">AACCTCTC</text:span></text:p>
              </table:table-cell>
              <table:table-cell>
                <text:p text:style-name="P33"><text:span text:style-name="T15">GTGACTCT</text:span></text:p>
              </table:table-cell>
              <table:table-cell>
                <text:p text:style-name="P33"><text:span text:style-name="T15">GATCACCA</text:span></text:p>
              </table:table-cell>
              <table:table-cell>
                <text:p text:style-name="P33"><text:span text:style-name="T15">CTTCACAT</text:span></text:p>
              </table:table-cell>
            </table:table-row>
          </table:table>
          <draw:image xlink:href="Pictures/TablePreview1.svm" xlink:type="simple" xlink:show="embed" xlink:actuate="onLoad"/>
        </draw:frame>
        <draw:custom-shape draw:style-name="gr41" draw:text-style-name="P25" draw:layer="layout" svg:width="5.649cm" svg:height="5.842cm" svg:x="15.4cm" svg:y="1.558cm">
          <text:p/>
          <draw:enhanced-geometry svg:viewBox="0 0 21600 21600" draw:type="rectangle" draw:enhanced-path="M 0 0 L 21600 0 21600 21600 0 21600 0 0 Z N"/>
        </draw:custom-shape>
        <draw:custom-shape draw:style-name="gr41" draw:text-style-name="P25" draw:layer="layout" svg:width="5.649cm" svg:height="5.842cm" svg:x="9.751cm" svg:y="7.4cm">
          <text:p/>
          <draw:enhanced-geometry svg:viewBox="0 0 21600 21600" draw:type="rectangle" draw:enhanced-path="M 0 0 L 21600 0 21600 21600 0 21600 0 0 Z N"/>
        </draw:custom-shape>
        <draw:frame draw:style-name="gr42" draw:text-style-name="P34" draw:layer="layout" svg:width="7.043cm" svg:height="1.115cm" draw:transform="rotate (1.5707963267949) translate (5.786cm 10.906cm)">
          <draw:text-box>
            <text:p><text:span text:style-name="T14">reverse index (index1)</text:span></text:p>
          </draw:text-box>
        </draw:frame>
        <draw:frame draw:style-name="gr43" draw:text-style-name="P34" draw:layer="layout" svg:width="7.199cm" svg:height="1.115cm" svg:x="11.85cm" svg:y="14.101cm">
          <draw:text-box>
            <text:p><text:span text:style-name="T14">forward index (index2)</text:span></text:p>
          </draw:text-box>
        </draw:frame>
        <presentation:notes draw:style-name="dp2">
          <draw:page-thumbnail draw:style-name="gr4" draw:layer="layout" svg:width="14.848cm" svg:height="11.136cm" svg:x="3.075cm" svg:y="2.257cm" draw:page-number="16" presentation:class="page"/>
          <draw:frame presentation:style-name="pr4" draw:text-style-name="P19" draw:layer="layout" svg:width="16.799cm" svg:height="13.364cm" svg:x="2.1cm" svg:y="14.107cm" presentation:class="notes" presentation:placeholder="true">
            <draw:text-box/>
          </draw:frame>
        </presentation:notes>
      </draw:page>
      <draw:page draw:name="page17"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Chapter 1: Demultiplexing</text:p>
          </draw:text-box>
        </draw:frame>
        <draw:frame presentation:style-name="pr6" draw:text-style-name="P8" draw:layer="layout" svg:width="12.609cm" svg:height="11.659cm" svg:x="1.391cm" svg:y="2.046cm" presentation:class="outline" presentation:user-transformed="true">
          <draw:text-box>
            <text:list text:style-name="L3">
              <text:list-item>
                <text:p>Inputs</text:p>
              </text:list-item>
              <text:list-item>
                <text:p>Undemultiplexed_R1_001.fastq.xz</text:p>
              </text:list-item>
              <text:list-item>
                <text:p>Undemultiplexed_I1_001.fastq.xz</text:p>
              </text:list-item>
              <text:list-item>
                <text:p>Undemultiplexed_I2_001.fastq.xz</text:p>
              </text:list-item>
              <text:list-item>
                <text:p>Undemultiplexed_R2_001.fastq.xz</text:p>
              </text:list-item>
            </text:list>
            <text:p text:style-name="P35"><text:span text:style-name="T17">in 01_RawSequences</text:span></text:p>
            <text:list text:continue-numbering="true" text:style-name="L3">
              <text:list-item>
                <text:p text:style-name="P36"><text:span text:style-name="T9">index1.fasta</text:span></text:p>
              </text:list-item>
              <text:list-item>
                <text:p text:style-name="P36"><text:span text:style-name="T9">index2.fasta</text:span></text:p>
              </text:list-item>
              <text:list-item>
                <text:p text:style-name="P36"><text:span text:style-name="T9">forwardprimer.fasta</text:span></text:p>
              </text:list-item>
              <text:list-item>
                <text:p text:style-name="P36">reverseprimer.fasta</text:p>
              </text:list-item>
            </text:list>
            <text:p text:style-name="P35"><text:span text:style-name="T17">in top directory</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ClaidentTutorial__*__MiFish.forward.fastq.xz</text:p>
              </text:list-item>
              <text:list-item>
                <text:p>ClaidentTutorial__*__MiFish.reverse.fastq.xz</text:p>
              </text:list-item>
              <text:list-item>
                <text:p text:style-name="P23"><text:span text:style-name="T9">Sample*</text:span></text:p>
              </text:list-item>
              <text:list-item>
                <text:p text:style-name="P23"><text:span text:style-name="T9">Blank*</text:span></text:p>
              </text:list-item>
              <text:list-item>
                <text:p text:style-name="P23"><text:span text:style-name="T9">NNNNNNNN+NNNNNNNN</text:span></text:p>
              </text:list-item>
            </text:list>
            <text:p text:style-name="P35"><text:span text:style-name="T17">in PairedEnd_02a_DemultiplexedSequences</text:span></text:p>
          </draw:text-box>
        </draw:frame>
        <presentation:notes draw:style-name="dp2">
          <draw:page-thumbnail draw:style-name="gr4" draw:layer="layout" svg:width="14.848cm" svg:height="11.136cm" svg:x="3.075cm" svg:y="2.257cm" draw:page-number="17" presentation:class="page"/>
          <draw:frame presentation:style-name="pr4" draw:text-style-name="P19" draw:layer="layout" svg:width="16.799cm" svg:height="13.364cm" svg:x="2.1cm" svg:y="14.107cm" presentation:class="notes" presentation:placeholder="true">
            <draw:text-box/>
          </draw:frame>
        </presentation:notes>
      </draw:page>
      <draw:page draw:name="page18" draw:style-name="dp1" draw:master-page-name="標準1" presentation:presentation-page-layout-name="AL2T1">
        <draw:frame presentation:style-name="pr5" draw:text-style-name="P8" draw:layer="layout" svg:width="27.6cm" svg:height="2.2cm" svg:x="0.2cm" svg:y="0cm" presentation:class="title">
          <draw:text-box>
            <text:p>Chapter 1: Demultiplexing</text:p>
          </draw:text-box>
        </draw:frame>
        <draw:frame presentation:style-name="pr6" draw:text-style-name="P37" draw:layer="layout" svg:width="10cm" svg:height="1.85cm" svg:x="9cm" svg:y="6.95cm" presentation:class="outline" presentation:user-transformed="true">
          <draw:text-box>
            <text:p text:style-name="P12"><text:span text:style-name="T18">Launch Terminal</text:span></text:p>
          </draw:text-box>
        </draw:frame>
        <presentation:notes draw:style-name="dp2">
          <draw:page-thumbnail draw:style-name="gr4" draw:layer="layout" svg:width="14.848cm" svg:height="11.136cm" svg:x="3.075cm" svg:y="2.257cm" draw:page-number="18" presentation:class="page"/>
          <draw:frame presentation:style-name="pr4" draw:text-style-name="P19" draw:layer="layout" svg:width="16.799cm" svg:height="13.364cm" svg:x="2.1cm" svg:y="14.107cm" presentation:class="notes" presentation:placeholder="true">
            <draw:text-box/>
          </draw:frame>
        </presentation:notes>
      </draw:page>
      <draw:page draw:name="page19" draw:style-name="dp1" draw:master-page-name="標準1" presentation:presentation-page-layout-name="AL3T3">
        <draw:frame presentation:style-name="pr5" draw:text-style-name="P8" draw:layer="layout" svg:width="27.6cm" svg:height="2.2cm" svg:x="0.2cm" svg:y="0cm" presentation:class="title">
          <draw:text-box>
            <text:p>Chapter 2: Concatenating pairs</text:p>
          </draw:text-box>
        </draw:frame>
        <draw:frame presentation:style-name="pr6" draw:text-style-name="P8" draw:layer="layout" svg:width="12.609cm" svg:height="11.659cm" svg:x="1.391cm" svg:y="2.046cm" presentation:class="outline" presentation:user-transformed="true">
          <draw:text-box>
            <text:list text:style-name="L3">
              <text:list-item>
                <text:p>Inputs</text:p>
              </text:list-item>
              <text:list-item>
                <text:p text:style-name="P22"><text:span text:style-name="T9">ClaidentTutorial__*__MiFish.forward.fastq.xz</text:span></text:p>
              </text:list-item>
              <text:list-item>
                <text:p text:style-name="P22"><text:span text:style-name="T9">ClaidentTutorial__*__MiFish.reverse.fastq.xz</text:span></text:p>
              </text:list-item>
              <text:list-item>
                <text:p text:style-name="P23"><text:span text:style-name="T9">Sample*</text:span></text:p>
              </text:list-item>
              <text:list-item>
                <text:p text:style-name="P23"><text:span text:style-name="T9">Blank*</text:span></text:p>
              </text:list-item>
              <text:list-item>
                <text:p text:style-name="P23"><text:span text:style-name="T9">NNNNNNNN+NNNNNNNN</text:span></text:p>
              </text:list-item>
            </text:list>
            <text:p text:style-name="P35"><text:span text:style-name="T17">in PairedEnd_02a_DemultiplexedSequences</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ClaidentTutorial__*__MiFish.fastq.xz</text:p>
              </text:list-item>
              <text:list-item>
                <text:p text:style-name="P23"><text:span text:style-name="T9">Sample*</text:span></text:p>
              </text:list-item>
              <text:list-item>
                <text:p text:style-name="P23"><text:span text:style-name="T9">Blank*</text:span></text:p>
              </text:list-item>
              <text:list-item>
                <text:p text:style-name="P23"><text:span text:style-name="T9">NNNNNNNN+NNNNNNNN</text:span></text:p>
              </text:list-item>
            </text:list>
            <text:p text:style-name="P35"><text:span text:style-name="T17">in OverlappedPairedEnd_03_ConcatenatedSequences</text:span></text:p>
          </draw:text-box>
        </draw:frame>
        <presentation:notes draw:style-name="dp2">
          <draw:page-thumbnail draw:style-name="gr4" draw:layer="layout" svg:width="14.848cm" svg:height="11.136cm" svg:x="3.075cm" svg:y="2.257cm" draw:page-number="19" presentation:class="page"/>
          <draw:frame presentation:style-name="pr4" draw:text-style-name="P19" draw:layer="layout" svg:width="16.799cm" svg:height="13.364cm" svg:x="2.1cm" svg:y="14.107cm" presentation:class="notes" presentation:placeholder="true">
            <draw:text-box/>
          </draw:frame>
        </presentation:notes>
      </draw:page>
      <draw:page draw:name="page20" draw:style-name="dp1" draw:master-page-name="標準1" presentation:presentation-page-layout-name="AL1T19">
        <draw:frame presentation:style-name="pr5" draw:text-style-name="P8" draw:layer="layout" svg:width="27.6cm" svg:height="2.2cm" svg:x="0.2cm" svg:y="0cm" presentation:class="title">
          <draw:text-box>
            <text:p>Chapter 2: Concatenating pairs</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20" presentation:class="page"/>
          <draw:frame presentation:style-name="pr4" draw:text-style-name="P19" draw:layer="layout" svg:width="16.799cm" svg:height="13.364cm" svg:x="2.1cm" svg:y="14.107cm" presentation:class="notes" presentation:placeholder="true">
            <draw:text-box/>
          </draw:frame>
        </presentation:notes>
      </draw:page>
      <draw:page draw:name="page21" draw:style-name="dp1" draw:master-page-name="標準1" presentation:presentation-page-layout-name="AL3T3">
        <draw:frame presentation:style-name="pr5" draw:text-style-name="P8" draw:layer="layout" svg:width="27.6cm" svg:height="2.2cm" svg:x="0.2cm" svg:y="0cm" presentation:class="title">
          <draw:text-box>
            <text:p text:style-name="P36">Chapter 3: Quality-filtering</text:p>
          </draw:text-box>
        </draw:frame>
        <draw:frame presentation:style-name="pr6" draw:text-style-name="P8" draw:layer="layout" svg:width="12.609cm" svg:height="11.659cm" svg:x="1.382cm" svg:y="2.037cm" presentation:class="outline" presentation:user-transformed="true">
          <draw:text-box>
            <text:list text:style-name="L3">
              <text:list-item>
                <text:p>Inputs</text:p>
              </text:list-item>
              <text:list-item>
                <text:p text:style-name="P22"><text:span text:style-name="T9">ClaidentTutorial__*__MiFish.fastq.xz</text:span></text:p>
              </text:list-item>
              <text:list-item>
                <text:p text:style-name="P23"><text:span text:style-name="T9">Sample*</text:span></text:p>
              </text:list-item>
              <text:list-item>
                <text:p text:style-name="P23"><text:span text:style-name="T9">Blank*</text:span></text:p>
              </text:list-item>
              <text:list-item>
                <text:p text:style-name="P23"><text:span text:style-name="T9">NNNNNNNN+NNNNNNNN</text:span></text:p>
              </text:list-item>
            </text:list>
            <text:p text:style-name="P35"><text:span text:style-name="T17">in OverlappedPairedEnd_03_ConcatenatedSequences</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ClaidentTutorial__*__MiFish.fastq.xz</text:p>
              </text:list-item>
              <text:list-item>
                <text:p text:style-name="P23"><text:span text:style-name="T9">Sample*</text:span></text:p>
              </text:list-item>
              <text:list-item>
                <text:p text:style-name="P23"><text:span text:style-name="T9">Blank*</text:span></text:p>
              </text:list-item>
              <text:list-item>
                <text:p text:style-name="P23"><text:span text:style-name="T9">NNNNNNNN+NNNNNNNN</text:span></text:p>
              </text:list-item>
            </text:list>
            <text:p text:style-name="P35"><text:span text:style-name="T17">in OverlappedPairedEnd_04_FilteredSequences</text:span></text:p>
          </draw:text-box>
        </draw:frame>
        <presentation:notes draw:style-name="dp2">
          <draw:page-thumbnail draw:style-name="gr4" draw:layer="layout" svg:width="14.848cm" svg:height="11.136cm" svg:x="3.075cm" svg:y="2.257cm" draw:page-number="21" presentation:class="page"/>
          <draw:frame presentation:style-name="pr4" draw:text-style-name="P19" draw:layer="layout" svg:width="16.799cm" svg:height="13.364cm" svg:x="2.1cm" svg:y="14.107cm" presentation:class="notes" presentation:placeholder="true">
            <draw:text-box/>
          </draw:frame>
        </presentation:notes>
      </draw:page>
      <draw:page draw:name="page22" draw:style-name="dp1" draw:master-page-name="標準1" presentation:presentation-page-layout-name="AL1T19">
        <draw:frame presentation:style-name="pr3" draw:text-style-name="P8" draw:layer="layout" svg:width="27.6cm" svg:height="2.2cm" svg:x="0.2cm" svg:y="0cm" presentation:class="title">
          <draw:text-box>
            <text:p>Chapter 3: Quality-filtering</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22" presentation:class="page"/>
          <draw:frame presentation:style-name="pr4" draw:text-style-name="P19" draw:layer="layout" svg:width="16.799cm" svg:height="13.364cm" svg:x="2.1cm" svg:y="14.107cm" presentation:class="notes" presentation:placeholder="true">
            <draw:text-box/>
          </draw:frame>
        </presentation:notes>
      </draw:page>
      <draw:page draw:name="page23" draw:style-name="dp1" draw:master-page-name="標準1" presentation:presentation-page-layout-name="AL3T3">
        <draw:frame presentation:style-name="pr5" draw:text-style-name="P8" draw:layer="layout" svg:width="27.6cm" svg:height="2.2cm" svg:x="0.2cm" svg:y="0cm" presentation:class="title">
          <draw:text-box>
            <text:p text:style-name="P36">Chapter 4: Denoising</text:p>
          </draw:text-box>
        </draw:frame>
        <draw:frame presentation:style-name="pr6" draw:text-style-name="P8" draw:layer="layout" svg:width="12.609cm" svg:height="11.659cm" svg:x="1.382cm" svg:y="2.037cm" presentation:class="outline" presentation:user-transformed="true">
          <draw:text-box>
            <text:list text:style-name="L3">
              <text:list-item>
                <text:p>Inputs</text:p>
              </text:list-item>
              <text:list-item>
                <text:p text:style-name="P22"><text:span text:style-name="T9">ClaidentTutorial__*__MiFish.fastq.xz</text:span></text:p>
              </text:list-item>
              <text:list-item>
                <text:p text:style-name="P23"><text:span text:style-name="T9">Sample*</text:span></text:p>
              </text:list-item>
              <text:list-item>
                <text:p text:style-name="P23"><text:span text:style-name="T9">Blank*</text:span></text:p>
              </text:list-item>
              <text:list-item>
                <text:p text:style-name="P23"><text:span text:style-name="T9">NNNNNNNN+NNNNNNNN</text:span></text:p>
              </text:list-item>
            </text:list>
            <text:p text:style-name="P35"><text:span text:style-name="T17">in OverlappedPairedEnd_04_FilteredSequences</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text:span text:style-name="T9">denoised.fasta</text:span></text:p>
              </text:list-item>
              <text:list-item>
                <text:p><text:span text:style-name="T9">denoised.otu.gz</text:span></text:p>
              </text:list-item>
              <text:list-item>
                <text:p><text:span text:style-name="T9">denoised.tsv</text:span></text:p>
              </text:list-item>
              <text:list-item>
                <text:p><text:span text:style-name="T9">plotErrors.pdf</text:span></text:p>
              </text:list-item>
              <text:list-item>
                <text:p><text:span text:style-name="T9">runDADA2.R</text:span></text:p>
              </text:list-item>
            </text:list>
            <text:p text:style-name="P35"><text:span text:style-name="T17">in OverlappedPairedEnd_05_DenoisedSequences</text:span></text:p>
          </draw:text-box>
        </draw:frame>
        <presentation:notes draw:style-name="dp2">
          <draw:page-thumbnail draw:style-name="gr4" draw:layer="layout" svg:width="14.848cm" svg:height="11.136cm" svg:x="3.075cm" svg:y="2.257cm" draw:page-number="23" presentation:class="page"/>
          <draw:frame presentation:style-name="pr4" draw:text-style-name="P19" draw:layer="layout" svg:width="16.799cm" svg:height="13.364cm" svg:x="2.1cm" svg:y="14.107cm" presentation:class="notes" presentation:placeholder="true">
            <draw:text-box/>
          </draw:frame>
        </presentation:notes>
      </draw:page>
      <draw:page draw:name="page24" draw:style-name="dp1" draw:master-page-name="標準1" presentation:presentation-page-layout-name="AL1T19">
        <draw:frame presentation:style-name="pr3" draw:text-style-name="P8" draw:layer="layout" svg:width="27.6cm" svg:height="2.2cm" svg:x="0.2cm" svg:y="0cm" presentation:class="title">
          <draw:text-box>
            <text:p text:style-name="P36">Chapter 4: Denoising</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24" presentation:class="page"/>
          <draw:frame presentation:style-name="pr4" draw:text-style-name="P19" draw:layer="layout" svg:width="16.799cm" svg:height="13.364cm" svg:x="2.1cm" svg:y="14.107cm" presentation:class="notes" presentation:placeholder="true">
            <draw:text-box/>
          </draw:frame>
        </presentation:notes>
      </draw:page>
      <draw:page draw:name="page25" draw:style-name="dp1" draw:master-page-name="標準1" presentation:presentation-page-layout-name="AL1T19">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9">ACCTCTCGATATCGAGATGAGGCT</text:span></text:p>
          </draw:text-box>
        </draw:frame>
        <draw:frame draw:style-name="gr44" draw:text-style-name="P38" draw:layer="layout" svg:width="12.694cm" svg:height="1.246cm" svg:x="1.776cm" svg:y="5.833cm">
          <draw:text-box>
            <text:p><text:span text:style-name="T19">ACCTCT</text:span><text:span text:style-name="T20">T</text:span><text:span text:style-name="T19">GATATCGAGATGAGGCT</text:span></text:p>
          </draw:text-box>
        </draw:frame>
        <draw:frame draw:style-name="gr44" draw:text-style-name="P39" draw:layer="layout" svg:width="12.694cm" svg:height="1.246cm" svg:x="1.776cm" svg:y="8.865cm">
          <draw:text-box>
            <text:p><text:span text:style-name="T19">ACCTCTCGA</text:span><text:span text:style-name="T21">A</text:span><text:span text:style-name="T19">ATCGAGATGAGGCT</text:span></text:p>
          </draw:text-box>
        </draw:frame>
        <draw:frame draw:style-name="gr44" draw:text-style-name="P38" draw:layer="layout" svg:width="12.694cm" svg:height="1.246cm" svg:x="1.777cm" svg:y="11.896cm">
          <draw:text-box>
            <text:p><text:span text:style-name="T19">ACCTCT</text:span><text:span text:style-name="T22">G</text:span><text:span text:style-name="T19">GATATCGAGATGAGGCT</text:span></text:p>
          </draw:text-box>
        </draw:fram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0" draw:text-style-name="P40" draw:layer="layout" svg:width="15.852cm" svg:height="0.924cm" svg:x="6.074cm" svg:y="14.826cm">
          <draw:text-box>
            <text:p><text:span text:style-name="T23">See also Callahan et al. (2016) https://doi.org/10.1038/nmeth.3869</text:span></text:p>
          </draw:text-box>
        </draw:frame>
        <presentation:notes draw:style-name="dp2">
          <draw:page-thumbnail draw:style-name="gr4" draw:layer="layout" svg:width="14.848cm" svg:height="11.136cm" svg:x="3.075cm" svg:y="2.257cm" draw:page-number="25" presentation:class="page"/>
          <draw:frame presentation:style-name="pr4" draw:text-style-name="P19" draw:layer="layout" svg:width="16.799cm" svg:height="13.364cm" svg:x="2.1cm" svg:y="14.107cm" presentation:class="notes" presentation:placeholder="true">
            <draw:text-box/>
          </draw:frame>
        </presentation:notes>
      </draw:page>
      <draw:page draw:name="page26" draw:style-name="dp1" draw:master-page-name="標準1" presentation:presentation-page-layout-name="AL1T19">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9">ACCTCTCGATATCGAGATGAGGCT</text:span></text:p>
          </draw:text-box>
        </draw:frame>
        <draw:frame draw:style-name="gr44" draw:text-style-name="P38" draw:layer="layout" svg:width="12.694cm" svg:height="1.246cm" svg:x="1.776cm" svg:y="5.833cm">
          <draw:text-box>
            <text:p><text:span text:style-name="T19">ACCTCT</text:span><text:span text:style-name="T20">T</text:span><text:span text:style-name="T19">GATATCGAGATGAGGCT</text:span></text:p>
          </draw:text-box>
        </draw:frame>
        <draw:frame draw:style-name="gr44" draw:text-style-name="P39" draw:layer="layout" svg:width="12.694cm" svg:height="1.246cm" svg:x="1.776cm" svg:y="8.865cm">
          <draw:text-box>
            <text:p><text:span text:style-name="T19">ACCTCTCGA</text:span><text:span text:style-name="T21">A</text:span><text:span text:style-name="T19">ATCGAGATGAGGCT</text:span></text:p>
          </draw:text-box>
        </draw:frame>
        <draw:frame draw:style-name="gr44" draw:text-style-name="P38" draw:layer="layout" svg:width="12.694cm" svg:height="1.246cm" svg:x="1.777cm" svg:y="11.896cm">
          <draw:text-box>
            <text:p><text:span text:style-name="T19">ACCTCT</text:span><text:span text:style-name="T22">G</text:span><text:span text:style-name="T19">GATATCGAGATGAGGCT</text:span></text:p>
          </draw:text-box>
        </draw:fram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1" draw:text-style-name="P31" draw:layer="layout" svg:width="1.747cm" svg:height="1.979cm" svg:x="0.1cm" svg:y="2.3cm">
          <draw:text-box>
            <text:p text:style-name="P12"><text:span text:style-name="T14">true</text:span></text:p>
            <text:p text:style-name="P12"><text:span text:style-name="T14">seq</text:span></text:p>
          </draw:text-box>
        </draw:frame>
        <draw:frame draw:style-name="gr52" draw:text-style-name="P31" draw:layer="layout" svg:width="2.022cm" svg:height="1.979cm" svg:x="0cm" svg:y="5.3cm">
          <draw:text-box>
            <text:p text:style-name="P12"><text:span text:style-name="T14">error</text:span></text:p>
            <text:p text:style-name="P12"><text:span text:style-name="T14">seq</text:span></text:p>
          </draw:text-box>
        </draw:frame>
        <draw:frame draw:style-name="gr52" draw:text-style-name="P31" draw:layer="layout" svg:width="2.022cm" svg:height="1.979cm" svg:x="0cm" svg:y="8.427cm">
          <draw:text-box>
            <text:p text:style-name="P12"><text:span text:style-name="T14">error</text:span></text:p>
            <text:p text:style-name="P12"><text:span text:style-name="T14">seq</text:span></text:p>
          </draw:text-box>
        </draw:frame>
        <draw:frame draw:style-name="gr52" draw:text-style-name="P31" draw:layer="layout" svg:width="2.022cm" svg:height="1.979cm" svg:x="0cm" svg:y="11.4cm">
          <draw:text-box>
            <text:p text:style-name="P12"><text:span text:style-name="T14">error</text:span></text:p>
            <text:p text:style-name="P12"><text:span text:style-name="T14">seq</text:span></text:p>
          </draw:text-box>
        </draw:frame>
        <draw:frame draw:style-name="gr50" draw:text-style-name="P40" draw:layer="layout" svg:width="15.852cm" svg:height="0.924cm" svg:x="6.074cm" svg:y="14.826cm">
          <draw:text-box>
            <text:p><text:span text:style-name="T23">See also Callahan et al. (2016) https://doi.org/10.1038/nmeth.3869</text:span></text:p>
          </draw:text-box>
        </draw:frame>
        <presentation:notes draw:style-name="dp2">
          <draw:page-thumbnail draw:style-name="gr4" draw:layer="layout" svg:width="14.848cm" svg:height="11.136cm" svg:x="3.075cm" svg:y="2.257cm" draw:page-number="26" presentation:class="page"/>
          <draw:frame presentation:style-name="pr4" draw:text-style-name="P19" draw:layer="layout" svg:width="16.799cm" svg:height="13.364cm" svg:x="2.1cm" svg:y="14.107cm" presentation:class="notes" presentation:placeholder="true">
            <draw:text-box/>
          </draw:frame>
        </presentation:notes>
      </draw:page>
      <draw:page draw:name="page27" draw:style-name="dp1" draw:master-page-name="標準1" presentation:presentation-page-layout-name="AL1T19">
        <draw:frame draw:style-name="gr51" draw:text-style-name="P31" draw:layer="layout" svg:width="1.747cm" svg:height="1.979cm" svg:x="0.1cm" svg:y="2.301cm">
          <draw:text-box>
            <text:p text:style-name="P12"><text:span text:style-name="T14">true</text:span></text:p>
            <text:p text:style-name="P12"><text:span text:style-name="T14">seq</text:span></text:p>
          </draw:text-box>
        </draw:frame>
        <draw:frame draw:style-name="gr52" draw:text-style-name="P31" draw:layer="layout" svg:width="2.022cm" svg:height="1.979cm" svg:x="0cm" svg:y="5.301cm">
          <draw:text-box>
            <text:p text:style-name="P12"><text:span text:style-name="T14">error</text:span></text:p>
            <text:p text:style-name="P12"><text:span text:style-name="T14">seq</text:span></text:p>
          </draw:text-box>
        </draw:frame>
        <draw:frame draw:style-name="gr52" draw:text-style-name="P31" draw:layer="layout" svg:width="2.022cm" svg:height="1.979cm" svg:x="0cm" svg:y="8.428cm">
          <draw:text-box>
            <text:p text:style-name="P12"><text:span text:style-name="T14">error</text:span></text:p>
            <text:p text:style-name="P12"><text:span text:style-name="T14">seq</text:span></text:p>
          </draw:text-box>
        </draw:frame>
        <draw:frame draw:style-name="gr52" draw:text-style-name="P31" draw:layer="layout" svg:width="2.022cm" svg:height="1.979cm" svg:x="0cm" svg:y="11.401cm">
          <draw:text-box>
            <text:p text:style-name="P12"><text:span text:style-name="T14">error</text:span></text:p>
            <text:p text:style-name="P12"><text:span text:style-name="T14">seq</text:span></text:p>
          </draw:text-box>
        </draw:frame>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9">ACCTCTCGATATCGAGATGAGGCT</text:span></text:p>
          </draw:text-box>
        </draw:frame>
        <draw:frame draw:style-name="gr44" draw:text-style-name="P38" draw:layer="layout" svg:width="12.694cm" svg:height="1.246cm" svg:x="1.776cm" svg:y="5.833cm">
          <draw:text-box>
            <text:p><text:span text:style-name="T19">ACCTCT</text:span><text:span text:style-name="T20">T</text:span><text:span text:style-name="T19">GATATCGAGATGAGGCT</text:span></text:p>
          </draw:text-box>
        </draw:frame>
        <draw:frame draw:style-name="gr44" draw:text-style-name="P39" draw:layer="layout" svg:width="12.694cm" svg:height="1.246cm" svg:x="1.776cm" svg:y="8.865cm">
          <draw:text-box>
            <text:p><text:span text:style-name="T19">ACCTCTCGA</text:span><text:span text:style-name="T21">A</text:span><text:span text:style-name="T19">ATCGAGATGAGGCT</text:span></text:p>
          </draw:text-box>
        </draw:frame>
        <draw:frame draw:style-name="gr44" draw:text-style-name="P38" draw:layer="layout" svg:width="12.694cm" svg:height="1.246cm" svg:x="1.777cm" svg:y="11.896cm">
          <draw:text-box>
            <text:p><text:span text:style-name="T19">ACCTCT</text:span><text:span text:style-name="T22">G</text:span><text:span text:style-name="T19">GATATCGAGATGAGGCT</text:span></text:p>
          </draw:text-box>
        </draw:frame>
        <draw:custom-shape draw:style-name="gr53" draw:text-style-name="P30" draw:layer="layout" svg:width="3cm" svg:height="2.8cm" draw:transform="rotate (-1.30899693899575) translate (6.481cm 3.053cm)">
          <text:p/>
          <draw:enhanced-geometry svg:viewBox="0 0 21600 21600" draw:text-areas="0 0 21600 21600" draw:type="circular-arrow" draw:modifiers="-164.58299700395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4" draw:text-style-name="P30" draw:layer="layout" svg:width="6.58cm" svg:height="5.58cm" draw:transform="rotate (-1.30899693899575) translate (8.966cm 2.375cm)">
          <text:p/>
          <draw:enhanced-geometry svg:viewBox="0 0 21600 21600" draw:text-areas="0 0 21600 21600" draw:type="circular-arrow" draw:modifiers="-164.071910648743 1.35914723871514 7918.6795312531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30" draw:layer="layout" svg:width="9.371cm" svg:height="8.303cm" draw:transform="skewX (-4.78674729987059E-017) rotate (-1.30899693899575) translate (7.763cm 2.275cm)">
          <text:p/>
          <draw:enhanced-geometry svg:viewBox="0 0 21600 21600" draw:mirror-horizontal="true" draw:text-areas="0 0 21600 21600" draw:type="circular-arrow" draw:modifiers="-161.714340714459 -2.14830308488729 8955.590244785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0" draw:text-style-name="P40" draw:layer="layout" svg:width="15.852cm" svg:height="0.924cm" svg:x="6.074cm" svg:y="14.826cm">
          <draw:text-box>
            <text:p><text:span text:style-name="T23">See also Callahan et al. (2016) https://doi.org/10.1038/nmeth.3869</text:span></text:p>
          </draw:text-box>
        </draw:frame>
        <presentation:notes draw:style-name="dp2">
          <draw:page-thumbnail draw:style-name="gr4" draw:layer="layout" svg:width="14.848cm" svg:height="11.136cm" svg:x="3.075cm" svg:y="2.257cm" draw:page-number="27" presentation:class="page"/>
          <draw:frame presentation:style-name="pr4" draw:text-style-name="P19" draw:layer="layout" svg:width="16.799cm" svg:height="13.364cm" svg:x="2.1cm" svg:y="14.107cm" presentation:class="notes" presentation:placeholder="true">
            <draw:text-box/>
          </draw:frame>
        </presentation:notes>
      </draw:page>
      <draw:page draw:name="page28" draw:style-name="dp1" draw:master-page-name="標準1" presentation:presentation-page-layout-name="AL1T19">
        <draw:frame draw:style-name="gr51" draw:text-style-name="P31" draw:layer="layout" svg:width="1.747cm" svg:height="1.979cm" svg:x="0.1cm" svg:y="2.301cm">
          <draw:text-box>
            <text:p text:style-name="P12"><text:span text:style-name="T14">true</text:span></text:p>
            <text:p text:style-name="P12"><text:span text:style-name="T14">seq</text:span></text:p>
          </draw:text-box>
        </draw:frame>
        <draw:frame draw:style-name="gr52" draw:text-style-name="P31" draw:layer="layout" svg:width="2.022cm" svg:height="1.979cm" svg:x="0cm" svg:y="5.301cm">
          <draw:text-box>
            <text:p text:style-name="P12"><text:span text:style-name="T14">error</text:span></text:p>
            <text:p text:style-name="P12"><text:span text:style-name="T14">seq</text:span></text:p>
          </draw:text-box>
        </draw:frame>
        <draw:frame draw:style-name="gr52" draw:text-style-name="P31" draw:layer="layout" svg:width="2.022cm" svg:height="1.979cm" svg:x="0cm" svg:y="8.428cm">
          <draw:text-box>
            <text:p text:style-name="P12"><text:span text:style-name="T14">error</text:span></text:p>
            <text:p text:style-name="P12"><text:span text:style-name="T14">seq</text:span></text:p>
          </draw:text-box>
        </draw:frame>
        <draw:frame draw:style-name="gr52" draw:text-style-name="P31" draw:layer="layout" svg:width="2.022cm" svg:height="1.979cm" svg:x="0cm" svg:y="11.401cm">
          <draw:text-box>
            <text:p text:style-name="P12"><text:span text:style-name="T14">error</text:span></text:p>
            <text:p text:style-name="P12"><text:span text:style-name="T14">seq</text:span></text:p>
          </draw:text-box>
        </draw:frame>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9">ACCTCTCGATATCGAGATGAGGCT</text:span></text:p>
          </draw:text-box>
        </draw:frame>
        <draw:frame draw:style-name="gr44" draw:text-style-name="P38" draw:layer="layout" svg:width="12.694cm" svg:height="1.246cm" svg:x="1.776cm" svg:y="5.833cm">
          <draw:text-box>
            <text:p><text:span text:style-name="T19">ACCTCT</text:span><text:span text:style-name="T20">T</text:span><text:span text:style-name="T19">GATATCGAGATGAGGCT</text:span></text:p>
          </draw:text-box>
        </draw:frame>
        <draw:frame draw:style-name="gr44" draw:text-style-name="P39" draw:layer="layout" svg:width="12.694cm" svg:height="1.246cm" svg:x="1.776cm" svg:y="8.865cm">
          <draw:text-box>
            <text:p><text:span text:style-name="T19">ACCTCTCGA</text:span><text:span text:style-name="T21">A</text:span><text:span text:style-name="T19">ATCGAGATGAGGCT</text:span></text:p>
          </draw:text-box>
        </draw:frame>
        <draw:frame draw:style-name="gr44" draw:text-style-name="P38" draw:layer="layout" svg:width="12.694cm" svg:height="1.246cm" svg:x="1.777cm" svg:y="11.896cm">
          <draw:text-box>
            <text:p><text:span text:style-name="T19">ACCTCT</text:span><text:span text:style-name="T22">G</text:span><text:span text:style-name="T19">GATATCGAGATGAGGCT</text:span></text:p>
          </draw:text-box>
        </draw:frame>
        <draw:custom-shape draw:style-name="gr53" draw:text-style-name="P30" draw:layer="layout" svg:width="3cm" svg:height="2.8cm" draw:transform="rotate (-1.30899693899575) translate (6.481cm 3.053cm)">
          <text:p/>
          <draw:enhanced-geometry svg:viewBox="0 0 21600 21600" draw:text-areas="0 0 21600 21600" draw:type="circular-arrow" draw:modifiers="-164.58299700395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4" draw:text-style-name="P30" draw:layer="layout" svg:width="6.58cm" svg:height="5.58cm" draw:transform="rotate (-1.30899693899575) translate (8.966cm 2.375cm)">
          <text:p/>
          <draw:enhanced-geometry svg:viewBox="0 0 21600 21600" draw:text-areas="0 0 21600 21600" draw:type="circular-arrow" draw:modifiers="-164.071910648743 1.35914723871514 7918.6795312531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30" draw:layer="layout" svg:width="9.371cm" svg:height="8.303cm" draw:transform="skewX (-4.78674729987059E-017) rotate (-1.30899693899575) translate (7.763cm 2.275cm)">
          <text:p/>
          <draw:enhanced-geometry svg:viewBox="0 0 21600 21600" draw:mirror-horizontal="true" draw:text-areas="0 0 21600 21600" draw:type="circular-arrow" draw:modifiers="-161.714340714459 -2.14830308488729 8955.590244785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 draw:layer="layout" svg:width="6.476cm" svg:height="4.669cm" svg:x="17.924cm" svg:y="5.631cm">
          <table:table table:template-name="default" table:use-first-row-styles="true" table:use-banding-rows-styles="true">
            <table:table-column table:style-name="co3"/>
            <table:table-column table:style-name="co3"/>
            <table:table-column table:style-name="co3"/>
            <table:table-column table:style-name="co3"/>
            <table:table-column table:style-name="co4"/>
            <table:table-row table:style-name="ro3" table:default-cell-style-name="ce3">
              <table:table-cell/>
              <table:table-cell>
                <text:p text:style-name="P41"><text:span text:style-name="T24">A</text:span></text:p>
              </table:table-cell>
              <table:table-cell>
                <text:p text:style-name="P41"><text:span text:style-name="T24">C</text:span></text:p>
              </table:table-cell>
              <table:table-cell>
                <text:p text:style-name="P41"><text:span text:style-name="T24">G</text:span></text:p>
              </table:table-cell>
              <table:table-cell>
                <text:p text:style-name="P41"><text:span text:style-name="T24">T</text:span></text:p>
              </table:table-cell>
            </table:table-row>
            <table:table-row table:style-name="ro3" table:default-cell-style-name="ce3">
              <table:table-cell>
                <text:p text:style-name="P41"><text:span text:style-name="T24">A</text:span></text:p>
              </table:table-cell>
              <table:table-cell>
                <text:p text:style-name="P41"><text:span text:style-name="T25">R</text:span><text:span text:style-name="T26">AA</text:span></text:p>
              </table:table-cell>
              <table:table-cell>
                <text:p text:style-name="P41"><text:span text:style-name="T25">R</text:span><text:span text:style-name="T26">AC</text:span></text:p>
              </table:table-cell>
              <table:table-cell>
                <text:p text:style-name="P41"><text:span text:style-name="T25">R</text:span><text:span text:style-name="T26">AG</text:span></text:p>
              </table:table-cell>
              <table:table-cell>
                <text:p text:style-name="P41"><text:span text:style-name="T25">R</text:span><text:span text:style-name="T26">AT</text:span></text:p>
              </table:table-cell>
            </table:table-row>
            <table:table-row table:style-name="ro3" table:default-cell-style-name="ce3">
              <table:table-cell>
                <text:p text:style-name="P41"><text:span text:style-name="T24">C</text:span></text:p>
              </table:table-cell>
              <table:table-cell>
                <text:p text:style-name="P41"><text:span text:style-name="T25">R</text:span><text:span text:style-name="T26">CA</text:span></text:p>
              </table:table-cell>
              <table:table-cell>
                <text:p text:style-name="P41"><text:span text:style-name="T25">R</text:span><text:span text:style-name="T26">CC</text:span></text:p>
              </table:table-cell>
              <table:table-cell>
                <text:p text:style-name="P41"><text:span text:style-name="T25">R</text:span><text:span text:style-name="T26">CG</text:span></text:p>
              </table:table-cell>
              <table:table-cell>
                <text:p text:style-name="P41"><text:span text:style-name="T25">R</text:span><text:span text:style-name="T26">CT</text:span></text:p>
              </table:table-cell>
            </table:table-row>
            <table:table-row table:style-name="ro3" table:default-cell-style-name="ce3">
              <table:table-cell>
                <text:p text:style-name="P41"><text:span text:style-name="T24">G</text:span></text:p>
              </table:table-cell>
              <table:table-cell>
                <text:p text:style-name="P41"><text:span text:style-name="T25">R</text:span><text:span text:style-name="T26">GA</text:span></text:p>
              </table:table-cell>
              <table:table-cell>
                <text:p text:style-name="P41"><text:span text:style-name="T25">R</text:span><text:span text:style-name="T26">GC</text:span></text:p>
              </table:table-cell>
              <table:table-cell>
                <text:p text:style-name="P41"><text:span text:style-name="T25">R</text:span><text:span text:style-name="T26">GG</text:span></text:p>
              </table:table-cell>
              <table:table-cell>
                <text:p text:style-name="P41"><text:span text:style-name="T25">R</text:span><text:span text:style-name="T26">GT</text:span></text:p>
              </table:table-cell>
            </table:table-row>
            <table:table-row table:style-name="ro3" table:default-cell-style-name="ce3">
              <table:table-cell>
                <text:p text:style-name="P41"><text:span text:style-name="T24">T</text:span></text:p>
              </table:table-cell>
              <table:table-cell>
                <text:p text:style-name="P41"><text:span text:style-name="T25">R</text:span><text:span text:style-name="T26">TA</text:span></text:p>
              </table:table-cell>
              <table:table-cell>
                <text:p text:style-name="P41"><text:span text:style-name="T25">R</text:span><text:span text:style-name="T26">TC</text:span></text:p>
              </table:table-cell>
              <table:table-cell>
                <text:p text:style-name="P41"><text:span text:style-name="T25">R</text:span><text:span text:style-name="T26">TG</text:span></text:p>
              </table:table-cell>
              <table:table-cell>
                <text:p text:style-name="P41"><text:span text:style-name="T25">R</text:span><text:span text:style-name="T26">TT</text:span></text:p>
              </table:table-cell>
            </table:table-row>
          </table:table>
          <draw:image xlink:href="Pictures/TablePreview2.svm" xlink:type="simple" xlink:show="embed" xlink:actuate="onLoad"/>
        </draw:frame>
        <draw:frame draw:style-name="gr56" draw:text-style-name="P34" draw:layer="layout" svg:width="1.116cm" svg:height="1.115cm" svg:x="21.255cm" svg:y="4.68cm">
          <draw:text-box>
            <text:p><text:span text:style-name="T14">to</text:span></text:p>
          </draw:text-box>
        </draw:frame>
        <draw:frame draw:style-name="gr57" draw:text-style-name="P34" draw:layer="layout" svg:width="1.95cm" svg:height="1.115cm" draw:transform="rotate (1.5707963267949) translate (17.009cm 9.445cm)">
          <draw:text-box>
            <text:p><text:span text:style-name="T14">from</text:span></text:p>
          </draw:text-box>
        </draw:frame>
        <draw:frame draw:style-name="gr58" draw:text-style-name="P34" draw:layer="layout" svg:width="5.476cm" svg:height="1.115cm" svg:x="18.209cm" svg:y="3.6cm">
          <draw:text-box>
            <text:p><text:span text:style-name="T14">Error rate matrix</text:span></text:p>
          </draw:text-box>
        </draw:fram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0" draw:text-style-name="P40" draw:layer="layout" svg:width="15.852cm" svg:height="0.924cm" svg:x="6.074cm" svg:y="14.826cm">
          <draw:text-box>
            <text:p><text:span text:style-name="T23">See also Callahan et al. (2016) https://doi.org/10.1038/nmeth.3869</text:span></text:p>
          </draw:text-box>
        </draw:frame>
        <presentation:notes draw:style-name="dp2">
          <draw:page-thumbnail draw:style-name="gr4" draw:layer="layout" svg:width="14.848cm" svg:height="11.136cm" svg:x="3.075cm" svg:y="2.257cm" draw:page-number="28" presentation:class="page"/>
          <draw:frame presentation:style-name="pr4" draw:text-style-name="P19" draw:layer="layout" svg:width="16.799cm" svg:height="13.364cm" svg:x="2.1cm" svg:y="14.107cm" presentation:class="notes" presentation:placeholder="true">
            <draw:text-box/>
          </draw:frame>
        </presentation:notes>
      </draw:page>
      <draw:page draw:name="page29" draw:style-name="dp1" draw:master-page-name="標準1" presentation:presentation-page-layout-name="AL1T19">
        <draw:frame draw:style-name="gr51" draw:text-style-name="P31" draw:layer="layout" svg:width="1.747cm" svg:height="1.979cm" svg:x="0.1cm" svg:y="2.301cm">
          <draw:text-box>
            <text:p text:style-name="P12"><text:span text:style-name="T14">true</text:span></text:p>
            <text:p text:style-name="P12"><text:span text:style-name="T14">seq</text:span></text:p>
          </draw:text-box>
        </draw:frame>
        <draw:frame draw:style-name="gr52" draw:text-style-name="P31" draw:layer="layout" svg:width="2.022cm" svg:height="1.979cm" svg:x="0cm" svg:y="5.301cm">
          <draw:text-box>
            <text:p text:style-name="P12"><text:span text:style-name="T14">error</text:span></text:p>
            <text:p text:style-name="P12"><text:span text:style-name="T14">seq</text:span></text:p>
          </draw:text-box>
        </draw:frame>
        <draw:frame draw:style-name="gr52" draw:text-style-name="P31" draw:layer="layout" svg:width="2.022cm" svg:height="1.979cm" svg:x="0cm" svg:y="8.428cm">
          <draw:text-box>
            <text:p text:style-name="P12"><text:span text:style-name="T14">error</text:span></text:p>
            <text:p text:style-name="P12"><text:span text:style-name="T14">seq</text:span></text:p>
          </draw:text-box>
        </draw:frame>
        <draw:frame draw:style-name="gr52" draw:text-style-name="P31" draw:layer="layout" svg:width="2.022cm" svg:height="1.979cm" svg:x="0cm" svg:y="11.401cm">
          <draw:text-box>
            <text:p text:style-name="P12"><text:span text:style-name="T14">error</text:span></text:p>
            <text:p text:style-name="P12"><text:span text:style-name="T14">seq</text:span></text:p>
          </draw:text-box>
        </draw:frame>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9">ACCTCTCGATATCGAGATGAGGCT</text:span></text:p>
          </draw:text-box>
        </draw:frame>
        <draw:frame draw:style-name="gr44" draw:text-style-name="P38" draw:layer="layout" svg:width="12.694cm" svg:height="1.246cm" svg:x="1.776cm" svg:y="5.833cm">
          <draw:text-box>
            <text:p><text:span text:style-name="T19">ACCTCT</text:span><text:span text:style-name="T20">T</text:span><text:span text:style-name="T19">GATATCGAGATGAGGCT</text:span></text:p>
          </draw:text-box>
        </draw:frame>
        <draw:frame draw:style-name="gr44" draw:text-style-name="P39" draw:layer="layout" svg:width="12.694cm" svg:height="1.246cm" svg:x="1.776cm" svg:y="8.865cm">
          <draw:text-box>
            <text:p><text:span text:style-name="T19">ACCTCTCGA</text:span><text:span text:style-name="T21">A</text:span><text:span text:style-name="T19">ATCGAGATGAGGCT</text:span></text:p>
          </draw:text-box>
        </draw:frame>
        <draw:frame draw:style-name="gr44" draw:text-style-name="P38" draw:layer="layout" svg:width="12.694cm" svg:height="1.246cm" svg:x="1.777cm" svg:y="11.896cm">
          <draw:text-box>
            <text:p><text:span text:style-name="T19">ACCTCT</text:span><text:span text:style-name="T22">G</text:span><text:span text:style-name="T19">GATATCGAGATGAGGCT</text:span></text:p>
          </draw:text-box>
        </draw:frame>
        <draw:custom-shape draw:style-name="gr53" draw:text-style-name="P30" draw:layer="layout" svg:width="3cm" svg:height="2.8cm" draw:transform="rotate (-1.30899693899575) translate (6.481cm 3.053cm)">
          <text:p/>
          <draw:enhanced-geometry svg:viewBox="0 0 21600 21600" draw:text-areas="0 0 21600 21600" draw:type="circular-arrow" draw:modifiers="-164.58299700395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4" draw:text-style-name="P30" draw:layer="layout" svg:width="6.58cm" svg:height="5.58cm" draw:transform="rotate (-1.30899693899575) translate (8.966cm 2.375cm)">
          <text:p/>
          <draw:enhanced-geometry svg:viewBox="0 0 21600 21600" draw:text-areas="0 0 21600 21600" draw:type="circular-arrow" draw:modifiers="-164.071910648743 1.35914723871514 7918.6795312531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30" draw:layer="layout" svg:width="9.371cm" svg:height="8.303cm" draw:transform="skewX (-4.78674729987059E-017) rotate (-1.30899693899575) translate (7.763cm 2.275cm)">
          <text:p/>
          <draw:enhanced-geometry svg:viewBox="0 0 21600 21600" draw:mirror-horizontal="true" draw:text-areas="0 0 21600 21600" draw:type="circular-arrow" draw:modifiers="-161.714340714459 -2.14830308488729 8955.590244785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 draw:layer="layout" svg:width="6.476cm" svg:height="4.669cm" svg:x="17.924cm" svg:y="5.631cm">
          <table:table table:template-name="default" table:use-first-row-styles="true" table:use-banding-rows-styles="true">
            <table:table-column table:style-name="co3"/>
            <table:table-column table:style-name="co3"/>
            <table:table-column table:style-name="co3"/>
            <table:table-column table:style-name="co3"/>
            <table:table-column table:style-name="co4"/>
            <table:table-row table:style-name="ro3" table:default-cell-style-name="ce3">
              <table:table-cell/>
              <table:table-cell>
                <text:p text:style-name="P41"><text:span text:style-name="T24">A</text:span></text:p>
              </table:table-cell>
              <table:table-cell>
                <text:p text:style-name="P41"><text:span text:style-name="T24">C</text:span></text:p>
              </table:table-cell>
              <table:table-cell>
                <text:p text:style-name="P41"><text:span text:style-name="T24">G</text:span></text:p>
              </table:table-cell>
              <table:table-cell>
                <text:p text:style-name="P41"><text:span text:style-name="T24">T</text:span></text:p>
              </table:table-cell>
            </table:table-row>
            <table:table-row table:style-name="ro3" table:default-cell-style-name="ce3">
              <table:table-cell>
                <text:p text:style-name="P41"><text:span text:style-name="T24">A</text:span></text:p>
              </table:table-cell>
              <table:table-cell>
                <text:p text:style-name="P41"><text:span text:style-name="T25">R</text:span><text:span text:style-name="T26">AA</text:span></text:p>
              </table:table-cell>
              <table:table-cell>
                <text:p text:style-name="P41"><text:span text:style-name="T25">R</text:span><text:span text:style-name="T26">AC</text:span></text:p>
              </table:table-cell>
              <table:table-cell>
                <text:p text:style-name="P41"><text:span text:style-name="T25">R</text:span><text:span text:style-name="T26">AG</text:span></text:p>
              </table:table-cell>
              <table:table-cell>
                <text:p text:style-name="P41"><text:span text:style-name="T25">R</text:span><text:span text:style-name="T26">AT</text:span></text:p>
              </table:table-cell>
            </table:table-row>
            <table:table-row table:style-name="ro3" table:default-cell-style-name="ce3">
              <table:table-cell>
                <text:p text:style-name="P41"><text:span text:style-name="T24">C</text:span></text:p>
              </table:table-cell>
              <table:table-cell>
                <text:p text:style-name="P41"><text:span text:style-name="T25">R</text:span><text:span text:style-name="T26">CA</text:span></text:p>
              </table:table-cell>
              <table:table-cell>
                <text:p text:style-name="P41"><text:span text:style-name="T25">R</text:span><text:span text:style-name="T26">CC</text:span></text:p>
              </table:table-cell>
              <table:table-cell>
                <text:p text:style-name="P41"><text:span text:style-name="T25">R</text:span><text:span text:style-name="T26">CG</text:span></text:p>
              </table:table-cell>
              <table:table-cell>
                <text:p text:style-name="P41"><text:span text:style-name="T25">R</text:span><text:span text:style-name="T26">CT</text:span></text:p>
              </table:table-cell>
            </table:table-row>
            <table:table-row table:style-name="ro3" table:default-cell-style-name="ce3">
              <table:table-cell>
                <text:p text:style-name="P41"><text:span text:style-name="T24">G</text:span></text:p>
              </table:table-cell>
              <table:table-cell>
                <text:p text:style-name="P41"><text:span text:style-name="T25">R</text:span><text:span text:style-name="T26">GA</text:span></text:p>
              </table:table-cell>
              <table:table-cell>
                <text:p text:style-name="P41"><text:span text:style-name="T25">R</text:span><text:span text:style-name="T26">GC</text:span></text:p>
              </table:table-cell>
              <table:table-cell>
                <text:p text:style-name="P41"><text:span text:style-name="T25">R</text:span><text:span text:style-name="T26">GG</text:span></text:p>
              </table:table-cell>
              <table:table-cell>
                <text:p text:style-name="P41"><text:span text:style-name="T25">R</text:span><text:span text:style-name="T26">GT</text:span></text:p>
              </table:table-cell>
            </table:table-row>
            <table:table-row table:style-name="ro3" table:default-cell-style-name="ce3">
              <table:table-cell>
                <text:p text:style-name="P41"><text:span text:style-name="T24">T</text:span></text:p>
              </table:table-cell>
              <table:table-cell>
                <text:p text:style-name="P41"><text:span text:style-name="T25">R</text:span><text:span text:style-name="T26">TA</text:span></text:p>
              </table:table-cell>
              <table:table-cell>
                <text:p text:style-name="P41"><text:span text:style-name="T25">R</text:span><text:span text:style-name="T26">TC</text:span></text:p>
              </table:table-cell>
              <table:table-cell>
                <text:p text:style-name="P41"><text:span text:style-name="T25">R</text:span><text:span text:style-name="T26">TG</text:span></text:p>
              </table:table-cell>
              <table:table-cell>
                <text:p text:style-name="P41"><text:span text:style-name="T25">R</text:span><text:span text:style-name="T26">TT</text:span></text:p>
              </table:table-cell>
            </table:table-row>
          </table:table>
          <draw:image xlink:href="Pictures/TablePreview3.svm" xlink:type="simple" xlink:show="embed" xlink:actuate="onLoad"/>
        </draw:frame>
        <draw:frame draw:style-name="gr56" draw:text-style-name="P34" draw:layer="layout" svg:width="1.116cm" svg:height="1.115cm" svg:x="21.255cm" svg:y="4.68cm">
          <draw:text-box>
            <text:p><text:span text:style-name="T14">to</text:span></text:p>
          </draw:text-box>
        </draw:frame>
        <draw:frame draw:style-name="gr57" draw:text-style-name="P34" draw:layer="layout" svg:width="1.95cm" svg:height="1.115cm" draw:transform="rotate (1.5707963267949) translate (17.009cm 9.445cm)">
          <draw:text-box>
            <text:p><text:span text:style-name="T14">from</text:span></text:p>
          </draw:text-box>
        </draw:frame>
        <draw:frame draw:style-name="gr58" draw:text-style-name="P34" draw:layer="layout" svg:width="5.476cm" svg:height="1.115cm" svg:x="18.209cm" svg:y="3.6cm">
          <draw:text-box>
            <text:p><text:span text:style-name="T14">Error rate matrix</text:span></text:p>
          </draw:text-box>
        </draw:fram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9" draw:text-style-name="P4" draw:layer="layout" svg:width="1.399cm" svg:height="1.115cm" svg:x="25.701cm" svg:y="5.864cm">
          <draw:text-box>
            <text:p><text:span text:style-name="T3">0.3</text:span></text:p>
          </draw:text-box>
        </draw:frame>
        <draw:frame draw:style-name="gr59" draw:text-style-name="P4" draw:layer="layout" svg:width="1.399cm" svg:height="1.115cm" svg:x="25.701cm" svg:y="8.896cm">
          <draw:text-box>
            <text:p><text:span text:style-name="T3">0.5</text:span></text:p>
          </draw:text-box>
        </draw:frame>
        <draw:frame draw:style-name="gr60" draw:text-style-name="P4" draw:layer="layout" svg:width="2.128cm" svg:height="1.115cm" svg:x="24.972cm" svg:y="11.927cm">
          <draw:text-box>
            <text:p><text:span text:style-name="T3">0.001</text:span></text:p>
          </draw:text-box>
        </draw:frame>
        <draw:frame draw:style-name="gr61" draw:text-style-name="P4" draw:layer="layout" svg:width="1.391cm" svg:height="1.115cm" svg:x="25.709cm" svg:y="2.833cm">
          <draw:text-box>
            <text:p><text:span text:style-name="T3">NA</text:span></text:p>
          </draw:text-box>
        </draw:frame>
        <draw:frame draw:style-name="gr62" draw:text-style-name="P31" draw:layer="layout" svg:width="3.838cm" svg:height="1.979cm" svg:x="24.025cm" svg:y="0.6cm">
          <draw:text-box>
            <text:p text:style-name="P12"><text:span text:style-name="T14">abundance</text:span></text:p>
            <text:p text:style-name="P12"><text:span text:style-name="T14">p-value</text:span></text:p>
          </draw:text-box>
        </draw:frame>
        <draw:frame draw:style-name="gr50" draw:text-style-name="P40" draw:layer="layout" svg:width="15.852cm" svg:height="0.924cm" svg:x="6.074cm" svg:y="14.826cm">
          <draw:text-box>
            <text:p><text:span text:style-name="T23">See also Callahan et al. (2016) https://doi.org/10.1038/nmeth.3869</text:span></text:p>
          </draw:text-box>
        </draw:frame>
        <presentation:notes draw:style-name="dp2">
          <draw:page-thumbnail draw:style-name="gr4" draw:layer="layout" svg:width="14.848cm" svg:height="11.136cm" svg:x="3.075cm" svg:y="2.257cm" draw:page-number="29" presentation:class="page"/>
          <draw:frame presentation:style-name="pr4" draw:text-style-name="P19" draw:layer="layout" svg:width="16.799cm" svg:height="13.364cm" svg:x="2.1cm" svg:y="14.107cm" presentation:class="notes" presentation:placeholder="true">
            <draw:text-box/>
          </draw:frame>
        </presentation:notes>
      </draw:page>
      <draw:page draw:name="page30" draw:style-name="dp1" draw:master-page-name="標準1" presentation:presentation-page-layout-name="AL1T19">
        <draw:frame draw:style-name="gr51" draw:text-style-name="P31" draw:layer="layout" svg:width="1.747cm" svg:height="1.979cm" svg:x="0.1cm" svg:y="2.301cm">
          <draw:text-box>
            <text:p text:style-name="P12"><text:span text:style-name="T14">true</text:span></text:p>
            <text:p text:style-name="P12"><text:span text:style-name="T14">seq</text:span></text:p>
          </draw:text-box>
        </draw:frame>
        <draw:frame draw:style-name="gr52" draw:text-style-name="P31" draw:layer="layout" svg:width="2.022cm" svg:height="1.979cm" svg:x="0cm" svg:y="5.301cm">
          <draw:text-box>
            <text:p text:style-name="P12"><text:span text:style-name="T14">error</text:span></text:p>
            <text:p text:style-name="P12"><text:span text:style-name="T14">seq</text:span></text:p>
          </draw:text-box>
        </draw:frame>
        <draw:frame draw:style-name="gr52" draw:text-style-name="P31" draw:layer="layout" svg:width="2.022cm" svg:height="1.979cm" svg:x="0cm" svg:y="8.428cm">
          <draw:text-box>
            <text:p text:style-name="P12"><text:span text:style-name="T14">error</text:span></text:p>
            <text:p text:style-name="P12"><text:span text:style-name="T14">seq</text:span></text:p>
          </draw:text-box>
        </draw:frame>
        <draw:frame draw:style-name="gr52" draw:text-style-name="P31" draw:layer="layout" svg:width="2.022cm" svg:height="1.979cm" svg:x="0cm" svg:y="11.401cm">
          <draw:text-box>
            <text:p text:style-name="P12"><text:span text:style-name="T14">error</text:span></text:p>
            <text:p text:style-name="P12"><text:span text:style-name="T14">seq</text:span></text:p>
          </draw:text-box>
        </draw:frame>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9">ACCTCTCGATATCGAGATGAGGCT</text:span></text:p>
          </draw:text-box>
        </draw:frame>
        <draw:frame draw:style-name="gr44" draw:text-style-name="P38" draw:layer="layout" svg:width="12.694cm" svg:height="1.246cm" svg:x="1.776cm" svg:y="5.833cm">
          <draw:text-box>
            <text:p><text:span text:style-name="T19">ACCTCT</text:span><text:span text:style-name="T20">T</text:span><text:span text:style-name="T19">GATATCGAGATGAGGCT</text:span></text:p>
          </draw:text-box>
        </draw:frame>
        <draw:frame draw:style-name="gr44" draw:text-style-name="P39" draw:layer="layout" svg:width="12.694cm" svg:height="1.246cm" svg:x="1.776cm" svg:y="8.865cm">
          <draw:text-box>
            <text:p><text:span text:style-name="T19">ACCTCTCGA</text:span><text:span text:style-name="T21">A</text:span><text:span text:style-name="T19">ATCGAGATGAGGCT</text:span></text:p>
          </draw:text-box>
        </draw:frame>
        <draw:frame draw:style-name="gr44" draw:text-style-name="P38" draw:layer="layout" svg:width="12.694cm" svg:height="1.246cm" svg:x="1.777cm" svg:y="11.896cm">
          <draw:text-box>
            <text:p><text:span text:style-name="T19">ACCTCT</text:span><text:span text:style-name="T22">G</text:span><text:span text:style-name="T19">GATATCGAGATGAGGCT</text:span></text:p>
          </draw:text-box>
        </draw:frame>
        <draw:custom-shape draw:style-name="gr53" draw:text-style-name="P30" draw:layer="layout" svg:width="3cm" svg:height="2.8cm" draw:transform="rotate (-1.30899693899575) translate (6.481cm 3.053cm)">
          <text:p/>
          <draw:enhanced-geometry svg:viewBox="0 0 21600 21600" draw:text-areas="0 0 21600 21600" draw:type="circular-arrow" draw:modifiers="-164.58299700395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4" draw:text-style-name="P30" draw:layer="layout" svg:width="6.58cm" svg:height="5.58cm" draw:transform="rotate (-1.30899693899575) translate (8.966cm 2.375cm)">
          <text:p/>
          <draw:enhanced-geometry svg:viewBox="0 0 21600 21600" draw:text-areas="0 0 21600 21600" draw:type="circular-arrow" draw:modifiers="-164.071910648743 1.35914723871514 7918.6795312531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30" draw:layer="layout" svg:width="9.371cm" svg:height="8.303cm" draw:transform="skewX (-4.78674729987059E-017) rotate (-1.30899693899575) translate (7.763cm 2.275cm)">
          <text:p/>
          <draw:enhanced-geometry svg:viewBox="0 0 21600 21600" draw:mirror-horizontal="true" draw:text-areas="0 0 21600 21600" draw:type="circular-arrow" draw:modifiers="-161.714340714459 -2.14830308488729 8955.590244785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 draw:layer="layout" svg:width="6.476cm" svg:height="4.669cm" svg:x="17.924cm" svg:y="5.631cm">
          <table:table table:template-name="default" table:use-first-row-styles="true" table:use-banding-rows-styles="true">
            <table:table-column table:style-name="co3"/>
            <table:table-column table:style-name="co3"/>
            <table:table-column table:style-name="co3"/>
            <table:table-column table:style-name="co3"/>
            <table:table-column table:style-name="co4"/>
            <table:table-row table:style-name="ro3" table:default-cell-style-name="ce3">
              <table:table-cell/>
              <table:table-cell>
                <text:p text:style-name="P41"><text:span text:style-name="T24">A</text:span></text:p>
              </table:table-cell>
              <table:table-cell>
                <text:p text:style-name="P41"><text:span text:style-name="T24">C</text:span></text:p>
              </table:table-cell>
              <table:table-cell>
                <text:p text:style-name="P41"><text:span text:style-name="T24">G</text:span></text:p>
              </table:table-cell>
              <table:table-cell>
                <text:p text:style-name="P41"><text:span text:style-name="T24">T</text:span></text:p>
              </table:table-cell>
            </table:table-row>
            <table:table-row table:style-name="ro3" table:default-cell-style-name="ce3">
              <table:table-cell>
                <text:p text:style-name="P41"><text:span text:style-name="T24">A</text:span></text:p>
              </table:table-cell>
              <table:table-cell>
                <text:p text:style-name="P41"><text:span text:style-name="T25">R</text:span><text:span text:style-name="T26">AA</text:span></text:p>
              </table:table-cell>
              <table:table-cell>
                <text:p text:style-name="P41"><text:span text:style-name="T25">R</text:span><text:span text:style-name="T26">AC</text:span></text:p>
              </table:table-cell>
              <table:table-cell>
                <text:p text:style-name="P41"><text:span text:style-name="T25">R</text:span><text:span text:style-name="T26">AG</text:span></text:p>
              </table:table-cell>
              <table:table-cell>
                <text:p text:style-name="P41"><text:span text:style-name="T25">R</text:span><text:span text:style-name="T26">AT</text:span></text:p>
              </table:table-cell>
            </table:table-row>
            <table:table-row table:style-name="ro3" table:default-cell-style-name="ce3">
              <table:table-cell>
                <text:p text:style-name="P41"><text:span text:style-name="T24">C</text:span></text:p>
              </table:table-cell>
              <table:table-cell>
                <text:p text:style-name="P41"><text:span text:style-name="T25">R</text:span><text:span text:style-name="T26">CA</text:span></text:p>
              </table:table-cell>
              <table:table-cell>
                <text:p text:style-name="P41"><text:span text:style-name="T25">R</text:span><text:span text:style-name="T26">CC</text:span></text:p>
              </table:table-cell>
              <table:table-cell>
                <text:p text:style-name="P41"><text:span text:style-name="T25">R</text:span><text:span text:style-name="T26">CG</text:span></text:p>
              </table:table-cell>
              <table:table-cell>
                <text:p text:style-name="P41"><text:span text:style-name="T25">R</text:span><text:span text:style-name="T26">CT</text:span></text:p>
              </table:table-cell>
            </table:table-row>
            <table:table-row table:style-name="ro3" table:default-cell-style-name="ce3">
              <table:table-cell>
                <text:p text:style-name="P41"><text:span text:style-name="T24">G</text:span></text:p>
              </table:table-cell>
              <table:table-cell>
                <text:p text:style-name="P41"><text:span text:style-name="T25">R</text:span><text:span text:style-name="T26">GA</text:span></text:p>
              </table:table-cell>
              <table:table-cell>
                <text:p text:style-name="P41"><text:span text:style-name="T25">R</text:span><text:span text:style-name="T26">GC</text:span></text:p>
              </table:table-cell>
              <table:table-cell>
                <text:p text:style-name="P41"><text:span text:style-name="T25">R</text:span><text:span text:style-name="T26">GG</text:span></text:p>
              </table:table-cell>
              <table:table-cell>
                <text:p text:style-name="P41"><text:span text:style-name="T25">R</text:span><text:span text:style-name="T26">GT</text:span></text:p>
              </table:table-cell>
            </table:table-row>
            <table:table-row table:style-name="ro3" table:default-cell-style-name="ce3">
              <table:table-cell>
                <text:p text:style-name="P41"><text:span text:style-name="T24">T</text:span></text:p>
              </table:table-cell>
              <table:table-cell>
                <text:p text:style-name="P41"><text:span text:style-name="T25">R</text:span><text:span text:style-name="T26">TA</text:span></text:p>
              </table:table-cell>
              <table:table-cell>
                <text:p text:style-name="P41"><text:span text:style-name="T25">R</text:span><text:span text:style-name="T26">TC</text:span></text:p>
              </table:table-cell>
              <table:table-cell>
                <text:p text:style-name="P41"><text:span text:style-name="T25">R</text:span><text:span text:style-name="T26">TG</text:span></text:p>
              </table:table-cell>
              <table:table-cell>
                <text:p text:style-name="P41"><text:span text:style-name="T25">R</text:span><text:span text:style-name="T26">TT</text:span></text:p>
              </table:table-cell>
            </table:table-row>
          </table:table>
          <draw:image xlink:href="Pictures/TablePreview4.svm" xlink:type="simple" xlink:show="embed" xlink:actuate="onLoad"/>
        </draw:frame>
        <draw:frame draw:style-name="gr56" draw:text-style-name="P34" draw:layer="layout" svg:width="1.116cm" svg:height="1.115cm" svg:x="21.255cm" svg:y="4.68cm">
          <draw:text-box>
            <text:p><text:span text:style-name="T14">to</text:span></text:p>
          </draw:text-box>
        </draw:frame>
        <draw:frame draw:style-name="gr57" draw:text-style-name="P34" draw:layer="layout" svg:width="1.95cm" svg:height="1.115cm" draw:transform="rotate (1.5707963267949) translate (17.009cm 9.445cm)">
          <draw:text-box>
            <text:p><text:span text:style-name="T14">from</text:span></text:p>
          </draw:text-box>
        </draw:frame>
        <draw:frame draw:style-name="gr58" draw:text-style-name="P34" draw:layer="layout" svg:width="5.476cm" svg:height="1.115cm" svg:x="18.209cm" svg:y="3.6cm">
          <draw:text-box>
            <text:p><text:span text:style-name="T14">Error rate matrix</text:span></text:p>
          </draw:text-box>
        </draw:fram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9" draw:text-style-name="P4" draw:layer="layout" svg:width="1.399cm" svg:height="1.115cm" svg:x="25.701cm" svg:y="5.864cm">
          <draw:text-box>
            <text:p><text:span text:style-name="T3">0.3</text:span></text:p>
          </draw:text-box>
        </draw:frame>
        <draw:frame draw:style-name="gr59" draw:text-style-name="P4" draw:layer="layout" svg:width="1.399cm" svg:height="1.115cm" svg:x="25.701cm" svg:y="8.896cm">
          <draw:text-box>
            <text:p><text:span text:style-name="T3">0.5</text:span></text:p>
          </draw:text-box>
        </draw:frame>
        <draw:frame draw:style-name="gr60" draw:text-style-name="P4" draw:layer="layout" svg:width="2.128cm" svg:height="1.115cm" svg:x="24.972cm" svg:y="11.927cm">
          <draw:text-box>
            <text:p><text:span text:style-name="T3">0.001</text:span></text:p>
          </draw:text-box>
        </draw:frame>
        <draw:frame draw:style-name="gr61" draw:text-style-name="P4" draw:layer="layout" svg:width="1.391cm" svg:height="1.115cm" svg:x="25.709cm" svg:y="2.833cm">
          <draw:text-box>
            <text:p><text:span text:style-name="T3">NA</text:span></text:p>
          </draw:text-box>
        </draw:frame>
        <draw:frame draw:style-name="gr62" draw:text-style-name="P31" draw:layer="layout" svg:width="3.838cm" svg:height="1.979cm" svg:x="24.025cm" svg:y="0.6cm">
          <draw:text-box>
            <text:p text:style-name="P12"><text:span text:style-name="T14">abundance</text:span></text:p>
            <text:p text:style-name="P12"><text:span text:style-name="T14">p-value</text:span></text:p>
          </draw:text-box>
        </draw:frame>
        <draw:custom-shape draw:style-name="gr63" draw:text-style-name="P43" draw:layer="layout" svg:width="7.6cm" svg:height="4.8cm" svg:x="17.2cm" svg:y="10.1cm">
          <text:p text:style-name="P42"><text:span text:style-name="T14">Observed number</text:span></text:p>
          <text:p text:style-name="P42"><text:span text:style-name="T14">cannot be explain</text:span></text:p>
          <text:p text:style-name="P42"><text:span text:style-name="T14">as erro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0" draw:layer="layout" svg:width="15.852cm" svg:height="0.924cm" svg:x="6.074cm" svg:y="14.826cm">
          <draw:text-box>
            <text:p><text:span text:style-name="T23">See also Callahan et al. (2016) https://doi.org/10.1038/nmeth.3869</text:span></text:p>
          </draw:text-box>
        </draw:frame>
        <presentation:notes draw:style-name="dp2">
          <draw:page-thumbnail draw:style-name="gr4" draw:layer="layout" svg:width="14.848cm" svg:height="11.136cm" svg:x="3.075cm" svg:y="2.257cm" draw:page-number="30" presentation:class="page"/>
          <draw:frame presentation:style-name="pr4" draw:text-style-name="P19" draw:layer="layout" svg:width="16.799cm" svg:height="13.364cm" svg:x="2.1cm" svg:y="14.107cm" presentation:class="notes" presentation:placeholder="true">
            <draw:text-box/>
          </draw:frame>
        </presentation:notes>
      </draw:page>
      <draw:page draw:name="page31" draw:style-name="dp1" draw:master-page-name="標準1" presentation:presentation-page-layout-name="AL1T19">
        <draw:frame draw:style-name="gr51" draw:text-style-name="P31" draw:layer="layout" svg:width="1.747cm" svg:height="1.979cm" svg:x="0.1cm" svg:y="2.301cm">
          <draw:text-box>
            <text:p text:style-name="P12"><text:span text:style-name="T14">true</text:span></text:p>
            <text:p text:style-name="P12"><text:span text:style-name="T14">seq</text:span></text:p>
          </draw:text-box>
        </draw:frame>
        <draw:frame draw:style-name="gr52" draw:text-style-name="P31" draw:layer="layout" svg:width="2.022cm" svg:height="1.979cm" svg:x="0cm" svg:y="5.301cm">
          <draw:text-box>
            <text:p text:style-name="P12"><text:span text:style-name="T14">error</text:span></text:p>
            <text:p text:style-name="P12"><text:span text:style-name="T14">seq</text:span></text:p>
          </draw:text-box>
        </draw:frame>
        <draw:frame draw:style-name="gr52" draw:text-style-name="P31" draw:layer="layout" svg:width="2.022cm" svg:height="1.979cm" svg:x="0cm" svg:y="8.428cm">
          <draw:text-box>
            <text:p text:style-name="P12"><text:span text:style-name="T14">error</text:span></text:p>
            <text:p text:style-name="P12"><text:span text:style-name="T14">seq</text:span></text:p>
          </draw:text-box>
        </draw:frame>
        <draw:frame draw:style-name="gr64" draw:text-style-name="P44" draw:layer="layout" svg:width="1.861cm" svg:height="1.979cm" svg:x="0.1cm" svg:y="11.401cm">
          <draw:text-box>
            <text:p text:style-name="P12"><text:span text:style-name="T27">true</text:span></text:p>
            <text:p text:style-name="P12"><text:span text:style-name="T27">seq</text:span></text:p>
          </draw:text-box>
        </draw:frame>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9">ACCTCTCGATATCGAGATGAGGCT</text:span></text:p>
          </draw:text-box>
        </draw:frame>
        <draw:frame draw:style-name="gr44" draw:text-style-name="P38" draw:layer="layout" svg:width="12.694cm" svg:height="1.246cm" svg:x="1.776cm" svg:y="5.833cm">
          <draw:text-box>
            <text:p><text:span text:style-name="T19">ACCTCT</text:span><text:span text:style-name="T20">T</text:span><text:span text:style-name="T19">GATATCGAGATGAGGCT</text:span></text:p>
          </draw:text-box>
        </draw:frame>
        <draw:frame draw:style-name="gr44" draw:text-style-name="P39" draw:layer="layout" svg:width="12.694cm" svg:height="1.246cm" svg:x="1.776cm" svg:y="8.865cm">
          <draw:text-box>
            <text:p><text:span text:style-name="T19">ACCTCTCGA</text:span><text:span text:style-name="T21">A</text:span><text:span text:style-name="T19">ATCGAGATGAGGCT</text:span></text:p>
          </draw:text-box>
        </draw:frame>
        <draw:frame draw:style-name="gr44" draw:text-style-name="P38" draw:layer="layout" svg:width="12.694cm" svg:height="1.246cm" svg:x="1.777cm" svg:y="11.896cm">
          <draw:text-box>
            <text:p><text:span text:style-name="T19">ACCTCT</text:span><text:span text:style-name="T22">G</text:span><text:span text:style-name="T19">GATATCGAGATGAGGCT</text:span></text:p>
          </draw:text-box>
        </draw:frame>
        <draw:custom-shape draw:style-name="gr53" draw:text-style-name="P30" draw:layer="layout" svg:width="3cm" svg:height="2.8cm" draw:transform="rotate (-1.30899693899575) translate (6.481cm 3.053cm)">
          <text:p/>
          <draw:enhanced-geometry svg:viewBox="0 0 21600 21600" draw:text-areas="0 0 21600 21600" draw:type="circular-arrow" draw:modifiers="-164.58299700395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4" draw:text-style-name="P30" draw:layer="layout" svg:width="6.58cm" svg:height="5.58cm" draw:transform="rotate (-1.30899693899575) translate (8.966cm 2.375cm)">
          <text:p/>
          <draw:enhanced-geometry svg:viewBox="0 0 21600 21600" draw:text-areas="0 0 21600 21600" draw:type="circular-arrow" draw:modifiers="-164.071910648743 1.35914723871514 7918.6795312531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30" draw:layer="layout" svg:width="9.371cm" svg:height="8.303cm" draw:transform="skewX (-4.78674729987059E-017) rotate (-1.30899693899575) translate (7.763cm 2.275cm)">
          <text:p/>
          <draw:enhanced-geometry svg:viewBox="0 0 21600 21600" draw:mirror-horizontal="true" draw:text-areas="0 0 21600 21600" draw:type="circular-arrow" draw:modifiers="-161.714340714459 -2.14830308488729 8955.590244785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 draw:layer="layout" svg:width="6.476cm" svg:height="4.669cm" svg:x="17.924cm" svg:y="5.631cm">
          <table:table table:template-name="default" table:use-first-row-styles="true" table:use-banding-rows-styles="true">
            <table:table-column table:style-name="co3"/>
            <table:table-column table:style-name="co3"/>
            <table:table-column table:style-name="co3"/>
            <table:table-column table:style-name="co3"/>
            <table:table-column table:style-name="co4"/>
            <table:table-row table:style-name="ro3" table:default-cell-style-name="ce3">
              <table:table-cell/>
              <table:table-cell>
                <text:p text:style-name="P41"><text:span text:style-name="T24">A</text:span></text:p>
              </table:table-cell>
              <table:table-cell>
                <text:p text:style-name="P41"><text:span text:style-name="T24">C</text:span></text:p>
              </table:table-cell>
              <table:table-cell>
                <text:p text:style-name="P41"><text:span text:style-name="T24">G</text:span></text:p>
              </table:table-cell>
              <table:table-cell>
                <text:p text:style-name="P41"><text:span text:style-name="T24">T</text:span></text:p>
              </table:table-cell>
            </table:table-row>
            <table:table-row table:style-name="ro3" table:default-cell-style-name="ce3">
              <table:table-cell>
                <text:p text:style-name="P41"><text:span text:style-name="T24">A</text:span></text:p>
              </table:table-cell>
              <table:table-cell>
                <text:p text:style-name="P41"><text:span text:style-name="T25">R</text:span><text:span text:style-name="T26">AA</text:span></text:p>
              </table:table-cell>
              <table:table-cell>
                <text:p text:style-name="P41"><text:span text:style-name="T25">R</text:span><text:span text:style-name="T26">AC</text:span></text:p>
              </table:table-cell>
              <table:table-cell>
                <text:p text:style-name="P41"><text:span text:style-name="T25">R</text:span><text:span text:style-name="T26">AG</text:span></text:p>
              </table:table-cell>
              <table:table-cell>
                <text:p text:style-name="P41"><text:span text:style-name="T25">R</text:span><text:span text:style-name="T26">AT</text:span></text:p>
              </table:table-cell>
            </table:table-row>
            <table:table-row table:style-name="ro3" table:default-cell-style-name="ce3">
              <table:table-cell>
                <text:p text:style-name="P41"><text:span text:style-name="T24">C</text:span></text:p>
              </table:table-cell>
              <table:table-cell>
                <text:p text:style-name="P41"><text:span text:style-name="T25">R</text:span><text:span text:style-name="T26">CA</text:span></text:p>
              </table:table-cell>
              <table:table-cell>
                <text:p text:style-name="P41"><text:span text:style-name="T25">R</text:span><text:span text:style-name="T26">CC</text:span></text:p>
              </table:table-cell>
              <table:table-cell>
                <text:p text:style-name="P41"><text:span text:style-name="T25">R</text:span><text:span text:style-name="T26">CG</text:span></text:p>
              </table:table-cell>
              <table:table-cell>
                <text:p text:style-name="P41"><text:span text:style-name="T25">R</text:span><text:span text:style-name="T26">CT</text:span></text:p>
              </table:table-cell>
            </table:table-row>
            <table:table-row table:style-name="ro3" table:default-cell-style-name="ce3">
              <table:table-cell>
                <text:p text:style-name="P41"><text:span text:style-name="T24">G</text:span></text:p>
              </table:table-cell>
              <table:table-cell>
                <text:p text:style-name="P41"><text:span text:style-name="T25">R</text:span><text:span text:style-name="T26">GA</text:span></text:p>
              </table:table-cell>
              <table:table-cell>
                <text:p text:style-name="P41"><text:span text:style-name="T25">R</text:span><text:span text:style-name="T26">GC</text:span></text:p>
              </table:table-cell>
              <table:table-cell>
                <text:p text:style-name="P41"><text:span text:style-name="T25">R</text:span><text:span text:style-name="T26">GG</text:span></text:p>
              </table:table-cell>
              <table:table-cell>
                <text:p text:style-name="P41"><text:span text:style-name="T25">R</text:span><text:span text:style-name="T26">GT</text:span></text:p>
              </table:table-cell>
            </table:table-row>
            <table:table-row table:style-name="ro3" table:default-cell-style-name="ce3">
              <table:table-cell>
                <text:p text:style-name="P41"><text:span text:style-name="T24">T</text:span></text:p>
              </table:table-cell>
              <table:table-cell>
                <text:p text:style-name="P41"><text:span text:style-name="T25">R</text:span><text:span text:style-name="T26">TA</text:span></text:p>
              </table:table-cell>
              <table:table-cell>
                <text:p text:style-name="P41"><text:span text:style-name="T25">R</text:span><text:span text:style-name="T26">TC</text:span></text:p>
              </table:table-cell>
              <table:table-cell>
                <text:p text:style-name="P41"><text:span text:style-name="T25">R</text:span><text:span text:style-name="T26">TG</text:span></text:p>
              </table:table-cell>
              <table:table-cell>
                <text:p text:style-name="P41"><text:span text:style-name="T25">R</text:span><text:span text:style-name="T26">TT</text:span></text:p>
              </table:table-cell>
            </table:table-row>
          </table:table>
          <draw:image xlink:href="Pictures/TablePreview5.svm" xlink:type="simple" xlink:show="embed" xlink:actuate="onLoad"/>
        </draw:frame>
        <draw:frame draw:style-name="gr56" draw:text-style-name="P34" draw:layer="layout" svg:width="1.116cm" svg:height="1.115cm" svg:x="21.255cm" svg:y="4.68cm">
          <draw:text-box>
            <text:p><text:span text:style-name="T14">to</text:span></text:p>
          </draw:text-box>
        </draw:frame>
        <draw:frame draw:style-name="gr57" draw:text-style-name="P34" draw:layer="layout" svg:width="1.95cm" svg:height="1.115cm" draw:transform="rotate (1.5707963267949) translate (17.009cm 9.445cm)">
          <draw:text-box>
            <text:p><text:span text:style-name="T14">from</text:span></text:p>
          </draw:text-box>
        </draw:frame>
        <draw:frame draw:style-name="gr58" draw:text-style-name="P34" draw:layer="layout" svg:width="5.476cm" svg:height="1.115cm" svg:x="18.209cm" svg:y="3.6cm">
          <draw:text-box>
            <text:p><text:span text:style-name="T14">Error rate matrix</text:span></text:p>
          </draw:text-box>
        </draw:fram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9" draw:text-style-name="P4" draw:layer="layout" svg:width="1.399cm" svg:height="1.115cm" svg:x="25.701cm" svg:y="5.864cm">
          <draw:text-box>
            <text:p><text:span text:style-name="T3">0.3</text:span></text:p>
          </draw:text-box>
        </draw:frame>
        <draw:frame draw:style-name="gr59" draw:text-style-name="P4" draw:layer="layout" svg:width="1.399cm" svg:height="1.115cm" svg:x="25.701cm" svg:y="8.896cm">
          <draw:text-box>
            <text:p><text:span text:style-name="T3">0.5</text:span></text:p>
          </draw:text-box>
        </draw:frame>
        <draw:frame draw:style-name="gr60" draw:text-style-name="P4" draw:layer="layout" svg:width="2.128cm" svg:height="1.115cm" svg:x="24.972cm" svg:y="11.927cm">
          <draw:text-box>
            <text:p><text:span text:style-name="T3">0.001</text:span></text:p>
          </draw:text-box>
        </draw:frame>
        <draw:frame draw:style-name="gr61" draw:text-style-name="P4" draw:layer="layout" svg:width="1.391cm" svg:height="1.115cm" svg:x="25.709cm" svg:y="2.833cm">
          <draw:text-box>
            <text:p><text:span text:style-name="T3">NA</text:span></text:p>
          </draw:text-box>
        </draw:frame>
        <draw:frame draw:style-name="gr62" draw:text-style-name="P31" draw:layer="layout" svg:width="3.838cm" svg:height="1.979cm" svg:x="24.025cm" svg:y="0.6cm">
          <draw:text-box>
            <text:p text:style-name="P12"><text:span text:style-name="T14">abundance</text:span></text:p>
            <text:p text:style-name="P12"><text:span text:style-name="T14">p-value</text:span></text:p>
          </draw:text-box>
        </draw:frame>
        <draw:frame draw:style-name="gr50" draw:text-style-name="P40" draw:layer="layout" svg:width="15.852cm" svg:height="0.924cm" svg:x="6.074cm" svg:y="14.826cm">
          <draw:text-box>
            <text:p><text:span text:style-name="T23">See also Callahan et al. (2016) https://doi.org/10.1038/nmeth.3869</text:span></text:p>
          </draw:text-box>
        </draw:frame>
        <draw:custom-shape draw:style-name="gr63" draw:text-style-name="P43" draw:layer="layout" svg:width="7.6cm" svg:height="4.8cm" svg:x="17.2cm" svg:y="10.101cm">
          <text:p text:style-name="P42"><text:span text:style-name="T14">Observed number</text:span></text:p>
          <text:p text:style-name="P42"><text:span text:style-name="T14">cannot be explain</text:span></text:p>
          <text:p text:style-name="P42"><text:span text:style-name="T14">as erro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4.848cm" svg:height="11.136cm" svg:x="3.075cm" svg:y="2.257cm" draw:page-number="31" presentation:class="page"/>
          <draw:frame presentation:style-name="pr4" draw:text-style-name="P19" draw:layer="layout" svg:width="16.799cm" svg:height="13.364cm" svg:x="2.1cm" svg:y="14.107cm" presentation:class="notes" presentation:placeholder="true">
            <draw:text-box/>
          </draw:frame>
        </presentation:notes>
      </draw:page>
      <draw:page draw:name="page32" draw:style-name="dp1" draw:master-page-name="標準1" presentation:presentation-page-layout-name="AL3T3">
        <draw:frame presentation:style-name="pr5" draw:text-style-name="P8" draw:layer="layout" svg:width="27.6cm" svg:height="2.2cm" svg:x="0.2cm" svg:y="0cm" presentation:class="title">
          <draw:text-box>
            <text:p text:style-name="P36">Chapter 5: Chimera removal</text:p>
          </draw:text-box>
        </draw:frame>
        <draw:frame presentation:style-name="pr6" draw:text-style-name="P8" draw:layer="layout" svg:width="12.609cm" svg:height="11.659cm" svg:x="1.382cm" svg:y="2.037cm" presentation:class="outline" presentation:user-transformed="true">
          <draw:text-box>
            <text:list text:style-name="L3">
              <text:list-item>
                <text:p>Inputs</text:p>
              </text:list-item>
              <text:list-item>
                <text:p text:style-name="P22"><text:span text:style-name="T9">denoised.fasta</text:span></text:p>
              </text:list-item>
              <text:list-item>
                <text:p text:style-name="P22"><text:span text:style-name="T9">denoised.otu.gz</text:span></text:p>
              </text:list-item>
            </text:list>
            <text:p text:style-name="P35"><text:span text:style-name="T17">in OverlappedPairedEnd_05_DenoisedSequences</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text:span text:style-name="T9">nonchimeras.fasta</text:span></text:p>
              </text:list-item>
              <text:list-item>
                <text:p><text:span text:style-name="T9">nonchimeras.otu.gz</text:span></text:p>
              </text:list-item>
              <text:list-item>
                <text:p><text:span text:style-name="T9">nonchimeras.tsv</text:span></text:p>
              </text:list-item>
              <text:list-item>
                <text:p><text:span text:style-name="T9">*_borderline.fasta</text:span></text:p>
              </text:list-item>
              <text:list-item>
                <text:p><text:span text:style-name="T9">*_chimeras.fasta</text:span></text:p>
              </text:list-item>
              <text:list-item>
                <text:p><text:span text:style-name="T9">*_nonchimeras.fasta</text:span></text:p>
              </text:list-item>
              <text:list-item>
                <text:p><text:span text:style-name="T9">*_uchimealns.txt</text:span></text:p>
              </text:list-item>
              <text:list-item>
                <text:p><text:span text:style-name="T9">*_uchimeout.txt</text:span></text:p>
              </text:list-item>
            </text:list>
            <text:p text:style-name="P35"><text:span text:style-name="T17">in OverlappedPairedEnd_06_NonchimericSequences</text:span></text:p>
          </draw:text-box>
        </draw:frame>
        <presentation:notes draw:style-name="dp2">
          <draw:page-thumbnail draw:style-name="gr4" draw:layer="layout" svg:width="14.848cm" svg:height="11.136cm" svg:x="3.075cm" svg:y="2.257cm" draw:page-number="32" presentation:class="page"/>
          <draw:frame presentation:style-name="pr4" draw:text-style-name="P19" draw:layer="layout" svg:width="16.799cm" svg:height="13.364cm" svg:x="2.1cm" svg:y="14.107cm" presentation:class="notes" presentation:placeholder="true">
            <draw:text-box/>
          </draw:frame>
        </presentation:notes>
      </draw:page>
      <draw:page draw:name="page33" draw:style-name="dp1" draw:master-page-name="標準1" presentation:presentation-page-layout-name="AL1T19">
        <draw:frame presentation:style-name="pr3" draw:text-style-name="P8" draw:layer="layout" svg:width="27.6cm" svg:height="2.2cm" svg:x="0.2cm" svg:y="0cm" presentation:class="title">
          <draw:text-box>
            <text:p text:style-name="P36">Chapter 5: Chimera removal</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33" presentation:class="page"/>
          <draw:frame presentation:style-name="pr4" draw:text-style-name="P19" draw:layer="layout" svg:width="16.799cm" svg:height="13.364cm" svg:x="2.1cm" svg:y="14.107cm" presentation:class="notes" presentation:placeholder="true">
            <draw:text-box/>
          </draw:frame>
        </presentation:notes>
      </draw:page>
      <draw:page draw:name="page34" draw:style-name="dp1" draw:master-page-name="標準1" presentation:presentation-page-layout-name="AL3T3">
        <draw:frame presentation:style-name="pr5" draw:text-style-name="P8" draw:layer="layout" svg:width="27.6cm" svg:height="2.2cm" svg:x="0.2cm" svg:y="0cm" presentation:class="title">
          <draw:text-box>
            <text:p text:style-name="P36">Chapter 6: Removing index-hopped sequences</text:p>
          </draw:text-box>
        </draw:frame>
        <draw:frame presentation:style-name="pr6" draw:text-style-name="P8" draw:layer="layout" svg:width="12.609cm" svg:height="11.659cm" svg:x="1.373cm" svg:y="2.037cm" presentation:class="outline" presentation:user-transformed="true">
          <draw:text-box>
            <text:list text:style-name="L3">
              <text:list-item>
                <text:p>Inputs</text:p>
              </text:list-item>
              <text:list-item>
                <text:p text:style-name="P22"><text:span text:style-name="T9">nonchimeras.fasta</text:span></text:p>
              </text:list-item>
              <text:list-item>
                <text:p text:style-name="P22"><text:span text:style-name="T9">nonchimeras.otu.gz</text:span></text:p>
              </text:list-item>
            </text:list>
            <text:p text:style-name="P35"><text:span text:style-name="T17">in OverlappedPairedEnd_06_NonchimericSequences</text:span></text:p>
            <text:list text:continue-numbering="true" text:style-name="L3">
              <text:list-item>
                <text:p text:style-name="P45"><text:span text:style-name="T9">index1.fasta</text:span></text:p>
              </text:list-item>
              <text:list-item>
                <text:p text:style-name="P45"><text:span text:style-name="T9">index2.fasta</text:span></text:p>
              </text:list-item>
            </text:list>
            <text:p text:style-name="P35"><text:span text:style-name="T17">in top directory</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text:span text:style-name="T9">decontaminated.fasta</text:span></text:p>
              </text:list-item>
              <text:list-item>
                <text:p><text:span text:style-name="T9">decontaminated.otu.gz</text:span></text:p>
              </text:list-item>
              <text:list-item>
                <text:p><text:span text:style-name="T9">decontaminated.tsv</text:span></text:p>
              </text:list-item>
            </text:list>
            <text:p text:style-name="P35"><text:span text:style-name="T17">in OverlappedPairedEnd_07_NonhoppedSequences</text:span></text:p>
          </draw:text-box>
        </draw:frame>
        <presentation:notes draw:style-name="dp2">
          <draw:page-thumbnail draw:style-name="gr4" draw:layer="layout" svg:width="14.848cm" svg:height="11.136cm" svg:x="3.075cm" svg:y="2.257cm" draw:page-number="34" presentation:class="page"/>
          <draw:frame presentation:style-name="pr4" draw:text-style-name="P19" draw:layer="layout" svg:width="16.799cm" svg:height="13.364cm" svg:x="2.1cm" svg:y="14.107cm" presentation:class="notes" presentation:placeholder="true">
            <draw:text-box/>
          </draw:frame>
        </presentation:notes>
      </draw:page>
      <draw:page draw:name="page35" draw:style-name="dp1" draw:master-page-name="標準1" presentation:presentation-page-layout-name="AL1T19">
        <draw:frame presentation:style-name="pr3" draw:text-style-name="P8" draw:layer="layout" svg:width="27.6cm" svg:height="2.2cm" svg:x="0.2cm" svg:y="0cm" presentation:class="title">
          <draw:text-box>
            <text:p text:style-name="P36">Chapter 6: Removing index-hopped sequences</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35" presentation:class="page"/>
          <draw:frame presentation:style-name="pr4" draw:text-style-name="P19" draw:layer="layout" svg:width="16.799cm" svg:height="13.364cm" svg:x="2.1cm" svg:y="14.107cm" presentation:class="notes" presentation:placeholder="true">
            <draw:text-box/>
          </draw:frame>
        </presentation:notes>
      </draw:page>
      <draw:page draw:name="page36" draw:style-name="dp1" draw:master-page-name="標準1" presentation:presentation-page-layout-name="AL1T19">
        <draw:frame presentation:style-name="pr5" draw:text-style-name="P8" draw:layer="layout" svg:width="27.6cm" svg:height="2.2cm" svg:x="0.2cm" svg:y="0cm" presentation:class="title">
          <draw:text-box>
            <text:p text:style-name="P36">Interlude: Index can hop into another amplicon within a flowcell!</text:p>
          </draw:text-box>
        </draw:frame>
        <draw:frame draw:style-name="gr65" draw:text-style-name="P44" draw:layer="layout" svg:width="21.698cm" svg:height="1.979cm" svg:x="3.151cm" svg:y="1.821cm">
          <draw:text-box>
            <text:p text:style-name="P12"><text:span text:style-name="T27">Index-hopping potentially causes sequence misassignments!</text:span></text:p>
            <text:p text:style-name="P12"><text:span text:style-name="T27">Especially in newer models! OMG!</text:span></text:p>
          </draw:text-box>
        </draw:frame>
        <draw:g>
          <draw:g>
            <draw:line draw:style-name="gr20" draw:text-style-name="P25" draw:layer="layout" svg:x1="10.5cm" svg:y1="5.2cm" svg:x2="17.5cm" svg:y2="5.2cm">
              <text:p/>
            </draw:line>
            <draw:line draw:style-name="gr21" draw:text-style-name="P25" draw:layer="layout" svg:x1="17.5cm" svg:y1="5.2cm" svg:x2="19cm" svg:y2="5.2cm">
              <text:p/>
            </draw:line>
            <draw:line draw:style-name="gr22" draw:text-style-name="P25" draw:layer="layout" svg:x1="9cm" svg:y1="5.2cm" svg:x2="10.5cm" svg:y2="5.2cm">
              <text:p/>
            </draw:line>
            <draw:line draw:style-name="gr23" draw:text-style-name="P25" draw:layer="layout" svg:x1="19cm" svg:y1="5.2cm" svg:x2="20.5cm" svg:y2="5.2cm">
              <text:p/>
            </draw:line>
            <draw:line draw:style-name="gr24" draw:text-style-name="P25" draw:layer="layout" svg:x1="7.5cm" svg:y1="5.2cm" svg:x2="9cm" svg:y2="5.2cm">
              <text:p/>
            </draw:line>
            <draw:line draw:style-name="gr25" draw:text-style-name="P25" draw:layer="layout" svg:x1="20.5cm" svg:y1="5.2cm" svg:x2="22cm" svg:y2="5.2cm">
              <text:p/>
            </draw:line>
            <draw:line draw:style-name="gr26" draw:text-style-name="P25" draw:layer="layout" svg:x1="6cm" svg:y1="5.2cm" svg:x2="7.5cm" svg:y2="5.2cm">
              <text:p/>
            </draw:line>
          </draw:g>
          <draw:g>
            <draw:line draw:style-name="gr20" draw:text-style-name="P25" draw:layer="layout" svg:x1="10.496cm" svg:y1="12cm" svg:x2="17.496cm" svg:y2="12cm">
              <text:p/>
            </draw:line>
            <draw:line draw:style-name="gr21" draw:text-style-name="P25" draw:layer="layout" svg:x1="17.496cm" svg:y1="12cm" svg:x2="18.996cm" svg:y2="12cm">
              <text:p/>
            </draw:line>
            <draw:line draw:style-name="gr22" draw:text-style-name="P25" draw:layer="layout" svg:x1="8.996cm" svg:y1="12cm" svg:x2="10.496cm" svg:y2="12cm">
              <text:p/>
            </draw:line>
            <draw:line draw:style-name="gr23" draw:text-style-name="P25" draw:layer="layout" svg:x1="18.996cm" svg:y1="12cm" svg:x2="20.496cm" svg:y2="12cm">
              <text:p/>
            </draw:line>
            <draw:line draw:style-name="gr24" draw:text-style-name="P25" draw:layer="layout" svg:x1="7.496cm" svg:y1="12cm" svg:x2="8.996cm" svg:y2="12cm">
              <text:p/>
            </draw:line>
            <draw:line draw:style-name="gr25" draw:text-style-name="P25" draw:layer="layout" svg:x1="20.496cm" svg:y1="12cm" svg:x2="21.996cm" svg:y2="12cm">
              <text:p/>
            </draw:line>
            <draw:line draw:style-name="gr26" draw:text-style-name="P25" draw:layer="layout" svg:x1="5.996cm" svg:y1="12cm" svg:x2="7.496cm" svg:y2="12cm">
              <text:p/>
            </draw:line>
          </draw:g>
          <draw:g>
            <draw:line draw:style-name="gr20" draw:text-style-name="P25" draw:layer="layout" svg:x1="10.496cm" svg:y1="8.606cm" svg:x2="17.496cm" svg:y2="8.606cm">
              <text:p/>
            </draw:line>
            <draw:line draw:style-name="gr21" draw:text-style-name="P25" draw:layer="layout" svg:x1="17.496cm" svg:y1="8.606cm" svg:x2="18.996cm" svg:y2="8.606cm">
              <text:p/>
            </draw:line>
            <draw:line draw:style-name="gr22" draw:text-style-name="P25" draw:layer="layout" svg:x1="8.996cm" svg:y1="8.606cm" svg:x2="10.496cm" svg:y2="8.606cm">
              <text:p/>
            </draw:line>
            <draw:line draw:style-name="gr23" draw:text-style-name="P25" draw:layer="layout" svg:x1="18.996cm" svg:y1="8.606cm" svg:x2="20.496cm" svg:y2="8.606cm">
              <text:p/>
            </draw:line>
            <draw:line draw:style-name="gr24" draw:text-style-name="P25" draw:layer="layout" svg:x1="7.496cm" svg:y1="8.606cm" svg:x2="8.996cm" svg:y2="8.606cm">
              <text:p/>
            </draw:line>
            <draw:line draw:style-name="gr25" draw:text-style-name="P25" draw:layer="layout" svg:x1="20.496cm" svg:y1="8.606cm" svg:x2="21.996cm" svg:y2="8.606cm">
              <text:p/>
            </draw:line>
            <draw:line draw:style-name="gr26" draw:text-style-name="P25" draw:layer="layout" svg:x1="5.996cm" svg:y1="8.606cm" svg:x2="7.496cm" svg:y2="8.606cm">
              <text:p/>
            </draw:line>
          </draw:g>
          <draw:custom-shape draw:style-name="gr66" draw:text-style-name="P30" draw:layer="layout" svg:width="3.8cm" svg:height="4cm" draw:transform="rotate (-1.5707963267949) translate (22cm 4.9cm)">
            <text:p/>
            <draw:enhanced-geometry svg:viewBox="0 0 21600 21600" draw:mirror-horizontal="false" draw:mirror-vertical="false" draw:text-areas="0 0 21600 21600" draw:type="circular-arrow" draw:modifiers="-179.94885828834 -22.4308702301678 8316.757565394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6" draw:text-style-name="P30" draw:layer="layout" svg:width="3.8cm" svg:height="4cm" draw:transform="rotate (-1.5707963267949) translate (10.9cm 8.3cm)">
            <text:p/>
            <draw:enhanced-geometry svg:viewBox="0 0 21600 21600" draw:mirror-horizontal="false" draw:mirror-vertical="false" draw:text-areas="0 0 21600 21600" draw:type="circular-arrow" draw:modifiers="-179.94885828834 -22.4308702301678 8316.757565394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6" draw:text-style-name="P30" draw:layer="layout" svg:width="3.8cm" svg:height="4cm" draw:transform="rotate (1.5707963267949) translate (17.2cm 8.9cm)">
            <text:p/>
            <draw:enhanced-geometry svg:viewBox="0 0 21600 21600" draw:mirror-horizontal="false" draw:mirror-vertical="false" draw:text-areas="0 0 21600 21600" draw:type="circular-arrow" draw:modifiers="-179.94885828834 -22.4308702301678 8316.757565394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7" draw:text-style-name="P30" draw:layer="layout" svg:width="7.2cm" svg:height="6.6cm" draw:transform="rotate (1.5707963267949) translate (4.2cm 12.3cm)">
            <text:p/>
            <draw:enhanced-geometry svg:viewBox="0 0 21600 21600" draw:mirror-horizontal="false" draw:mirror-vertical="false" draw:text-areas="0 0 21600 21600" draw:type="circular-arrow" draw:modifiers="-179.94885828834 -17.2240973792798 9221.84010743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presentation:notes draw:style-name="dp2">
          <draw:page-thumbnail draw:style-name="gr4" draw:layer="layout" svg:width="14.848cm" svg:height="11.136cm" svg:x="3.075cm" svg:y="2.257cm" draw:page-number="36" presentation:class="page"/>
          <draw:frame presentation:style-name="pr4" draw:text-style-name="P19" draw:layer="layout" svg:width="16.799cm" svg:height="13.364cm" svg:x="2.1cm" svg:y="14.107cm" presentation:class="notes" presentation:placeholder="true">
            <draw:text-box/>
          </draw:frame>
        </presentation:notes>
      </draw:page>
      <draw:page draw:name="page37" draw:style-name="dp1" draw:master-page-name="標準1" presentation:presentation-page-layout-name="AL2T1">
        <draw:frame presentation:style-name="pr5" draw:text-style-name="P8" draw:layer="layout" svg:width="27.6cm" svg:height="2.2cm" svg:x="0.2cm" svg:y="0cm" presentation:class="title">
          <draw:text-box>
            <text:p>Interlude: Detecting index-hopping using unused index combinations</text:p>
          </draw:text-box>
        </draw:frame>
        <draw:frame presentation:style-name="pr6" draw:text-style-name="P8" draw:layer="layout" svg:width="8.8cm" svg:height="10.8cm" svg:x="17.4cm" svg:y="2.55cm" presentation:class="outline" presentation:user-transformed="true">
          <draw:text-box>
            <text:list text:style-name="L2">
              <text:list-item>
                <text:p>Count abundances</text:p>
              </text:list-item>
              <text:list-item>
                <text:p>Collect abundances of a sample + "not used"</text:p>
              </text:list-item>
              <text:list-item>
                <text:p>Test whether sample abundance is outlier or not</text:p>
              </text:list-item>
              <text:list-item>
                <text:p>If it's not outlier, it's determined as hopped</text:p>
              </text:list-item>
            </text:list>
          </draw:text-box>
        </draw:frame>
        <draw:frame draw:style-name="standard" draw:layer="layout" svg:width="14.097cm" svg:height="12.634cm" svg:x="2.712cm" svg:y="1.541cm">
          <table:table table:template-name="default" table:use-banding-rows-styles="true">
            <table:table-column table:style-name="co1"/>
            <table:table-column table:style-name="co1"/>
            <table:table-column table:style-name="co1"/>
            <table:table-column table:style-name="co1"/>
            <table:table-column table:style-name="co2"/>
            <table:table-row table:style-name="ro1" table:default-cell-style-name="ce2">
              <table:table-cell table:style-name="ce1">
                <text:p text:style-name="P12"><text:span text:style-name="T15">TTGCAGGT</text:span></text:p>
              </table:table-cell>
              <table:table-cell>
                <text:p text:style-name="P32"><text:span text:style-name="T16">Sample01</text:span></text:p>
              </table:table-cell>
              <table:table-cell>
                <text:p text:style-name="P32"><text:span text:style-name="T16">Sample07</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CAAGGAAC</text:span></text:p>
              </table:table-cell>
              <table:table-cell>
                <text:p text:style-name="P32"><text:span text:style-name="T16">Sample02</text:span></text:p>
              </table:table-cell>
              <table:table-cell>
                <text:p text:style-name="P32"><text:span text:style-name="T16">Sample08</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AGATCTGG</text:span></text:p>
              </table:table-cell>
              <table:table-cell>
                <text:p text:style-name="P32"><text:span text:style-name="T16">Sample03</text:span></text:p>
              </table:table-cell>
              <table:table-cell>
                <text:p text:style-name="P32"><text:span text:style-name="T16">Sample09</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TCACACTT</text:span></text:p>
              </table:table-cell>
              <table:table-cell>
                <text:p text:style-name="P32"><text:span text:style-name="T16">Sample04</text:span></text:p>
              </table:table-cell>
              <table:table-cell>
                <text:p text:style-name="P32"><text:span text:style-name="T16">Sample10</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GATCATGG</text:span></text:p>
              </table:table-cell>
              <table:table-cell>
                <text:p text:style-name="P32"><text:span text:style-name="T16">Sample05</text:span></text:p>
              </table:table-cell>
              <table:table-cell>
                <text:p text:style-name="P32"><text:span text:style-name="T16">Sample11</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AGACATGA</text:span></text:p>
              </table:table-cell>
              <table:table-cell>
                <text:p text:style-name="P32"><text:span text:style-name="T16">Sample06</text:span></text:p>
              </table:table-cell>
              <table:table-cell>
                <text:p text:style-name="P32"><text:span text:style-name="T16">Sample12</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GTGAGTTG</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3</text:span></text:p>
              </table:table-cell>
              <table:table-cell>
                <text:p text:style-name="P32"><text:span text:style-name="T16">Sample19</text:span></text:p>
              </table:table-cell>
            </table:table-row>
            <table:table-row table:style-name="ro1" table:default-cell-style-name="ce2">
              <table:table-cell table:style-name="ce1">
                <text:p text:style-name="P33"><text:span text:style-name="T15">AGTCTGTT</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4</text:span></text:p>
              </table:table-cell>
              <table:table-cell>
                <text:p text:style-name="P32"><text:span text:style-name="T16">Sample20</text:span></text:p>
              </table:table-cell>
            </table:table-row>
            <table:table-row table:style-name="ro1" table:default-cell-style-name="ce2">
              <table:table-cell table:style-name="ce1">
                <text:p text:style-name="P33"><text:span text:style-name="T15">AACCAACC</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5</text:span></text:p>
              </table:table-cell>
              <table:table-cell>
                <text:p text:style-name="P32"><text:span text:style-name="T16">Blank01</text:span></text:p>
              </table:table-cell>
            </table:table-row>
            <table:table-row table:style-name="ro1" table:default-cell-style-name="ce2">
              <table:table-cell table:style-name="ce1">
                <text:p text:style-name="P33"><text:span text:style-name="T15">AGTGTGCA</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6</text:span></text:p>
              </table:table-cell>
              <table:table-cell>
                <text:p text:style-name="P32"><text:span text:style-name="T16">Blank02</text:span></text:p>
              </table:table-cell>
            </table:table-row>
            <table:table-row table:style-name="ro1" table:default-cell-style-name="ce2">
              <table:table-cell table:style-name="ce1">
                <text:p text:style-name="P33"><text:span text:style-name="T15">CATGTCGA</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7</text:span></text:p>
              </table:table-cell>
              <table:table-cell>
                <text:p text:style-name="P32"><text:span text:style-name="T16">Blank03</text:span></text:p>
              </table:table-cell>
            </table:table-row>
            <table:table-row table:style-name="ro1" table:default-cell-style-name="ce2">
              <table:table-cell table:style-name="ce1">
                <text:p text:style-name="P33"><text:span text:style-name="T15">CGAGACTT</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8</text:span></text:p>
              </table:table-cell>
              <table:table-cell>
                <text:p text:style-name="P32"><text:span text:style-name="T16">Blank04</text:span></text:p>
              </table:table-cell>
            </table:table-row>
            <table:table-row table:style-name="ro2" table:default-cell-style-name="ce1">
              <table:table-cell table:style-name="ce2"/>
              <table:table-cell>
                <text:p text:style-name="P33"><text:span text:style-name="T15">AACCTCTC</text:span></text:p>
              </table:table-cell>
              <table:table-cell>
                <text:p text:style-name="P33"><text:span text:style-name="T15">GTGACTCT</text:span></text:p>
              </table:table-cell>
              <table:table-cell>
                <text:p text:style-name="P33"><text:span text:style-name="T15">GATCACCA</text:span></text:p>
              </table:table-cell>
              <table:table-cell>
                <text:p text:style-name="P33"><text:span text:style-name="T15">CTTCACAT</text:span></text:p>
              </table:table-cell>
            </table:table-row>
          </table:table>
          <draw:image xlink:href="Pictures/TablePreview6.svm" xlink:type="simple" xlink:show="embed" xlink:actuate="onLoad"/>
        </draw:frame>
        <draw:custom-shape draw:style-name="gr41" draw:text-style-name="P25" draw:layer="layout" svg:width="5.649cm" svg:height="5.842cm" svg:x="11.16cm" svg:y="1.541cm">
          <text:p/>
          <draw:enhanced-geometry svg:viewBox="0 0 21600 21600" draw:type="rectangle" draw:enhanced-path="M 0 0 L 21600 0 21600 21600 0 21600 0 0 Z N"/>
        </draw:custom-shape>
        <draw:custom-shape draw:style-name="gr41" draw:text-style-name="P25" draw:layer="layout" svg:width="5.649cm" svg:height="5.842cm" svg:x="5.511cm" svg:y="7.383cm">
          <text:p/>
          <draw:enhanced-geometry svg:viewBox="0 0 21600 21600" draw:type="rectangle" draw:enhanced-path="M 0 0 L 21600 0 21600 21600 0 21600 0 0 Z N"/>
        </draw:custom-shape>
        <draw:frame draw:style-name="gr42" draw:text-style-name="P34" draw:layer="layout" svg:width="7.043cm" svg:height="1.115cm" draw:transform="rotate (1.5707963267949) translate (1.537cm 10.897cm)">
          <draw:text-box>
            <text:p><text:span text:style-name="T14">reverse index (index1)</text:span></text:p>
          </draw:text-box>
        </draw:frame>
        <draw:frame draw:style-name="gr43" draw:text-style-name="P34" draw:layer="layout" svg:width="7.199cm" svg:height="1.115cm" svg:x="7.601cm" svg:y="14.092cm">
          <draw:text-box>
            <text:p><text:span text:style-name="T14">forward index (index2)</text:span></text:p>
          </draw:text-box>
        </draw:frame>
        <draw:frame draw:style-name="gr68" draw:text-style-name="P46" draw:layer="layout" svg:width="15.06cm" svg:height="0.924cm" svg:x="6.47cm" svg:y="14.826cm">
          <draw:text-box>
            <text:p><text:span text:style-name="T24">See also Esling et al. (2015) https://doi.org/10.1093/nar/gkv107</text:span></text:p>
          </draw:text-box>
        </draw:frame>
        <presentation:notes draw:style-name="dp2">
          <draw:page-thumbnail draw:style-name="gr4" draw:layer="layout" svg:width="14.848cm" svg:height="11.136cm" svg:x="3.075cm" svg:y="2.257cm" draw:page-number="37" presentation:class="page"/>
          <draw:frame presentation:style-name="pr4" draw:text-style-name="P19" draw:layer="layout" svg:width="16.799cm" svg:height="13.364cm" svg:x="2.1cm" svg:y="14.107cm" presentation:class="notes" presentation:placeholder="true">
            <draw:text-box/>
          </draw:frame>
        </presentation:notes>
      </draw:page>
      <draw:page draw:name="page38" draw:style-name="dp1" draw:master-page-name="標準1" presentation:presentation-page-layout-name="AL3T3">
        <draw:frame presentation:style-name="pr5" draw:text-style-name="P8" draw:layer="layout" svg:width="27.6cm" svg:height="2.2cm" svg:x="0.2cm" svg:y="0cm" presentation:class="title">
          <draw:text-box>
            <text:p text:style-name="P36">Chapter 7: Removing contaminant sequences</text:p>
          </draw:text-box>
        </draw:frame>
        <draw:frame presentation:style-name="pr6" draw:text-style-name="P8" draw:layer="layout" svg:width="12.609cm" svg:height="11.659cm" svg:x="1.382cm" svg:y="2.037cm" presentation:class="outline" presentation:user-transformed="true">
          <draw:text-box>
            <text:list text:style-name="L3">
              <text:list-item>
                <text:p text:style-name="P22"><text:span text:style-name="T9">Inputs</text:span></text:p>
              </text:list-item>
              <text:list-item>
                <text:p text:style-name="P22"><text:span text:style-name="T9">decontaminated.fasta</text:span></text:p>
              </text:list-item>
              <text:list-item>
                <text:p text:style-name="P22"><text:span text:style-name="T9">decontaminated.otu.gz</text:span></text:p>
              </text:list-item>
            </text:list>
            <text:p text:style-name="P47"><text:span text:style-name="T17">in OverlappedPairedEnd_07_NonhoppedSequences</text:span></text:p>
            <text:list text:continue-numbering="true" text:style-name="L3">
              <text:list-item>
                <text:p text:style-name="P45"><text:span text:style-name="T9">blanklist.txt</text:span></text:p>
              </text:list-item>
            </text:list>
            <text:p text:style-name="P47"><text:span text:style-name="T17">in top directory</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text:span text:style-name="T9">decontaminated.fasta</text:span></text:p>
              </text:list-item>
              <text:list-item>
                <text:p><text:span text:style-name="T9">decontaminated.otu.gz</text:span></text:p>
              </text:list-item>
              <text:list-item>
                <text:p><text:span text:style-name="T9">decontaminated.tsv</text:span></text:p>
              </text:list-item>
            </text:list>
            <text:p text:style-name="P35"><text:span text:style-name="T17">in OverlappedPairedEnd_08_DecontaminatedSequences</text:span></text:p>
          </draw:text-box>
        </draw:frame>
        <presentation:notes draw:style-name="dp2">
          <draw:page-thumbnail draw:style-name="gr4" draw:layer="layout" svg:width="14.848cm" svg:height="11.136cm" svg:x="3.075cm" svg:y="2.257cm" draw:page-number="38" presentation:class="page"/>
          <draw:frame presentation:style-name="pr4" draw:text-style-name="P19" draw:layer="layout" svg:width="16.799cm" svg:height="13.364cm" svg:x="2.1cm" svg:y="14.107cm" presentation:class="notes" presentation:placeholder="true">
            <draw:text-box/>
          </draw:frame>
        </presentation:notes>
      </draw:page>
      <draw:page draw:name="page39" draw:style-name="dp1" draw:master-page-name="標準1" presentation:presentation-page-layout-name="AL1T19">
        <draw:frame presentation:style-name="pr8" draw:text-style-name="P48" draw:layer="layout" svg:width="27.6cm" svg:height="2.2cm" svg:x="0.2cm" svg:y="0cm" presentation:class="title">
          <draw:text-box>
            <text:p text:style-name="P36">Chapter 7: Removing contaminant sequences</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39" presentation:class="page"/>
          <draw:frame presentation:style-name="pr4" draw:text-style-name="P19" draw:layer="layout" svg:width="16.799cm" svg:height="13.364cm" svg:x="2.1cm" svg:y="14.107cm" presentation:class="notes" presentation:placeholder="true">
            <draw:text-box/>
          </draw:frame>
        </presentation:notes>
      </draw:page>
      <draw:page draw:name="page40" draw:style-name="dp1" draw:master-page-name="標準1" presentation:presentation-page-layout-name="AL2T1">
        <draw:frame presentation:style-name="pr5" draw:text-style-name="P8" draw:layer="layout" svg:width="27.6cm" svg:height="2.2cm" svg:x="0.2cm" svg:y="0cm" presentation:class="title">
          <draw:text-box>
            <text:p>Interlude: Detecting contaminants using blank samples</text:p>
          </draw:text-box>
        </draw:frame>
        <draw:frame presentation:style-name="pr6" draw:text-style-name="P8" draw:layer="layout" svg:width="25.199cm" svg:height="4.259cm" svg:x="1.391cm" svg:y="5.746cm" presentation:class="outline" presentation:user-transformed="true">
          <draw:text-box>
            <text:list text:style-name="L2">
              <text:list-item>
                <text:p>Count abundances</text:p>
              </text:list-item>
              <text:list-item>
                <text:p>Collect abundances of a sample + associated blanks</text:p>
              </text:list-item>
              <text:list-item>
                <text:p text:style-name="P22">Test whether sample abundance is outlier or not</text:p>
              </text:list-item>
              <text:list-item>
                <text:p text:style-name="P22">If it's not outlier, it's determined as contaminant</text:p>
              </text:list-item>
            </text:list>
          </draw:text-box>
        </draw:frame>
        <draw:frame draw:style-name="gr68" draw:text-style-name="P46" draw:layer="layout" svg:width="15.06cm" svg:height="0.924cm" svg:x="6.47cm" svg:y="14.826cm">
          <draw:text-box>
            <text:p><text:span text:style-name="T24">See also Esling et al. (2015) https://doi.org/10.1093/nar/gkv107</text:span></text:p>
          </draw:text-box>
        </draw:frame>
        <presentation:notes draw:style-name="dp2">
          <draw:page-thumbnail draw:style-name="gr4" draw:layer="layout" svg:width="14.848cm" svg:height="11.136cm" svg:x="3.075cm" svg:y="2.257cm" draw:page-number="40" presentation:class="page"/>
          <draw:frame presentation:style-name="pr4" draw:text-style-name="P19" draw:layer="layout" svg:width="16.799cm" svg:height="13.364cm" svg:x="2.1cm" svg:y="14.107cm" presentation:class="notes" presentation:placeholder="true">
            <draw:text-box/>
          </draw:frame>
        </presentation:notes>
      </draw:page>
      <draw:page draw:name="page41" draw:style-name="dp1" draw:master-page-name="標準1" presentation:presentation-page-layout-name="AL1T19">
        <draw:frame presentation:style-name="pr5" draw:text-style-name="P8" draw:layer="layout" svg:width="27.6cm" svg:height="2.2cm" svg:x="0.2cm" svg:y="0cm" presentation:class="title">
          <draw:text-box>
            <text:p text:style-name="P36">Interlude: Multistep contamination and multistep decontamination</text:p>
          </draw:text-box>
        </draw:frame>
        <draw:frame draw:style-name="gr69" draw:text-style-name="P31" draw:layer="layout" svg:width="2.669cm" svg:height="1.979cm" svg:x="4.201cm" svg:y="6.886cm">
          <draw:text-box>
            <text:p text:style-name="P12"><text:span text:style-name="T14">Field</text:span></text:p>
            <text:p text:style-name="P12"><text:span text:style-name="T14">sample</text:span></text:p>
          </draw:text-box>
        </draw:frame>
        <draw:frame draw:style-name="gr70" draw:text-style-name="P31" draw:layer="layout" svg:width="3.495cm" svg:height="1.979cm" svg:x="8.378cm" svg:y="6.886cm">
          <draw:text-box>
            <text:p text:style-name="P12"><text:span text:style-name="T14">DNA</text:span></text:p>
            <text:p text:style-name="P12"><text:span text:style-name="T14">extraction</text:span></text:p>
          </draw:text-box>
        </draw:frame>
        <draw:frame draw:style-name="gr71" draw:text-style-name="P31" draw:layer="layout" svg:width="3.376cm" svg:height="1.979cm" svg:x="13.38cm" svg:y="6.886cm">
          <draw:text-box>
            <text:p text:style-name="P12"><text:span text:style-name="T14">1st round</text:span></text:p>
            <text:p text:style-name="P12"><text:span text:style-name="T14">PCR</text:span></text:p>
          </draw:text-box>
        </draw:frame>
        <draw:frame draw:style-name="gr72" draw:text-style-name="P31" draw:layer="layout" svg:width="3.626cm" svg:height="1.979cm" svg:x="18.265cm" svg:y="6.886cm">
          <draw:text-box>
            <text:p text:style-name="P12"><text:span text:style-name="T14">2nd round</text:span></text:p>
            <text:p text:style-name="P12"><text:span text:style-name="T14">PCR</text:span></text:p>
          </draw:text-box>
        </draw:frame>
        <draw:frame draw:style-name="gr73" draw:text-style-name="P31" draw:layer="layout" svg:width="3.999cm" svg:height="1.115cm" svg:x="23.401cm" svg:y="7.318cm">
          <draw:text-box>
            <text:p text:style-name="P12"><text:span text:style-name="T14">Sequencing</text:span></text:p>
          </draw:text-box>
        </draw:frame>
        <draw:custom-shape draw:style-name="gr74" draw:text-style-name="P30" draw:layer="layout" svg:width="1.6cm" svg:height="1.2cm" svg:x="2.7cm" svg:y="7.2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30" draw:layer="layout" svg:width="1.6cm" svg:height="1.2cm" svg:x="6.823cm" svg:y="7.2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30" draw:layer="layout" svg:width="1.6cm" svg:height="1.2cm" svg:x="11.826cm" svg:y="7.2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30" draw:layer="layout" svg:width="1.6cm" svg:height="1.2cm" svg:x="16.71cm" svg:y="7.2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30" draw:layer="layout" svg:width="1.6cm" svg:height="1.2cm" svg:x="21.845cm" svg:y="7.2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75" draw:text-style-name="P26" draw:layer="layout" svg:x1="3.5cm" svg:y1="6.4cm" svg:x2="3.5cm" svg:y2="7.4cm">
          <text:p/>
        </draw:line>
        <draw:line draw:style-name="gr75" draw:text-style-name="P26" draw:layer="layout" svg:x1="7.623cm" svg:y1="6.387cm" svg:x2="7.623cm" svg:y2="7.387cm">
          <text:p/>
        </draw:line>
        <draw:line draw:style-name="gr75" draw:text-style-name="P26" draw:layer="layout" svg:x1="12.626cm" svg:y1="6.387cm" svg:x2="12.626cm" svg:y2="7.387cm">
          <text:p/>
        </draw:line>
        <draw:line draw:style-name="gr75" draw:text-style-name="P26" draw:layer="layout" svg:x1="17.51cm" svg:y1="6.387cm" svg:x2="17.51cm" svg:y2="7.387cm">
          <text:p/>
        </draw:line>
        <draw:line draw:style-name="gr75" draw:text-style-name="P26" draw:layer="layout" svg:x1="22.645cm" svg:y1="6.387cm" svg:x2="22.645cm" svg:y2="7.387cm">
          <text:p/>
        </draw:line>
        <draw:frame draw:style-name="gr76" draw:text-style-name="P31" draw:layer="layout" svg:width="2.145cm" svg:height="1.979cm" svg:x="2.4cm" svg:y="4.3cm">
          <draw:text-box>
            <text:p text:style-name="P12"><text:span text:style-name="T14">Field</text:span></text:p>
            <text:p text:style-name="P12"><text:span text:style-name="T14">blank</text:span></text:p>
          </draw:text-box>
        </draw:frame>
        <draw:frame draw:style-name="gr77" draw:text-style-name="P31" draw:layer="layout" svg:width="3.499cm" svg:height="1.979cm" svg:x="5.9cm" svg:y="4.3cm">
          <draw:text-box>
            <text:p text:style-name="P12"><text:span text:style-name="T14">Extraction</text:span></text:p>
            <text:p text:style-name="P12"><text:span text:style-name="T14">blank</text:span></text:p>
          </draw:text-box>
        </draw:frame>
        <draw:frame draw:style-name="gr78" draw:text-style-name="P31" draw:layer="layout" svg:width="2.509cm" svg:height="1.979cm" svg:x="11.348cm" svg:y="4.3cm">
          <draw:text-box>
            <text:p text:style-name="P12"><text:span text:style-name="T14">PCR</text:span></text:p>
            <text:p text:style-name="P12"><text:span text:style-name="T14">blank1</text:span></text:p>
          </draw:text-box>
        </draw:frame>
        <draw:frame draw:style-name="gr78" draw:text-style-name="P31" draw:layer="layout" svg:width="2.509cm" svg:height="1.979cm" svg:x="16.3cm" svg:y="4.3cm">
          <draw:text-box>
            <text:p text:style-name="P12"><text:span text:style-name="T14">PCR</text:span></text:p>
            <text:p text:style-name="P12"><text:span text:style-name="T14">blank2</text:span></text:p>
          </draw:text-box>
        </draw:frame>
        <draw:frame draw:style-name="gr79" draw:text-style-name="P31" draw:layer="layout" svg:width="3.008cm" svg:height="1.979cm" svg:x="21.1cm" svg:y="4.3cm">
          <draw:text-box>
            <text:p text:style-name="P12"><text:span text:style-name="T14">Index-</text:span></text:p>
            <text:p text:style-name="P12"><text:span text:style-name="T14">hopping</text:span></text:p>
          </draw:text-box>
        </draw:frame>
        <draw:custom-shape draw:style-name="gr80" draw:text-style-name="P30" draw:layer="layout" svg:width="4.6cm" svg:height="4.6cm" draw:transform="rotate (-3.14159265358979) translate (15.161cm 10.8cm)">
          <text:p/>
          <draw:enhanced-geometry svg:viewBox="0 0 21600 21600" draw:text-areas="0 0 21600 21600" draw:type="circular-arrow" draw:modifiers="180 -39.480608539985 5246.0622912116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30" draw:layer="layout" svg:width="4.6cm" svg:height="4.6cm" draw:transform="rotate (-3.14159265358979) translate (19.992cm 10.8cm)">
          <text:p/>
          <draw:enhanced-geometry svg:viewBox="0 0 21600 21600" draw:text-areas="0 0 21600 21600" draw:type="circular-arrow" draw:modifiers="180 -39.480608539985 5246.0622912116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30" draw:layer="layout" svg:width="4.6cm" svg:height="4.6cm" draw:transform="rotate (-3.14159265358979) translate (24.9cm 10.8cm)">
          <text:p/>
          <draw:enhanced-geometry svg:viewBox="0 0 21600 21600" draw:text-areas="0 0 21600 21600" draw:type="circular-arrow" draw:modifiers="180 -39.480608539985 5246.0622912116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30" draw:layer="layout" svg:width="4.6cm" svg:height="4.6cm" draw:transform="rotate (-3.14159265358979) translate (10.331cm 10.8cm)">
          <text:p/>
          <draw:enhanced-geometry svg:viewBox="0 0 21600 21600" draw:text-areas="0 0 21600 21600" draw:type="circular-arrow" draw:modifiers="180 -39.480608539985 5246.0622912116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30" draw:layer="layout" svg:width="4.6cm" svg:height="4.6cm" draw:transform="rotate (-3.14159265358979) translate (5.5cm 10.8cm)">
          <text:p/>
          <draw:enhanced-geometry svg:viewBox="0 0 21600 21600" draw:text-areas="0 0 21600 21600" draw:type="circular-arrow" draw:modifiers="180 -39.480608539985 5246.0622912116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1" draw:text-style-name="P31" draw:layer="layout" svg:width="5.743cm" svg:height="3.707cm" svg:x="15.502cm" svg:y="10.802cm">
          <draw:text-box>
            <text:p text:style-name="P12"><text:span text:style-name="T14">Removing</text:span></text:p>
            <text:p text:style-name="P12"><text:span text:style-name="T14">contaminant</text:span></text:p>
            <text:p text:style-name="P12"><text:span text:style-name="T14">sequences</text:span></text:p>
            <text:p text:style-name="P12"><text:span text:style-name="T14">of 2nd round PCR</text:span></text:p>
          </draw:text-box>
        </draw:frame>
        <draw:frame draw:style-name="gr82" draw:text-style-name="P31" draw:layer="layout" svg:width="4.642cm" svg:height="2.843cm" svg:x="21.001cm" svg:y="10.802cm">
          <draw:text-box>
            <text:p text:style-name="P12"><text:span text:style-name="T14">Removing</text:span></text:p>
            <text:p text:style-name="P12"><text:span text:style-name="T14">index-hopped</text:span></text:p>
            <text:p text:style-name="P12"><text:span text:style-name="T14">sequences</text:span></text:p>
          </draw:text-box>
        </draw:frame>
        <draw:frame draw:style-name="gr83" draw:text-style-name="P31" draw:layer="layout" svg:width="5.493cm" svg:height="3.707cm" svg:x="10.101cm" svg:y="10.803cm">
          <draw:text-box>
            <text:p text:style-name="P12"><text:span text:style-name="T14">Removing</text:span></text:p>
            <text:p text:style-name="P12"><text:span text:style-name="T14">contaminant</text:span></text:p>
            <text:p text:style-name="P12"><text:span text:style-name="T14">sequences</text:span></text:p>
            <text:p text:style-name="P12"><text:span text:style-name="T14">of 1st round PCR</text:span></text:p>
          </draw:text-box>
        </draw:frame>
        <draw:frame draw:style-name="gr84" draw:text-style-name="P31" draw:layer="layout" svg:width="4.299cm" svg:height="3.707cm" svg:x="6.102cm" svg:y="10.803cm">
          <draw:text-box>
            <text:p text:style-name="P12"><text:span text:style-name="T14">Removing</text:span></text:p>
            <text:p text:style-name="P12"><text:span text:style-name="T14">contaminant</text:span></text:p>
            <text:p text:style-name="P12"><text:span text:style-name="T14">sequences</text:span></text:p>
            <text:p text:style-name="P12"><text:span text:style-name="T14">of extraction</text:span></text:p>
          </draw:text-box>
        </draw:frame>
        <draw:frame draw:style-name="gr84" draw:text-style-name="P31" draw:layer="layout" svg:width="4.299cm" svg:height="3.707cm" svg:x="1.803cm" svg:y="10.804cm">
          <draw:text-box>
            <text:p text:style-name="P12"><text:span text:style-name="T14">Removing</text:span></text:p>
            <text:p text:style-name="P12"><text:span text:style-name="T14">contaminant</text:span></text:p>
            <text:p text:style-name="P12"><text:span text:style-name="T14">sequences</text:span></text:p>
            <text:p text:style-name="P12"><text:span text:style-name="T14">of sampling</text:span></text:p>
          </draw:text-box>
        </draw:frame>
        <draw:frame draw:style-name="gr85" draw:text-style-name="P44" draw:layer="layout" svg:width="26.198cm" svg:height="1.979cm" svg:x="0.901cm" svg:y="1.721cm">
          <draw:text-box>
            <text:p text:style-name="P12"><text:span text:style-name="T27">My recommendation is index-hopping removal + the other contaminant removal.</text:span></text:p>
            <text:p text:style-name="P12"><text:span text:style-name="T27">However, the best practice has been still unknown.</text:span></text:p>
          </draw:text-box>
        </draw:frame>
        <draw:frame draw:style-name="gr86" draw:text-style-name="P31" draw:layer="layout" svg:width="1.912cm" svg:height="1.115cm" svg:x="0.688cm" svg:y="7.285cm">
          <draw:text-box>
            <text:p text:style-name="P12"><text:span text:style-name="T14">Field</text:span></text:p>
          </draw:text-box>
        </draw:frame>
        <presentation:notes draw:style-name="dp2">
          <draw:page-thumbnail draw:style-name="gr4" draw:layer="layout" svg:width="14.848cm" svg:height="11.136cm" svg:x="3.075cm" svg:y="2.257cm" draw:page-number="41" presentation:class="page"/>
          <draw:frame presentation:style-name="pr4" draw:text-style-name="P19" draw:layer="layout" svg:width="16.799cm" svg:height="13.364cm" svg:x="2.1cm" svg:y="14.107cm" presentation:class="notes" presentation:placeholder="true">
            <draw:text-box/>
          </draw:frame>
        </presentation:notes>
      </draw:page>
      <draw:page draw:name="page42" draw:style-name="dp1" draw:master-page-name="標準1" presentation:presentation-page-layout-name="AL2T1">
        <draw:frame presentation:style-name="pr5" draw:text-style-name="P8" draw:layer="layout" svg:width="27.6cm" svg:height="2.2cm" svg:x="0.2cm" svg:y="0cm" presentation:class="title">
          <draw:text-box>
            <text:p>Interlude: Study purpose and decontamination</text:p>
          </draw:text-box>
        </draw:frame>
        <draw:frame presentation:style-name="pr6" draw:text-style-name="P8" draw:layer="layout" svg:width="25.199cm" svg:height="10.25cm" svg:x="1.401cm" svg:y="2.75cm" presentation:class="outline" presentation:user-transformed="true">
          <draw:text-box>
            <text:list text:style-name="L3">
              <text:list-item>
                <text:p>Non-decontaminated metabarcoding results contain contaminants</text:p>
              </text:list-item>
              <text:list-item>
                <text:p>Decontamination should be applied?</text:p>
              </text:list-item>
              <text:list-item>
                <text:p text:style-name="P23"><text:span text:style-name="T9">If you want to maximize detection power, NO. Decontamination potentially misidentify true sequence as contaminant</text:span></text:p>
              </text:list-item>
              <text:list-item>
                <text:p text:style-name="P23"><text:span text:style-name="T9">If you want to minimize misdetection, YES. Lack of decontamination may cause many misdetection</text:span></text:p>
              </text:list-item>
              <text:list-item>
                <text:p text:style-name="P23"><text:span text:style-name="T9">If you want to analyse community composition, UNKNOWN. Because abundances of contaminants may be low in many cases, their effects to analysis may be low. However, whether abundances of contaminants are really low or not IN YOUR DATA is unknown.</text:span></text:p>
              </text:list-item>
            </text:list>
          </draw:text-box>
        </draw:frame>
        <presentation:notes draw:style-name="dp2">
          <draw:page-thumbnail draw:style-name="gr4" draw:layer="layout" svg:width="14.848cm" svg:height="11.136cm" svg:x="3.075cm" svg:y="2.257cm" draw:page-number="42" presentation:class="page"/>
          <draw:frame presentation:style-name="pr4" draw:text-style-name="P19" draw:layer="layout" svg:width="16.799cm" svg:height="13.364cm" svg:x="2.1cm" svg:y="14.107cm" presentation:class="notes" presentation:placeholder="true">
            <draw:text-box/>
          </draw:frame>
        </presentation:notes>
      </draw:page>
      <draw:page draw:name="page43" draw:style-name="dp1" draw:master-page-name="標準1" presentation:presentation-page-layout-name="AL3T3">
        <draw:frame presentation:style-name="pr5" draw:text-style-name="P8" draw:layer="layout" svg:width="27.6cm" svg:height="2.2cm" svg:x="0.2cm" svg:y="0cm" presentation:class="title">
          <draw:text-box>
            <text:p text:style-name="P36">Chapter 8: Additional clustering</text:p>
          </draw:text-box>
        </draw:frame>
        <draw:frame presentation:style-name="pr6" draw:text-style-name="P8" draw:layer="layout" svg:width="12.609cm" svg:height="11.659cm" svg:x="1.382cm" svg:y="2.037cm" presentation:class="outline" presentation:user-transformed="true">
          <draw:text-box>
            <text:list text:style-name="L3">
              <text:list-item>
                <text:p>Inputs</text:p>
              </text:list-item>
              <text:list-item>
                <text:p text:style-name="P22"><text:span text:style-name="T9">decontaminated.fasta</text:span></text:p>
              </text:list-item>
              <text:list-item>
                <text:p text:style-name="P22"><text:span text:style-name="T9">decontaminated.otu.gz</text:span></text:p>
              </text:list-item>
            </text:list>
            <text:p text:style-name="P35"><text:span text:style-name="T17">in OverlappedPairedEnd_08_DecontaminatedSequences</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text:span text:style-name="T9">clustered.fasta</text:span></text:p>
              </text:list-item>
              <text:list-item>
                <text:p><text:span text:style-name="T9">clustered.otu.gz</text:span></text:p>
              </text:list-item>
              <text:list-item>
                <text:p><text:span text:style-name="T9">clustered.tsv</text:span></text:p>
              </text:list-item>
            </text:list>
            <text:p text:style-name="P35"><text:span text:style-name="T17">in OverlappedPairedEnd_09_ClusteredSequences</text:span></text:p>
          </draw:text-box>
        </draw:frame>
        <presentation:notes draw:style-name="dp2">
          <draw:page-thumbnail draw:style-name="gr4" draw:layer="layout" svg:width="14.848cm" svg:height="11.136cm" svg:x="3.075cm" svg:y="2.257cm" draw:page-number="43" presentation:class="page"/>
          <draw:frame presentation:style-name="pr4" draw:text-style-name="P19" draw:layer="layout" svg:width="16.799cm" svg:height="13.364cm" svg:x="2.1cm" svg:y="14.107cm" presentation:class="notes" presentation:placeholder="true">
            <draw:text-box/>
          </draw:frame>
        </presentation:notes>
      </draw:page>
      <draw:page draw:name="page44" draw:style-name="dp1" draw:master-page-name="標準1" presentation:presentation-page-layout-name="AL1T19">
        <draw:frame presentation:style-name="pr9" draw:text-style-name="P48" draw:layer="layout" svg:width="27.6cm" svg:height="2.2cm" svg:x="0.2cm" svg:y="0cm" presentation:class="title">
          <draw:text-box>
            <text:p text:style-name="P36">Chapter 8: Additional clustering</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44" presentation:class="page"/>
          <draw:frame presentation:style-name="pr4" draw:text-style-name="P19" draw:layer="layout" svg:width="16.799cm" svg:height="13.364cm" svg:x="2.1cm" svg:y="14.107cm" presentation:class="notes" presentation:placeholder="true">
            <draw:text-box/>
          </draw:frame>
        </presentation:notes>
      </draw:page>
      <draw:page draw:name="page45" draw:style-name="dp1" draw:master-page-name="標準1" presentation:presentation-page-layout-name="AL3T3">
        <draw:frame presentation:style-name="pr5" draw:text-style-name="P8" draw:layer="layout" svg:width="27.6cm" svg:height="2.2cm" svg:x="0.2cm" svg:y="0cm" presentation:class="title">
          <draw:text-box>
            <text:p text:style-name="P36">Chapter 9: Taxonomic assignment</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22"><text:span text:style-name="T9">clustered.fasta</text:span></text:p>
              </text:list-item>
            </text:list>
            <text:p text:style-name="P35"><text:span text:style-name="T17">in OverlappedPairedEnd_09_ClusteredSequences</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text:span text:style-name="T9">neighborhoods_1nn_*.txt</text:span></text:p>
              </text:list-item>
              <text:list-item>
                <text:p text:style-name="P22"><text:span text:style-name="T9">neighborhoods_qc_*.txt</text:span></text:p>
              </text:list-item>
              <text:list-item>
                <text:p><text:span text:style-name="T9">taxonomy_1nn_*.tsv</text:span></text:p>
              </text:list-item>
              <text:list-item>
                <text:p text:style-name="P22"><text:span text:style-name="T9">taxonomy_qc_*.tsv</text:span></text:p>
              </text:list-item>
              <text:list-item>
                <text:p text:style-name="P22"><text:span text:style-name="T9">taxonomy_merged.tsv</text:span></text:p>
              </text:list-item>
              <text:list-item>
                <text:p text:style-name="P22"><text:span text:style-name="T9">taxonomy_merged_filled.tsv</text:span></text:p>
              </text:list-item>
            </text:list>
            <text:p text:style-name="P35"><text:span text:style-name="T17">in OverlappedPairedEnd_10_ClaidentResults</text:span></text:p>
          </draw:text-box>
        </draw:frame>
        <presentation:notes draw:style-name="dp2">
          <draw:page-thumbnail draw:style-name="gr4" draw:layer="layout" svg:width="14.848cm" svg:height="11.136cm" svg:x="3.075cm" svg:y="2.257cm" draw:page-number="45" presentation:class="page"/>
          <draw:frame presentation:style-name="pr4" draw:text-style-name="P19" draw:layer="layout" svg:width="16.799cm" svg:height="13.364cm" svg:x="2.1cm" svg:y="14.107cm" presentation:class="notes" presentation:placeholder="true">
            <draw:text-box/>
          </draw:frame>
        </presentation:notes>
      </draw:page>
      <draw:page draw:name="page46" draw:style-name="dp1" draw:master-page-name="標準1" presentation:presentation-page-layout-name="AL1T19">
        <draw:frame presentation:style-name="pr3" draw:text-style-name="P8" draw:layer="layout" svg:width="27.6cm" svg:height="2.2cm" svg:x="0.2cm" svg:y="0cm" presentation:class="title">
          <draw:text-box>
            <text:p text:style-name="P36">Chapter 9: Taxonomic assignment</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46" presentation:class="page"/>
          <draw:frame presentation:style-name="pr4" draw:text-style-name="P19" draw:layer="layout" svg:width="16.799cm" svg:height="13.364cm" svg:x="2.1cm" svg:y="14.107cm" presentation:class="notes" presentation:placeholder="true">
            <draw:text-box/>
          </draw:frame>
        </presentation:notes>
      </draw:page>
      <draw:page draw:name="page47" draw:style-name="dp1" draw:master-page-name="標準1" presentation:presentation-page-layout-name="AL1T19">
        <draw:frame presentation:style-name="pr3" draw:text-style-name="P8" draw:layer="layout" svg:width="27.6cm" svg:height="2.2cm" svg:x="0.2cm" svg:y="0cm" presentation:class="title">
          <draw:text-box>
            <text:p>Interlude: Query-centric auto-<text:span text:style-name="T11">k</text:span>-nearest neighbor method</text:p>
          </draw:text-box>
        </draw:frame>
        <draw:frame draw:style-name="gr87" draw:text-style-name="P49" draw:layer="layout" svg:width="4.227cm" svg:height="0.937cm" svg:x="11.887cm" svg:y="1.063cm">
          <draw:text-box>
            <text:p><text:span text:style-name="T28">Sequence space</text:span></text:p>
          </draw:text-box>
        </draw:frame>
        <draw:custom-shape draw:style-name="gr88" draw:text-style-name="P25" draw:layer="layout" svg:width="20.9cm" svg:height="11.8cm" svg:x="3.55cm" svg:y="1.9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0" draw:layer="layout" svg:width="0.4cm" svg:height="0.4cm" svg:x="9.49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0" draw:layer="layout" svg:width="0.4cm" svg:height="0.4cm" svg:x="16.742cm" svg:y="5.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51" draw:layer="layout" svg:width="0.4cm" svg:height="0.4cm" svg:x="13.293cm" svg:y="8.0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2" draw:text-style-name="P50" draw:layer="layout" svg:width="0.4cm" svg:height="0.4cm" svg:x="16.742cm" svg:y="5.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3" draw:text-style-name="P25" draw:layer="layout" svg:x1="15.774cm" svg:y1="4.08cm" svg:x2="16.697cm" svg:y2="5.376cm">
          <text:p/>
        </draw:line>
        <draw:frame draw:style-name="gr94" draw:text-style-name="P53" draw:layer="layout" svg:width="3.55cm" svg:height="2.362cm" svg:x="13.817cm" svg:y="2.153cm">
          <draw:text-box>
            <text:p text:style-name="P52"><text:span text:style-name="T29">genus Ω</text:span></text:p>
            <text:p text:style-name="P52"><text:span text:style-name="T29">species α</text:span></text:p>
          </draw:text-box>
        </draw:frame>
        <draw:line draw:style-name="gr93" draw:text-style-name="P25" draw:layer="layout" svg:x1="8.551cm" svg:y1="9.182cm" svg:x2="9.487cm" svg:y2="10.686cm">
          <text:p/>
        </draw:line>
        <draw:frame draw:style-name="gr95" draw:text-style-name="P53" draw:layer="layout" svg:width="3.558cm" svg:height="2.362cm" svg:x="6.5cm" svg:y="7.282cm">
          <draw:text-box>
            <text:p text:style-name="P52"><text:span text:style-name="T29">genus Ω</text:span></text:p>
            <text:p text:style-name="P52"><text:span text:style-name="T29">species β</text:span></text:p>
          </draw:text-box>
        </draw:frame>
        <draw:frame draw:style-name="gr96" draw:text-style-name="P54" draw:layer="layout" svg:width="1.679cm" svg:height="0.937cm" svg:x="9.993cm" svg:y="10.568cm">
          <draw:text-box>
            <text:p><text:span text:style-name="T30">SeqB</text:span></text:p>
          </draw:text-box>
        </draw:frame>
        <draw:frame draw:style-name="gr97" draw:text-style-name="P54" draw:layer="layout" svg:width="1.675cm" svg:height="0.937cm" svg:x="17.2cm" svg:y="5.195cm">
          <draw:text-box>
            <text:p><text:span text:style-name="T30">SeqA</text:span></text:p>
          </draw:text-box>
        </draw:frame>
        <draw:frame draw:style-name="gr98" draw:text-style-name="P54" draw:layer="layout" svg:width="1.929cm" svg:height="0.937cm" svg:x="13.775cm" svg:y="7.789cm">
          <draw:text-box>
            <text:p><text:span text:style-name="T30">Query</text:span></text:p>
          </draw:text-box>
        </draw:frame>
        <presentation:notes draw:style-name="dp2">
          <draw:page-thumbnail draw:style-name="gr4" draw:layer="layout" svg:width="14.848cm" svg:height="11.136cm" svg:x="3.075cm" svg:y="2.257cm" draw:page-number="47" presentation:class="page"/>
          <draw:frame presentation:style-name="pr4" draw:text-style-name="P19" draw:layer="layout" svg:width="16.799cm" svg:height="13.364cm" svg:x="2.1cm" svg:y="14.107cm" presentation:class="notes" presentation:placeholder="true">
            <draw:text-box/>
          </draw:frame>
        </presentation:notes>
      </draw:page>
      <draw:page draw:name="page48" draw:style-name="dp1" draw:master-page-name="標準1" presentation:presentation-page-layout-name="AL1T19">
        <draw:custom-shape draw:style-name="gr99" draw:text-style-name="P55" draw:layer="layout" svg:width="10cm" svg:height="3.5cm" draw:transform="rotate (0.616624824729597) translate (8.2cm 9.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0" draw:text-style-name="P4" draw:layer="layout" svg:width="8.558cm" svg:height="1.132cm" draw:transform="rotate (0.613308699150807) translate (8.75cm 9.326cm)">
          <draw:text-box>
            <text:p><text:span text:style-name="T3">Variation range of genus Ω</text:span></text:p>
          </draw:text-box>
        </draw:frame>
        <draw:frame presentation:style-name="pr3" draw:text-style-name="P8" draw:layer="layout" svg:width="27.6cm" svg:height="2.2cm" svg:x="0.2cm" svg:y="0cm" presentation:class="title">
          <draw:text-box>
            <text:p>Interlude: Query-centric auto-<text:span text:style-name="T11">k</text:span>-nearest neighbor method</text:p>
          </draw:text-box>
        </draw:frame>
        <draw:frame draw:style-name="gr87" draw:text-style-name="P49" draw:layer="layout" svg:width="4.227cm" svg:height="0.937cm" svg:x="11.887cm" svg:y="1.063cm">
          <draw:text-box>
            <text:p><text:span text:style-name="T28">Sequence space</text:span></text:p>
          </draw:text-box>
        </draw:frame>
        <draw:custom-shape draw:style-name="gr88" draw:text-style-name="P25" draw:layer="layout" svg:width="20.9cm" svg:height="11.8cm" svg:x="3.55cm" svg:y="1.9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0" draw:layer="layout" svg:width="0.4cm" svg:height="0.4cm" svg:x="9.49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0" draw:layer="layout" svg:width="0.4cm" svg:height="0.4cm" svg:x="16.742cm" svg:y="5.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51" draw:layer="layout" svg:width="0.4cm" svg:height="0.4cm" svg:x="13.293cm" svg:y="8.0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2" draw:text-style-name="P50" draw:layer="layout" svg:width="0.4cm" svg:height="0.4cm" svg:x="16.742cm" svg:y="5.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54" draw:layer="layout" svg:width="1.679cm" svg:height="0.937cm" svg:x="9.993cm" svg:y="10.568cm">
          <draw:text-box>
            <text:p><text:span text:style-name="T30">SeqB</text:span></text:p>
          </draw:text-box>
        </draw:frame>
        <draw:frame draw:style-name="gr97" draw:text-style-name="P54" draw:layer="layout" svg:width="1.675cm" svg:height="0.937cm" svg:x="17.2cm" svg:y="5.195cm">
          <draw:text-box>
            <text:p><text:span text:style-name="T30">SeqA</text:span></text:p>
          </draw:text-box>
        </draw:frame>
        <draw:frame draw:style-name="gr98" draw:text-style-name="P54" draw:layer="layout" svg:width="1.929cm" svg:height="0.937cm" svg:x="13.775cm" svg:y="7.789cm">
          <draw:text-box>
            <text:p><text:span text:style-name="T30">Query</text:span></text:p>
          </draw:text-box>
        </draw:frame>
        <draw:custom-shape draw:style-name="gr101" draw:text-style-name="P11" draw:layer="layout" svg:width="1.5cm" svg:height="1.5cm" svg:x="13.775cm" svg:y="9.2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2" draw:text-style-name="P56" draw:layer="layout" svg:width="7.876cm" svg:height="2.181cm" svg:x="15.508cm" svg:y="8.819cm">
          <draw:text-box>
            <text:p><text:span text:style-name="T31">genus Ω</text:span></text:p>
            <text:p><text:span text:style-name="T31">species unidentified</text:span></text:p>
          </draw:text-box>
        </draw:frame>
        <presentation:notes draw:style-name="dp2">
          <draw:page-thumbnail draw:style-name="gr4" draw:layer="layout" svg:width="14.848cm" svg:height="11.136cm" svg:x="3.075cm" svg:y="2.257cm" draw:page-number="48" presentation:class="page"/>
          <draw:frame presentation:style-name="pr4" draw:text-style-name="P7" draw:layer="layout" svg:width="16.799cm" svg:height="13.364cm" svg:x="2.1cm" svg:y="14.107cm" presentation:class="notes" presentation:placeholder="true">
            <draw:text-box/>
          </draw:frame>
        </presentation:notes>
      </draw:page>
      <draw:page draw:name="page49" draw:style-name="dp1" draw:master-page-name="標準1" presentation:presentation-page-layout-name="AL2T1">
        <draw:frame presentation:style-name="pr5" draw:text-style-name="P8" draw:layer="layout" svg:width="27.6cm" svg:height="2.2cm" svg:x="0.2cm" svg:y="0cm" presentation:class="title">
          <draw:text-box>
            <text:p>Interlude: Which method should be used for taxonomic assignment?</text:p>
          </draw:text-box>
        </draw:frame>
        <draw:frame presentation:style-name="pr6" draw:text-style-name="P8" draw:layer="layout" svg:width="25.199cm" svg:height="5.05cm" svg:x="1.4cm" svg:y="5.35cm" presentation:class="outline" presentation:user-transformed="true">
          <draw:text-box>
            <text:list text:style-name="L3">
              <text:list-item>
                <text:p>If reference database is imperfect (most cases), QCauto shows the best balance between less misidentification and less successful identification</text:p>
              </text:list-item>
              <text:list-item>
                <text:p>If reference database is perfect or nearly perfect, 1-NN is the best. However, whether the reference database is really perfect or not should not be known by anyone</text:p>
              </text:list-item>
            </text:list>
          </draw:text-box>
        </draw:frame>
        <presentation:notes draw:style-name="dp2">
          <draw:page-thumbnail draw:style-name="gr4" draw:layer="layout" svg:width="14.848cm" svg:height="11.136cm" svg:x="3.075cm" svg:y="2.257cm" draw:page-number="49" presentation:class="page"/>
          <draw:frame presentation:style-name="pr4" draw:text-style-name="P19" draw:layer="layout" svg:width="16.799cm" svg:height="13.364cm" svg:x="2.1cm" svg:y="14.107cm" presentation:class="notes" presentation:placeholder="true">
            <draw:text-box/>
          </draw:frame>
        </presentation:notes>
      </draw:page>
      <draw:page draw:name="page50" draw:style-name="dp1" draw:master-page-name="標準1" presentation:presentation-page-layout-name="AL2T1">
        <draw:frame presentation:style-name="pr5" draw:text-style-name="P8" draw:layer="layout" svg:width="27.6cm" svg:height="2.2cm" svg:x="0.2cm" svg:y="0cm" presentation:class="title">
          <draw:text-box>
            <text:p text:style-name="P36">Interlude: Ready-made reference databases</text:p>
          </draw:text-box>
        </draw:frame>
        <draw:frame presentation:style-name="pr6" draw:text-style-name="P8" draw:layer="layout" svg:width="25.199cm" svg:height="12.409cm" svg:x="1.401cm" svg:y="1.671cm" presentation:class="outline" presentation:user-transformed="true">
          <draw:text-box>
            <text:list text:style-name="L3">
              <text:list-item>
                <text:p>Installed to INSTALLPATH/share/claident/blastdb</text:p>
              </text:list-item>
              <text:list-item>
                <text:p>overall_class, overall_order, overall_family</text:p>
                <text:list>
                  <text:list-item>
                    <text:p>Subset of NCBI nt including class, order or family level identified seqs</text:p>
                  </text:list-item>
                </text:list>
              </text:list-item>
              <text:list-item>
                <text:p>*_genus</text:p>
                <text:list>
                  <text:list-item>
                    <text:p>Subset of overall_* including genus level identified seqs</text:p>
                  </text:list-item>
                </text:list>
              </text:list-item>
              <text:list-item>
                <text:p>*_species_wsp</text:p>
                <text:list>
                  <text:list-item>
                    <text:p text:style-name="P57">Subset of overall_* including species level identified seqs</text:p>
                  </text:list-item>
                </text:list>
              </text:list-item>
              <text:list-item>
                <text:p>*_species</text:p>
                <text:list>
                  <text:list-item>
                    <text:p><text:span text:style-name="T32">Subset of </text:span><text:span text:style-name="T33">overall_* including species level identified seqs except for the seqs which have " sp." at the tail in species name</text:span></text:p>
                  </text:list-item>
                </text:list>
              </text:list-item>
              <text:list-item>
                <text:p>*_species_wosp</text:p>
                <text:list>
                  <text:list-item>
                    <text:p><text:span text:style-name="T34">Subset of overall_*</text:span> including species level identified seqs except for the seqs which have " sp." in species name</text:p>
                  </text:list-item>
                </text:list>
              </text:list-item>
            </text:list>
          </draw:text-box>
        </draw:frame>
        <presentation:notes draw:style-name="dp2">
          <draw:page-thumbnail draw:style-name="gr4" draw:layer="layout" svg:width="14.848cm" svg:height="11.136cm" svg:x="3.075cm" svg:y="2.257cm" draw:page-number="50" presentation:class="page"/>
          <draw:frame presentation:style-name="pr4" draw:text-style-name="P19" draw:layer="layout" svg:width="16.799cm" svg:height="13.364cm" svg:x="2.1cm" svg:y="14.107cm" presentation:class="notes" presentation:placeholder="true">
            <draw:text-box/>
          </draw:frame>
        </presentation:notes>
      </draw:page>
      <draw:page draw:name="page51" draw:style-name="dp1" draw:master-page-name="標準1" presentation:presentation-page-layout-name="AL2T1">
        <draw:frame presentation:style-name="pr5" draw:text-style-name="P8" draw:layer="layout" svg:width="27.6cm" svg:height="2.2cm" svg:x="0.2cm" svg:y="0cm" presentation:class="title">
          <draw:text-box>
            <text:p>Interlude: Taxonomic infomation reliability in reference databases</text:p>
          </draw:text-box>
        </draw:frame>
        <draw:frame draw:style-name="gr103" draw:text-style-name="P58" draw:layer="layout" svg:width="28.163cm" svg:height="1.297cm" svg:x="0cm" svg:y="2.8cm">
          <draw:text-box>
            <text:p><text:span text:style-name="T31">*_species_wosp</text:span><text:span text:style-name="T31">＞</text:span><text:span text:style-name="T31">*_species</text:span><text:span text:style-name="T31">＞</text:span><text:span text:style-name="T31">*_species_wsp</text:span><text:span text:style-name="T31">＞</text:span><text:span text:style-name="T31">*_genus</text:span><text:span text:style-name="T31">＞</text:span><text:span text:style-name="T31">*_family</text:span><text:span text:style-name="T31">＞</text:span><text:span text:style-name="T31">*_order</text:span><text:span text:style-name="T31">＞</text:span><text:span text:style-name="T31">*_class</text:span></text:p>
          </draw:text-box>
        </draw:frame>
        <draw:frame presentation:style-name="pr6" draw:text-style-name="P8" draw:layer="layout" svg:width="25.199cm" svg:height="5cm" svg:x="1.401cm" svg:y="5.375cm" presentation:class="outline" presentation:user-transformed="true">
          <draw:text-box>
            <text:list text:style-name="L3">
              <text:list-item>
                <text:p>Because the seqs which only have higher level taxonomic info likely to be identified based on closest INSD seqs, such taxonomic info are less reliable</text:p>
              </text:list-item>
              <text:list-item>
                <text:p text:style-name="P22"><text:span text:style-name="T9">Because the seqs identified as " sp." is not strictly identified or such species are undescribed, such taxonomic info are less reliable</text:span></text:p>
              </text:list-item>
            </text:list>
          </draw:text-box>
        </draw:frame>
        <presentation:notes draw:style-name="dp2">
          <draw:page-thumbnail draw:style-name="gr4" draw:layer="layout" svg:width="14.848cm" svg:height="11.136cm" svg:x="3.075cm" svg:y="2.257cm" draw:page-number="51" presentation:class="page"/>
          <draw:frame presentation:style-name="pr4" draw:text-style-name="P7" draw:layer="layout" svg:width="16.799cm" svg:height="13.364cm" svg:x="2.1cm" svg:y="14.107cm" presentation:class="notes" presentation:placeholder="true">
            <draw:text-box/>
          </draw:frame>
        </presentation:notes>
      </draw:page>
      <draw:page draw:name="page52" draw:style-name="dp1" draw:master-page-name="標準1" presentation:presentation-page-layout-name="AL2T1">
        <draw:frame presentation:style-name="pr5" draw:text-style-name="P8" draw:layer="layout" svg:width="27.6cm" svg:height="2.2cm" svg:x="0.2cm" svg:y="0cm" presentation:class="title">
          <draw:text-box>
            <text:p text:style-name="P36">Interlude: Which reference database should be used?</text:p>
          </draw:text-box>
        </draw:frame>
        <draw:frame presentation:style-name="pr6" draw:text-style-name="P8" draw:layer="layout" svg:width="25.199cm" svg:height="6.163cm" svg:x="1.391cm" svg:y="4.794cm" presentation:class="outline" presentation:user-transformed="true">
          <draw:text-box>
            <text:list text:style-name="L3">
              <text:list-item>
                <text:p><text:span text:style-name="T9">overall_species_wosp is recommended in most cases because the seqs lacking lower level taxonomic info likely to be less reliable</text:span></text:p>
              </text:list-item>
              <text:list-item>
                <text:p><text:span text:style-name="T9">The other overall_* are recommended if you want to minimize "unidentified" in * level and can tolerate misidentification in lower level</text:span></text:p>
              </text:list-item>
              <text:list-item>
                <text:p><text:span text:style-name="T9">The others are recommended for screening or PCs lacking enough amount of memory</text:span></text:p>
              </text:list-item>
            </text:list>
          </draw:text-box>
        </draw:frame>
        <presentation:notes draw:style-name="dp2">
          <draw:page-thumbnail draw:style-name="gr4" draw:layer="layout" svg:width="14.848cm" svg:height="11.136cm" svg:x="3.075cm" svg:y="2.257cm" draw:page-number="52" presentation:class="page"/>
          <draw:frame presentation:style-name="pr4" draw:text-style-name="P19" draw:layer="layout" svg:width="16.799cm" svg:height="13.364cm" svg:x="2.1cm" svg:y="14.107cm" presentation:class="notes" presentation:placeholder="true">
            <draw:text-box/>
          </draw:frame>
        </presentation:notes>
      </draw:page>
      <draw:page draw:name="page53" draw:style-name="dp1" draw:master-page-name="標準1" presentation:presentation-page-layout-name="AL2T1">
        <draw:frame presentation:style-name="pr3" draw:text-style-name="P8" draw:layer="layout" svg:width="27.6cm" svg:height="2.2cm" svg:x="0.2cm" svg:y="0cm" presentation:class="title">
          <draw:text-box>
            <text:p><text:span text:style-name="T35">Interlude: </text:span>Merging of taxonomy</text:p>
          </draw:text-box>
        </draw:frame>
        <draw:frame presentation:style-name="pr6" draw:text-style-name="P8" draw:layer="layout" svg:width="25.199cm" svg:height="5.059cm" svg:x="1.4cm" svg:y="5.346cm" presentation:class="outline" presentation:user-transformed="true">
          <draw:text-box>
            <text:list text:style-name="L3">
              <text:list-item>
                <text:p text:style-name="P22"><text:span text:style-name="T9">More reliable taxonomy should be preferred but less reliable taxonomy which reached to lower taxonomic level could be acceptable</text:span></text:p>
              </text:list-item>
              <text:list-item>
                <text:p text:style-name="P22"><text:span text:style-name="T9">The best balance between reliability and identifiability can be achieved by merging taxonomy from overall_species_wosp and the other overall_*</text:span></text:p>
              </text:list-item>
            </text:list>
          </draw:text-box>
        </draw:frame>
        <presentation:notes draw:style-name="dp2">
          <draw:page-thumbnail draw:style-name="gr4" draw:layer="layout" svg:width="14.848cm" svg:height="11.136cm" svg:x="3.075cm" svg:y="2.257cm" draw:page-number="53" presentation:class="page"/>
          <draw:frame presentation:style-name="pr4" draw:text-style-name="P19" draw:layer="layout" svg:width="16.799cm" svg:height="13.364cm" svg:x="2.1cm" svg:y="14.107cm" presentation:class="notes" presentation:placeholder="true">
            <draw:text-box/>
          </draw:frame>
        </presentation:notes>
      </draw:page>
      <draw:page draw:name="page54" draw:style-name="dp1" draw:master-page-name="標準1" presentation:presentation-page-layout-name="AL3T3">
        <draw:frame presentation:style-name="pr5" draw:text-style-name="P8" draw:layer="layout" svg:width="27.6cm" svg:height="2.2cm" svg:x="0.2cm" svg:y="0cm" presentation:class="title">
          <draw:text-box>
            <text:p text:style-name="P36">Chapter 10: Making summary tables</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22"><text:span text:style-name="T9">clustered.tsv</text:span></text:p>
              </text:list-item>
            </text:list>
            <text:p text:style-name="P35"><text:span text:style-name="T17">in OverlappedPairedEnd_09_ClusteredSequences</text:span></text:p>
            <text:list text:continue-numbering="true" text:style-name="L3">
              <text:list-item>
                <text:p text:style-name="P36"><text:span text:style-name="T9">taxonomy_merged_filled.tsv</text:span></text:p>
              </text:list-item>
            </text:list>
            <text:p text:style-name="P35"><text:span text:style-name="T17">in OverlappedPairedEnd_10_ClaidentResults</text:span></text:p>
          </draw:text-box>
        </draw:frame>
        <draw:frame presentation:style-name="pr6" draw:text-style-name="P8" draw:layer="layout" svg:width="12.297cm" svg:height="11.354cm" svg:x="14.313cm" svg:y="2.046cm" presentation:class="outline" presentation:user-transformed="true">
          <draw:text-box>
            <text:list text:style-name="L3">
              <text:list-item>
                <text:p>Outputs</text:p>
              </text:list-item>
              <text:list-item>
                <text:p><text:span text:style-name="T9">sample_otu_matrix_fishes.tsv</text:span></text:p>
              </text:list-item>
              <text:list-item>
                <text:p><text:span text:style-name="T9">sample_species_matrix_fishes.tsv</text:span></text:p>
              </text:list-item>
              <text:list-item>
                <text:p><text:span text:style-name="T9">sample_top50species_nreads_fishes.tsv</text:span></text:p>
              </text:list-item>
              <text:list-item>
                <text:p><text:span text:style-name="T9">sample_top50family_nreads_fishes.tsv</text:span></text:p>
              </text:list-item>
              <text:list-item>
                <text:p><text:span text:style-name="T9">sample_species_nreads_fishes.tsv</text:span></text:p>
              </text:list-item>
              <text:list-item>
                <text:p><text:span text:style-name="T9">sample_family_nreads_fishes.tsv</text:span></text:p>
              </text:list-item>
            </text:list>
            <text:p text:style-name="P35"><text:span text:style-name="T17">in OverlappedPairedEnd_10_ClaidentResults</text:span></text:p>
          </draw:text-box>
        </draw:frame>
        <presentation:notes draw:style-name="dp2">
          <draw:page-thumbnail draw:style-name="gr4" draw:layer="layout" svg:width="14.848cm" svg:height="11.136cm" svg:x="3.075cm" svg:y="2.257cm" draw:page-number="54" presentation:class="page"/>
          <draw:frame presentation:style-name="pr4" draw:text-style-name="P19" draw:layer="layout" svg:width="16.799cm" svg:height="13.364cm" svg:x="2.1cm" svg:y="14.107cm" presentation:class="notes" presentation:placeholder="true">
            <draw:text-box/>
          </draw:frame>
        </presentation:notes>
      </draw:page>
      <draw:page draw:name="page55" draw:style-name="dp1" draw:master-page-name="標準1" presentation:presentation-page-layout-name="AL1T19">
        <draw:frame presentation:style-name="pr10" draw:text-style-name="P48" draw:layer="layout" svg:width="27.6cm" svg:height="2.2cm" svg:x="0.2cm" svg:y="0cm" presentation:class="title">
          <draw:text-box>
            <text:p text:style-name="P36">Chapter 10: Making summary tables</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55" presentation:class="page"/>
          <draw:frame presentation:style-name="pr4" draw:text-style-name="P19" draw:layer="layout" svg:width="16.799cm" svg:height="13.364cm" svg:x="2.1cm" svg:y="14.107cm" presentation:class="notes" presentation:placeholder="true">
            <draw:text-box/>
          </draw:frame>
        </presentation:notes>
      </draw:page>
      <draw:page draw:name="page56" draw:style-name="dp1" draw:master-page-name="標準1" presentation:presentation-page-layout-name="AL3T3">
        <draw:frame presentation:style-name="pr5" draw:text-style-name="P8" draw:layer="layout" svg:width="27.6cm" svg:height="2.2cm" svg:x="0.2cm" svg:y="0cm" presentation:class="title">
          <draw:text-box>
            <text:p text:style-name="P36">Chapter 11: Plotting community structure</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22"><text:span text:style-name="T9">sample_top50species_nreads_fishes.tsv</text:span></text:p>
              </text:list-item>
              <text:list-item>
                <text:p text:style-name="P22"><text:span text:style-name="T9">sample_top50family_nreads_fishes.tsv</text:span></text:p>
              </text:list-item>
              <text:list-item>
                <text:p text:style-name="P22"><text:span text:style-name="T9">sample_species_nreads_fishes.tsv</text:span></text:p>
              </text:list-item>
              <text:list-item>
                <text:p text:style-name="P22"><text:span text:style-name="T9">sample_family_nreads_fishes.tsv</text:span></text:p>
              </text:list-item>
            </text:list>
            <text:p text:style-name="P35"><text:span text:style-name="T17">in OverlappedPairedEnd_10_ClaidentResults</text:span></text:p>
          </draw:text-box>
        </draw:frame>
        <draw:frame presentation:style-name="pr6" draw:text-style-name="P8" draw:layer="layout" svg:width="12.297cm" svg:height="10.8cm" svg:x="14.313cm" svg:y="2.046cm" presentation:class="outline" presentation:user-transformed="true">
          <draw:text-box>
            <text:list text:style-name="L3">
              <text:list-item>
                <text:p>Outputs</text:p>
              </text:list-item>
              <text:list-item>
                <text:p text:style-name="P22"><text:span text:style-name="T9">barplottop50species.pdf</text:span></text:p>
              </text:list-item>
              <text:list-item>
                <text:p><text:span text:style-name="T9">barplottop50family.pdf</text:span></text:p>
              </text:list-item>
              <text:list-item>
                <text:p text:style-name="P22"><text:span text:style-name="T9">heatmapspecies.pdf</text:span></text:p>
              </text:list-item>
              <text:list-item>
                <text:p><text:span text:style-name="T9">heatmapfamily.pdf</text:span></text:p>
              </text:list-item>
            </text:list>
            <text:p text:style-name="P35"><text:span text:style-name="T17">in OverlappedPairedEnd_11_RAnalysisResults</text:span></text:p>
          </draw:text-box>
        </draw:frame>
        <presentation:notes draw:style-name="dp2">
          <draw:page-thumbnail draw:style-name="gr4" draw:layer="layout" svg:width="14.848cm" svg:height="11.136cm" svg:x="3.075cm" svg:y="2.257cm" draw:page-number="56" presentation:class="page"/>
          <draw:frame presentation:style-name="pr4" draw:text-style-name="P19" draw:layer="layout" svg:width="16.799cm" svg:height="13.364cm" svg:x="2.1cm" svg:y="14.107cm" presentation:class="notes" presentation:placeholder="true">
            <draw:text-box/>
          </draw:frame>
        </presentation:notes>
      </draw:page>
      <draw:page draw:name="page57" draw:style-name="dp1" draw:master-page-name="標準1" presentation:presentation-page-layout-name="AL1T19">
        <draw:frame presentation:style-name="pr11" draw:text-style-name="P48" draw:layer="layout" svg:width="27.6cm" svg:height="2.2cm" svg:x="0.2cm" svg:y="0cm" presentation:class="title">
          <draw:text-box>
            <text:p text:style-name="P36">Chapter 11: Plotting community structure</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57" presentation:class="page"/>
          <draw:frame presentation:style-name="pr4" draw:text-style-name="P19" draw:layer="layout" svg:width="16.799cm" svg:height="13.364cm" svg:x="2.1cm" svg:y="14.107cm" presentation:class="notes" presentation:placeholder="true">
            <draw:text-box/>
          </draw:frame>
        </presentation:notes>
      </draw:page>
      <draw:page draw:name="page58" draw:style-name="dp1" draw:master-page-name="標準1" presentation:presentation-page-layout-name="AL3T3">
        <draw:frame presentation:style-name="pr5" draw:text-style-name="P8" draw:layer="layout" svg:width="27.6cm" svg:height="2.2cm" svg:x="0.2cm" svg:y="0cm" presentation:class="title">
          <draw:text-box>
            <text:p text:style-name="P36">Chapter 12: Plotting sampling/sequencing coverage</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22"><text:span text:style-name="T9">sample_species_matrix_fishes.tsv</text:span></text:p>
              </text:list-item>
            </text:list>
            <text:p text:style-name="P35"><text:span text:style-name="T17">in OverlappedPairedEnd_10_ClaidentResults</text:span></text:p>
          </draw:text-box>
        </draw:frame>
        <draw:frame presentation:style-name="pr6" draw:text-style-name="P8" draw:layer="layout" svg:width="12.297cm" svg:height="10.8cm" svg:x="14.313cm" svg:y="2.046cm" presentation:class="outline" presentation:user-transformed="true">
          <draw:text-box>
            <text:list text:style-name="L3">
              <text:list-item>
                <text:p text:style-name="P22"><text:span text:style-name="T9">Outputs</text:span></text:p>
              </text:list-item>
              <text:list-item>
                <text:p text:style-name="P22"><text:span text:style-name="T9">specaccum.pdf</text:span></text:p>
              </text:list-item>
              <text:list-item>
                <text:p text:style-name="P22"><text:span text:style-name="T9">rarecurve.pdf</text:span></text:p>
              </text:list-item>
            </text:list>
            <text:p text:style-name="P47"><text:span text:style-name="T17">in OverlappedPairedEnd_11_RAnalysisResults</text:span></text:p>
            <text:list text:continue-numbering="true" text:style-name="L3">
              <text:list-item>
                <text:p text:style-name="P45"><text:span text:style-name="T9">Community (data.frame)</text:span></text:p>
              </text:list-item>
            </text:list>
            <text:p text:style-name="P47"><text:span text:style-name="T17">in R workspace</text:span></text:p>
          </draw:text-box>
        </draw:frame>
        <presentation:notes draw:style-name="dp2">
          <draw:page-thumbnail draw:style-name="gr4" draw:layer="layout" svg:width="14.848cm" svg:height="11.136cm" svg:x="3.075cm" svg:y="2.257cm" draw:page-number="58" presentation:class="page"/>
          <draw:frame presentation:style-name="pr4" draw:text-style-name="P19" draw:layer="layout" svg:width="16.799cm" svg:height="13.364cm" svg:x="2.1cm" svg:y="14.107cm" presentation:class="notes" presentation:placeholder="true">
            <draw:text-box/>
          </draw:frame>
        </presentation:notes>
      </draw:page>
      <draw:page draw:name="page59" draw:style-name="dp1" draw:master-page-name="標準1" presentation:presentation-page-layout-name="AL1T19">
        <draw:frame presentation:style-name="pr12" draw:text-style-name="P48" draw:layer="layout" svg:width="27.6cm" svg:height="2.2cm" svg:x="0.2cm" svg:y="0cm" presentation:class="title">
          <draw:text-box>
            <text:p text:style-name="P36">Chapter 12: Plotting sampling/sequencing coverage</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59" presentation:class="page"/>
          <draw:frame presentation:style-name="pr4" draw:text-style-name="P19" draw:layer="layout" svg:width="16.799cm" svg:height="13.364cm" svg:x="2.1cm" svg:y="14.107cm" presentation:class="notes" presentation:placeholder="true">
            <draw:text-box/>
          </draw:frame>
        </presentation:notes>
      </draw:page>
      <draw:page draw:name="page60" draw:style-name="dp1" draw:master-page-name="標準1" presentation:presentation-page-layout-name="AL3T3">
        <draw:frame presentation:style-name="pr5" draw:text-style-name="P8" draw:layer="layout" svg:width="27.6cm" svg:height="2.2cm" svg:x="0.2cm" svg:y="0cm" presentation:class="title">
          <draw:text-box>
            <text:p text:style-name="P36">Chapter 12: Applying coverage-based rarefaction</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45"><text:span text:style-name="T9">Community (data.frame)</text:span></text:p>
              </text:list-item>
            </text:list>
            <text:p text:style-name="P47"><text:span text:style-name="T17">in R workspace</text:span></text:p>
          </draw:text-box>
        </draw:frame>
        <draw:frame presentation:style-name="pr6" draw:text-style-name="P8" draw:layer="layout" svg:width="12.297cm" svg:height="10.8cm" svg:x="14.313cm" svg:y="2.046cm" presentation:class="outline" presentation:user-transformed="true">
          <draw:text-box>
            <text:list text:style-name="L3">
              <text:list-item>
                <text:p text:style-name="P22"><text:span text:style-name="T9">Outputs</text:span></text:p>
              </text:list-item>
              <text:list-item>
                <text:p text:style-name="P22"><text:span text:style-name="T9">RarefiedCommunity (data.frame)</text:span></text:p>
              </text:list-item>
              <text:list-item>
                <text:p text:style-name="P22"><text:span text:style-name="T9">BinaryRarefiedCommunity (d.f.)</text:span></text:p>
              </text:list-item>
            </text:list>
            <text:p text:style-name="P47"><text:span text:style-name="T17">in R workspace</text:span></text:p>
            <text:list text:continue-numbering="true" text:style-name="L3">
              <text:list-item>
                <text:p text:style-name="P45"><text:span text:style-name="T9">RarefiedCommunity.tsv</text:span></text:p>
              </text:list-item>
              <text:list-item>
                <text:p text:style-name="P45"><text:span text:style-name="T9">BinaryRarefiedCommunity.tsv</text:span></text:p>
              </text:list-item>
            </text:list>
            <text:p text:style-name="P47"><text:span text:style-name="T17">in OverlappedPairedEnd_11_RAnalysisResults</text:span></text:p>
          </draw:text-box>
        </draw:frame>
        <presentation:notes draw:style-name="dp2">
          <draw:page-thumbnail draw:style-name="gr4" draw:layer="layout" svg:width="14.848cm" svg:height="11.136cm" svg:x="3.075cm" svg:y="2.257cm" draw:page-number="60" presentation:class="page"/>
          <draw:frame presentation:style-name="pr4" draw:text-style-name="P19" draw:layer="layout" svg:width="16.799cm" svg:height="13.364cm" svg:x="2.1cm" svg:y="14.107cm" presentation:class="notes" presentation:placeholder="true">
            <draw:text-box/>
          </draw:frame>
        </presentation:notes>
      </draw:page>
      <draw:page draw:name="page61" draw:style-name="dp1" draw:master-page-name="標準1" presentation:presentation-page-layout-name="AL1T19">
        <draw:frame presentation:style-name="pr13" draw:text-style-name="P48" draw:layer="layout" svg:width="27.6cm" svg:height="2.2cm" svg:x="0.2cm" svg:y="0cm" presentation:class="title">
          <draw:text-box>
            <text:p text:style-name="P36">Chapter 12: Applying coverage-based rarefaction</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61" presentation:class="page"/>
          <draw:frame presentation:style-name="pr4" draw:text-style-name="P19" draw:layer="layout" svg:width="16.799cm" svg:height="13.364cm" svg:x="2.1cm" svg:y="14.107cm" presentation:class="notes" presentation:placeholder="true">
            <draw:text-box/>
          </draw:frame>
        </presentation:notes>
      </draw:page>
      <draw:page draw:name="page62" draw:style-name="dp1" draw:master-page-name="標準1" presentation:presentation-page-layout-name="AL1T19">
        <draw:frame presentation:style-name="pr3" draw:text-style-name="P8" draw:layer="layout" svg:width="27.6cm" svg:height="2.2cm" svg:x="0.2cm" svg:y="0cm" presentation:class="title">
          <draw:text-box>
            <text:p>Interlude: Problem of unequal sequencing effort</text:p>
          </draw:text-box>
        </draw:frame>
        <draw:g>
          <draw:line draw:style-name="gr104" draw:text-style-name="P25" draw:layer="layout" svg:x1="4.977cm" svg:y1="2.185cm" svg:x2="4.977cm" svg:y2="12.785cm">
            <text:p/>
          </draw:line>
          <draw:line draw:style-name="gr104" draw:text-style-name="P25" draw:layer="layout" svg:x1="4.977cm" svg:y1="12.785cm" svg:x2="21.777cm" svg:y2="12.785cm">
            <text:p/>
          </draw:line>
        </draw:g>
        <draw:frame draw:style-name="gr105" draw:text-style-name="P4" draw:layer="layout" svg:width="11.098cm" svg:height="1.115cm" svg:x="7.828cm" svg:y="12.885cm">
          <draw:text-box>
            <text:p><text:span text:style-name="T3">Number of sequences (sample size)</text:span></text:p>
          </draw:text-box>
        </draw:frame>
        <draw:frame draw:style-name="gr106" draw:text-style-name="P4" draw:layer="layout" svg:width="11.496cm" svg:height="1.115cm" draw:transform="rotate (1.5707963267949) translate (3.662cm 13.233cm)">
          <draw:text-box>
            <text:p><text:span text:style-name="T3">Number of species (species richness)</text:span></text:p>
          </draw:text-box>
        </draw:frame>
        <draw:path draw:style-name="gr107" draw:text-style-name="P25" draw:layer="layout" svg:width="15.357cm" svg:height="11.285cm" draw:transform="rotate (1.12556283461114) translate (4.977cm 12.785cm)" svg:viewBox="0 0 15358 11286" svg:d="M0 0c8815 2220 13894 8218 15358 11286">
          <text:p/>
        </draw:path>
        <draw:path draw:style-name="gr108" draw:text-style-name="P25" draw:layer="layout" svg:width="16.029cm" svg:height="8.771cm" draw:transform="rotate (0.851895207898432) translate (4.61908952925313cm 12.4717833924925cm)" svg:viewBox="0 0 16030 8772" svg:d="M0 476c5701-2597 14187 6189 16030 8296">
          <text:p/>
        </draw:path>
        <draw:frame draw:style-name="gr109" draw:text-style-name="P59" draw:layer="layout" svg:width="3.241cm" svg:height="1.115cm" svg:x="21.959cm" svg:y="3.185cm">
          <draw:text-box>
            <text:p><text:span text:style-name="T36">Sample 1</text:span></text:p>
          </draw:text-box>
        </draw:frame>
        <draw:frame draw:style-name="gr109" draw:text-style-name="P60" draw:layer="layout" svg:width="3.241cm" svg:height="1.115cm" svg:x="21.959cm" svg:y="5.585cm">
          <draw:text-box>
            <text:p><text:span text:style-name="T37">Sample 2</text:span></text:p>
          </draw:text-box>
        </draw:frame>
        <draw:custom-shape draw:style-name="gr110" draw:text-style-name="P61" draw:layer="layout" svg:width="0.4cm" svg:height="0.4cm" svg:x="21.577cm" svg:y="5.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1" draw:text-style-name="P62" draw:layer="layout" svg:width="0.4cm" svg:height="0.4cm" svg:x="21.577cm" svg:y="3.58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62" presentation:class="page"/>
          <draw:frame presentation:style-name="pr4" draw:text-style-name="P19" draw:layer="layout" svg:width="16.799cm" svg:height="13.364cm" svg:x="2.1cm" svg:y="14.107cm" presentation:class="notes" presentation:placeholder="true">
            <draw:text-box/>
          </draw:frame>
        </presentation:notes>
      </draw:page>
      <draw:page draw:name="page63" draw:style-name="dp1" draw:master-page-name="標準1" presentation:presentation-page-layout-name="AL1T19">
        <draw:frame presentation:style-name="pr3" draw:text-style-name="P8" draw:layer="layout" svg:width="27.6cm" svg:height="2.2cm" svg:x="0.2cm" svg:y="0cm" presentation:class="title">
          <draw:text-box>
            <text:p>Interlude: Problem of unequal sequencing effort</text:p>
          </draw:text-box>
        </draw:frame>
        <draw:g>
          <draw:line draw:style-name="gr104" draw:text-style-name="P25" draw:layer="layout" svg:x1="4.977cm" svg:y1="2.185cm" svg:x2="4.977cm" svg:y2="12.785cm">
            <text:p/>
          </draw:line>
          <draw:line draw:style-name="gr104" draw:text-style-name="P25" draw:layer="layout" svg:x1="4.977cm" svg:y1="12.785cm" svg:x2="21.777cm" svg:y2="12.785cm">
            <text:p/>
          </draw:line>
        </draw:g>
        <draw:frame draw:style-name="gr105" draw:text-style-name="P4" draw:layer="layout" svg:width="11.098cm" svg:height="1.115cm" svg:x="7.828cm" svg:y="12.885cm">
          <draw:text-box>
            <text:p><text:span text:style-name="T3">Number of sequences (sample size)</text:span></text:p>
          </draw:text-box>
        </draw:frame>
        <draw:frame draw:style-name="gr106" draw:text-style-name="P4" draw:layer="layout" svg:width="11.496cm" svg:height="1.115cm" draw:transform="rotate (1.5707963267949) translate (3.662cm 13.233cm)">
          <draw:text-box>
            <text:p><text:span text:style-name="T3">Number of species (species richness)</text:span></text:p>
          </draw:text-box>
        </draw:frame>
        <draw:path draw:style-name="gr107" draw:text-style-name="P25" draw:layer="layout" svg:width="15.357cm" svg:height="11.285cm" draw:transform="rotate (1.12556283461114) translate (4.977cm 12.785cm)" svg:viewBox="0 0 15358 11286" svg:d="M0 0c8815 2220 13894 8218 15358 11286">
          <text:p/>
        </draw:path>
        <draw:path draw:style-name="gr108" draw:text-style-name="P25" draw:layer="layout" svg:width="16.029cm" svg:height="8.771cm" draw:transform="rotate (0.851895207898432) translate (4.61908952925313cm 12.4717833924925cm)" svg:viewBox="0 0 16030 8772" svg:d="M0 476c5701-2597 14187 6189 16030 8296">
          <text:p/>
        </draw:path>
        <draw:frame draw:style-name="gr109" draw:text-style-name="P59" draw:layer="layout" svg:width="3.241cm" svg:height="1.115cm" svg:x="21.959cm" svg:y="3.185cm">
          <draw:text-box>
            <text:p><text:span text:style-name="T36">Sample 1</text:span></text:p>
          </draw:text-box>
        </draw:frame>
        <draw:frame draw:style-name="gr109" draw:text-style-name="P60" draw:layer="layout" svg:width="3.241cm" svg:height="1.115cm" svg:x="21.959cm" svg:y="5.585cm">
          <draw:text-box>
            <text:p><text:span text:style-name="T37">Sample 2</text:span></text:p>
          </draw:text-box>
        </draw:frame>
        <draw:custom-shape draw:style-name="gr110" draw:text-style-name="P61" draw:layer="layout" svg:width="0.4cm" svg:height="0.4cm" svg:x="12.336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62" draw:layer="layout" svg:width="0.4cm" svg:height="0.4cm" svg:x="7.136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2" draw:text-style-name="P63" draw:layer="layout" svg:width="11.094cm" svg:height="1.979cm" svg:x="8.706cm" svg:y="8.421cm">
          <draw:text-box>
            <text:p text:style-name="P12"><text:span text:style-name="T38">Species richness of sample 2</text:span></text:p>
            <text:p text:style-name="P12"><text:span text:style-name="T38">seems higher than that of sample 1</text:span></text:p>
          </draw:text-box>
        </draw:frame>
        <presentation:notes draw:style-name="dp2">
          <draw:page-thumbnail draw:style-name="gr4" draw:layer="layout" svg:width="14.848cm" svg:height="11.136cm" svg:x="3.075cm" svg:y="2.257cm" draw:page-number="63" presentation:class="page"/>
          <draw:frame presentation:style-name="pr4" draw:text-style-name="P19" draw:layer="layout" svg:width="16.799cm" svg:height="13.364cm" svg:x="2.1cm" svg:y="14.107cm" presentation:class="notes" presentation:placeholder="true">
            <draw:text-box/>
          </draw:frame>
        </presentation:notes>
      </draw:page>
      <draw:page draw:name="page64" draw:style-name="dp1" draw:master-page-name="標準1" presentation:presentation-page-layout-name="AL1T19">
        <draw:frame presentation:style-name="pr3" draw:text-style-name="P8" draw:layer="layout" svg:width="27.6cm" svg:height="2.2cm" svg:x="0.2cm" svg:y="0cm" presentation:class="title">
          <draw:text-box>
            <text:p>Interlude: Problem of unequal sequencing effort</text:p>
          </draw:text-box>
        </draw:frame>
        <draw:g>
          <draw:line draw:style-name="gr104" draw:text-style-name="P25" draw:layer="layout" svg:x1="4.977cm" svg:y1="2.185cm" svg:x2="4.977cm" svg:y2="12.785cm">
            <text:p/>
          </draw:line>
          <draw:line draw:style-name="gr104" draw:text-style-name="P25" draw:layer="layout" svg:x1="4.977cm" svg:y1="12.785cm" svg:x2="21.777cm" svg:y2="12.785cm">
            <text:p/>
          </draw:line>
        </draw:g>
        <draw:frame draw:style-name="gr105" draw:text-style-name="P4" draw:layer="layout" svg:width="11.098cm" svg:height="1.115cm" svg:x="7.828cm" svg:y="12.885cm">
          <draw:text-box>
            <text:p><text:span text:style-name="T3">Number of sequences (sample size)</text:span></text:p>
          </draw:text-box>
        </draw:frame>
        <draw:frame draw:style-name="gr106" draw:text-style-name="P4" draw:layer="layout" svg:width="11.496cm" svg:height="1.115cm" draw:transform="rotate (1.5707963267949) translate (3.662cm 13.233cm)">
          <draw:text-box>
            <text:p><text:span text:style-name="T3">Number of species (species richness)</text:span></text:p>
          </draw:text-box>
        </draw:frame>
        <draw:path draw:style-name="gr107" draw:text-style-name="P25" draw:layer="layout" svg:width="15.357cm" svg:height="11.285cm" draw:transform="rotate (1.12556283461114) translate (4.977cm 12.785cm)" svg:viewBox="0 0 15358 11286" svg:d="M0 0c8815 2220 13894 8218 15358 11286">
          <text:p/>
        </draw:path>
        <draw:path draw:style-name="gr108" draw:text-style-name="P25" draw:layer="layout" svg:width="16.029cm" svg:height="8.771cm" draw:transform="rotate (0.851895207898432) translate (4.61908952925313cm 12.4717833924925cm)" svg:viewBox="0 0 16030 8772" svg:d="M0 476c5701-2597 14187 6189 16030 8296">
          <text:p/>
        </draw:path>
        <draw:frame draw:style-name="gr109" draw:text-style-name="P59" draw:layer="layout" svg:width="3.241cm" svg:height="1.115cm" svg:x="21.959cm" svg:y="3.185cm">
          <draw:text-box>
            <text:p><text:span text:style-name="T36">Sample 1</text:span></text:p>
          </draw:text-box>
        </draw:frame>
        <draw:frame draw:style-name="gr109" draw:text-style-name="P60" draw:layer="layout" svg:width="3.241cm" svg:height="1.115cm" svg:x="21.959cm" svg:y="5.585cm">
          <draw:text-box>
            <text:p><text:span text:style-name="T37">Sample 2</text:span></text:p>
          </draw:text-box>
        </draw:frame>
        <draw:custom-shape draw:style-name="gr110" draw:text-style-name="P61" draw:layer="layout" svg:width="0.4cm" svg:height="0.4cm" svg:x="6.8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62" draw:layer="layout" svg:width="0.4cm" svg:height="0.4cm" svg:x="6.8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2" draw:text-style-name="P63" draw:layer="layout" svg:width="11.094cm" svg:height="1.979cm" svg:x="7.2cm" svg:y="9.737cm">
          <draw:text-box>
            <text:p text:style-name="P12"><text:span text:style-name="T38">Species richness of sample 2</text:span></text:p>
            <text:p text:style-name="P12"><text:span text:style-name="T38">seems higher than that of sample 1</text:span></text:p>
          </draw:text-box>
        </draw:frame>
        <presentation:notes draw:style-name="dp2">
          <draw:page-thumbnail draw:style-name="gr4" draw:layer="layout" svg:width="14.848cm" svg:height="11.136cm" svg:x="3.075cm" svg:y="2.257cm" draw:page-number="64" presentation:class="page"/>
          <draw:frame presentation:style-name="pr4" draw:text-style-name="P19" draw:layer="layout" svg:width="16.799cm" svg:height="13.364cm" svg:x="2.1cm" svg:y="14.107cm" presentation:class="notes" presentation:placeholder="true">
            <draw:text-box/>
          </draw:frame>
        </presentation:notes>
      </draw:page>
      <draw:page draw:name="page65" draw:style-name="dp1" draw:master-page-name="標準1" presentation:presentation-page-layout-name="AL1T19">
        <draw:frame presentation:style-name="pr3" draw:text-style-name="P8" draw:layer="layout" svg:width="27.6cm" svg:height="2.2cm" svg:x="0.2cm" svg:y="0cm" presentation:class="title">
          <draw:text-box>
            <text:p>Interlude: Problem of unequal sequencing effort</text:p>
          </draw:text-box>
        </draw:frame>
        <draw:g>
          <draw:line draw:style-name="gr104" draw:text-style-name="P25" draw:layer="layout" svg:x1="4.977cm" svg:y1="2.185cm" svg:x2="4.977cm" svg:y2="12.785cm">
            <text:p/>
          </draw:line>
          <draw:line draw:style-name="gr104" draw:text-style-name="P25" draw:layer="layout" svg:x1="4.977cm" svg:y1="12.785cm" svg:x2="21.777cm" svg:y2="12.785cm">
            <text:p/>
          </draw:line>
        </draw:g>
        <draw:frame draw:style-name="gr105" draw:text-style-name="P4" draw:layer="layout" svg:width="11.098cm" svg:height="1.115cm" svg:x="7.828cm" svg:y="12.885cm">
          <draw:text-box>
            <text:p><text:span text:style-name="T3">Number of sequences (sample size)</text:span></text:p>
          </draw:text-box>
        </draw:frame>
        <draw:frame draw:style-name="gr106" draw:text-style-name="P4" draw:layer="layout" svg:width="11.496cm" svg:height="1.115cm" draw:transform="rotate (1.5707963267949) translate (3.662cm 13.233cm)">
          <draw:text-box>
            <text:p><text:span text:style-name="T3">Number of species (species richness)</text:span></text:p>
          </draw:text-box>
        </draw:frame>
        <draw:path draw:style-name="gr107" draw:text-style-name="P25" draw:layer="layout" svg:width="15.357cm" svg:height="11.285cm" draw:transform="rotate (1.12556283461114) translate (4.977cm 12.785cm)" svg:viewBox="0 0 15358 11286" svg:d="M0 0c8815 2220 13894 8218 15358 11286">
          <text:p/>
        </draw:path>
        <draw:path draw:style-name="gr108" draw:text-style-name="P25" draw:layer="layout" svg:width="16.029cm" svg:height="8.771cm" draw:transform="rotate (0.851895207898432) translate (4.61908952925313cm 12.4717833924925cm)" svg:viewBox="0 0 16030 8772" svg:d="M0 476c5701-2597 14187 6189 16030 8296">
          <text:p/>
        </draw:path>
        <draw:frame draw:style-name="gr109" draw:text-style-name="P59" draw:layer="layout" svg:width="3.241cm" svg:height="1.115cm" svg:x="21.959cm" svg:y="3.185cm">
          <draw:text-box>
            <text:p><text:span text:style-name="T36">Sample 1</text:span></text:p>
          </draw:text-box>
        </draw:frame>
        <draw:frame draw:style-name="gr109" draw:text-style-name="P60" draw:layer="layout" svg:width="3.241cm" svg:height="1.115cm" svg:x="21.959cm" svg:y="5.585cm">
          <draw:text-box>
            <text:p><text:span text:style-name="T37">Sample 2</text:span></text:p>
          </draw:text-box>
        </draw:frame>
        <draw:custom-shape draw:style-name="gr111" draw:text-style-name="P62" draw:layer="layout" svg:width="0.4cm" svg:height="0.4cm" svg:x="12.573cm" svg:y="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3" draw:text-style-name="P63" draw:layer="layout" svg:width="9.748cm" svg:height="2.843cm" svg:x="10cm" svg:y="7.757cm">
          <draw:text-box>
            <text:p text:style-name="P12"><text:span text:style-name="T38">Species richness ratio</text:span></text:p>
            <text:p text:style-name="P12"><text:span text:style-name="T38">of sample 1 to sample 2</text:span></text:p>
            <text:p text:style-name="P12"><text:span text:style-name="T38">seems different from true ratio</text:span></text:p>
          </draw:text-box>
        </draw:frame>
        <draw:custom-shape draw:style-name="gr110" draw:text-style-name="P61" draw:layer="layout" svg:width="0.4cm" svg:height="0.4cm" svg:x="12.574cm" svg:y="7.1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65" presentation:class="page"/>
          <draw:frame presentation:style-name="pr4" draw:text-style-name="P19" draw:layer="layout" svg:width="16.799cm" svg:height="13.364cm" svg:x="2.1cm" svg:y="14.107cm" presentation:class="notes" presentation:placeholder="true">
            <draw:text-box/>
          </draw:frame>
        </presentation:notes>
      </draw:page>
      <draw:page draw:name="page66" draw:style-name="dp1" draw:master-page-name="標準1" presentation:presentation-page-layout-name="AL1T19">
        <draw:frame presentation:style-name="pr3" draw:text-style-name="P8" draw:layer="layout" svg:width="27.6cm" svg:height="2.2cm" svg:x="0.2cm" svg:y="0cm" presentation:class="title">
          <draw:text-box>
            <text:p>Interlude: Problem of unequal sequencing effort</text:p>
          </draw:text-box>
        </draw:frame>
        <draw:g>
          <draw:line draw:style-name="gr104" draw:text-style-name="P25" draw:layer="layout" svg:x1="4.977cm" svg:y1="2.185cm" svg:x2="4.977cm" svg:y2="12.785cm">
            <text:p/>
          </draw:line>
          <draw:line draw:style-name="gr104" draw:text-style-name="P25" draw:layer="layout" svg:x1="4.977cm" svg:y1="12.785cm" svg:x2="21.777cm" svg:y2="12.785cm">
            <text:p/>
          </draw:line>
        </draw:g>
        <draw:frame draw:style-name="gr105" draw:text-style-name="P4" draw:layer="layout" svg:width="11.098cm" svg:height="1.115cm" svg:x="7.828cm" svg:y="12.885cm">
          <draw:text-box>
            <text:p><text:span text:style-name="T3">Number of sequences (sample size)</text:span></text:p>
          </draw:text-box>
        </draw:frame>
        <draw:frame draw:style-name="gr106" draw:text-style-name="P4" draw:layer="layout" svg:width="11.496cm" svg:height="1.115cm" draw:transform="rotate (1.5707963267949) translate (3.662cm 13.233cm)">
          <draw:text-box>
            <text:p><text:span text:style-name="T3">Number of species (species richness)</text:span></text:p>
          </draw:text-box>
        </draw:frame>
        <draw:path draw:style-name="gr107" draw:text-style-name="P25" draw:layer="layout" svg:width="15.357cm" svg:height="11.285cm" draw:transform="rotate (1.12556283461114) translate (4.977cm 12.785cm)" svg:viewBox="0 0 15358 11286" svg:d="M0 0c8815 2220 13894 8218 15358 11286">
          <text:p/>
        </draw:path>
        <draw:path draw:style-name="gr108" draw:text-style-name="P25" draw:layer="layout" svg:width="16.029cm" svg:height="8.771cm" draw:transform="rotate (0.851895207898432) translate (4.61908952925313cm 12.4717833924925cm)" svg:viewBox="0 0 16030 8772" svg:d="M0 476c5701-2597 14187 6189 16030 8296">
          <text:p/>
        </draw:path>
        <draw:frame draw:style-name="gr109" draw:text-style-name="P59" draw:layer="layout" svg:width="3.241cm" svg:height="1.115cm" svg:x="21.959cm" svg:y="3.185cm">
          <draw:text-box>
            <text:p><text:span text:style-name="T36">Sample 1</text:span></text:p>
          </draw:text-box>
        </draw:frame>
        <draw:frame draw:style-name="gr109" draw:text-style-name="P60" draw:layer="layout" svg:width="3.241cm" svg:height="1.115cm" svg:x="21.959cm" svg:y="5.585cm">
          <draw:text-box>
            <text:p><text:span text:style-name="T37">Sample 2</text:span></text:p>
          </draw:text-box>
        </draw:frame>
        <draw:line draw:style-name="gr114" draw:text-style-name="P25" draw:layer="layout" svg:x1="4.977cm" svg:y1="10.8cm" svg:x2="21.777cm" svg:y2="1.8cm">
          <text:p/>
        </draw:line>
        <draw:line draw:style-name="gr114" draw:text-style-name="P25" draw:layer="layout" svg:x1="4.977cm" svg:y1="10.6cm" svg:x2="21.777cm" svg:y2="1.6cm">
          <text:p/>
        </draw:line>
        <draw:frame draw:style-name="gr115" draw:text-style-name="P63" draw:layer="layout" svg:width="11.068cm" svg:height="1.115cm" svg:x="10.532cm" svg:y="8.085cm">
          <draw:text-box>
            <text:p text:style-name="P12"><text:span text:style-name="T38">Equalize slope of rarefaction curves</text:span></text:p>
          </draw:text-box>
        </draw:frame>
        <draw:custom-shape draw:style-name="gr111" draw:text-style-name="P62" draw:layer="layout" svg:width="0.4cm" svg:height="0.4cm" svg:x="12.378cm" svg:y="6.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0" draw:text-style-name="P61" draw:layer="layout" svg:width="0.4cm" svg:height="0.4cm" svg:x="8.577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66" presentation:class="page"/>
          <draw:frame presentation:style-name="pr4" draw:text-style-name="P19" draw:layer="layout" svg:width="16.799cm" svg:height="13.364cm" svg:x="2.1cm" svg:y="14.107cm" presentation:class="notes" presentation:placeholder="true">
            <draw:text-box/>
          </draw:frame>
        </presentation:notes>
      </draw:page>
      <draw:page draw:name="page67" draw:style-name="dp1" draw:master-page-name="標準1" presentation:presentation-page-layout-name="AL1T19">
        <draw:frame presentation:style-name="pr3" draw:text-style-name="P8" draw:layer="layout" svg:width="27.6cm" svg:height="2.2cm" svg:x="0.2cm" svg:y="0cm" presentation:class="title">
          <draw:text-box>
            <text:p>Interlude: Problem of unequal sequencing effort</text:p>
          </draw:text-box>
        </draw:frame>
        <draw:g>
          <draw:line draw:style-name="gr104" draw:text-style-name="P25" draw:layer="layout" svg:x1="4.977cm" svg:y1="2.185cm" svg:x2="4.977cm" svg:y2="12.785cm">
            <text:p/>
          </draw:line>
          <draw:line draw:style-name="gr104" draw:text-style-name="P25" draw:layer="layout" svg:x1="4.977cm" svg:y1="12.785cm" svg:x2="21.777cm" svg:y2="12.785cm">
            <text:p/>
          </draw:line>
        </draw:g>
        <draw:frame draw:style-name="gr105" draw:text-style-name="P4" draw:layer="layout" svg:width="11.098cm" svg:height="1.115cm" svg:x="7.828cm" svg:y="12.885cm">
          <draw:text-box>
            <text:p><text:span text:style-name="T3">Number of sequences (sample size)</text:span></text:p>
          </draw:text-box>
        </draw:frame>
        <draw:frame draw:style-name="gr106" draw:text-style-name="P4" draw:layer="layout" svg:width="11.496cm" svg:height="1.115cm" draw:transform="rotate (1.5707963267949) translate (3.662cm 13.233cm)">
          <draw:text-box>
            <text:p><text:span text:style-name="T3">Number of species (species richness)</text:span></text:p>
          </draw:text-box>
        </draw:frame>
        <draw:path draw:style-name="gr107" draw:text-style-name="P25" draw:layer="layout" svg:width="15.357cm" svg:height="11.285cm" draw:transform="rotate (1.12556283461114) translate (4.977cm 12.785cm)" svg:viewBox="0 0 15358 11286" svg:d="M0 0c8815 2220 13894 8218 15358 11286">
          <text:p/>
        </draw:path>
        <draw:path draw:style-name="gr108" draw:text-style-name="P25" draw:layer="layout" svg:width="16.029cm" svg:height="8.771cm" draw:transform="rotate (0.851895207898432) translate (4.61908952925313cm 12.4717833924925cm)" svg:viewBox="0 0 16030 8772" svg:d="M0 476c5701-2597 14187 6189 16030 8296">
          <text:p/>
        </draw:path>
        <draw:frame draw:style-name="gr109" draw:text-style-name="P59" draw:layer="layout" svg:width="3.241cm" svg:height="1.115cm" svg:x="21.959cm" svg:y="3.185cm">
          <draw:text-box>
            <text:p><text:span text:style-name="T36">Sample 1</text:span></text:p>
          </draw:text-box>
        </draw:frame>
        <draw:frame draw:style-name="gr109" draw:text-style-name="P60" draw:layer="layout" svg:width="3.241cm" svg:height="1.115cm" svg:x="21.959cm" svg:y="5.585cm">
          <draw:text-box>
            <text:p><text:span text:style-name="T37">Sample 2</text:span></text:p>
          </draw:text-box>
        </draw:frame>
        <draw:line draw:style-name="gr114" draw:text-style-name="P25" draw:layer="layout" svg:x1="4.977cm" svg:y1="10.8cm" svg:x2="21.777cm" svg:y2="1.8cm">
          <text:p/>
        </draw:line>
        <draw:line draw:style-name="gr114" draw:text-style-name="P25" draw:layer="layout" svg:x1="4.977cm" svg:y1="10.6cm" svg:x2="21.777cm" svg:y2="1.6cm">
          <text:p/>
        </draw:line>
        <draw:custom-shape draw:style-name="gr111" draw:text-style-name="P62" draw:layer="layout" svg:width="0.4cm" svg:height="0.4cm" svg:x="12.378cm" svg:y="6.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0" draw:text-style-name="P61" draw:layer="layout" svg:width="0.4cm" svg:height="0.4cm" svg:x="8.577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6" draw:text-style-name="P63" draw:layer="layout" svg:width="8.884cm" svg:height="2.843cm" svg:x="10.159cm" svg:y="7.8cm">
          <draw:text-box>
            <text:p text:style-name="P12"><text:span text:style-name="T38">Species richness ratio</text:span></text:p>
            <text:p text:style-name="P12"><text:span text:style-name="T38">of sample 1 to sample 2</text:span></text:p>
            <text:p text:style-name="P12"><text:span text:style-name="T38">becomes closer to true ratio</text:span></text:p>
          </draw:text-box>
        </draw:frame>
        <presentation:notes draw:style-name="dp2">
          <draw:page-thumbnail draw:style-name="gr4" draw:layer="layout" svg:width="14.848cm" svg:height="11.136cm" svg:x="3.075cm" svg:y="2.257cm" draw:page-number="67" presentation:class="page"/>
          <draw:frame presentation:style-name="pr4" draw:text-style-name="P19" draw:layer="layout" svg:width="16.799cm" svg:height="13.364cm" svg:x="2.1cm" svg:y="14.107cm" presentation:class="notes" presentation:placeholder="true">
            <draw:text-box/>
          </draw:frame>
        </presentation:notes>
      </draw:page>
      <draw:page draw:name="page68" draw:style-name="dp1" draw:master-page-name="標準1" presentation:presentation-page-layout-name="AL1T19">
        <draw:frame presentation:style-name="pr3" draw:text-style-name="P8" draw:layer="layout" svg:width="27.6cm" svg:height="2.2cm" svg:x="0.2cm" svg:y="0cm" presentation:class="title">
          <draw:text-box>
            <text:p>Interlude: Problem of unequal sequencing effort</text:p>
          </draw:text-box>
        </draw:frame>
        <draw:g>
          <draw:line draw:style-name="gr104" draw:text-style-name="P25" draw:layer="layout" svg:x1="4.977cm" svg:y1="2.185cm" svg:x2="4.977cm" svg:y2="12.785cm">
            <text:p/>
          </draw:line>
          <draw:line draw:style-name="gr104" draw:text-style-name="P25" draw:layer="layout" svg:x1="4.977cm" svg:y1="12.785cm" svg:x2="21.777cm" svg:y2="12.785cm">
            <text:p/>
          </draw:line>
        </draw:g>
        <draw:frame draw:style-name="gr105" draw:text-style-name="P4" draw:layer="layout" svg:width="11.098cm" svg:height="1.115cm" svg:x="7.828cm" svg:y="12.885cm">
          <draw:text-box>
            <text:p><text:span text:style-name="T3">Number of sequences (sample size)</text:span></text:p>
          </draw:text-box>
        </draw:frame>
        <draw:frame draw:style-name="gr106" draw:text-style-name="P4" draw:layer="layout" svg:width="11.496cm" svg:height="1.115cm" draw:transform="rotate (1.5707963267949) translate (3.662cm 13.233cm)">
          <draw:text-box>
            <text:p><text:span text:style-name="T3">Number of species (species richness)</text:span></text:p>
          </draw:text-box>
        </draw:frame>
        <draw:path draw:style-name="gr107" draw:text-style-name="P25" draw:layer="layout" svg:width="15.357cm" svg:height="11.285cm" draw:transform="rotate (1.12556283461114) translate (4.977cm 12.785cm)" svg:viewBox="0 0 15358 11286" svg:d="M0 0c8815 2220 13894 8218 15358 11286">
          <text:p/>
        </draw:path>
        <draw:path draw:style-name="gr108" draw:text-style-name="P25" draw:layer="layout" svg:width="16.029cm" svg:height="8.771cm" draw:transform="rotate (0.851895207898432) translate (4.61908952925313cm 12.4717833924925cm)" svg:viewBox="0 0 16030 8772" svg:d="M0 476c5701-2597 14187 6189 16030 8296">
          <text:p/>
        </draw:path>
        <draw:frame draw:style-name="gr109" draw:text-style-name="P59" draw:layer="layout" svg:width="3.241cm" svg:height="1.115cm" svg:x="21.959cm" svg:y="3.185cm">
          <draw:text-box>
            <text:p><text:span text:style-name="T36">Sample 1</text:span></text:p>
          </draw:text-box>
        </draw:frame>
        <draw:frame draw:style-name="gr109" draw:text-style-name="P60" draw:layer="layout" svg:width="3.241cm" svg:height="1.115cm" svg:x="21.959cm" svg:y="5.585cm">
          <draw:text-box>
            <text:p><text:span text:style-name="T37">Sample 2</text:span></text:p>
          </draw:text-box>
        </draw:frame>
        <draw:line draw:style-name="gr114" draw:text-style-name="P25" draw:layer="layout" svg:x1="4.977cm" svg:y1="10.8cm" svg:x2="21.777cm" svg:y2="1.8cm">
          <text:p/>
        </draw:line>
        <draw:line draw:style-name="gr114" draw:text-style-name="P25" draw:layer="layout" svg:x1="4.977cm" svg:y1="10.6cm" svg:x2="21.777cm" svg:y2="1.6cm">
          <text:p/>
        </draw:line>
        <draw:custom-shape draw:style-name="gr111" draw:text-style-name="P62" draw:layer="layout" svg:width="0.4cm" svg:height="0.4cm" svg:x="12.378cm" svg:y="6.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0" draw:text-style-name="P61" draw:layer="layout" svg:width="0.4cm" svg:height="0.4cm" svg:x="8.577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7" draw:text-style-name="P63" draw:layer="layout" svg:width="6.649cm" svg:height="1.979cm" svg:x="10.8cm" svg:y="8cm">
          <draw:text-box>
            <text:p text:style-name="P12"><text:span text:style-name="T38">Sampling "coverage"</text:span></text:p>
            <text:p text:style-name="P12"><text:span text:style-name="T38">is equalized</text:span></text:p>
          </draw:text-box>
        </draw:frame>
        <presentation:notes draw:style-name="dp2">
          <draw:page-thumbnail draw:style-name="gr4" draw:layer="layout" svg:width="14.848cm" svg:height="11.136cm" svg:x="3.075cm" svg:y="2.257cm" draw:page-number="68" presentation:class="page"/>
          <draw:frame presentation:style-name="pr4" draw:text-style-name="P19" draw:layer="layout" svg:width="16.799cm" svg:height="13.364cm" svg:x="2.1cm" svg:y="14.107cm" presentation:class="notes" presentation:placeholder="true">
            <draw:text-box/>
          </draw:frame>
        </presentation:notes>
      </draw:page>
      <draw:page draw:name="page69" draw:style-name="dp1" draw:master-page-name="標準1" presentation:presentation-page-layout-name="AL1T19">
        <draw:frame presentation:style-name="pr3" draw:text-style-name="P8" draw:layer="layout" svg:width="27.6cm" svg:height="2.2cm" svg:x="0.2cm" svg:y="0cm" presentation:class="title">
          <draw:text-box>
            <text:p>Interlude: Problem of unequal sequencing effort</text:p>
          </draw:text-box>
        </draw:frame>
        <draw:g>
          <draw:line draw:style-name="gr104" draw:text-style-name="P25" draw:layer="layout" svg:x1="4.977cm" svg:y1="2.185cm" svg:x2="4.977cm" svg:y2="12.785cm">
            <text:p/>
          </draw:line>
          <draw:line draw:style-name="gr104" draw:text-style-name="P25" draw:layer="layout" svg:x1="4.977cm" svg:y1="12.785cm" svg:x2="21.777cm" svg:y2="12.785cm">
            <text:p/>
          </draw:line>
        </draw:g>
        <draw:frame draw:style-name="gr105" draw:text-style-name="P4" draw:layer="layout" svg:width="11.098cm" svg:height="1.115cm" svg:x="7.828cm" svg:y="12.885cm">
          <draw:text-box>
            <text:p><text:span text:style-name="T3">Number of sequences (sample size)</text:span></text:p>
          </draw:text-box>
        </draw:frame>
        <draw:frame draw:style-name="gr106" draw:text-style-name="P4" draw:layer="layout" svg:width="11.496cm" svg:height="1.115cm" draw:transform="rotate (1.5707963267949) translate (3.662cm 13.233cm)">
          <draw:text-box>
            <text:p><text:span text:style-name="T3">Number of species (species richness)</text:span></text:p>
          </draw:text-box>
        </draw:frame>
        <draw:path draw:style-name="gr107" draw:text-style-name="P25" draw:layer="layout" svg:width="15.357cm" svg:height="11.285cm" draw:transform="rotate (1.12556283461114) translate (4.977cm 12.785cm)" svg:viewBox="0 0 15358 11286" svg:d="M0 0c8815 2220 13894 8218 15358 11286">
          <text:p/>
        </draw:path>
        <draw:path draw:style-name="gr108" draw:text-style-name="P25" draw:layer="layout" svg:width="16.029cm" svg:height="8.771cm" draw:transform="rotate (0.851895207898432) translate (4.61908952925313cm 12.4717833924925cm)" svg:viewBox="0 0 16030 8772" svg:d="M0 476c5701-2597 14187 6189 16030 8296">
          <text:p/>
        </draw:path>
        <draw:frame draw:style-name="gr109" draw:text-style-name="P59" draw:layer="layout" svg:width="3.241cm" svg:height="1.115cm" svg:x="21.959cm" svg:y="3.185cm">
          <draw:text-box>
            <text:p><text:span text:style-name="T36">Sample 1</text:span></text:p>
          </draw:text-box>
        </draw:frame>
        <draw:frame draw:style-name="gr109" draw:text-style-name="P60" draw:layer="layout" svg:width="3.241cm" svg:height="1.115cm" svg:x="21.959cm" svg:y="5.585cm">
          <draw:text-box>
            <text:p><text:span text:style-name="T37">Sample 2</text:span></text:p>
          </draw:text-box>
        </draw:frame>
        <draw:line draw:style-name="gr114" draw:text-style-name="P25" draw:layer="layout" svg:x1="4.977cm" svg:y1="10.8cm" svg:x2="21.777cm" svg:y2="1.8cm">
          <text:p/>
        </draw:line>
        <draw:line draw:style-name="gr114" draw:text-style-name="P25" draw:layer="layout" svg:x1="4.977cm" svg:y1="10.6cm" svg:x2="21.777cm" svg:y2="1.6cm">
          <text:p/>
        </draw:line>
        <draw:custom-shape draw:style-name="gr111" draw:text-style-name="P62" draw:layer="layout" svg:width="0.4cm" svg:height="0.4cm" svg:x="12.378cm" svg:y="6.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0" draw:text-style-name="P61" draw:layer="layout" svg:width="0.4cm" svg:height="0.4cm" svg:x="8.577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8" draw:text-style-name="P63" draw:layer="layout" svg:width="10.577cm" svg:height="2.843cm" svg:x="9.623cm" svg:y="8cm">
          <draw:text-box>
            <text:p text:style-name="P12"><text:span text:style-name="T38">Coverage-based rarefaction</text:span></text:p>
            <text:p text:style-name="P12"><text:span text:style-name="T38">proposed by Chao and Jost (2012)</text:span></text:p>
            <text:p text:style-name="P12"><text:span text:style-name="T38">https://doi.org/10.1890/11-1952.1</text:span></text:p>
          </draw:text-box>
        </draw:frame>
        <presentation:notes draw:style-name="dp2">
          <draw:page-thumbnail draw:style-name="gr4" draw:layer="layout" svg:width="14.848cm" svg:height="11.136cm" svg:x="3.075cm" svg:y="2.257cm" draw:page-number="69" presentation:class="page"/>
          <draw:frame presentation:style-name="pr4" draw:text-style-name="P19" draw:layer="layout" svg:width="16.799cm" svg:height="13.364cm" svg:x="2.1cm" svg:y="14.107cm" presentation:class="notes" presentation:placeholder="true">
            <draw:text-box/>
          </draw:frame>
        </presentation:notes>
      </draw:page>
      <draw:page draw:name="page70" draw:style-name="dp1" draw:master-page-name="標準1" presentation:presentation-page-layout-name="AL3T3">
        <draw:frame presentation:style-name="pr5" draw:text-style-name="P8" draw:layer="layout" svg:width="27.6cm" svg:height="2.2cm" svg:x="0.2cm" svg:y="0cm" presentation:class="title">
          <draw:text-box>
            <text:p text:style-name="P36">Chapter 13: Calculating distance matrices</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45"><text:span text:style-name="T9">RarefiedCommunity (data.frame)</text:span></text:p>
              </text:list-item>
              <text:list-item>
                <text:p text:style-name="P45"><text:span text:style-name="T9">BinaryRarefiedCommunity (d.f.)</text:span></text:p>
              </text:list-item>
            </text:list>
            <text:p text:style-name="P47"><text:span text:style-name="T17">in R workspace</text:span></text:p>
          </draw:text-box>
        </draw:frame>
        <draw:frame presentation:style-name="pr6" draw:text-style-name="P8" draw:layer="layout" svg:width="12.297cm" svg:height="10.8cm" svg:x="14.304cm" svg:y="2.037cm" presentation:class="outline" presentation:user-transformed="true">
          <draw:text-box>
            <text:list text:style-name="L3">
              <text:list-item>
                <text:p text:style-name="P22"><text:span text:style-name="T9">Outputs</text:span></text:p>
              </text:list-item>
              <text:list-item>
                <text:p text:style-name="P22"><text:span text:style-name="T9">BrayCurtis (dist)</text:span></text:p>
              </text:list-item>
              <text:list-item>
                <text:p text:style-name="P22"><text:span text:style-name="T9">Jaccard (dist)</text:span></text:p>
              </text:list-item>
              <text:list-item>
                <text:p text:style-name="P22"><text:span text:style-name="T9">BinaryJaccard (dist)</text:span></text:p>
              </text:list-item>
              <text:list-item>
                <text:p text:style-name="P22"><text:span text:style-name="T9">BinaryRaupCrick (dist)</text:span></text:p>
              </text:list-item>
            </text:list>
            <text:p text:style-name="P47"><text:span text:style-name="T17">in R workspace</text:span></text:p>
          </draw:text-box>
        </draw:frame>
        <presentation:notes draw:style-name="dp2">
          <draw:page-thumbnail draw:style-name="gr4" draw:layer="layout" svg:width="14.848cm" svg:height="11.136cm" svg:x="3.075cm" svg:y="2.257cm" draw:page-number="70" presentation:class="page"/>
          <draw:frame presentation:style-name="pr4" draw:text-style-name="P19" draw:layer="layout" svg:width="16.799cm" svg:height="13.364cm" svg:x="2.1cm" svg:y="14.107cm" presentation:class="notes" presentation:placeholder="true">
            <draw:text-box/>
          </draw:frame>
        </presentation:notes>
      </draw:page>
      <draw:page draw:name="page71" draw:style-name="dp1" draw:master-page-name="標準1" presentation:presentation-page-layout-name="AL1T19">
        <draw:frame presentation:style-name="pr14" draw:text-style-name="P48" draw:layer="layout" svg:width="27.6cm" svg:height="2.2cm" svg:x="0.2cm" svg:y="0cm" presentation:class="title">
          <draw:text-box>
            <text:p text:style-name="P36">Chapter 13: Calculating distance matrices</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71" presentation:class="page"/>
          <draw:frame presentation:style-name="pr4" draw:text-style-name="P19" draw:layer="layout" svg:width="16.799cm" svg:height="13.364cm" svg:x="2.1cm" svg:y="14.107cm" presentation:class="notes" presentation:placeholder="true">
            <draw:text-box/>
          </draw:frame>
        </presentation:notes>
      </draw:page>
      <draw:page draw:name="page72" draw:style-name="dp1" draw:master-page-name="標準1" presentation:presentation-page-layout-name="AL2T1">
        <draw:frame presentation:style-name="pr5" draw:text-style-name="P8" draw:layer="layout" svg:width="27.6cm" svg:height="2.2cm" svg:x="0.2cm" svg:y="0cm" presentation:class="title">
          <draw:text-box>
            <text:p>Interlude: Community distance (β diversity) metrics, PERMANOVA and NMDS</text:p>
          </draw:text-box>
        </draw:frame>
        <draw:frame presentation:style-name="pr6" draw:text-style-name="P8" draw:layer="layout" svg:width="25.199cm" svg:height="5.459cm" svg:x="1.401cm" svg:y="5.146cm" presentation:class="outline" presentation:user-transformed="true">
          <draw:text-box>
            <text:p>See</text:p>
            <text:list text:style-name="L3">
              <text:list-item>
                <text:p>Anderson et al. (2010) https://doi.org/10.1111/j.1461-0248.2010.01552.x</text:p>
              </text:list-item>
              <text:list-item>
                <text:p>Anderson (2001) https://doi.org/10.1111/j.1442-9993.2001.01070.pp.x</text:p>
              </text:list-item>
              <text:list-item>
                <text:p>Anderson (2017) https://doi.org/10.1002/9781118445112.stat07841</text:p>
              </text:list-item>
              <text:list-item>
                <text:p>土居・岡村 (2010) https://doi.org/10.18960/seitai.61.1_3</text:p>
              </text:list-item>
            </text:list>
          </draw:text-box>
        </draw:frame>
        <presentation:notes draw:style-name="dp2">
          <draw:page-thumbnail draw:style-name="gr4" draw:layer="layout" svg:width="14.848cm" svg:height="11.136cm" svg:x="3.075cm" svg:y="2.257cm" draw:page-number="72" presentation:class="page"/>
          <draw:frame presentation:style-name="pr4" draw:text-style-name="P19" draw:layer="layout" svg:width="16.799cm" svg:height="13.364cm" svg:x="2.1cm" svg:y="14.107cm" presentation:class="notes" presentation:placeholder="true">
            <draw:text-box/>
          </draw:frame>
        </presentation:notes>
      </draw:page>
      <draw:page draw:name="page73" draw:style-name="dp1" draw:master-page-name="標準1" presentation:presentation-page-layout-name="AL3T3">
        <draw:frame presentation:style-name="pr5" draw:text-style-name="P8" draw:layer="layout" svg:width="27.6cm" svg:height="2.2cm" svg:x="0.2cm" svg:y="0cm" presentation:class="title">
          <draw:text-box>
            <text:p text:style-name="P36">Chapter 14: Executing PERMANOVA</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45"><text:span text:style-name="T9">BrayCurtis (dist)</text:span></text:p>
              </text:list-item>
              <text:list-item>
                <text:p text:style-name="P45"><text:span text:style-name="T9">Jaccard (dist)</text:span></text:p>
              </text:list-item>
              <text:list-item>
                <text:p text:style-name="P45"><text:span text:style-name="T9">BinaryJaccard (dist)</text:span></text:p>
              </text:list-item>
              <text:list-item>
                <text:p text:style-name="P45"><text:span text:style-name="T9">BinaryRaupCrick (dist)</text:span></text:p>
              </text:list-item>
            </text:list>
            <text:p text:style-name="P47"><text:span text:style-name="T17">in R workspace</text:span></text:p>
            <text:list text:continue-numbering="true" text:style-name="L3">
              <text:list-item>
                <text:p text:style-name="P45"><text:span text:style-name="T9">Metadata.tsv</text:span></text:p>
              </text:list-item>
            </text:list>
            <text:p text:style-name="P47"><text:span text:style-name="T17">in top directory</text:span></text:p>
          </draw:text-box>
        </draw:frame>
        <draw:frame presentation:style-name="pr6" draw:text-style-name="P8" draw:layer="layout" svg:width="12.297cm" svg:height="10.8cm" svg:x="14.304cm" svg:y="2.037cm" presentation:class="outline" presentation:user-transformed="true">
          <draw:text-box>
            <text:list text:style-name="L3">
              <text:list-item>
                <text:p text:style-name="P22"><text:span text:style-name="T9">Outputs</text:span></text:p>
              </text:list-item>
              <text:list-item>
                <text:p text:style-name="P22"><text:span text:style-name="T9">BrayCurtisPERMANOVA.txt</text:span></text:p>
              </text:list-item>
              <text:list-item>
                <text:p text:style-name="P22"><text:span text:style-name="T9">JaccardPERMANOVA.txt</text:span></text:p>
              </text:list-item>
              <text:list-item>
                <text:p text:style-name="P22"><text:span text:style-name="T9">BinaryJaccardPERMANOVA.txt</text:span></text:p>
              </text:list-item>
              <text:list-item>
                <text:p text:style-name="P22"><text:span text:style-name="T9">BinaryRaupCrickPERMANOVA.txt</text:span></text:p>
              </text:list-item>
            </text:list>
            <text:p text:style-name="P47"><text:span text:style-name="T17">in OverlappedPairedEnd_11_RAnalysisResults</text:span></text:p>
          </draw:text-box>
        </draw:frame>
        <presentation:notes draw:style-name="dp2">
          <draw:page-thumbnail draw:style-name="gr4" draw:layer="layout" svg:width="14.848cm" svg:height="11.136cm" svg:x="3.075cm" svg:y="2.257cm" draw:page-number="73" presentation:class="page"/>
          <draw:frame presentation:style-name="pr4" draw:text-style-name="P19" draw:layer="layout" svg:width="16.799cm" svg:height="13.364cm" svg:x="2.1cm" svg:y="14.107cm" presentation:class="notes" presentation:placeholder="true">
            <draw:text-box/>
          </draw:frame>
        </presentation:notes>
      </draw:page>
      <draw:page draw:name="page74" draw:style-name="dp1" draw:master-page-name="標準1" presentation:presentation-page-layout-name="AL1T19">
        <draw:frame presentation:style-name="pr15" draw:text-style-name="P48" draw:layer="layout" svg:width="27.6cm" svg:height="2.2cm" svg:x="0.2cm" svg:y="0cm" presentation:class="title">
          <draw:text-box>
            <text:p text:style-name="P36">Chapter 14: Executing PERMANOVA</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74" presentation:class="page"/>
          <draw:frame presentation:style-name="pr4" draw:text-style-name="P19" draw:layer="layout" svg:width="16.799cm" svg:height="13.364cm" svg:x="2.1cm" svg:y="14.107cm" presentation:class="notes" presentation:placeholder="true">
            <draw:text-box/>
          </draw:frame>
        </presentation:notes>
      </draw:page>
      <draw:page draw:name="page75" draw:style-name="dp1" draw:master-page-name="標準1" presentation:presentation-page-layout-name="AL3T3">
        <draw:frame presentation:style-name="pr5" draw:text-style-name="P8" draw:layer="layout" svg:width="27.6cm" svg:height="2.2cm" svg:x="0.2cm" svg:y="0cm" presentation:class="title">
          <draw:text-box>
            <text:p text:style-name="P36">Chapter 15: Executing NMDS</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45"><text:span text:style-name="T9">BrayCurtis (dist)</text:span></text:p>
              </text:list-item>
              <text:list-item>
                <text:p text:style-name="P45"><text:span text:style-name="T9">Jaccard (dist)</text:span></text:p>
              </text:list-item>
              <text:list-item>
                <text:p text:style-name="P45"><text:span text:style-name="T9">BinaryJaccard (dist)</text:span></text:p>
              </text:list-item>
              <text:list-item>
                <text:p text:style-name="P45"><text:span text:style-name="T9">BinaryRaupCrick (dist)</text:span></text:p>
              </text:list-item>
            </text:list>
            <text:p text:style-name="P47"><text:span text:style-name="T17">in R workspace</text:span></text:p>
            <text:list text:continue-numbering="true" text:style-name="L3">
              <text:list-item>
                <text:p text:style-name="P45"><text:span text:style-name="T9">Metadata.tsv</text:span></text:p>
              </text:list-item>
            </text:list>
            <text:p text:style-name="P47"><text:span text:style-name="T17">in top directory</text:span></text:p>
          </draw:text-box>
        </draw:frame>
        <draw:frame presentation:style-name="pr6" draw:text-style-name="P8" draw:layer="layout" svg:width="12.297cm" svg:height="10.8cm" svg:x="14.304cm" svg:y="2.037cm" presentation:class="outline" presentation:user-transformed="true">
          <draw:text-box>
            <text:list text:style-name="L3">
              <text:list-item>
                <text:p text:style-name="P22"><text:span text:style-name="T9">Outputs</text:span></text:p>
              </text:list-item>
              <text:list-item>
                <text:p text:style-name="P22"><text:span text:style-name="T9">NMDS.pdf</text:span></text:p>
              </text:list-item>
            </text:list>
            <text:p text:style-name="P47"><text:span text:style-name="T17">in OverlappedPairedEnd_11_RAnalysisResults</text:span></text:p>
          </draw:text-box>
        </draw:frame>
        <presentation:notes draw:style-name="dp2">
          <draw:page-thumbnail draw:style-name="gr4" draw:layer="layout" svg:width="14.848cm" svg:height="11.136cm" svg:x="3.075cm" svg:y="2.257cm" draw:page-number="75" presentation:class="page"/>
          <draw:frame presentation:style-name="pr4" draw:text-style-name="P19" draw:layer="layout" svg:width="16.799cm" svg:height="13.364cm" svg:x="2.1cm" svg:y="14.107cm" presentation:class="notes" presentation:placeholder="true">
            <draw:text-box/>
          </draw:frame>
        </presentation:notes>
      </draw:page>
      <draw:page draw:name="page76" draw:style-name="dp1" draw:master-page-name="標準1" presentation:presentation-page-layout-name="AL1T19">
        <draw:frame presentation:style-name="pr16" draw:text-style-name="P48" draw:layer="layout" svg:width="27.6cm" svg:height="2.2cm" svg:x="0.2cm" svg:y="0cm" presentation:class="title">
          <draw:text-box>
            <text:p text:style-name="P36">Chapter 15: Executing NMDS</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76" presentation:class="page"/>
          <draw:frame presentation:style-name="pr4" draw:text-style-name="P19" draw:layer="layout" svg:width="16.799cm" svg:height="13.364cm" svg:x="2.1cm" svg:y="14.107cm" presentation:class="notes" presentation:placeholder="true">
            <draw:text-box/>
          </draw:frame>
        </presentation:notes>
      </draw:page>
      <draw:page draw:name="page77" draw:style-name="dp1" draw:master-page-name="標準1" presentation:presentation-page-layout-name="AL3T3">
        <draw:frame presentation:style-name="pr5" draw:text-style-name="P8" draw:layer="layout" svg:width="27.6cm" svg:height="2.2cm" svg:x="0.2cm" svg:y="0cm" presentation:class="title">
          <draw:text-box>
            <text:p text:style-name="P36">Chapter 16: Executing Mantel correlogram analysis using geographical distance</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45"><text:span text:style-name="T9">BrayCurtis (dist)</text:span></text:p>
              </text:list-item>
              <text:list-item>
                <text:p text:style-name="P45"><text:span text:style-name="T9">Jaccard (dist)</text:span></text:p>
              </text:list-item>
              <text:list-item>
                <text:p text:style-name="P45"><text:span text:style-name="T9">BinaryJaccard (dist)</text:span></text:p>
              </text:list-item>
              <text:list-item>
                <text:p text:style-name="P45"><text:span text:style-name="T9">BinaryRaupCrick (dist)</text:span></text:p>
              </text:list-item>
            </text:list>
            <text:p text:style-name="P47"><text:span text:style-name="T17">in R workspace</text:span></text:p>
            <text:list text:continue-numbering="true" text:style-name="L3">
              <text:list-item>
                <text:p text:style-name="P45"><text:span text:style-name="T9">Metadata.tsv</text:span></text:p>
              </text:list-item>
            </text:list>
            <text:p text:style-name="P47"><text:span text:style-name="T17">in top directory</text:span></text:p>
          </draw:text-box>
        </draw:frame>
        <draw:frame presentation:style-name="pr6" draw:text-style-name="P8" draw:layer="layout" svg:width="12.297cm" svg:height="10.8cm" svg:x="14.304cm" svg:y="2.037cm" presentation:class="outline" presentation:user-transformed="true">
          <draw:text-box>
            <text:list text:style-name="L3">
              <text:list-item>
                <text:p text:style-name="P22"><text:span text:style-name="T9">Outputs</text:span></text:p>
              </text:list-item>
              <text:list-item>
                <text:p text:style-name="P22"><text:span text:style-name="T9">GeoMCA.pdf</text:span></text:p>
              </text:list-item>
            </text:list>
            <text:p text:style-name="P47"><text:span text:style-name="T17">in OverlappedPairedEnd_11_RAnalysisResults</text:span></text:p>
          </draw:text-box>
        </draw:frame>
        <presentation:notes draw:style-name="dp2">
          <draw:page-thumbnail draw:style-name="gr4" draw:layer="layout" svg:width="14.848cm" svg:height="11.136cm" svg:x="3.075cm" svg:y="2.257cm" draw:page-number="77" presentation:class="page"/>
          <draw:frame presentation:style-name="pr4" draw:text-style-name="P19" draw:layer="layout" svg:width="16.799cm" svg:height="13.364cm" svg:x="2.1cm" svg:y="14.107cm" presentation:class="notes" presentation:placeholder="true">
            <draw:text-box/>
          </draw:frame>
        </presentation:notes>
      </draw:page>
      <draw:page draw:name="page78" draw:style-name="dp1" draw:master-page-name="標準1" presentation:presentation-page-layout-name="AL1T19">
        <draw:frame presentation:style-name="pr17" draw:text-style-name="P48" draw:layer="layout" svg:width="27.6cm" svg:height="2.2cm" svg:x="0.2cm" svg:y="0cm" presentation:class="title">
          <draw:text-box>
            <text:p text:style-name="P36">Chapter 16: Executing Mantel correlogram analysis using geographical distance</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78" presentation:class="page"/>
          <draw:frame presentation:style-name="pr4" draw:text-style-name="P19" draw:layer="layout" svg:width="16.799cm" svg:height="13.364cm" svg:x="2.1cm" svg:y="14.107cm" presentation:class="notes" presentation:placeholder="true">
            <draw:text-box/>
          </draw:frame>
        </presentation:notes>
      </draw:page>
      <draw:page draw:name="page79" draw:style-name="dp1" draw:master-page-name="標準1" presentation:presentation-page-layout-name="AL3T3">
        <draw:frame presentation:style-name="pr5" draw:text-style-name="P8" draw:layer="layout" svg:width="27.6cm" svg:height="2.2cm" svg:x="0.2cm" svg:y="0cm" presentation:class="title">
          <draw:text-box>
            <text:p text:style-name="P36">Chapter 17: Executing Mantel correlogram analysis using date interval</text:p>
          </draw:text-box>
        </draw:frame>
        <draw:frame presentation:style-name="pr6" draw:text-style-name="P8" draw:layer="layout" svg:width="12.609cm" svg:height="11.659cm" svg:x="1.373cm" svg:y="2.028cm" presentation:class="outline" presentation:user-transformed="true">
          <draw:text-box>
            <text:list text:style-name="L3">
              <text:list-item>
                <text:p>Inputs</text:p>
              </text:list-item>
              <text:list-item>
                <text:p text:style-name="P45"><text:span text:style-name="T9">BrayCurtis (dist)</text:span></text:p>
              </text:list-item>
              <text:list-item>
                <text:p text:style-name="P45"><text:span text:style-name="T9">Jaccard (dist)</text:span></text:p>
              </text:list-item>
              <text:list-item>
                <text:p text:style-name="P45"><text:span text:style-name="T9">BinaryJaccard (dist)</text:span></text:p>
              </text:list-item>
              <text:list-item>
                <text:p text:style-name="P45"><text:span text:style-name="T9">BinaryRaupCrick (dist)</text:span></text:p>
              </text:list-item>
            </text:list>
            <text:p text:style-name="P47"><text:span text:style-name="T17">in R workspace</text:span></text:p>
            <text:list text:continue-numbering="true" text:style-name="L3">
              <text:list-item>
                <text:p text:style-name="P45"><text:span text:style-name="T9">Metadata.tsv</text:span></text:p>
              </text:list-item>
            </text:list>
            <text:p text:style-name="P47"><text:span text:style-name="T17">in top directory</text:span></text:p>
          </draw:text-box>
        </draw:frame>
        <draw:frame presentation:style-name="pr6" draw:text-style-name="P8" draw:layer="layout" svg:width="12.297cm" svg:height="10.8cm" svg:x="14.304cm" svg:y="2.037cm" presentation:class="outline" presentation:user-transformed="true">
          <draw:text-box>
            <text:list text:style-name="L3">
              <text:list-item>
                <text:p text:style-name="P22"><text:span text:style-name="T9">Outputs</text:span></text:p>
              </text:list-item>
              <text:list-item>
                <text:p text:style-name="P22"><text:span text:style-name="T9">DateMCA.pdf</text:span></text:p>
              </text:list-item>
            </text:list>
            <text:p text:style-name="P47"><text:span text:style-name="T17">in OverlappedPairedEnd_11_RAnalysisResults</text:span></text:p>
          </draw:text-box>
        </draw:frame>
        <presentation:notes draw:style-name="dp2">
          <draw:page-thumbnail draw:style-name="gr4" draw:layer="layout" svg:width="14.848cm" svg:height="11.136cm" svg:x="3.075cm" svg:y="2.257cm" draw:page-number="79" presentation:class="page"/>
          <draw:frame presentation:style-name="pr4" draw:text-style-name="P19" draw:layer="layout" svg:width="16.799cm" svg:height="13.364cm" svg:x="2.1cm" svg:y="14.107cm" presentation:class="notes" presentation:placeholder="true">
            <draw:text-box/>
          </draw:frame>
        </presentation:notes>
      </draw:page>
      <draw:page draw:name="page80" draw:style-name="dp1" draw:master-page-name="標準1" presentation:presentation-page-layout-name="AL1T19">
        <draw:frame presentation:style-name="pr18" draw:text-style-name="P48" draw:layer="layout" svg:width="27.6cm" svg:height="2.2cm" svg:x="0.2cm" svg:y="0cm" presentation:class="title">
          <draw:text-box>
            <text:p text:style-name="P36">Chapter 17: Executing Mantel correlogram analysis using date interval</text:p>
          </draw:text-box>
        </draw:frame>
        <draw:frame presentation:style-name="pr6" draw:text-style-name="P37" draw:layer="layout" svg:width="10cm" svg:height="1.85cm" svg:x="9cm" svg:y="6.95cm" presentation:class="outline" presentation:user-transformed="true">
          <draw:text-box>
            <text:p text:style-name="P12"><text:span text:style-name="T18">Switch to Terminal</text:span></text:p>
          </draw:text-box>
        </draw:frame>
        <presentation:notes draw:style-name="dp2">
          <draw:page-thumbnail draw:style-name="gr4" draw:layer="layout" svg:width="14.848cm" svg:height="11.136cm" svg:x="3.075cm" svg:y="2.257cm" draw:page-number="80" presentation:class="page"/>
          <draw:frame presentation:style-name="pr4" draw:text-style-name="P19" draw:layer="layout" svg:width="16.799cm" svg:height="13.364cm" svg:x="2.1cm" svg:y="14.107cm" presentation:class="notes" presentation:placeholder="true">
            <draw:text-box/>
          </draw:frame>
        </presentation:notes>
      </draw:page>
      <draw:page draw:name="page81" draw:style-name="dp1" draw:master-page-name="標準" presentation:presentation-page-layout-name="AL2T1">
        <draw:frame presentation:style-name="pr19" draw:text-style-name="P8" draw:layer="layout" svg:width="27.6cm" svg:height="2.2cm" svg:x="0.2cm" svg:y="0cm" presentation:class="title">
          <draw:text-box>
            <text:p>Conclusion: Metabarcoding analysis using Claident and R</text:p>
          </draw:text-box>
        </draw:frame>
        <draw:frame presentation:style-name="pr20" draw:text-style-name="P8" draw:layer="layout" svg:width="25.199cm" svg:height="13cm" svg:x="1.401cm" svg:y="1.375cm" presentation:class="outline" presentation:user-transformed="true">
          <draw:text-box>
            <text:list text:style-name="L3">
              <text:list-item>
                <text:p>Claident is integrated package for translation from high-throughput amplicon sequence data into ecological communities</text:p>
              </text:list-item>
              <text:list-item>
                <text:p>Claident can remove contaminants including index-hopped sequences using unused index combinations and blank samples (negative controls)</text:p>
              </text:list-item>
              <text:list-item>
                <text:p>Most studies lack decontamination and this might affect the conclusion of such studies</text:p>
              </text:list-item>
              <text:list-item>
                <text:p>Detection power of metabarcoding should re-evaluate using decontamination and our knowledge of that might need to be revised</text:p>
              </text:list-item>
              <text:list-item>
                <text:p><text:span text:style-name="T9">Claident provides multiple taxonomic assignment methods and can </text:span>merge those results</text:p>
              </text:list-item>
              <text:list-item>
                <text:p>R can import tab-separated text made by Claident</text:p>
              </text:list-item>
              <text:list-item>
                <text:p text:style-name="P64">vegan is strongly recommended for community ecological analyses</text:p>
              </text:list-item>
            </text:list>
          </draw:text-box>
        </draw:frame>
        <presentation:notes draw:style-name="dp2">
          <draw:page-thumbnail draw:style-name="gr4" draw:layer="layout" svg:width="14.848cm" svg:height="11.136cm" svg:x="3.075cm" svg:y="2.257cm" draw:page-number="81" presentation:class="page"/>
          <draw:frame presentation:style-name="pr21" draw:text-style-name="P19"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Consolas2" svg:font-family="Consolas" style:font-family-generic="modern" style:font-pitch="fixed"/>
    <style:font-face style:name="Consolas1" svg:font-family="Consolas" style:font-adornments="太字" style:font-family-generic="modern" style:font-pitch="fixed"/>
    <style:font-face style:name="Noto Mono1" svg:font-family="'Noto Mono'" style:font-family-generic="modern" style:font-pitch="fixed"/>
    <style:font-face style:name="Consolas" svg:font-family="Consolas" style:font-family-generic="modern" style:font-pitch="variable"/>
    <style:font-face style:name="HG PゴシックB Sun1" svg:font-family="'HG PゴシックB Sun'" style:font-family-generic="modern" style:font-pitch="variable"/>
    <style:font-face style:name="Liberation Sans1" svg:font-family="'Liberation Sans'" style:font-family-generic="modern" style:font-pitch="variable"/>
    <style:font-face style:name="Noto Mono" svg:font-family="'Noto Mono'" style:font-family-generic="modern" style:font-pitch="variable"/>
    <style:font-face style:name="HG PゴシックB Sun" svg:font-family="'HG PゴシックB Sun'"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3" svg:font-family="'Noto Sans'" style:font-adornments="太字" style:font-family-generic="roman" style:font-pitch="variable"/>
    <style:font-face style:name="Noto Sans2" svg:font-family="'Noto Sans'" style:font-adornments="標準" style:font-family-generic="roman" style:font-pitch="variable"/>
    <style:font-face style:name="Noto Serif" svg:font-family="'Noto Serif'" style:font-family-generic="roman" style:font-pitch="variable"/>
    <style:font-face style:name="Noto Serif CJK JP1" svg:font-family="'Noto Serif CJK JP'" style:font-family-generic="roman" style:font-pitch="variable"/>
    <style:font-face style:name="Noto Serif CJK JP" svg:font-family="'Noto Serif CJK JP'" style:font-adornments="太字" style:font-family-generic="roman" style:font-pitch="variable"/>
    <style:font-face style:name="HG PゴシックB Sun3" svg:font-family="'HG PゴシックB Sun'" style:font-family-generic="swiss" style:font-pitch="variable"/>
    <style:font-face style:name="HG 明朝L Sun" svg:font-family="'HG 明朝L Sun'" style:font-family-generic="swiss"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Noto Sans1" svg:font-family="'Noto Sans'" style:font-family-generic="swiss" style:font-pitch="variable"/>
    <style:font-face style:name="Noto Sans4" svg:font-family="'Noto Sans'" style:font-adornments="太字" style:font-family-generic="swiss" style:font-pitch="variable"/>
    <style:font-face style:name="Noto Sans5" svg:font-family="'Noto Sans'" style:font-adornments="標準" style:font-family-generic="swiss" style:font-pitch="variable"/>
    <style:font-face style:name="Noto Sans CJK JP Bold4" svg:font-family="'Noto Sans CJK JP Bold'" style:font-family-generic="swiss" style:font-pitch="variable"/>
    <style:font-face style:name="Noto Sans CJK JP Bold2" svg:font-family="'Noto Sans CJK JP Bold'" style:font-adornments="太字" style:font-family-generic="swiss" style:font-pitch="variable"/>
    <style:font-face style:name="Noto Sans CJK JP Bold3" svg:font-family="'Noto Sans CJK JP Bold'" style:font-adornments="標準" style:font-family-generic="swiss" style:font-pitch="variable"/>
    <style:font-face style:name="Noto Sans CJK JP Regular3" svg:font-family="'Noto Sans CJK JP Regular'" style:font-family-generic="swiss" style:font-pitch="variable"/>
    <style:font-face style:name="Noto Sans CJK JP Regular" svg:font-family="'Noto Sans CJK JP Regular'" style:font-adornments="標準" style:font-family-generic="swiss" style:font-pitch="variable"/>
    <style:font-face style:name="游ゴシック1" svg:font-family="游ゴシック" style:font-family-generic="swiss" style:font-pitch="variable"/>
    <style:font-face style:name="HG PゴシックB Sun2" svg:font-family="'HG PゴシックB Sun'" style:font-family-generic="system" style:font-pitch="variable"/>
    <style:font-face style:name="HG 明朝L Sun1" svg:font-family="'HG 明朝L Sun'"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oto Sans CJK JP Bold" svg:font-family="'Noto Sans CJK JP Bold'" style:font-family-generic="system" style:font-pitch="variable"/>
    <style:font-face style:name="Noto Sans CJK JP Bold1" svg:font-family="'Noto Sans CJK JP Bold'" style:font-adornments="太字" style:font-family-generic="system" style:font-pitch="variable"/>
    <style:font-face style:name="Noto Sans CJK JP Regular2" svg:font-family="'Noto Sans CJK JP Regular'" style:font-family-generic="system" style:font-pitch="variable"/>
    <style:font-face style:name="Noto Sans CJK JP Regular1" svg:font-family="'Noto Sans CJK JP Regular'" style:font-adornments="標準"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draw:gradient draw:name="シェイプ" draw:style="rectangular" draw:cx="50%" draw:cy="50%" draw:start-color="#cccccc" draw:end-color="#ffffff" draw:start-intensity="100%" draw:end-intensity="100%" draw:angle="0" draw:border="0%"/>
    <draw:gradient draw:name="塗りつぶし" draw:style="linear" draw:start-color="#ffffff" draw:end-color="#cccccc" draw:start-intensity="100%" draw:end-intensity="100%" draw:angle="300" draw:border="0%"/>
    <draw:gradient draw:name="塗りつぶし_20__ff08_青_ff09_" draw:display-name="塗りつぶし （青）" draw:style="linear" draw:start-color="#729fcf" draw:end-color="#355269" draw:start-intensity="100%" draw:end-intensity="100%" draw:angle="300" draw:border="0%"/>
    <draw:gradient draw:name="塗りつぶし_ff08_緑_ff09_" draw:display-name="塗りつぶし（緑）" draw:style="linear" draw:start-color="#77bc65" draw:end-color="#127622" draw:start-intensity="100%" draw:end-intensity="100%" draw:angle="300" draw:border="0%"/>
    <draw:gradient draw:name="塗りつぶし_ff08_赤_ff09_" draw:display-name="塗りつぶし（赤）" draw:style="linear" draw:start-color="#ff6d6d" draw:end-color="#c9211e" draw:start-intensity="100%" draw:end-intensity="100%" draw:angle="300" draw:border="0%"/>
    <draw:gradient draw:name="塗りつぶし_ff08_黃_ff09_" draw:display-name="塗りつぶし（黃）" draw:style="linear" draw:start-color="#ffde59" draw:end-color="#b47804" draw:start-intensity="100%" draw:end-intensity="100%" draw:angle="300" draw:border="0%"/>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HG 明朝L Sun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HG PゴシックB Sun2" style:font-family-asian="'HG PゴシックB Sun'"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style:style>
    <style:style style:name="Filled_20_Green" style:display-name="Filled Green" style:family="graphic" style:parent-style-name="Filled">
      <style:graphic-properties draw:fill-gradient-name="塗りつぶし_ff08_緑_ff09_"/>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style:style>
    <style:style style:name="Filled_20_Yellow" style:display-name="Filled Yellow" style:family="graphic" style:parent-style-name="Filled">
      <style:graphic-properties draw:fill-gradient-name="塗りつぶし_ff08_黃_ff09_"/>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游ゴシック" style:font-family-asian="游ゴシック"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標準1-background" style:family="presentation">
      <style:graphic-properties draw:stroke="none" draw:fill="none"/>
      <style:text-properties style:letter-kerning="true"/>
    </style:style>
    <style:style style:name="標準1-backgroundobjects" style:family="presentation">
      <style:graphic-properties draw:textarea-horizontal-align="justify" draw:shadow="hidden" draw:shadow-offset-x="0.2cm" draw:shadow-offset-y="0.2cm" draw:shadow-color="#808080"/>
      <style:paragraph-properties style:writing-mode="lr-tb"/>
      <style:text-properties style:font-name="Noto Sans5" fo:font-family="'Noto Sans'" style:font-style-name="標準" style:font-family-generic="swiss" style:font-pitch="variable" fo:font-size="20pt" style:letter-kerning="true" style:font-name-asian="Noto Sans CJK JP Regular" style:font-family-asian="'Noto Sans CJK JP Regular'" style:font-style-name-asian="標準" style:font-family-generic-asian="swiss" style:font-pitch-asian="variable" style:font-size-asian="20pt"/>
    </style:style>
    <style:style style:name="標準1-notes" style:family="presentation">
      <style:graphic-properties draw:stroke="none" draw:fill="none"/>
      <style:paragraph-properties fo:margin-left="0.6cm" fo:margin-right="0cm" fo:text-indent="-0.6cm" style:writing-mode="lr-tb"/>
      <style:text-properties fo:font-variant="normal" fo:text-transform="none" style:use-window-font-color="true" style:text-outline="false" style:text-line-through-style="none" style:text-line-through-type="none" style:font-name="Noto Sans5" fo:font-family="'Noto Sans'" style:font-style-name="標準" style:font-family-generic="swiss" style:font-pitch="variable" fo:font-size="28.1000003814697pt" fo:font-style="normal" fo:text-shadow="none" style:text-underline-style="none" fo:font-weight="normal" style:letter-kerning="true" fo:background-color="transparent" style:font-name-asian="Noto Sans CJK JP Regular" style:font-family-asian="'Noto Sans CJK JP Regular'" style:font-style-name-asian="標準" style:font-family-generic-asian="swiss"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1-outline1" style:family="presentation">
      <style:graphic-properties draw:stroke="none" draw:fill="none" draw:auto-grow-height="false" draw:fit-to-size="shrink-to-fit" style:shrink-to-fit="true">
        <text:list-style style:name="標準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cm" fo:margin-bottom="0cm" fo:text-indent="0cm"/>
      <style:text-properties fo:font-variant="normal" fo:text-transform="none" style:use-window-font-color="true" style:text-outline="false" style:text-line-through-style="none" style:text-line-through-type="none" style:font-name="Noto Sans5" fo:font-family="'Noto Sans'" style:font-style-name="標準" style:font-family-generic="swiss" style:font-pitch="variable" fo:font-size="20pt" fo:font-style="normal" fo:text-shadow="none" style:text-underline-style="none" fo:font-weight="normal" style:letter-kerning="true" fo:background-color="transparent" style:font-name-asian="Noto Sans CJK JP Regular" style:font-family-asian="'Noto Sans CJK JP Regular'" style:font-style-name-asian="標準" style:font-family-generic-asian="swiss" style:font-pitch-asian="variable" style:font-size-asian="20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1-outline2" style:family="presentation" style:parent-style-name="標準1-outline1">
      <style:paragraph-properties fo:margin-left="0cm" fo:margin-right="0cm" fo:margin-top="0cm" fo:margin-bottom="0cm" fo:text-indent="0cm"/>
      <style:text-properties style:font-name="Noto Sans5" fo:font-family="'Noto Sans'" style:font-style-name="標準" style:font-family-generic="swiss" style:font-pitch="variable" fo:font-size="18pt" style:font-name-asian="Noto Sans CJK JP Regular" style:font-family-asian="'Noto Sans CJK JP Regular'" style:font-style-name-asian="標準" style:font-family-generic-asian="swiss" style:font-pitch-asian="variable" style:font-size-asian="18pt" style:font-size-complex="22pt"/>
    </style:style>
    <style:style style:name="標準1-outline3" style:family="presentation" style:parent-style-name="標準1-outline2">
      <style:paragraph-properties fo:margin-left="0cm" fo:margin-right="0cm" fo:margin-top="0cm" fo:margin-bottom="0cm" fo:text-indent="0cm"/>
      <style:text-properties style:font-name="Noto Sans5"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1-outline4" style:family="presentation" style:parent-style-name="標準1-outline3">
      <style:paragraph-properties fo:margin-left="0cm" fo:margin-right="0cm" fo:margin-top="0cm" fo:margin-bottom="0cm" fo:text-indent="0cm"/>
      <style:text-properties style:font-name="Noto Sans5"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1-outline5" style:family="presentation" style:parent-style-name="標準1-outline4">
      <style:paragraph-properties fo:margin-left="0cm" fo:margin-right="0cm" fo:margin-top="0cm" fo:margin-bottom="0cm" fo:text-indent="0cm"/>
      <style:text-properties style:font-name="Noto Sans5"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1-outline6" style:family="presentation" style:parent-style-name="標準1-outline5">
      <style:paragraph-properties fo:margin-left="0cm" fo:margin-right="0cm" fo:margin-top="0cm" fo:margin-bottom="0cm" fo:text-indent="0cm"/>
      <style:text-properties style:font-name="Noto Sans5"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1-outline7" style:family="presentation" style:parent-style-name="標準1-outline6">
      <style:paragraph-properties fo:margin-left="0cm" fo:margin-right="0cm" fo:margin-top="0cm" fo:margin-bottom="0cm" fo:text-indent="0cm"/>
      <style:text-properties style:font-name="Noto Sans5"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1-outline8" style:family="presentation" style:parent-style-name="標準1-outline7">
      <style:paragraph-properties fo:margin-left="0cm" fo:margin-right="0cm" fo:margin-top="0.074cm" fo:margin-bottom="0cm" fo:text-indent="0cm" style:writing-mode="lr-tb"/>
      <style:text-properties fo:font-size="16pt" style:font-size-asian="16pt" style:font-size-complex="20pt"/>
    </style:style>
    <style:style style:name="標準1-outline9" style:family="presentation" style:parent-style-name="標準1-outline8">
      <style:paragraph-properties fo:margin-left="0cm" fo:margin-right="0cm" fo:margin-top="0.074cm" fo:margin-bottom="0cm" fo:text-indent="0cm" style:writing-mode="lr-tb"/>
      <style:text-properties fo:font-size="16pt" style:font-size-asian="16pt" style:font-size-complex="20pt"/>
    </style:style>
    <style:style style:name="標準1-subtitle" style:family="presentation">
      <style:graphic-properties draw:stroke="none" draw:fill="none" draw:textarea-vertical-align="middle">
        <text:list-style style:name="標準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Noto Sans5" fo:font-family="'Noto Sans'" style:font-style-name="標準" style:font-family-generic="swiss" style:font-pitch="variable" fo:font-size="20pt" fo:font-style="normal" fo:text-shadow="none" style:text-underline-style="none" fo:font-weight="normal" style:letter-kerning="true" fo:background-color="transparent" style:font-name-asian="Noto Sans CJK JP Regular" style:font-family-asian="'Noto Sans CJK JP Regular'" style:font-style-name-asian="標準" style:font-family-generic-asian="swiss" style:font-pitch-asian="variable" style:font-size-asian="20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1-title" style:family="presentation">
      <style:graphic-properties draw:stroke="none" draw:fill="none" draw:textarea-vertical-align="top">
        <text:list-style style:name="標準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Noto Sans4" fo:font-family="'Noto Sans'" style:font-style-name="太字" style:font-family-generic="swiss" style:font-pitch="variable" fo:font-size="22pt" fo:font-style="normal" fo:text-shadow="none" style:text-underline-style="none" fo:font-weight="bold" style:letter-kerning="true" fo:background-color="transparent" style:font-name-asian="Noto Sans CJK JP Bold2" style:font-family-asian="'Noto Sans CJK JP Bold'" style:font-style-name-asian="太字" style:font-family-generic-asian="swiss" style:font-pitch-asian="variable" style:font-size-asian="22pt" style:font-style-asian="normal" style:font-weight-asian="bold"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background" style:family="presentation">
      <style:graphic-properties draw:stroke="none" draw:fill="solid" draw:fill-color="#000000"/>
      <style:text-properties style:letter-kerning="true"/>
    </style:style>
    <style:style style:name="標準-backgroundobjects" style:family="presentation">
      <style:graphic-properties draw:textarea-horizontal-align="justify" draw:shadow="hidden" draw:shadow-offset-x="0.2cm" draw:shadow-offset-y="0.2cm" draw:shadow-color="#808080"/>
      <style:paragraph-properties style:writing-mode="lr-tb"/>
      <style:text-properties style:font-name="Noto Sans5" fo:font-family="'Noto Sans'" style:font-style-name="標準" style:font-family-generic="swiss" style:font-pitch="variable" fo:font-size="20pt" style:letter-kerning="true" style:font-name-asian="Noto Sans CJK JP Regular" style:font-family-asian="'Noto Sans CJK JP Regular'" style:font-style-name-asian="標準" style:font-family-generic-asian="swiss" style:font-pitch-asian="variable" style:font-size-asian="20pt"/>
    </style:style>
    <style:style style:name="標準-notes" style:family="presentation">
      <style:graphic-properties draw:stroke="none" draw:fill="none"/>
      <style:paragraph-properties fo:margin-left="0.6cm" fo:margin-right="0cm" fo:text-indent="-0.6cm" style:writing-mode="lr-tb"/>
      <style:text-properties fo:font-variant="normal" fo:text-transform="none" style:use-window-font-color="true" style:text-outline="false" style:text-line-through-style="none" style:text-line-through-type="none" style:font-name="Noto Sans5" fo:font-family="'Noto Sans'" style:font-style-name="標準" style:font-family-generic="swiss" style:font-pitch="variable" fo:font-size="28.1000003814697pt" fo:font-style="normal" fo:text-shadow="none" style:text-underline-style="none" fo:font-weight="normal" style:letter-kerning="true" fo:background-color="transparent" style:font-name-asian="Noto Sans CJK JP Regular" style:font-family-asian="'Noto Sans CJK JP Regular'" style:font-style-name-asian="標準" style:font-family-generic-asian="swiss"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24cm" fo:margin-bottom="0cm" fo:text-indent="0cm"/>
      <style:text-properties fo:font-variant="normal" fo:text-transform="none" style:use-window-font-color="true" style:text-outline="false" style:text-line-through-style="none" style:text-line-through-type="none" style:font-name="Noto Sans5" fo:font-family="'Noto Sans'" style:font-style-name="標準" style:font-family-generic="swiss" style:font-pitch="variable" fo:font-size="20pt" fo:font-style="normal" fo:text-shadow="none" style:text-underline-style="none" fo:font-weight="normal" style:letter-kerning="true" fo:background-color="transparent" style:font-name-asian="Noto Sans CJK JP Regular" style:font-family-asian="'Noto Sans CJK JP Regular'" style:font-style-name-asian="標準" style:font-family-generic-asian="swiss" style:font-pitch-asian="variable" style:font-size-asian="20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074cm" fo:margin-bottom="0cm" fo:text-indent="0cm"/>
      <style:text-properties style:font-name="Noto Sans5" fo:font-family="'Noto Sans'" style:font-style-name="標準" style:font-family-generic="swiss" style:font-pitch="variable" fo:font-size="18pt" style:font-name-asian="Noto Sans CJK JP Regular" style:font-family-asian="'Noto Sans CJK JP Regular'" style:font-style-name-asian="標準" style:font-family-generic-asian="swiss" style:font-pitch-asian="variable" style:font-size-asian="18pt" style:font-size-complex="22pt"/>
    </style:style>
    <style:style style:name="標準-outline3" style:family="presentation" style:parent-style-name="標準-outline2">
      <style:paragraph-properties fo:margin-left="0cm" fo:margin-right="0cm" fo:margin-top="0.074cm" fo:margin-bottom="0cm" fo:text-indent="0cm"/>
      <style:text-properties style:font-name="Noto Sans5"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outline4" style:family="presentation" style:parent-style-name="標準-outline3">
      <style:paragraph-properties fo:margin-left="0cm" fo:margin-right="0cm" fo:margin-top="0cm" fo:margin-bottom="0cm" fo:text-indent="0cm"/>
      <style:text-properties style:font-name="Noto Sans5"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outline5" style:family="presentation" style:parent-style-name="標準-outline4">
      <style:paragraph-properties fo:margin-left="0cm" fo:margin-right="0cm" fo:margin-top="0cm" fo:margin-bottom="0cm" fo:text-indent="0cm"/>
      <style:text-properties style:font-name="Noto Sans5"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outline6" style:family="presentation" style:parent-style-name="標準-outline5">
      <style:paragraph-properties fo:margin-left="0cm" fo:margin-right="0cm" fo:margin-top="0cm" fo:margin-bottom="0cm" fo:text-indent="0cm"/>
      <style:text-properties style:font-name="Noto Sans5"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outline7" style:family="presentation" style:parent-style-name="標準-outline6">
      <style:paragraph-properties fo:margin-left="0cm" fo:margin-right="0cm" fo:margin-top="0cm" fo:margin-bottom="0cm" fo:text-indent="0cm"/>
      <style:text-properties style:font-name="Noto Sans5"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outline8" style:family="presentation" style:parent-style-name="標準-outline7">
      <style:paragraph-properties fo:margin-left="0cm" fo:margin-right="0cm" fo:margin-top="0.074cm" fo:margin-bottom="0cm" fo:text-indent="0cm" style:writing-mode="lr-tb"/>
      <style:text-properties fo:font-size="16pt" style:font-size-asian="16pt" style:font-size-complex="20pt"/>
    </style:style>
    <style:style style:name="標準-outline9" style:family="presentation" style:parent-style-name="標準-outline8">
      <style:paragraph-properties fo:margin-left="0cm" fo:margin-right="0cm" fo:margin-top="0.074cm" fo:margin-bottom="0cm" fo:text-indent="0cm" style:writing-mode="lr-tb"/>
      <style:text-properties fo:font-size="16pt" style:font-size-asian="16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Noto Sans5" fo:font-family="'Noto Sans'" style:font-style-name="標準" style:font-family-generic="swiss" style:font-pitch="variable" fo:font-size="20pt" fo:font-style="normal" fo:text-shadow="none" style:text-underline-style="none" fo:font-weight="normal" style:letter-kerning="true" fo:background-color="transparent" style:font-name-asian="Noto Sans CJK JP Regular" style:font-family-asian="'Noto Sans CJK JP Regular'" style:font-style-name-asian="標準" style:font-family-generic-asian="swiss" style:font-pitch-asian="variable" style:font-size-asian="20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top">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Noto Sans4" fo:font-family="'Noto Sans'" style:font-style-name="太字" style:font-family-generic="swiss" style:font-pitch="variable" fo:font-size="22pt" fo:font-style="normal" fo:text-shadow="none" style:text-underline-style="none" fo:font-weight="bold" style:letter-kerning="true" fo:background-color="transparent" style:font-name-asian="Noto Sans CJK JP Bold2" style:font-family-asian="'Noto Sans CJK JP Bold'" style:font-style-name-asian="太字" style:font-family-generic-asian="swiss" style:font-pitch-asian="variable" style:font-size-asian="22pt" style:font-style-asian="normal" style:font-weight-asian="bold"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00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fo:min-height="10.55cm"/>
    </style:style>
    <style:style style:name="Mpr1" style:family="presentation" style:parent-style-name="標準1-backgroundobjects">
      <style:graphic-properties draw:stroke="none" draw:fill="none" draw:fill-color="#ffffff" draw:auto-grow-height="false" fo:min-height="1.449cm"/>
      <style:paragraph-properties style:writing-mode="lr-tb"/>
    </style:style>
    <style:style style:name="Mpr2" style:family="presentation" style:parent-style-name="標準1-backgroundobjects">
      <style:graphic-properties draw:stroke="none" draw:fill="none" draw:fill-color="#ffffff" draw:auto-grow-height="false" fo:min-height="1.485cm"/>
      <style:paragraph-properties style:writing-mode="lr-tb"/>
    </style:style>
    <style:style style:name="Mpr3" style:family="presentation" style:parent-style-name="標準1-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標準-backgroundobjects">
      <style:graphic-properties draw:stroke="none" draw:fill="none" draw:fill-color="#ffffff" draw:auto-grow-height="false" fo:min-height="1.449cm"/>
      <style:paragraph-properties style:writing-mode="lr-tb"/>
    </style:style>
    <style:style style:name="Mpr5" style:family="presentation" style:parent-style-name="標準-backgroundobjects">
      <style:graphic-properties draw:stroke="none" draw:fill="none" draw:fill-color="#ffffff" draw:auto-grow-height="false" fo:min-height="1.485cm"/>
      <style:paragraph-properties style:writing-mode="lr-tb"/>
    </style:style>
    <style:style style:name="Mpr6"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style:font-name="Noto Sans5" fo:font-size="14pt" style:font-name-asian="Noto Sans CJK JP Regular"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9</text:page-number></text:span></text:p>
        </draw:text-box>
      </draw:frame>
    </style:handout-master>
    <style:master-page style:name="標準1" style:page-layout-name="PM1" draw:style-name="Mdp1">
      <draw:frame presentation:style-name="標準1-title" draw:layer="backgroundobjects" svg:width="27.6cm" svg:height="2.2cm" svg:x="0.2cm" svg:y="0cm" presentation:class="title" presentation:placeholder="true">
        <draw:text-box/>
      </draw:frame>
      <draw:frame presentation:style-name="標準1-outline1" draw:layer="backgroundobjects" svg:width="25.199cm" svg:height="10.8cm" svg:x="1.4cm" svg:y="2.5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2"><presentation:footer/></text:span></text:p>
        </draw:text-box>
      </draw:frame>
      <draw:frame presentation:style-name="Mpr1" draw:text-style-name="MP4" draw:layer="backgroundobjects" svg:width="6.523cm" svg:height="1.086cm" svg:x="20.076cm" svg:y="14.348cm" presentation:class="page-number">
        <draw:text-box>
          <text:p text:style-name="MP3"><text:span text:style-name="MT2"><text:page-number>9</text:page-number></text:span></text:p>
        </draw:text-box>
      </draw:frame>
      <presentation:notes style:page-layout-name="PM0">
        <draw:page-thumbnail presentation:style-name="標準1-title" draw:layer="backgroundobjects" svg:width="14.848cm" svg:height="11.136cm" svg:x="3.075cm" svg:y="2.257cm" presentation:class="page"/>
        <draw:frame presentation:style-name="標準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標準" style:page-layout-name="PM1" draw:style-name="Mdp2">
      <draw:frame presentation:style-name="標準-title" draw:layer="backgroundobjects" svg:width="27.6cm" svg:height="2.2cm" svg:x="0.2cm" svg:y="0cm" presentation:class="title" presentation:placeholder="true">
        <draw:text-box/>
      </draw:frame>
      <draw:frame draw:style-name="Mgr3" draw:text-style-name="MP7" draw:layer="backgroundobjects" svg:width="25.199cm" svg:height="10.8cm" svg:x="1.4cm" svg:y="2.55cm">
        <draw:text-box>
          <text:p/>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2"><presentation:footer/></text:span></text:p>
        </draw:text-box>
      </draw:frame>
      <draw:frame presentation:style-name="Mpr4" draw:text-style-name="MP4" draw:layer="backgroundobjects" svg:width="6.523cm" svg:height="1.086cm" svg:x="20.076cm" svg:y="14.348cm" presentation:class="page-number">
        <draw:text-box>
          <text:p text:style-name="MP3"><text:span text:style-name="MT2"><text:page-number>9</text:page-number></text:span></text:p>
        </draw:text-box>
      </draw:frame>
      <draw:frame presentation:style-name="標準-outline1" draw:layer="backgroundobjects" svg:width="25.199cm" svg:height="9.134cm" svg:x="1.4cm" svg:y="3.685cm" presentation:class="outline" presentation:placeholder="true">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10-18T14:57:40.923000000</meta:creation-date>
    <dc:title>default</dc:title>
    <meta:editing-duration>P1DT1H44M58S</meta:editing-duration>
    <meta:editing-cycles>233</meta:editing-cycles>
    <meta:generator>LibreOffice/6.4.6.2$Windows_X86_64 LibreOffice_project/0ce51a4fd21bff07a5c061082cc82c5ed232f115</meta:generator>
    <dc:date>2021-03-11T17:55:08.227000000</dc:date>
    <meta:print-date>2020-11-13T09:14:09.525000000</meta:print-date>
    <meta:document-statistic meta:object-count="863"/>
  </office:meta>
</office:document-meta>
</file>